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7.32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1.226cm"/>
    </style:style>
    <style:style style:name="co15" style:family="table-column">
      <style:table-column-properties fo:break-before="auto" style:column-width="2.447cm"/>
    </style:style>
    <style:style style:name="co16" style:family="table-column">
      <style:table-column-properties fo:break-before="auto" style:column-width="1.004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2.03cm"/>
    </style:style>
    <style:style style:name="co19" style:family="table-column">
      <style:table-column-properties fo:break-before="auto" style:column-width="2.669cm"/>
    </style:style>
    <style:style style:name="co20" style:family="table-column">
      <style:table-column-properties fo:break-before="auto" style:column-width="2.917cm"/>
    </style:style>
    <style:style style:name="co21" style:family="table-column">
      <style:table-column-properties fo:break-before="auto" style:column-width="2.891cm"/>
    </style:style>
    <style:style style:name="co22" style:family="table-column">
      <style:table-column-properties fo:break-before="auto" style:column-width="1.836cm"/>
    </style:style>
    <style:style style:name="co23" style:family="table-column">
      <style:table-column-properties fo:break-before="auto" style:column-width="2.863cm"/>
    </style:style>
    <style:style style:name="co24" style:family="table-column">
      <style:table-column-properties fo:break-before="auto" style:column-width="4.029cm"/>
    </style:style>
    <style:style style:name="co25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1.891cm"/>
    </style:style>
    <style:style style:name="co27" style:family="table-column">
      <style:table-column-properties fo:break-before="auto" style:column-width="2.252cm"/>
    </style:style>
    <style:style style:name="co28" style:family="table-column">
      <style:table-column-properties fo:break-before="auto" style:column-width="3.39cm"/>
    </style:style>
    <style:style style:name="co29" style:family="table-column">
      <style:table-column-properties fo:break-before="auto" style:column-width="3.639cm"/>
    </style:style>
    <style:style style:name="co30" style:family="table-column">
      <style:table-column-properties fo:break-before="auto" style:column-width="0.893cm"/>
    </style:style>
    <style:style style:name="co31" style:family="table-column">
      <style:table-column-properties fo:break-before="auto" style:column-width="2.141cm"/>
    </style:style>
    <style:style style:name="co32" style:family="table-column">
      <style:table-column-properties fo:break-before="auto" style:column-width="1.309cm"/>
    </style:style>
    <style:style style:name="co33" style:family="table-column">
      <style:table-column-properties fo:break-before="auto" style:column-width="2.723cm"/>
    </style:style>
    <style:style style:name="co34" style:family="table-column">
      <style:table-column-properties fo:break-before="auto" style:column-width="1.115cm"/>
    </style:style>
    <style:style style:name="co35" style:family="table-column">
      <style:table-column-properties fo:break-before="auto" style:column-width="2.085cm"/>
    </style:style>
    <style:style style:name="co36" style:family="table-column">
      <style:table-column-properties fo:break-before="auto" style:column-width="3.918cm"/>
    </style:style>
    <style:style style:name="co37" style:family="table-column">
      <style:table-column-properties fo:break-before="auto" style:column-width="3.417cm"/>
    </style:style>
    <style:style style:name="co3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points_per_game</text:p>
          </table:table-cell>
          <table:table-cell office:value-type="string">
            <text:p>assists</text:p>
          </table:table-cell>
          <table:table-cell office:value-type="string">
            <text:p>second_name</text:p>
          </table:table-cell>
          <table:table-cell office:value-type="string">
            <text:p>event_points</text:p>
          </table:table-cell>
          <table:table-cell office:value-type="string">
            <text:p>penalties_missed</text:p>
          </table:table-cell>
          <table:table-cell office:value-type="string">
            <text:p>transfers_out</text:p>
          </table:table-cell>
          <table:table-cell office:value-type="string">
            <text:p>cost_change_start</text:p>
          </table:table-cell>
          <table:table-cell office:value-type="string">
            <text:p>minutes</text:p>
          </table:table-cell>
          <table:table-cell office:value-type="string">
            <text:p>total_points</text:p>
          </table:table-cell>
          <table:table-cell office:value-type="string">
            <text:p>value_season</text:p>
          </table:table-cell>
          <table:table-cell office:value-type="string">
            <text:p>event_explain</text:p>
          </table:table-cell>
          <table:table-cell office:value-type="string">
            <text:p>own_goals</text:p>
          </table:table-cell>
          <table:table-cell office:value-type="string">
            <text:p>ea_index</text:p>
          </table:table-cell>
          <table:table-cell office:value-type="string">
            <text:p>saves</text:p>
          </table:table-cell>
          <table:table-cell office:value-type="string">
            <text:p>goals_scored</text:p>
          </table:table-cell>
          <table:table-cell office:value-type="string">
            <text:p>yellow_cards</text:p>
          </table:table-cell>
          <table:table-cell office:value-type="string">
            <text:p>clean_sheets</text:p>
          </table:table-cell>
          <table:table-cell office:value-type="string">
            <text:p>form</text:p>
          </table:table-cell>
          <table:table-cell office:value-type="string">
            <text:p>transfers_in_event</text:p>
          </table:table-cell>
          <table:table-cell office:value-type="string">
            <text:p>event_total</text:p>
          </table:table-cell>
          <table:table-cell office:value-type="string">
            <text:p>team_name</text:p>
          </table:table-cell>
          <table:table-cell office:value-type="string">
            <text:p>goals_conceded</text:p>
          </table:table-cell>
          <table:table-cell office:value-type="string">
            <text:p>first_name</text:p>
          </table:table-cell>
          <table:table-cell office:value-type="string">
            <text:p>now_cost</text:p>
          </table:table-cell>
          <table:table-cell office:value-type="string">
            <text:p>penalties_saved</text:p>
          </table:table-cell>
          <table:table-cell office:value-type="string">
            <text:p>cost_change_event_fall</text:p>
          </table:table-cell>
          <table:table-cell office:value-type="string">
            <text:p>bonus</text:p>
          </table:table-cell>
          <table:table-cell office:value-type="string">
            <text:p>red_cards</text:p>
          </table:table-cell>
          <table:table-cell office:value-type="string">
            <text:p>team_id</text:p>
          </table:table-cell>
          <table:table-cell office:value-type="string">
            <text:p>selected_by</text:p>
          </table:table-cell>
          <table:table-cell office:value-type="string">
            <text:p>code</text:p>
          </table:table-cell>
          <table:table-cell office:value-type="string">
            <text:p>ep_this</text:p>
          </table:table-cell>
          <table:table-cell office:value-type="string">
            <text:p>cost_change_event</text:p>
          </table:table-cell>
          <table:table-cell office:value-type="string">
            <text:p>selected_by_percent</text:p>
          </table:table-cell>
          <table:table-cell office:value-type="string">
            <text:p>value_form</text:p>
          </table:table-cell>
          <table:table-cell office:value-type="string">
            <text:p>bps</text:p>
          </table:table-cell>
          <table:table-cell office:value-type="string">
            <text:p>type_name</text:p>
          </table:table-cell>
          <table:table-cell office:value-type="string">
            <text:p>dreamteam_count</text:p>
          </table:table-cell>
          <table:table-cell office:value-type="string">
            <text:p>transfers_in</text:p>
          </table:table-cell>
          <table:table-cell office:value-type="string">
            <text:p>status</text:p>
          </table:table-cell>
          <table:table-cell office:value-type="string">
            <text:p>web_name</text:p>
          </table:table-cell>
          <table:table-cell office:value-type="string">
            <text:p>team</text:p>
          </table:table-cell>
          <table:table-cell office:value-type="string">
            <text:p>id</text:p>
          </table:table-cell>
          <table:table-cell office:value-type="string">
            <text:p>team_code</text:p>
          </table:table-cell>
          <table:table-cell office:value-type="string">
            <text:p>ep_next</text:p>
          </table:table-cell>
          <table:table-cell office:value-type="string">
            <text:p>element_type</text:p>
          </table:table-cell>
          <table:table-cell office:value-type="string">
            <text:p>cost_change_start_fall</text:p>
          </table:table-cell>
          <table:table-cell office:value-type="string">
            <text:p>transfers_out_event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Szczesn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50">
            <text:p>905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4224">
            <text:p>4224</text:p>
          </table:table-cell>
          <table:table-cell office:value-type="float" office:value="2">
            <text:p>2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Wojciech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2.6</text:p>
          </table:table-cell>
          <table:table-cell office:value-type="float" office:value="59936">
            <text:p>59936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12.6</text:p>
          </table:table-cell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4224">
            <text:p>4224</text:p>
          </table:table-cell>
          <table:table-cell office:value-type="string">
            <text:p>a</text:p>
          </table:table-cell>
          <table:table-cell office:value-type="string">
            <text:p>Szczesn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50">
            <text:p>905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0.0</text:p>
          </table:table-cell>
          <table:table-cell office:value-type="float" office:value="0">
            <text:p>0</text:p>
          </table:table-cell>
          <table:table-cell office:value-type="string">
            <text:p>Koscieln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67">
            <text:p>396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1.7</text:p>
          </table:table-cell>
          <table:table-cell office:value-type="string">
            <text:p>[['Bonus', 2, 2], ['Minutes played', 90, 2], ['Goals scored', 1, 6]]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.0</text:p>
          </table:table-cell>
          <table:table-cell office:value-type="float" office:value="54092">
            <text:p>54092</text:p>
          </table:table-cell>
          <table:table-cell office:value-type="float" office:value="10">
            <text:p>10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Laurent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2.3</text:p>
          </table:table-cell>
          <table:table-cell office:value-type="float" office:value="51507">
            <text:p>51507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12.3</text:p>
          </table:table-cell>
          <table:table-cell office:value-type="string">
            <text:p>1.7</text:p>
          </table:table-cell>
          <table:table-cell office:value-type="float" office:value="33">
            <text:p>33</text:p>
          </table:table-cell>
          <table:table-cell office:value-type="string">
            <text:p>Defender</text:p>
          </table:table-cell>
          <table:table-cell office:value-type="float" office:value="1">
            <text:p>1</text:p>
          </table:table-cell>
          <table:table-cell office:value-type="float" office:value="54092">
            <text:p>54092</text:p>
          </table:table-cell>
          <table:table-cell office:value-type="string">
            <text:p>a</text:p>
          </table:table-cell>
          <table:table-cell office:value-type="string">
            <text:p>Kosciel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3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67">
            <text:p>396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ermaelen</text:p>
          </table:table-cell>
          <table:table-cell table:number-columns-repeated="2" office:value-type="float" office:value="0">
            <text:p>0</text:p>
          </table:table-cell>
          <table:table-cell office:value-type="float" office:value="2392">
            <text:p>23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office:value-type="float" office:value="15943">
            <text:p>1594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</text:p>
          </table:table-cell>
          <table:table-cell office:value-type="string">
            <text:p>Vermaelen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Gibb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608">
            <text:p>1660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52, 1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5</text:p>
          </table:table-cell>
          <table:table-cell office:value-type="float" office:value="42427">
            <text:p>42427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3.5</text:p>
          </table:table-cell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i</text:p>
          </table:table-cell>
          <table:table-cell office:value-type="string">
            <text:p>Gibb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608">
            <text:p>1660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enkinson</text:p>
          </table:table-cell>
          <table:table-cell table:number-columns-repeated="2" office:value-type="float" office:value="0">
            <text:p>0</text:p>
          </table:table-cell>
          <table:table-cell office:value-type="float" office:value="282">
            <text:p>2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2</text:p>
          </table:table-cell>
          <table:table-cell office:value-type="float" office:value="80254">
            <text:p>80254</text:p>
          </table:table-cell>
          <table:table-cell office:value-type="string">
            <text:p>1.1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d</text:p>
          </table:table-cell>
          <table:table-cell office:value-type="string">
            <text:p>Jenkinson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1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ertesacker</text:p>
          </table:table-cell>
          <table:table-cell table:number-columns-repeated="2" office:value-type="float" office:value="0">
            <text:p>0</text:p>
          </table:table-cell>
          <table:table-cell office:value-type="float" office:value="15469">
            <text:p>154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Pe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.4</text:p>
          </table:table-cell>
          <table:table-cell office:value-type="float" office:value="17127">
            <text:p>1712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4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string">
            <text:p>i</text:p>
          </table:table-cell>
          <table:table-cell office:value-type="string">
            <text:p>Mertesack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69">
            <text:p>1546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on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38, 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Nacho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4</text:p>
          </table:table-cell>
          <table:table-cell office:value-type="float" office:value="38411">
            <text:p>38411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string">
            <text:p>a</text:p>
          </table:table-cell>
          <table:table-cell office:value-type="string">
            <text:p>Monrea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ayden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Isaac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float" office:value="153127">
            <text:p>153127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a</text:p>
          </table:table-cell>
          <table:table-cell office:value-type="string">
            <text:p>Hayde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ellerín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Hécto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float" office:value="98745">
            <text:p>9874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Bellerín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Wilshe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755">
            <text:p>875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68, 2]]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8201">
            <text:p>8201</text:p>
          </table:table-cell>
          <table:table-cell office:value-type="float" office:value="2">
            <text:p>2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Jack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.2</text:p>
          </table:table-cell>
          <table:table-cell office:value-type="float" office:value="54102">
            <text:p>54102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5.2</text:p>
          </table:table-cell>
          <table:table-cell office:value-type="string">
            <text:p>0.3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201">
            <text:p>8201</text:p>
          </table:table-cell>
          <table:table-cell office:value-type="string">
            <text:p>a</text:p>
          </table:table-cell>
          <table:table-cell office:value-type="string">
            <text:p>Wilsher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55">
            <text:p>87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alcott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Theo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float" office:value="20467">
            <text:p>2046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Walcot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0.0</text:p>
          </table:table-cell>
          <table:table-cell office:value-type="float" office:value="0">
            <text:p>0</text:p>
          </table:table-cell>
          <table:table-cell office:value-type="string">
            <text:p>Ramse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537">
            <text:p>453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1.1</text:p>
          </table:table-cell>
          <table:table-cell office:value-type="string">
            <text:p>[['Bonus', 3, 3], ['Minutes played', 90, 2], ['Goals scored', 1, 5]]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.0</text:p>
          </table:table-cell>
          <table:table-cell office:value-type="float" office:value="58103">
            <text:p>58103</text:p>
          </table:table-cell>
          <table:table-cell office:value-type="float" office:value="10">
            <text:p>10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Aaron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9.9</text:p>
          </table:table-cell>
          <table:table-cell office:value-type="float" office:value="41792">
            <text:p>41792</text:p>
          </table:table-cell>
          <table:table-cell office:value-type="string">
            <text:p>3.3</text:p>
          </table:table-cell>
          <table:table-cell office:value-type="float" office:value="0">
            <text:p>0</text:p>
          </table:table-cell>
          <table:table-cell office:value-type="string">
            <text:p>39.9</text:p>
          </table:table-cell>
          <table:table-cell office:value-type="string">
            <text:p>1.1</text:p>
          </table:table-cell>
          <table:table-cell office:value-type="float" office:value="34">
            <text:p>34</text:p>
          </table:table-cell>
          <table:table-cell office:value-type="string">
            <text:p>Midfielder</text:p>
          </table:table-cell>
          <table:table-cell office:value-type="float" office:value="1">
            <text:p>1</text:p>
          </table:table-cell>
          <table:table-cell office:value-type="float" office:value="58103">
            <text:p>58103</text:p>
          </table:table-cell>
          <table:table-cell office:value-type="string">
            <text:p>a</text:p>
          </table:table-cell>
          <table:table-cell office:value-type="string">
            <text:p>Ramse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3.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37">
            <text:p>453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osicky</text:p>
          </table:table-cell>
          <table:table-cell table:number-columns-repeated="2" office:value-type="float" office:value="0">
            <text:p>0</text:p>
          </table:table-cell>
          <table:table-cell office:value-type="float" office:value="2958">
            <text:p>2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Toma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float" office:value="8597">
            <text:p>8597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string">
            <text:p>a</text:p>
          </table:table-cell>
          <table:table-cell office:value-type="string">
            <text:p>Rosick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Arte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96">
            <text:p>329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string">
            <text:p>[['Bonus', 1, 1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.0</text:p>
          </table:table-cell>
          <table:table-cell office:value-type="float" office:value="7130">
            <text:p>7130</text:p>
          </table:table-cell>
          <table:table-cell office:value-type="float" office:value="3">
            <text:p>3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Mikel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9</text:p>
          </table:table-cell>
          <table:table-cell office:value-type="float" office:value="8758">
            <text:p>8758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2.9</text:p>
          </table:table-cell>
          <table:table-cell office:value-type="string">
            <text:p>0.5</text:p>
          </table:table-cell>
          <table:table-cell office:value-type="float" office:value="22">
            <text:p>2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130">
            <text:p>7130</text:p>
          </table:table-cell>
          <table:table-cell office:value-type="string">
            <text:p>a</text:p>
          </table:table-cell>
          <table:table-cell office:value-type="string">
            <text:p>Arteta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Oxlade-Chamberla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2, 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657">
            <text:p>1657</text:p>
          </table:table-cell>
          <table:table-cell office:value-type="float" office:value="1">
            <text:p>1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Alex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7</text:p>
          </table:table-cell>
          <table:table-cell office:value-type="float" office:value="81880">
            <text:p>81880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1.7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57">
            <text:p>1657</text:p>
          </table:table-cell>
          <table:table-cell office:value-type="string">
            <text:p>a</text:p>
          </table:table-cell>
          <table:table-cell office:value-type="string">
            <text:p>Chamberlai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Cazor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19">
            <text:p>971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973">
            <text:p>973</text:p>
          </table:table-cell>
          <table:table-cell office:value-type="float" office:value="1">
            <text:p>1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Santiago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.0</text:p>
          </table:table-cell>
          <table:table-cell office:value-type="float" office:value="19524">
            <text:p>19524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4.0</text:p>
          </table:table-cell>
          <table:table-cell office:value-type="string">
            <text:p>0.1</text:p>
          </table:table-cell>
          <table:table-cell office:value-type="float" office:value="15">
            <text:p>1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73">
            <text:p>973</text:p>
          </table:table-cell>
          <table:table-cell office:value-type="string">
            <text:p>a</text:p>
          </table:table-cell>
          <table:table-cell office:value-type="string">
            <text:p>Cazorla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3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719">
            <text:p>971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iaby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Vassiriki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float" office:value="28566">
            <text:p>28566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a</text:p>
          </table:table-cell>
          <table:table-cell office:value-type="string">
            <text:p>Diaby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nabry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Serg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133798">
            <text:p>13379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i</text:p>
          </table:table-cell>
          <table:table-cell office:value-type="string">
            <text:p>Gnabry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Zelalem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Gedio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158870">
            <text:p>158870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Zelalem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lamini</text:p>
          </table:table-cell>
          <table:table-cell table:number-columns-repeated="2" office:value-type="float" office:value="0">
            <text:p>0</text:p>
          </table:table-cell>
          <table:table-cell office:value-type="float" office:value="900">
            <text:p>9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Mathieu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office:value-type="float" office:value="18155">
            <text:p>18155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string">
            <text:p>a</text:p>
          </table:table-cell>
          <table:table-cell office:value-type="string">
            <text:p>Flamin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Özil</text:p>
          </table:table-cell>
          <table:table-cell table:number-columns-repeated="2" office:value-type="float" office:value="0">
            <text:p>0</text:p>
          </table:table-cell>
          <table:table-cell office:value-type="float" office:value="9064">
            <text:p>90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Mesut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6</text:p>
          </table:table-cell>
          <table:table-cell office:value-type="float" office:value="37605">
            <text:p>3760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2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string">
            <text:p>i</text:p>
          </table:table-cell>
          <table:table-cell office:value-type="string">
            <text:p>Özil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yaichi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Ry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float" office:value="92372">
            <text:p>9237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Miyaichi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1">
            <text:p>1</text:p>
          </table:table-cell>
          <table:table-cell office:value-type="string">
            <text:p>Sánchez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206">
            <text:p>2320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[['Assists', 1, 3], ['Minutes played', 90, 2]]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.0</text:p>
          </table:table-cell>
          <table:table-cell office:value-type="float" office:value="5946">
            <text:p>5946</text:p>
          </table:table-cell>
          <table:table-cell office:value-type="float" office:value="5">
            <text:p>5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Alexis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9.3</text:p>
          </table:table-cell>
          <table:table-cell office:value-type="float" office:value="37265">
            <text:p>37265</text:p>
          </table:table-cell>
          <table:table-cell office:value-type="string">
            <text:p>3.8</text:p>
          </table:table-cell>
          <table:table-cell office:value-type="float" office:value="0">
            <text:p>0</text:p>
          </table:table-cell>
          <table:table-cell office:value-type="string">
            <text:p>19.3</text:p>
          </table:table-cell>
          <table:table-cell office:value-type="string">
            <text:p>0.5</text:p>
          </table:table-cell>
          <table:table-cell office:value-type="float" office:value="14">
            <text:p>1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946">
            <text:p>5946</text:p>
          </table:table-cell>
          <table:table-cell office:value-type="string">
            <text:p>a</text:p>
          </table:table-cell>
          <table:table-cell office:value-type="string">
            <text:p>Sánchez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3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206">
            <text:p>232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odolski</text:p>
          </table:table-cell>
          <table:table-cell table:number-columns-repeated="2" office:value-type="float" office:value="0">
            <text:p>0</text:p>
          </table:table-cell>
          <table:table-cell office:value-type="float" office:value="2365">
            <text:p>23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Lukas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7</text:p>
          </table:table-cell>
          <table:table-cell office:value-type="float" office:value="17733">
            <text:p>1773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string">
            <text:p>i</text:p>
          </table:table-cell>
          <table:table-cell office:value-type="string">
            <text:p>Podolski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Gir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329">
            <text:p>523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29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4306">
            <text:p>4306</text:p>
          </table:table-cell>
          <table:table-cell office:value-type="float" office:value="1">
            <text:p>1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Olivier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8</text:p>
          </table:table-cell>
          <table:table-cell office:value-type="float" office:value="44346">
            <text:p>44346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24.8</text:p>
          </table:table-cell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306">
            <text:p>4306</text:p>
          </table:table-cell>
          <table:table-cell office:value-type="string">
            <text:p>a</text:p>
          </table:table-cell>
          <table:table-cell office:value-type="string">
            <text:p>Girou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2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2329">
            <text:p>523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Sanog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1, 2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Yaya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4</text:p>
          </table:table-cell>
          <table:table-cell office:value-type="float" office:value="80711">
            <text:p>80711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2.4</text:p>
          </table:table-cell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string">
            <text:p>d</text:p>
          </table:table-cell>
          <table:table-cell office:value-type="string">
            <text:p>Sanogo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kpom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Chuba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147675">
            <text:p>147675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</text:p>
          </table:table-cell>
          <table:table-cell office:value-type="string">
            <text:p>Akpom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mpbell</text:p>
          </table:table-cell>
          <table:table-cell table:number-columns-repeated="2" office:value-type="float" office:value="0">
            <text:p>0</text:p>
          </table:table-cell>
          <table:table-cell office:value-type="float" office:value="4359">
            <text:p>43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Joe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float" office:value="99127">
            <text:p>99127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string">
            <text:p>a</text:p>
          </table:table-cell>
          <table:table-cell office:value-type="string">
            <text:p>Campbell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359">
            <text:p>435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table:number-columns-repeated="2" office:value-type="float" office:value="0">
            <text:p>0</text:p>
          </table:table-cell>
          <table:table-cell office:value-type="float" office:value="2583">
            <text:p>25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162">
            <text:p>7162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Shay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.7</text:p>
          </table:table-cell>
          <table:table-cell office:value-type="float" office:value="1822">
            <text:p>182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7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7162">
            <text:p>7162</text:p>
          </table:table-cell>
          <table:table-cell office:value-type="string">
            <text:p>a</text:p>
          </table:table-cell>
          <table:table-cell office:value-type="string">
            <text:p>Give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Guz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1.3</text:p>
          </table:table-cell>
          <table:table-cell office:value-type="string">
            <text:p>[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.0</text:p>
          </table:table-cell>
          <table:table-cell office:value-type="float" office:value="18146">
            <text:p>18146</text:p>
          </table:table-cell>
          <table:table-cell office:value-type="float" office:value="6">
            <text:p>6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Bradle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.8</text:p>
          </table:table-cell>
          <table:table-cell office:value-type="float" office:value="41705">
            <text:p>41705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5.8</text:p>
          </table:table-cell>
          <table:table-cell office:value-type="string">
            <text:p>1.3</text:p>
          </table:table-cell>
          <table:table-cell office:value-type="float" office:value="22">
            <text:p>22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8146">
            <text:p>18146</text:p>
          </table:table-cell>
          <table:table-cell office:value-type="string">
            <text:p>a</text:p>
          </table:table-cell>
          <table:table-cell office:value-type="string">
            <text:p>Guzan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ker</text:p>
          </table:table-cell>
          <table:table-cell table:number-columns-repeated="2" office:value-type="float" office:value="0">
            <text:p>0</text:p>
          </table:table-cell>
          <table:table-cell office:value-type="float" office:value="502">
            <text:p>5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Nath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float" office:value="52477">
            <text:p>52477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a</text:p>
          </table:table-cell>
          <table:table-cell office:value-type="string">
            <text:p>Bake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lark</text:p>
          </table:table-cell>
          <table:table-cell table:number-columns-repeated="2" office:value-type="float" office:value="0">
            <text:p>0</text:p>
          </table:table-cell>
          <table:table-cell office:value-type="float" office:value="355">
            <text:p>3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Ciar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float" office:value="58845">
            <text:p>5884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office:value-type="string">
            <text:p>Clark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owton</text:p>
          </table:table-cell>
          <table:table-cell table:number-columns-repeated="2"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Matthew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float" office:value="68983">
            <text:p>6898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a</text:p>
          </table:table-cell>
          <table:table-cell office:value-type="string">
            <text:p>Lowton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8.0</text:p>
          </table:table-cell>
          <table:table-cell office:value-type="float" office:value="0">
            <text:p>0</text:p>
          </table:table-cell>
          <table:table-cell office:value-type="string">
            <text:p>Vlaar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254">
            <text:p>525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string">
            <text:p>1.8</text:p>
          </table:table-cell>
          <table:table-cell office:value-type="string">
            <text:p>[['Bonus', 2, 2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.0</text:p>
          </table:table-cell>
          <table:table-cell office:value-type="float" office:value="61622">
            <text:p>61622</text:p>
          </table:table-cell>
          <table:table-cell office:value-type="float" office:value="8">
            <text:p>8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Ron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3.5</text:p>
          </table:table-cell>
          <table:table-cell office:value-type="float" office:value="21095">
            <text:p>2109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23.5</text:p>
          </table:table-cell>
          <table:table-cell office:value-type="string">
            <text:p>1.8</text:p>
          </table:table-cell>
          <table:table-cell office:value-type="float" office:value="23">
            <text:p>23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1622">
            <text:p>61622</text:p>
          </table:table-cell>
          <table:table-cell office:value-type="string">
            <text:p>a</text:p>
          </table:table-cell>
          <table:table-cell office:value-type="string">
            <text:p>Vlaar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54">
            <text:p>525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ennett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Jo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1</text:p>
          </table:table-cell>
          <table:table-cell office:value-type="float" office:value="56981">
            <text:p>56981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Bennett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kore</text:p>
          </table:table-cell>
          <table:table-cell table:number-columns-repeated="2" office:value-type="float" office:value="0">
            <text:p>0</text:p>
          </table:table-cell>
          <table:table-cell office:value-type="float" office:value="446">
            <text:p>4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Jore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float" office:value="80502">
            <text:p>80502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a</text:p>
          </table:table-cell>
          <table:table-cell office:value-type="string">
            <text:p>Okore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Antoni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0</text:p>
          </table:table-cell>
          <table:table-cell office:value-type="float" office:value="83564">
            <text:p>8356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Luna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onacien</text:p>
          </table:table-cell>
          <table:table-cell table:number-columns-repeated="2" office:value-type="float" office:value="0">
            <text:p>0</text:p>
          </table:table-cell>
          <table:table-cell office:value-type="float" office:value="323">
            <text:p>3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Janoi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float" office:value="154936">
            <text:p>15493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string">
            <text:p>a</text:p>
          </table:table-cell>
          <table:table-cell office:value-type="string">
            <text:p>Donacien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Sendero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1.3</text:p>
          </table:table-cell>
          <table:table-cell office:value-type="string">
            <text:p>[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.0</text:p>
          </table:table-cell>
          <table:table-cell office:value-type="float" office:value="2206">
            <text:p>2206</text:p>
          </table:table-cell>
          <table:table-cell office:value-type="float" office:value="6">
            <text:p>6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Philipp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6</text:p>
          </table:table-cell>
          <table:table-cell office:value-type="float" office:value="16854">
            <text:p>16854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1.3</text:p>
          </table:table-cell>
          <table:table-cell office:value-type="float" office:value="19">
            <text:p>19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206">
            <text:p>2206</text:p>
          </table:table-cell>
          <table:table-cell office:value-type="string">
            <text:p>a</text:p>
          </table:table-cell>
          <table:table-cell office:value-type="string">
            <text:p>Senderos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Delp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6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1822">
            <text:p>1822</text:p>
          </table:table-cell>
          <table:table-cell office:value-type="float" office:value="3">
            <text:p>3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Fabia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.7</text:p>
          </table:table-cell>
          <table:table-cell office:value-type="float" office:value="41823">
            <text:p>41823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7</text:p>
          </table:table-cell>
          <table:table-cell office:value-type="string">
            <text:p>0.6</text:p>
          </table:table-cell>
          <table:table-cell office:value-type="float" office:value="11">
            <text:p>1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string">
            <text:p>a</text:p>
          </table:table-cell>
          <table:table-cell office:value-type="string">
            <text:p>Delph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N'Zogb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string">
            <text:p>[['Clean sheets', 1, 1], ['Minutes played', 70, 2]]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Charles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float" office:value="18737">
            <text:p>18737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office:value-type="string">
            <text:p>a</text:p>
          </table:table-cell>
          <table:table-cell office:value-type="string">
            <text:p>N'Zogbi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ardner</text:p>
          </table:table-cell>
          <table:table-cell table:number-columns-repeated="2" office:value-type="float" office:value="0">
            <text:p>0</text:p>
          </table:table-cell>
          <table:table-cell office:value-type="float" office:value="491">
            <text:p>4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Gar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float" office:value="77800">
            <text:p>7780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string">
            <text:p>a</text:p>
          </table:table-cell>
          <table:table-cell office:value-type="string">
            <text:p>Gardner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El Ahmadi</text:p>
          </table:table-cell>
          <table:table-cell table:number-columns-repeated="2" office:value-type="float" office:value="0">
            <text:p>0</text:p>
          </table:table-cell>
          <table:table-cell office:value-type="float" office:value="21239">
            <text:p>212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Kari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1.6</text:p>
          </table:table-cell>
          <table:table-cell office:value-type="float" office:value="39242">
            <text:p>3924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1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string">
            <text:p>a</text:p>
          </table:table-cell>
          <table:table-cell office:value-type="string">
            <text:p>El Ahmadi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239">
            <text:p>2123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Westwoo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Yellow cards', 1, -1], 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Ashley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7</text:p>
          </table:table-cell>
          <table:table-cell office:value-type="float" office:value="60551">
            <text:p>60551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string">
            <text:p>a</text:p>
          </table:table-cell>
          <table:table-cell office:value-type="string">
            <text:p>Westwood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acu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, 1]]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Leandro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float" office:value="74297">
            <text:p>74297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-1">
            <text:p>-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a</text:p>
          </table:table-cell>
          <table:table-cell office:value-type="string">
            <text:p>Bacuna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onev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Aleksanda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0</text:p>
          </table:table-cell>
          <table:table-cell office:value-type="float" office:value="57255">
            <text:p>5725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Tonev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rruthers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Sami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0</text:p>
          </table:table-cell>
          <table:table-cell office:value-type="float" office:value="114042">
            <text:p>11404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Carruthers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ohnson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Danie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0</text:p>
          </table:table-cell>
          <table:table-cell office:value-type="float" office:value="90590">
            <text:p>9059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Greali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0, 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Jack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float" office:value="114283">
            <text:p>11428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string">
            <text:p>a</text:p>
          </table:table-cell>
          <table:table-cell office:value-type="string">
            <text:p>Grealish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ole</text:p>
          </table:table-cell>
          <table:table-cell table:number-columns-repeated="2"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Jo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1</text:p>
          </table:table-cell>
          <table:table-cell office:value-type="float" office:value="2060">
            <text:p>206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office:value-type="string">
            <text:p>Col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Richards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6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589">
            <text:p>589</text:p>
          </table:table-cell>
          <table:table-cell office:value-type="float" office:value="3">
            <text:p>3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Kiera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float" office:value="15073">
            <text:p>15073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6</text:p>
          </table:table-cell>
          <table:table-cell office:value-type="float" office:value="11">
            <text:p>1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string">
            <text:p>a</text:p>
          </table:table-cell>
          <table:table-cell office:value-type="string">
            <text:p>Richardson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Agbonlah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0</text:p>
          </table:table-cell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Gabrie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.3</text:p>
          </table:table-cell>
          <table:table-cell office:value-type="float" office:value="27450">
            <text:p>27450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2.3</text:p>
          </table:table-cell>
          <table:table-cell office:value-type="string">
            <text:p>0.2</text:p>
          </table:table-cell>
          <table:table-cell office:value-type="float" office:value="-2">
            <text:p>-2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string">
            <text:p>a</text:p>
          </table:table-cell>
          <table:table-cell office:value-type="string">
            <text:p>Agbonlahor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9.0</text:p>
          </table:table-cell>
          <table:table-cell office:value-type="float" office:value="0">
            <text:p>0</text:p>
          </table:table-cell>
          <table:table-cell office:value-type="string">
            <text:p>Weiman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628">
            <text:p>262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string">
            <text:p>1.6</text:p>
          </table:table-cell>
          <table:table-cell office:value-type="string">
            <text:p>[['Bonus', 3, 3], ['Minutes played', 81, 2], ['Goals scored', 1, 4]]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.0</text:p>
          </table:table-cell>
          <table:table-cell office:value-type="float" office:value="20256">
            <text:p>20256</text:p>
          </table:table-cell>
          <table:table-cell office:value-type="float" office:value="9">
            <text:p>9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Andreas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.7</text:p>
          </table:table-cell>
          <table:table-cell office:value-type="float" office:value="80979">
            <text:p>80979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3.7</text:p>
          </table:table-cell>
          <table:table-cell office:value-type="string">
            <text:p>1.6</text:p>
          </table:table-cell>
          <table:table-cell office:value-type="float" office:value="29">
            <text:p>29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0256">
            <text:p>20256</text:p>
          </table:table-cell>
          <table:table-cell office:value-type="string">
            <text:p>a</text:p>
          </table:table-cell>
          <table:table-cell office:value-type="string">
            <text:p>Weimann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enteke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Christian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float" office:value="54861">
            <text:p>5486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i</text:p>
          </table:table-cell>
          <table:table-cell office:value-type="string">
            <text:p>Benteke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Kozák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Libo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0</text:p>
          </table:table-cell>
          <table:table-cell office:value-type="float" office:value="51950">
            <text:p>5195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</text:p>
          </table:table-cell>
          <table:table-cell office:value-type="string">
            <text:p>Kozák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obinson</text:p>
          </table:table-cell>
          <table:table-cell table:number-columns-repeated="2" office:value-type="float" office:value="0">
            <text:p>0</text:p>
          </table:table-cell>
          <table:table-cell office:value-type="float" office:value="403">
            <text:p>4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Callu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float" office:value="171975">
            <text:p>17197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string">
            <text:p>a</text:p>
          </table:table-cell>
          <table:table-cell office:value-type="string">
            <text:p>Robinson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ent</text:p>
          </table:table-cell>
          <table:table-cell table:number-columns-repeated="2" office:value-type="float" office:value="0">
            <text:p>0</text:p>
          </table:table-cell>
          <table:table-cell office:value-type="float" office:value="3297">
            <text:p>32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Darre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.1</text:p>
          </table:table-cell>
          <table:table-cell office:value-type="float" office:value="10738">
            <text:p>10738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string">
            <text:p>a</text:p>
          </table:table-cell>
          <table:table-cell office:value-type="string">
            <text:p>Bent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Heat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3, -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To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3</text:p>
          </table:table-cell>
          <table:table-cell office:value-type="float" office:value="21205">
            <text:p>21205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string">
            <text:p>a</text:p>
          </table:table-cell>
          <table:table-cell office:value-type="string">
            <text:p>Heaton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ilks</text:p>
          </table:table-cell>
          <table:table-cell table:number-columns-repeated="2" office:value-type="float" office:value="0">
            <text:p>0</text:p>
          </table:table-cell>
          <table:table-cell office:value-type="float" office:value="1362">
            <text:p>13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949">
            <text:p>1949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Matt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3.8</text:p>
          </table:table-cell>
          <table:table-cell office:value-type="float" office:value="8437">
            <text:p>843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3.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949">
            <text:p>1949</text:p>
          </table:table-cell>
          <table:table-cell office:value-type="string">
            <text:p>a</text:p>
          </table:table-cell>
          <table:table-cell office:value-type="string">
            <text:p>Gilks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uf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3, -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431">
            <text:p>3431</text:p>
          </table:table-cell>
          <table:table-cell office:value-type="float" office:value="1">
            <text:p>1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Michael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2</text:p>
          </table:table-cell>
          <table:table-cell office:value-type="float" office:value="2907">
            <text:p>290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2.2</text:p>
          </table:table-cell>
          <table:table-cell office:value-type="string">
            <text:p>0.2</text:p>
          </table:table-cell>
          <table:table-cell office:value-type="float" office:value="11">
            <text:p>1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431">
            <text:p>3431</text:p>
          </table:table-cell>
          <table:table-cell office:value-type="string">
            <text:p>a</text:p>
          </table:table-cell>
          <table:table-cell office:value-type="string">
            <text:p>Duff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hacke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3, -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Jaso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float" office:value="15706">
            <text:p>1570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a</text:p>
          </table:table-cell>
          <table:table-cell office:value-type="string">
            <text:p>Shackell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 office:value-type="float" office:value="1335">
            <text:p>13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Kevi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float" office:value="41674">
            <text:p>4167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afferty</text:p>
          </table:table-cell>
          <table:table-cell table:number-columns-repeated="2" office:value-type="float" office:value="0">
            <text:p>0</text:p>
          </table:table-cell>
          <table:table-cell office:value-type="float" office:value="798">
            <text:p>7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Daniel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7</text:p>
          </table:table-cell>
          <table:table-cell office:value-type="float" office:value="80788">
            <text:p>8078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string">
            <text:p>a</text:p>
          </table:table-cell>
          <table:table-cell office:value-type="string">
            <text:p>Lafferty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3, -1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B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1</text:p>
          </table:table-cell>
          <table:table-cell office:value-type="float" office:value="51927">
            <text:p>51927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13">
            <text:p>13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a</text:p>
          </table:table-cell>
          <table:table-cell office:value-type="string">
            <text:p>Mee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Tripp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3, -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Kiera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77794">
            <text:p>77794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5</text:p>
          </table:table-cell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string">
            <text:p>a</text:p>
          </table:table-cell>
          <table:table-cell office:value-type="string">
            <text:p>Trippier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Marne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De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6</text:p>
          </table:table-cell>
          <table:table-cell office:value-type="float" office:value="15982">
            <text:p>1598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string">
            <text:p>a</text:p>
          </table:table-cell>
          <table:table-cell office:value-type="string">
            <text:p>Marney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Jon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David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1</text:p>
          </table:table-cell>
          <table:table-cell office:value-type="float" office:value="19556">
            <text:p>1955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4</text:p>
          </table:table-cell>
          <table:table-cell office:value-type="float" office:value="14">
            <text:p>1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string">
            <text:p>a</text:p>
          </table:table-cell>
          <table:table-cell office:value-type="string">
            <text:p>Jones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allace</text:p>
          </table:table-cell>
          <table:table-cell table:number-columns-repeated="2" office:value-type="float" office:value="0">
            <text:p>0</text:p>
          </table:table-cell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Ros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float" office:value="14161">
            <text:p>1416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a</text:p>
          </table:table-cell>
          <table:table-cell office:value-type="string">
            <text:p>Wallace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7.0</text:p>
          </table:table-cell>
          <table:table-cell office:value-type="float" office:value="0">
            <text:p>0</text:p>
          </table:table-cell>
          <table:table-cell office:value-type="string">
            <text:p>Arfiel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string">
            <text:p>1.4</text:p>
          </table:table-cell>
          <table:table-cell office:value-type="string">
            <text:p>[['Minutes played', 90, 2], ['Goals scored', 1, 5]]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0</text:p>
          </table:table-cell>
          <table:table-cell office:value-type="float" office:value="1970">
            <text:p>1970</text:p>
          </table:table-cell>
          <table:table-cell office:value-type="float" office:value="7">
            <text:p>7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Scott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float" office:value="39158">
            <text:p>39158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1.4</text:p>
          </table:table-cell>
          <table:table-cell office:value-type="float" office:value="27">
            <text:p>2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970">
            <text:p>1970</text:p>
          </table:table-cell>
          <table:table-cell office:value-type="string">
            <text:p>a</text:p>
          </table:table-cell>
          <table:table-cell office:value-type="string">
            <text:p>Arfield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Kight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1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Michae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float" office:value="15944">
            <text:p>15944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a</text:p>
          </table:table-cell>
          <table:table-cell office:value-type="string">
            <text:p>Kightly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1">
            <text:p>1</text:p>
          </table:table-cell>
          <table:table-cell office:value-type="string">
            <text:p>Tayl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1.0</text:p>
          </table:table-cell>
          <table:table-cell office:value-type="string">
            <text:p>[['Assists', 1, 3], ['Minutes played', 69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.0</text:p>
          </table:table-cell>
          <table:table-cell office:value-type="float" office:value="319">
            <text:p>319</text:p>
          </table:table-cell>
          <table:table-cell office:value-type="float" office:value="5">
            <text:p>5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Matt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float" office:value="3289">
            <text:p>3289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1.0</text:p>
          </table:table-cell>
          <table:table-cell office:value-type="float" office:value="22">
            <text:p>2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string">
            <text:p>a</text:p>
          </table:table-cell>
          <table:table-cell office:value-type="string">
            <text:p>Taylor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eid</text:p>
          </table:table-cell>
          <table:table-cell table:number-columns-repeated="2" office:value-type="float" office:value="0">
            <text:p>0</text:p>
          </table:table-cell>
          <table:table-cell office:value-type="float" office:value="808">
            <text:p>8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Stev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float" office:value="3332">
            <text:p>333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string">
            <text:p>a</text:p>
          </table:table-cell>
          <table:table-cell office:value-type="string">
            <text:p>Reid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Ing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81, 2]]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467">
            <text:p>1467</text:p>
          </table:table-cell>
          <table:table-cell office:value-type="float" office:value="2">
            <text:p>2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Danny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.1</text:p>
          </table:table-cell>
          <table:table-cell office:value-type="float" office:value="84939">
            <text:p>84939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2.1</text:p>
          </table:table-cell>
          <table:table-cell office:value-type="string">
            <text:p>0.3</text:p>
          </table:table-cell>
          <table:table-cell office:value-type="float" office:value="1">
            <text:p>1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string">
            <text:p>a</text:p>
          </table:table-cell>
          <table:table-cell office:value-type="string">
            <text:p>Ings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51">
            <text:p>28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okes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Sam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40399">
            <text:p>4039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</text:p>
          </table:table-cell>
          <table:table-cell office:value-type="string">
            <text:p>Vokes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ar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1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Ashle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4</text:p>
          </table:table-cell>
          <table:table-cell office:value-type="float" office:value="44699">
            <text:p>4469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string">
            <text:p>a</text:p>
          </table:table-cell>
          <table:table-cell office:value-type="string">
            <text:p>Barnes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ordell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9, 1]]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Marvi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1</text:p>
          </table:table-cell>
          <table:table-cell office:value-type="float" office:value="66978">
            <text:p>66978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-1">
            <text:p>-1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string">
            <text:p>Sordell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ech</text:p>
          </table:table-cell>
          <table:table-cell table:number-columns-repeated="2" office:value-type="float" office:value="0">
            <text:p>0</text:p>
          </table:table-cell>
          <table:table-cell office:value-type="float" office:value="14653">
            <text:p>146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Pet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4.3</text:p>
          </table:table-cell>
          <table:table-cell office:value-type="float" office:value="11334">
            <text:p>11334</text:p>
          </table:table-cell>
          <table:table-cell office:value-type="string">
            <text:p>4.0</text:p>
          </table:table-cell>
          <table:table-cell office:value-type="float" office:value="0">
            <text:p>0</text:p>
          </table:table-cell>
          <table:table-cell office:value-type="string">
            <text:p>4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string">
            <text:p>a</text:p>
          </table:table-cell>
          <table:table-cell office:value-type="string">
            <text:p>Cech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string">
            <text:p>4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653">
            <text:p>1465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ourtoi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333">
            <text:p>633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1189">
            <text:p>11189</text:p>
          </table:table-cell>
          <table:table-cell office:value-type="float" office:value="2">
            <text:p>2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Thibaut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7.9</text:p>
          </table:table-cell>
          <table:table-cell office:value-type="float" office:value="60772">
            <text:p>60772</text:p>
          </table:table-cell>
          <table:table-cell office:value-type="string">
            <text:p>4.0</text:p>
          </table:table-cell>
          <table:table-cell office:value-type="float" office:value="0">
            <text:p>0</text:p>
          </table:table-cell>
          <table:table-cell office:value-type="string">
            <text:p>7.9</text:p>
          </table:table-cell>
          <table:table-cell office:value-type="string">
            <text:p>0.3</text:p>
          </table:table-cell>
          <table:table-cell office:value-type="float" office:value="11">
            <text:p>11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1189">
            <text:p>11189</text:p>
          </table:table-cell>
          <table:table-cell office:value-type="string">
            <text:p>a</text:p>
          </table:table-cell>
          <table:table-cell office:value-type="string">
            <text:p>Courtois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string">
            <text:p>4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33">
            <text:p>633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ahi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523">
            <text:p>1452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229">
            <text:p>7229</text:p>
          </table:table-cell>
          <table:table-cell office:value-type="float" office:value="2">
            <text:p>2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21.7</text:p>
          </table:table-cell>
          <table:table-cell office:value-type="float" office:value="19419">
            <text:p>19419</text:p>
          </table:table-cell>
          <table:table-cell office:value-type="string">
            <text:p>3.6</text:p>
          </table:table-cell>
          <table:table-cell office:value-type="float" office:value="0">
            <text:p>0</text:p>
          </table:table-cell>
          <table:table-cell office:value-type="string">
            <text:p>21.7</text:p>
          </table:table-cell>
          <table:table-cell office:value-type="string">
            <text:p>0.3</text:p>
          </table:table-cell>
          <table:table-cell office:value-type="float" office:value="15">
            <text:p>1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229">
            <text:p>7229</text:p>
          </table:table-cell>
          <table:table-cell office:value-type="string">
            <text:p>a</text:p>
          </table:table-cell>
          <table:table-cell office:value-type="string">
            <text:p>Cahill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3.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523">
            <text:p>145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T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930">
            <text:p>129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4412">
            <text:p>4412</text:p>
          </table:table-cell>
          <table:table-cell office:value-type="float" office:value="2">
            <text:p>2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3.9</text:p>
          </table:table-cell>
          <table:table-cell office:value-type="float" office:value="1718">
            <text:p>1718</text:p>
          </table:table-cell>
          <table:table-cell office:value-type="string">
            <text:p>3.6</text:p>
          </table:table-cell>
          <table:table-cell office:value-type="float" office:value="0">
            <text:p>0</text:p>
          </table:table-cell>
          <table:table-cell office:value-type="string">
            <text:p>13.9</text:p>
          </table:table-cell>
          <table:table-cell office:value-type="string">
            <text:p>0.3</text:p>
          </table:table-cell>
          <table:table-cell office:value-type="float" office:value="16">
            <text:p>1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string">
            <text:p>a</text:p>
          </table:table-cell>
          <table:table-cell office:value-type="string">
            <text:p>Terry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string">
            <text:p>3.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930">
            <text:p>1293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0.0</text:p>
          </table:table-cell>
          <table:table-cell office:value-type="float" office:value="0">
            <text:p>0</text:p>
          </table:table-cell>
          <table:table-cell office:value-type="string">
            <text:p>Ivanovi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963">
            <text:p>296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1.4</text:p>
          </table:table-cell>
          <table:table-cell office:value-type="string">
            <text:p>[['Bonus', 2, 2], ['Minutes played', 90, 2], ['Goals scored', 1, 6]]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.0</text:p>
          </table:table-cell>
          <table:table-cell office:value-type="float" office:value="21407">
            <text:p>21407</text:p>
          </table:table-cell>
          <table:table-cell office:value-type="float" office:value="10">
            <text:p>10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Branislav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9.8</text:p>
          </table:table-cell>
          <table:table-cell office:value-type="float" office:value="41135">
            <text:p>41135</text:p>
          </table:table-cell>
          <table:table-cell office:value-type="string">
            <text:p>4.0</text:p>
          </table:table-cell>
          <table:table-cell office:value-type="float" office:value="0">
            <text:p>0</text:p>
          </table:table-cell>
          <table:table-cell office:value-type="string">
            <text:p>9.8</text:p>
          </table:table-cell>
          <table:table-cell office:value-type="string">
            <text:p>1.4</text:p>
          </table:table-cell>
          <table:table-cell office:value-type="float" office:value="31">
            <text:p>31</text:p>
          </table:table-cell>
          <table:table-cell office:value-type="string">
            <text:p>Defender</text:p>
          </table:table-cell>
          <table:table-cell office:value-type="float" office:value="1">
            <text:p>1</text:p>
          </table:table-cell>
          <table:table-cell office:value-type="float" office:value="21407">
            <text:p>21407</text:p>
          </table:table-cell>
          <table:table-cell office:value-type="string">
            <text:p>a</text:p>
          </table:table-cell>
          <table:table-cell office:value-type="string">
            <text:p>Ivanovic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string">
            <text:p>4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Azpilicue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295">
            <text:p>929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6371">
            <text:p>6371</text:p>
          </table:table-cell>
          <table:table-cell office:value-type="float" office:value="2">
            <text:p>2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Cesa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9.5</text:p>
          </table:table-cell>
          <table:table-cell office:value-type="float" office:value="41328">
            <text:p>41328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9.5</text:p>
          </table:table-cell>
          <table:table-cell office:value-type="string">
            <text:p>0.3</text:p>
          </table:table-cell>
          <table:table-cell office:value-type="float" office:value="18">
            <text:p>1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371">
            <text:p>6371</text:p>
          </table:table-cell>
          <table:table-cell office:value-type="string">
            <text:p>a</text:p>
          </table:table-cell>
          <table:table-cell office:value-type="string">
            <text:p>Azpilicueta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string">
            <text:p>3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295">
            <text:p>929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ké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Nath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1</text:p>
          </table:table-cell>
          <table:table-cell office:value-type="float" office:value="126184">
            <text:p>126184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string">
            <text:p>a</text:p>
          </table:table-cell>
          <table:table-cell office:value-type="string">
            <text:p>Aké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ertr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641">
            <text:p>1641</text:p>
          </table:table-cell>
          <table:table-cell office:value-type="float" office:value="1">
            <text:p>1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Rya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.3</text:p>
          </table:table-cell>
          <table:table-cell office:value-type="float" office:value="40146">
            <text:p>40146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string">
            <text:p>a</text:p>
          </table:table-cell>
          <table:table-cell office:value-type="string">
            <text:p>Bertrand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cEachran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Josh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88821">
            <text:p>8882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</text:p>
          </table:table-cell>
          <table:table-cell office:value-type="string">
            <text:p>McEachran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amires</text:p>
          </table:table-cell>
          <table:table-cell table:number-columns-repeated="2"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Nascimento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2</text:p>
          </table:table-cell>
          <table:table-cell office:value-type="float" office:value="53392">
            <text:p>5339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string">
            <text:p>a</text:p>
          </table:table-cell>
          <table:table-cell office:value-type="string">
            <text:p>Ramires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ik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7</text:p>
          </table:table-cell>
          <table:table-cell office:value-type="float" office:value="28495">
            <text:p>2849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string">
            <text:p>a</text:p>
          </table:table-cell>
          <table:table-cell office:value-type="string">
            <text:p>Mikel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iazo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Luca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111565">
            <text:p>11156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Piazon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Hazar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813">
            <text:p>3181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83, 2]]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5515">
            <text:p>5515</text:p>
          </table:table-cell>
          <table:table-cell office:value-type="float" office:value="2">
            <text:p>2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Eden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9.7</text:p>
          </table:table-cell>
          <table:table-cell office:value-type="float" office:value="42786">
            <text:p>42786</text:p>
          </table:table-cell>
          <table:table-cell office:value-type="string">
            <text:p>3.6</text:p>
          </table:table-cell>
          <table:table-cell office:value-type="float" office:value="0">
            <text:p>0</text:p>
          </table:table-cell>
          <table:table-cell office:value-type="string">
            <text:p>19.7</text:p>
          </table:table-cell>
          <table:table-cell office:value-type="string">
            <text:p>0.2</text:p>
          </table:table-cell>
          <table:table-cell office:value-type="float" office:value="24">
            <text:p>2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515">
            <text:p>5515</text:p>
          </table:table-cell>
          <table:table-cell office:value-type="string">
            <text:p>a</text:p>
          </table:table-cell>
          <table:table-cell office:value-type="string">
            <text:p>Hazard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string">
            <text:p>3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813">
            <text:p>3181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Osc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339">
            <text:p>1133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81, 2]]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220">
            <text:p>2220</text:p>
          </table:table-cell>
          <table:table-cell office:value-type="float" office:value="2">
            <text:p>2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Emboaba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6.0</text:p>
          </table:table-cell>
          <table:table-cell office:value-type="float" office:value="61262">
            <text:p>61262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6.0</text:p>
          </table:table-cell>
          <table:table-cell office:value-type="string">
            <text:p>0.2</text:p>
          </table:table-cell>
          <table:table-cell office:value-type="float" office:value="14">
            <text:p>1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string">
            <text:p>a</text:p>
          </table:table-cell>
          <table:table-cell office:value-type="string">
            <text:p>Oscar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string">
            <text:p>3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339">
            <text:p>1133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8.0</text:p>
          </table:table-cell>
          <table:table-cell office:value-type="float" office:value="0">
            <text:p>0</text:p>
          </table:table-cell>
          <table:table-cell office:value-type="string">
            <text:p>Schürrl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string">
            <text:p>1.1</text:p>
          </table:table-cell>
          <table:table-cell office:value-type="string">
            <text:p>[['Bonus', 1, 1], ['Minutes played', 77, 2], ['Goals scored', 1, 5]]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0</text:p>
          </table:table-cell>
          <table:table-cell office:value-type="float" office:value="37979">
            <text:p>37979</text:p>
          </table:table-cell>
          <table:table-cell office:value-type="float" office:value="8">
            <text:p>8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Andre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7.8</text:p>
          </table:table-cell>
          <table:table-cell office:value-type="float" office:value="66842">
            <text:p>66842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7.8</text:p>
          </table:table-cell>
          <table:table-cell office:value-type="string">
            <text:p>1.1</text:p>
          </table:table-cell>
          <table:table-cell office:value-type="float" office:value="30">
            <text:p>3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7979">
            <text:p>37979</text:p>
          </table:table-cell>
          <table:table-cell office:value-type="string">
            <text:p>a</text:p>
          </table:table-cell>
          <table:table-cell office:value-type="string">
            <text:p>Schürrle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string">
            <text:p>2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an Ginkel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Marco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1</text:p>
          </table:table-cell>
          <table:table-cell office:value-type="float" office:value="82660">
            <text:p>82660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string">
            <text:p>a</text:p>
          </table:table-cell>
          <table:table-cell office:value-type="string">
            <text:p>van Ginkel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rown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Isaiah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81132">
            <text:p>8113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a</text:p>
          </table:table-cell>
          <table:table-cell office:value-type="string">
            <text:p>Brown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orges Da Sil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13, 1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Willian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  <table:table-cell office:value-type="float" office:value="47431">
            <text:p>47431</text:p>
          </table:table-cell>
          <table:table-cell office:value-type="string">
            <text:p>2.9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string">
            <text:p>a</text:p>
          </table:table-cell>
          <table:table-cell office:value-type="string">
            <text:p>Willian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string">
            <text:p>2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Mat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156">
            <text:p>515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4423">
            <text:p>4423</text:p>
          </table:table-cell>
          <table:table-cell office:value-type="float" office:value="2">
            <text:p>2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Nemanja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2.9</text:p>
          </table:table-cell>
          <table:table-cell office:value-type="float" office:value="62398">
            <text:p>62398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2.9</text:p>
          </table:table-cell>
          <table:table-cell office:value-type="string">
            <text:p>0.4</text:p>
          </table:table-cell>
          <table:table-cell office:value-type="float" office:value="15">
            <text:p>1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423">
            <text:p>4423</text:p>
          </table:table-cell>
          <table:table-cell office:value-type="string">
            <text:p>a</text:p>
          </table:table-cell>
          <table:table-cell office:value-type="string">
            <text:p>Matic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156">
            <text:p>515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alah</text:p>
          </table:table-cell>
          <table:table-cell table:number-columns-repeated="2" office:value-type="float" office:value="0">
            <text:p>0</text:p>
          </table:table-cell>
          <table:table-cell office:value-type="float" office:value="1751">
            <text:p>17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Mohamed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4</text:p>
          </table:table-cell>
          <table:table-cell office:value-type="float" office:value="118748">
            <text:p>118748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string">
            <text:p>a</text:p>
          </table:table-cell>
          <table:table-cell office:value-type="string">
            <text:p>Salah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ker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Lewi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126186">
            <text:p>126186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Baker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wift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Joh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126189">
            <text:p>12618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Swift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oses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Victor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1</text:p>
          </table:table-cell>
          <table:table-cell office:value-type="float" office:value="49013">
            <text:p>49013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string">
            <text:p>a</text:p>
          </table:table-cell>
          <table:table-cell office:value-type="string">
            <text:p>Moses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1.0</text:p>
          </table:table-cell>
          <table:table-cell office:value-type="float" office:value="2">
            <text:p>2</text:p>
          </table:table-cell>
          <table:table-cell office:value-type="string">
            <text:p>Fábregas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215">
            <text:p>32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string">
            <text:p>1.2</text:p>
          </table:table-cell>
          <table:table-cell office:value-type="string">
            <text:p>[['Bonus', 3, 3], ['Assists', 2, 6], ['Minutes played', 90, 2]]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1.0</text:p>
          </table:table-cell>
          <table:table-cell office:value-type="float" office:value="122646">
            <text:p>122646</text:p>
          </table:table-cell>
          <table:table-cell office:value-type="float" office:value="11">
            <text:p>11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Francesc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26.5</text:p>
          </table:table-cell>
          <table:table-cell office:value-type="float" office:value="17878">
            <text:p>17878</text:p>
          </table:table-cell>
          <table:table-cell office:value-type="string">
            <text:p>3.3</text:p>
          </table:table-cell>
          <table:table-cell office:value-type="float" office:value="0">
            <text:p>0</text:p>
          </table:table-cell>
          <table:table-cell office:value-type="string">
            <text:p>26.5</text:p>
          </table:table-cell>
          <table:table-cell office:value-type="string">
            <text:p>1.2</text:p>
          </table:table-cell>
          <table:table-cell office:value-type="float" office:value="44">
            <text:p>44</text:p>
          </table:table-cell>
          <table:table-cell office:value-type="string">
            <text:p>Midfielder</text:p>
          </table:table-cell>
          <table:table-cell office:value-type="float" office:value="1">
            <text:p>1</text:p>
          </table:table-cell>
          <table:table-cell office:value-type="float" office:value="122646">
            <text:p>122646</text:p>
          </table:table-cell>
          <table:table-cell office:value-type="string">
            <text:p>a</text:p>
          </table:table-cell>
          <table:table-cell office:value-type="string">
            <text:p>Fábregas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3.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15">
            <text:p>321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orres</text:p>
          </table:table-cell>
          <table:table-cell table:number-columns-repeated="2" office:value-type="float" office:value="0">
            <text:p>0</text:p>
          </table:table-cell>
          <table:table-cell office:value-type="float" office:value="3177">
            <text:p>31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Fernando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14402">
            <text:p>14402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string">
            <text:p>a</text:p>
          </table:table-cell>
          <table:table-cell office:value-type="string">
            <text:p>Torres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string">
            <text:p>2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77">
            <text:p>31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Demba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47412">
            <text:p>47412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</text:p>
          </table:table-cell>
          <table:table-cell office:value-type="string">
            <text:p>Ba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string">
            <text:p>2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Lukak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876">
            <text:p>1587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804">
            <text:p>7804</text:p>
          </table:table-cell>
          <table:table-cell office:value-type="float" office:value="2">
            <text:p>2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Romelu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2.4</text:p>
          </table:table-cell>
          <table:table-cell office:value-type="float" office:value="66749">
            <text:p>66749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2.4</text:p>
          </table:table-cell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7804">
            <text:p>7804</text:p>
          </table:table-cell>
          <table:table-cell office:value-type="string">
            <text:p>a</text:p>
          </table:table-cell>
          <table:table-cell office:value-type="string">
            <text:p>Lukaku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string">
            <text:p>2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876">
            <text:p>1587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Speron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Saves', 4, 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97">
            <text:p>797</text:p>
          </table:table-cell>
          <table:table-cell office:value-type="float" office:value="2">
            <text:p>2</text:p>
          </table:table-cell>
          <table:table-cell office:value-type="string">
            <text:p>Crystal Palace</text:p>
          </table:table-cell>
          <table:table-cell office:value-type="float" office:value="2">
            <text:p>2</text:p>
          </table:table-cell>
          <table:table-cell office:value-type="string">
            <text:p>Julia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3.1</text:p>
          </table:table-cell>
          <table:table-cell office:value-type="float" office:value="11554">
            <text:p>11554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3.1</text:p>
          </table:table-cell>
          <table:table-cell office:value-type="string">
            <text:p>0.4</text:p>
          </table:table-cell>
          <table:table-cell office:value-type="float" office:value="13">
            <text:p>13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string">
            <text:p>a</text:p>
          </table:table-cell>
          <table:table-cell office:value-type="string">
            <text:p>Speroni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ennessey</text:p>
          </table:table-cell>
          <table:table-cell table:number-columns-repeated="2" office:value-type="float" office:value="0">
            <text:p>0</text:p>
          </table:table-cell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Wayn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float" office:value="20066">
            <text:p>20066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a</text:p>
          </table:table-cell>
          <table:table-cell office:value-type="string">
            <text:p>Hennessey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31">
            <text:p>31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W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955">
            <text:p>895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office:value-type="string">
            <text:p>Crystal Palace</text:p>
          </table:table-cell>
          <table:table-cell office:value-type="float" office:value="2">
            <text:p>2</text:p>
          </table:table-cell>
          <table:table-cell office:value-type="string">
            <text:p>Joe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6.1</text:p>
          </table:table-cell>
          <table:table-cell office:value-type="float" office:value="55494">
            <text:p>55494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6.1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string">
            <text:p>a</text:p>
          </table:table-cell>
          <table:table-cell office:value-type="string">
            <text:p>Ward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31">
            <text:p>31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955">
            <text:p>89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elan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6, 1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Crystal Palace</text:p>
          </table:table-cell>
          <table:table-cell office:value-type="float" office:value="1">
            <text:p>1</text:p>
          </table:table-cell>
          <table:table-cell office:value-type="string">
            <text:p>Damie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1.2</text:p>
          </table:table-cell>
          <table:table-cell office:value-type="float" office:value="7906">
            <text:p>7906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office:value-type="string">
            <text:p>Delaney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cCarthy</text:p>
          </table:table-cell>
          <table:table-cell table:number-columns-repeated="2" office:value-type="float" office:value="0">
            <text:p>0</text:p>
          </table:table-cell>
          <table:table-cell office:value-type="float" office:value="657">
            <text:p>6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Patrick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float" office:value="15274">
            <text:p>1527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string">
            <text:p>a</text:p>
          </table:table-cell>
          <table:table-cell office:value-type="string">
            <text:p>McCarthy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unt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Jack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0</text:p>
          </table:table-cell>
          <table:table-cell office:value-type="float" office:value="73716">
            <text:p>7371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n</text:p>
          </table:table-cell>
          <table:table-cell office:value-type="string">
            <text:p>Hunt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31">
            <text:p>31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riappa</text:p>
          </table:table-cell>
          <table:table-cell table:number-columns-repeated="2" office:value-type="float" office:value="0">
            <text:p>0</text:p>
          </table:table-cell>
          <table:table-cell office:value-type="float" office:value="743">
            <text:p>7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Adri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float" office:value="20145">
            <text:p>20145</text:p>
          </table:table-cell>
          <table:table-cell office:value-type="string">
            <text:p>1.2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d</text:p>
          </table:table-cell>
          <table:table-cell office:value-type="string">
            <text:p>Mariappa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string">
            <text:p>1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Inniss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Rya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2</text:p>
          </table:table-cell>
          <table:table-cell office:value-type="float" office:value="114536">
            <text:p>11453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a</text:p>
          </table:table-cell>
          <table:table-cell office:value-type="string">
            <text:p>Inniss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Dan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74, 2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Crystal Palace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2</text:p>
          </table:table-cell>
          <table:table-cell office:value-type="float" office:value="19188">
            <text:p>19188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Dann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31">
            <text:p>3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nnan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Barry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0</text:p>
          </table:table-cell>
          <table:table-cell office:value-type="float" office:value="59013">
            <text:p>59013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Bannan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31">
            <text:p>3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Bolasi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585">
            <text:p>585</text:p>
          </table:table-cell>
          <table:table-cell office:value-type="float" office:value="2">
            <text:p>2</text:p>
          </table:table-cell>
          <table:table-cell office:value-type="string">
            <text:p>Crystal Palace</text:p>
          </table:table-cell>
          <table:table-cell office:value-type="float" office:value="1">
            <text:p>1</text:p>
          </table:table-cell>
          <table:table-cell office:value-type="string">
            <text:p>Yannick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float" office:value="55452">
            <text:p>55452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4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string">
            <text:p>a</text:p>
          </table:table-cell>
          <table:table-cell office:value-type="string">
            <text:p>Bolasie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arvan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Ow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0</text:p>
          </table:table-cell>
          <table:table-cell office:value-type="float" office:value="19527">
            <text:p>1952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Garvan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Jedina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06">
            <text:p>706</text:p>
          </table:table-cell>
          <table:table-cell office:value-type="float" office:value="2">
            <text:p>2</text:p>
          </table:table-cell>
          <table:table-cell office:value-type="string">
            <text:p>Crystal Palace</text:p>
          </table:table-cell>
          <table:table-cell office:value-type="float" office:value="2">
            <text:p>2</text:p>
          </table:table-cell>
          <table:table-cell office:value-type="string">
            <text:p>Mil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1.3</text:p>
          </table:table-cell>
          <table:table-cell office:value-type="float" office:value="59115">
            <text:p>59115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4</text:p>
          </table:table-cell>
          <table:table-cell office:value-type="float" office:value="16">
            <text:p>16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06">
            <text:p>706</text:p>
          </table:table-cell>
          <table:table-cell office:value-type="string">
            <text:p>a</text:p>
          </table:table-cell>
          <table:table-cell office:value-type="string">
            <text:p>Jedinak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illiams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Jonatha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0</text:p>
          </table:table-cell>
          <table:table-cell office:value-type="float" office:value="103100">
            <text:p>103100</text:p>
          </table:table-cell>
          <table:table-cell office:value-type="string">
            <text:p>0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Williams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31">
            <text:p>31</text:p>
          </table:table-cell>
          <table:table-cell office:value-type="string">
            <text:p>0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Jerom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1</text:p>
          </table:table-cell>
          <table:table-cell office:value-type="float" office:value="12765">
            <text:p>1276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a</text:p>
          </table:table-cell>
          <table:table-cell office:value-type="string">
            <text:p>Thomas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1">
            <text:p>1</text:p>
          </table:table-cell>
          <table:table-cell office:value-type="string">
            <text:p>Punche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936">
            <text:p>3293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88, 2], ['Assists', 1, 3], ['Red cards', 1, -3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string">
            <text:p>Crystal Palace</text:p>
          </table:table-cell>
          <table:table-cell office:value-type="float" office:value="2">
            <text:p>2</text:p>
          </table:table-cell>
          <table:table-cell office:value-type="string">
            <text:p>Jason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5.1</text:p>
          </table:table-cell>
          <table:table-cell office:value-type="float" office:value="19197">
            <text:p>19197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5.1</text:p>
          </table:table-cell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string">
            <text:p>s</text:p>
          </table:table-cell>
          <table:table-cell office:value-type="string">
            <text:p>Puncheon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31">
            <text:p>31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936">
            <text:p>3293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José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0</text:p>
          </table:table-cell>
          <table:table-cell office:value-type="float" office:value="88952">
            <text:p>8895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Campaña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O'Keef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, 1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Crystal Palace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1</text:p>
          </table:table-cell>
          <table:table-cell office:value-type="float" office:value="53582">
            <text:p>5358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a</text:p>
          </table:table-cell>
          <table:table-cell office:value-type="string">
            <text:p>O'Keefe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Kébé</text:p>
          </table:table-cell>
          <table:table-cell table:number-columns-repeated="2"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Jimm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2</text:p>
          </table:table-cell>
          <table:table-cell office:value-type="float" office:value="28145">
            <text:p>2814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a</text:p>
          </table:table-cell>
          <table:table-cell office:value-type="string">
            <text:p>Kébé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uédioura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Adlèn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0</text:p>
          </table:table-cell>
          <table:table-cell office:value-type="float" office:value="44302">
            <text:p>4430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</text:p>
          </table:table-cell>
          <table:table-cell office:value-type="string">
            <text:p>Guédioura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oateng</text:p>
          </table:table-cell>
          <table:table-cell table:number-columns-repeated="2" office:value-type="float" office:value="0">
            <text:p>0</text:p>
          </table:table-cell>
          <table:table-cell office:value-type="float" office:value="545">
            <text:p>5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Hira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float" office:value="130103">
            <text:p>13010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a</text:p>
          </table:table-cell>
          <table:table-cell office:value-type="string">
            <text:p>Boateng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Ledle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Crystal Palace</text:p>
          </table:table-cell>
          <table:table-cell office:value-type="float" office:value="2">
            <text:p>2</text:p>
          </table:table-cell>
          <table:table-cell office:value-type="string">
            <text:p>Joseph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1</text:p>
          </table:table-cell>
          <table:table-cell office:value-type="float" office:value="18805">
            <text:p>18805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office:value-type="string">
            <text:p>Ledley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31">
            <text:p>3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urray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Glen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1</text:p>
          </table:table-cell>
          <table:table-cell office:value-type="float" office:value="20529">
            <text:p>20529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Murray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31">
            <text:p>31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Gay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6, 1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string">
            <text:p>Crystal Palace</text:p>
          </table:table-cell>
          <table:table-cell office:value-type="float" office:value="1">
            <text:p>1</text:p>
          </table:table-cell>
          <table:table-cell office:value-type="string">
            <text:p>Dwight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float" office:value="104547">
            <text:p>104547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string">
            <text:p>a</text:p>
          </table:table-cell>
          <table:table-cell office:value-type="string">
            <text:p>Gayle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obbie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Steph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0</text:p>
          </table:table-cell>
          <table:table-cell office:value-type="float" office:value="17955">
            <text:p>1795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</text:p>
          </table:table-cell>
          <table:table-cell office:value-type="string">
            <text:p>Dobbie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Chamak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string">
            <text:p>Crystal Palace</text:p>
          </table:table-cell>
          <table:table-cell office:value-type="float" office:value="2">
            <text:p>2</text:p>
          </table:table-cell>
          <table:table-cell office:value-type="string">
            <text:p>Marouan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9</text:p>
          </table:table-cell>
          <table:table-cell office:value-type="float" office:value="15675">
            <text:p>15675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9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office:value-type="string">
            <text:p>a</text:p>
          </table:table-cell>
          <table:table-cell office:value-type="string">
            <text:p>Chamakh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31">
            <text:p>31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How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91">
            <text:p>2509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467">
            <text:p>2467</text:p>
          </table:table-cell>
          <table:table-cell office:value-type="float" office:value="1">
            <text:p>1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Tim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5.2</text:p>
          </table:table-cell>
          <table:table-cell office:value-type="float" office:value="15337">
            <text:p>15337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25.2</text:p>
          </table:table-cell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 office:value-type="string">
            <text:p>a</text:p>
          </table:table-cell>
          <table:table-cell office:value-type="string">
            <text:p>Howard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string">
            <text:p>3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91">
            <text:p>2509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obles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Joe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float" office:value="78315">
            <text:p>78315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Robles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Jagiel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07">
            <text:p>1310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594">
            <text:p>2594</text:p>
          </table:table-cell>
          <table:table-cell office:value-type="float" office:value="1">
            <text:p>1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Phi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1.7</text:p>
          </table:table-cell>
          <table:table-cell office:value-type="float" office:value="7645">
            <text:p>7645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11.7</text:p>
          </table:table-cell>
          <table:table-cell office:value-type="string">
            <text:p>0.2</text:p>
          </table:table-cell>
          <table:table-cell office:value-type="float" office:value="18">
            <text:p>1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594">
            <text:p>2594</text:p>
          </table:table-cell>
          <table:table-cell office:value-type="string">
            <text:p>a</text:p>
          </table:table-cell>
          <table:table-cell office:value-type="string">
            <text:p>Jagielka</text:p>
          </table:table-cell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  <table:table-cell office:value-type="float" office:value="11">
            <text:p>11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107">
            <text:p>1310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ibbert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Ton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float" office:value="9007">
            <text:p>9007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a</text:p>
          </table:table-cell>
          <table:table-cell office:value-type="string">
            <text:p>Hibbert</text:p>
          </table:table-cell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ai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449">
            <text:p>2044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099">
            <text:p>3099</text:p>
          </table:table-cell>
          <table:table-cell office:value-type="float" office:value="1">
            <text:p>1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Leighton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9.8</text:p>
          </table:table-cell>
          <table:table-cell office:value-type="float" office:value="12745">
            <text:p>12745</text:p>
          </table:table-cell>
          <table:table-cell office:value-type="string">
            <text:p>4.0</text:p>
          </table:table-cell>
          <table:table-cell office:value-type="float" office:value="0">
            <text:p>0</text:p>
          </table:table-cell>
          <table:table-cell office:value-type="string">
            <text:p>19.8</text:p>
          </table:table-cell>
          <table:table-cell office:value-type="string">
            <text:p>0.1</text:p>
          </table:table-cell>
          <table:table-cell office:value-type="float" office:value="20">
            <text:p>2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099">
            <text:p>3099</text:p>
          </table:table-cell>
          <table:table-cell office:value-type="string">
            <text:p>a</text:p>
          </table:table-cell>
          <table:table-cell office:value-type="string">
            <text:p>Baines</text:p>
          </table:table-cell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office:value-type="string">
            <text:p>4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449">
            <text:p>2044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4.0</text:p>
          </table:table-cell>
          <table:table-cell office:value-type="float" office:value="1">
            <text:p>1</text:p>
          </table:table-cell>
          <table:table-cell office:value-type="string">
            <text:p>Disti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55">
            <text:p>345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0.7</text:p>
          </table:table-cell>
          <table:table-cell office:value-type="string">
            <text:p>[['Assists', 1, 3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.0</text:p>
          </table:table-cell>
          <table:table-cell office:value-type="float" office:value="1584">
            <text:p>1584</text:p>
          </table:table-cell>
          <table:table-cell office:value-type="float" office:value="4">
            <text:p>4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Sylvai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4.4</text:p>
          </table:table-cell>
          <table:table-cell office:value-type="float" office:value="6219">
            <text:p>6219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4.4</text:p>
          </table:table-cell>
          <table:table-cell office:value-type="string">
            <text:p>0.7</text:p>
          </table:table-cell>
          <table:table-cell office:value-type="float" office:value="24">
            <text:p>2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84">
            <text:p>1584</text:p>
          </table:table-cell>
          <table:table-cell office:value-type="string">
            <text:p>a</text:p>
          </table:table-cell>
          <table:table-cell office:value-type="string">
            <text:p>Distin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uffy</text:p>
          </table:table-cell>
          <table:table-cell table:number-columns-repeated="2" office:value-type="float" office:value="0">
            <text:p>0</text:p>
          </table:table-cell>
          <table:table-cell office:value-type="float" office:value="349">
            <text:p>3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Shane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3</text:p>
          </table:table-cell>
          <table:table-cell office:value-type="float" office:value="61933">
            <text:p>6193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string">
            <text:p>a</text:p>
          </table:table-cell>
          <table:table-cell office:value-type="string">
            <text:p>Duffy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Colem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6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794">
            <text:p>794</text:p>
          </table:table-cell>
          <table:table-cell office:value-type="float" office:value="1">
            <text:p>1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string">
            <text:p>Seamus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6.5</text:p>
          </table:table-cell>
          <table:table-cell office:value-type="float" office:value="59949">
            <text:p>59949</text:p>
          </table:table-cell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6.5</text:p>
          </table:table-cell>
          <table:table-cell office:value-type="string">
            <text:p>0.1</text:p>
          </table:table-cell>
          <table:table-cell office:value-type="float" office:value="4">
            <text:p>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94">
            <text:p>794</text:p>
          </table:table-cell>
          <table:table-cell office:value-type="string">
            <text:p>a</text:p>
          </table:table-cell>
          <table:table-cell office:value-type="string">
            <text:p>Coleman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string">
            <text:p>4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lcaraz</text:p>
          </table:table-cell>
          <table:table-cell table:number-columns-repeated="2" office:value-type="float" office:value="0">
            <text:p>0</text:p>
          </table:table-cell>
          <table:table-cell office:value-type="float" office:value="283">
            <text:p>2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Antoli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2</text:p>
          </table:table-cell>
          <table:table-cell office:value-type="float" office:value="43035">
            <text:p>4303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a</text:p>
          </table:table-cell>
          <table:table-cell office:value-type="string">
            <text:p>Alcaraz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t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.2</text:p>
          </table:table-cell>
          <table:table-cell office:value-type="float" office:value="97299">
            <text:p>97299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2.2</text:p>
          </table:table-cell>
          <table:table-cell office:value-type="string">
            <text:p>0.2</text:p>
          </table:table-cell>
          <table:table-cell office:value-type="float" office:value="18">
            <text:p>1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string">
            <text:p>a</text:p>
          </table:table-cell>
          <table:table-cell office:value-type="string">
            <text:p>Stones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float" office:value="11">
            <text:p>11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arbutt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Luke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2</text:p>
          </table:table-cell>
          <table:table-cell office:value-type="float" office:value="80183">
            <text:p>8018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string">
            <text:p>Garbutt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rowning</text:p>
          </table:table-cell>
          <table:table-cell table:number-columns-repeated="2" office:value-type="float" office:value="0">
            <text:p>0</text:p>
          </table:table-cell>
          <table:table-cell office:value-type="float" office:value="215">
            <text:p>2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Tyias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2</text:p>
          </table:table-cell>
          <table:table-cell office:value-type="float" office:value="149468">
            <text:p>14946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string">
            <text:p>a</text:p>
          </table:table-cell>
          <table:table-cell office:value-type="string">
            <text:p>Browning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viedo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Brya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0</text:p>
          </table:table-cell>
          <table:table-cell office:value-type="float" office:value="77762">
            <text:p>7776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</text:p>
          </table:table-cell>
          <table:table-cell office:value-type="string">
            <text:p>Oviedo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sman</text:p>
          </table:table-cell>
          <table:table-cell table:number-columns-repeated="2" office:value-type="float" office:value="0">
            <text:p>0</text:p>
          </table:table-cell>
          <table:table-cell office:value-type="float" office:value="5531">
            <text:p>55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Leo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.6</text:p>
          </table:table-cell>
          <table:table-cell office:value-type="float" office:value="8378">
            <text:p>8378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1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string">
            <text:p>a</text:p>
          </table:table-cell>
          <table:table-cell office:value-type="string">
            <text:p>Osman</text:p>
          </table:table-cell>
          <table:table-cell office:value-type="float" office:value="6">
            <text:p>6</text:p>
          </table:table-cell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31">
            <text:p>553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ibson</text:p>
          </table:table-cell>
          <table:table-cell table:number-columns-repeated="2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Darro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5</text:p>
          </table:table-cell>
          <table:table-cell office:value-type="float" office:value="27707">
            <text:p>2770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string">
            <text:p>a</text:p>
          </table:table-cell>
          <table:table-cell office:value-type="string">
            <text:p>Gibson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rkley</text:p>
          </table:table-cell>
          <table:table-cell table:number-columns-repeated="2" office:value-type="float" office:value="0">
            <text:p>0</text:p>
          </table:table-cell>
          <table:table-cell office:value-type="float" office:value="142317">
            <text:p>1423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Ross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0.5</text:p>
          </table:table-cell>
          <table:table-cell office:value-type="float" office:value="88894">
            <text:p>88894</text:p>
          </table:table-cell>
          <table:table-cell office:value-type="string">
            <text:p>0.6</text:p>
          </table:table-cell>
          <table:table-cell office:value-type="float" office:value="0">
            <text:p>0</text:p>
          </table:table-cell>
          <table:table-cell office:value-type="string">
            <text:p>1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string">
            <text:p>i</text:p>
          </table:table-cell>
          <table:table-cell office:value-type="string">
            <text:p>Barkley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11">
            <text:p>11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2317">
            <text:p>14231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1">
            <text:p>1</text:p>
          </table:table-cell>
          <table:table-cell office:value-type="string">
            <text:p>Pienaa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>
            <text:p>[['Bonus', 1, 1], ['Assists', 1, 3], ['Minutes played', 80, 2]]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.0</text:p>
          </table:table-cell>
          <table:table-cell office:value-type="float" office:value="8677">
            <text:p>8677</text:p>
          </table:table-cell>
          <table:table-cell office:value-type="float" office:value="6">
            <text:p>6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.1</text:p>
          </table:table-cell>
          <table:table-cell office:value-type="float" office:value="7525">
            <text:p>7525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1.0</text:p>
          </table:table-cell>
          <table:table-cell office:value-type="float" office:value="25">
            <text:p>2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677">
            <text:p>8677</text:p>
          </table:table-cell>
          <table:table-cell office:value-type="string">
            <text:p>a</text:p>
          </table:table-cell>
          <table:table-cell office:value-type="string">
            <text:p>Pienaar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irall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184">
            <text:p>121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10, 1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string">
            <text:p>Kevin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4.5</text:p>
          </table:table-cell>
          <table:table-cell office:value-type="float" office:value="26901">
            <text:p>26901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4.5</text:p>
          </table:table-cell>
          <table:table-cell office:value-type="string">
            <text:p>0.1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850">
            <text:p>1850</text:p>
          </table:table-cell>
          <table:table-cell office:value-type="string">
            <text:p>a</text:p>
          </table:table-cell>
          <table:table-cell office:value-type="string">
            <text:p>Mirallas</text:p>
          </table:table-cell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string">
            <text:p>2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184">
            <text:p>1218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McCarth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93">
            <text:p>309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Jame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.5</text:p>
          </table:table-cell>
          <table:table-cell office:value-type="float" office:value="50472">
            <text:p>50472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2.5</text:p>
          </table:table-cell>
          <table:table-cell office:value-type="string">
            <text:p>0.4</text:p>
          </table:table-cell>
          <table:table-cell office:value-type="float" office:value="17">
            <text:p>1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string">
            <text:p>a</text:p>
          </table:table-cell>
          <table:table-cell office:value-type="string">
            <text:p>McCarthy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7.0</text:p>
          </table:table-cell>
          <table:table-cell office:value-type="float" office:value="0">
            <text:p>0</text:p>
          </table:table-cell>
          <table:table-cell office:value-type="string">
            <text:p>McGead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string">
            <text:p>1.3</text:p>
          </table:table-cell>
          <table:table-cell office:value-type="string">
            <text:p>[['Minutes played', 84, 2], ['Goals scored', 1, 5]]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0</text:p>
          </table:table-cell>
          <table:table-cell office:value-type="float" office:value="18295">
            <text:p>18295</text:p>
          </table:table-cell>
          <table:table-cell office:value-type="float" office:value="7">
            <text:p>7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string">
            <text:p>Aide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.2</text:p>
          </table:table-cell>
          <table:table-cell office:value-type="float" office:value="18267">
            <text:p>18267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1.3</text:p>
          </table:table-cell>
          <table:table-cell office:value-type="float" office:value="24">
            <text:p>2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8295">
            <text:p>18295</text:p>
          </table:table-cell>
          <table:table-cell office:value-type="string">
            <text:p>a</text:p>
          </table:table-cell>
          <table:table-cell office:value-type="string">
            <text:p>McGeady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11">
            <text:p>1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edson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Ry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0</text:p>
          </table:table-cell>
          <table:table-cell office:value-type="float" office:value="153675">
            <text:p>15367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a</text:p>
          </table:table-cell>
          <table:table-cell office:value-type="string">
            <text:p>Ledson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a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86">
            <text:p>588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Gareth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3.8</text:p>
          </table:table-cell>
          <table:table-cell office:value-type="float" office:value="1632">
            <text:p>1632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3.8</text:p>
          </table:table-cell>
          <table:table-cell office:value-type="string">
            <text:p>0.2</text:p>
          </table:table-cell>
          <table:table-cell office:value-type="float" office:value="13">
            <text:p>1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120">
            <text:p>1120</text:p>
          </table:table-cell>
          <table:table-cell office:value-type="string">
            <text:p>a</text:p>
          </table:table-cell>
          <table:table-cell office:value-type="string">
            <text:p>Barry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886">
            <text:p>58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9.0</text:p>
          </table:table-cell>
          <table:table-cell office:value-type="float" office:value="0">
            <text:p>0</text:p>
          </table:table-cell>
          <table:table-cell office:value-type="string">
            <text:p>Naismith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string">
            <text:p>1.8</text:p>
          </table:table-cell>
          <table:table-cell office:value-type="string">
            <text:p>[['Bonus', 3, 3], ['Minutes played', 90, 2], ['Goals scored', 1, 4]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0</text:p>
          </table:table-cell>
          <table:table-cell office:value-type="float" office:value="39300">
            <text:p>39300</text:p>
          </table:table-cell>
          <table:table-cell office:value-type="float" office:value="9">
            <text:p>9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string">
            <text:p>Steven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6.6</text:p>
          </table:table-cell>
          <table:table-cell office:value-type="float" office:value="18981">
            <text:p>18981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6.6</text:p>
          </table:table-cell>
          <table:table-cell office:value-type="string">
            <text:p>1.8</text:p>
          </table:table-cell>
          <table:table-cell office:value-type="float" office:value="36">
            <text:p>36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9300">
            <text:p>39300</text:p>
          </table:table-cell>
          <table:table-cell office:value-type="string">
            <text:p>a</text:p>
          </table:table-cell>
          <table:table-cell office:value-type="string">
            <text:p>Naismith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686">
            <text:p>46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Koné</text:p>
          </table:table-cell>
          <table:table-cell table:number-columns-repeated="2" office:value-type="float" office:value="0">
            <text:p>0</text:p>
          </table:table-cell>
          <table:table-cell office:value-type="float" office:value="519">
            <text:p>5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Arouna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float" office:value="26921">
            <text:p>2692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i</text:p>
          </table:table-cell>
          <table:table-cell office:value-type="string">
            <text:p>Koné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office:value-type="float" office:value="11">
            <text:p>11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cAleny</text:p>
          </table:table-cell>
          <table:table-cell table:number-columns-repeated="2" office:value-type="float" office:value="0">
            <text:p>0</text:p>
          </table:table-cell>
          <table:table-cell office:value-type="float" office:value="286">
            <text:p>2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Cono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float" office:value="80181">
            <text:p>8018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string">
            <text:p>a</text:p>
          </table:table-cell>
          <table:table-cell office:value-type="string">
            <text:p>McAleny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4.0</text:p>
          </table:table-cell>
          <table:table-cell office:value-type="float" office:value="0">
            <text:p>0</text:p>
          </table:table-cell>
          <table:table-cell office:value-type="string">
            <text:p>McGregor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string">
            <text:p>2.8</text:p>
          </table:table-cell>
          <table:table-cell office:value-type="string">
            <text:p>[['Bonus', 2, 2], ['Minutes played', 90, 2], ['Clean sheets', 1, 4], ['Saves', 5, 1], ['Penalties saved', 1, 5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4.0</text:p>
          </table:table-cell>
          <table:table-cell office:value-type="float" office:value="20938">
            <text:p>20938</text:p>
          </table:table-cell>
          <table:table-cell office:value-type="float" office:value="14">
            <text:p>14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Allan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2.0</text:p>
          </table:table-cell>
          <table:table-cell office:value-type="float" office:value="12390">
            <text:p>12390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2.8</text:p>
          </table:table-cell>
          <table:table-cell office:value-type="float" office:value="42">
            <text:p>42</text:p>
          </table:table-cell>
          <table:table-cell office:value-type="string">
            <text:p>Goalkeeper</text:p>
          </table:table-cell>
          <table:table-cell office:value-type="float" office:value="1">
            <text:p>1</text:p>
          </table:table-cell>
          <table:table-cell office:value-type="float" office:value="20938">
            <text:p>20938</text:p>
          </table:table-cell>
          <table:table-cell office:value-type="string">
            <text:p>a</text:p>
          </table:table-cell>
          <table:table-cell office:value-type="string">
            <text:p>McGregor</text:p>
          </table:table-cell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office:value-type="float" office:value="88">
            <text:p>88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arper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Stev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2</text:p>
          </table:table-cell>
          <table:table-cell office:value-type="float" office:value="1881">
            <text:p>1881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office:value-type="string">
            <text:p>Harper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88">
            <text:p>88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osenior</text:p>
          </table:table-cell>
          <table:table-cell table:number-columns-repeated="2"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Lia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.2</text:p>
          </table:table-cell>
          <table:table-cell office:value-type="float" office:value="15137">
            <text:p>15137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d</text:p>
          </table:table-cell>
          <table:table-cell office:value-type="string">
            <text:p>Rosenior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office:value-type="float" office:value="88">
            <text:p>88</text:p>
          </table:table-cell>
          <table:table-cell office:value-type="string">
            <text:p>1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5.0</text:p>
          </table:table-cell>
          <table:table-cell office:value-type="float" office:value="0">
            <text:p>0</text:p>
          </table:table-cell>
          <table:table-cell office:value-type="string">
            <text:p>Chester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057">
            <text:p>305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string">
            <text:p>3.3</text:p>
          </table:table-cell>
          <table:table-cell office:value-type="string">
            <text:p>[['Bonus', 3, 3], ['Clean sheets', 1, 4], ['Minutes played', 90, 2], ['Goals scored', 1, 6]]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5.0</text:p>
          </table:table-cell>
          <table:table-cell office:value-type="float" office:value="84551">
            <text:p>84551</text:p>
          </table:table-cell>
          <table:table-cell office:value-type="float" office:value="15">
            <text:p>15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James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4.9</text:p>
          </table:table-cell>
          <table:table-cell office:value-type="float" office:value="43252">
            <text:p>43252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4.9</text:p>
          </table:table-cell>
          <table:table-cell office:value-type="string">
            <text:p>3.3</text:p>
          </table:table-cell>
          <table:table-cell office:value-type="float" office:value="48">
            <text:p>48</text:p>
          </table:table-cell>
          <table:table-cell office:value-type="string">
            <text:p>Defender</text:p>
          </table:table-cell>
          <table:table-cell office:value-type="float" office:value="1">
            <text:p>1</text:p>
          </table:table-cell>
          <table:table-cell office:value-type="float" office:value="84551">
            <text:p>84551</text:p>
          </table:table-cell>
          <table:table-cell office:value-type="string">
            <text:p>a</text:p>
          </table:table-cell>
          <table:table-cell office:value-type="string">
            <text:p>Chester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float" office:value="88">
            <text:p>88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57">
            <text:p>305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cSha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54">
            <text:p>165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45, 1]]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543">
            <text:p>3543</text:p>
          </table:table-cell>
          <table:table-cell office:value-type="float" office:value="1">
            <text:p>1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Paul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.8</text:p>
          </table:table-cell>
          <table:table-cell office:value-type="float" office:value="17506">
            <text:p>1750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8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office:value-type="string">
            <text:p>a</text:p>
          </table:table-cell>
          <table:table-cell office:value-type="string">
            <text:p>McShane</text:p>
          </table:table-cell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  <table:table-cell office:value-type="float" office:value="88">
            <text:p>88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54">
            <text:p>165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udgeon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Joe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0</text:p>
          </table:table-cell>
          <table:table-cell office:value-type="float" office:value="80976">
            <text:p>8097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string">
            <text:p>Dudgeon</text:p>
          </table:table-cell>
          <table:table-cell office:value-type="float" office:value="7">
            <text:p>7</text:p>
          </table:table-cell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ru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25">
            <text:p>2662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45, 1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656">
            <text:p>2656</text:p>
          </table:table-cell>
          <table:table-cell office:value-type="float" office:value="1">
            <text:p>1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Alex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20.4</text:p>
          </table:table-cell>
          <table:table-cell office:value-type="float" office:value="19687">
            <text:p>1968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20.4</text:p>
          </table:table-cell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656">
            <text:p>2656</text:p>
          </table:table-cell>
          <table:table-cell office:value-type="string">
            <text:p>d</text:p>
          </table:table-cell>
          <table:table-cell office:value-type="string">
            <text:p>Bruce</text:p>
          </table:table-cell>
          <table:table-cell office:value-type="float" office:value="7">
            <text:p>7</text:p>
          </table:table-cell>
          <table:table-cell office:value-type="float" office:value="161">
            <text:p>161</text:p>
          </table:table-cell>
          <table:table-cell office:value-type="float" office:value="88">
            <text:p>88</text:p>
          </table:table-cell>
          <table:table-cell office:value-type="string">
            <text:p>0.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625">
            <text:p>2662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igueroa</text:p>
          </table:table-cell>
          <table:table-cell table:number-columns-repeated="2" office:value-type="float" office:value="0">
            <text:p>0</text:p>
          </table:table-cell>
          <table:table-cell office:value-type="float" office:value="2789">
            <text:p>27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Mayno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.1</text:p>
          </table:table-cell>
          <table:table-cell office:value-type="float" office:value="34285">
            <text:p>3428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string">
            <text:p>a</text:p>
          </table:table-cell>
          <table:table-cell office:value-type="string">
            <text:p>Figueroa</text:p>
          </table:table-cell>
          <table:table-cell office:value-type="float" office:value="7">
            <text:p>7</text:p>
          </table:table-cell>
          <table:table-cell office:value-type="float" office:value="162">
            <text:p>162</text:p>
          </table:table-cell>
          <table:table-cell office:value-type="float" office:value="88">
            <text:p>88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89">
            <text:p>278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0">
            <text:p>0</text:p>
          </table:table-cell>
          <table:table-cell office:value-type="string">
            <text:p>Davi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1.0</text:p>
          </table:table-cell>
          <table:table-cell office:value-type="string">
            <text:p>[['Yellow cards', 1, -1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.0</text:p>
          </table:table-cell>
          <table:table-cell office:value-type="float" office:value="1848">
            <text:p>1848</text:p>
          </table:table-cell>
          <table:table-cell office:value-type="float" office:value="5">
            <text:p>5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Curti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4.7</text:p>
          </table:table-cell>
          <table:table-cell office:value-type="float" office:value="19115">
            <text:p>19115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4.7</text:p>
          </table:table-cell>
          <table:table-cell office:value-type="string">
            <text:p>1.0</text:p>
          </table:table-cell>
          <table:table-cell office:value-type="float" office:value="21">
            <text:p>2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848">
            <text:p>1848</text:p>
          </table:table-cell>
          <table:table-cell office:value-type="string">
            <text:p>a</text:p>
          </table:table-cell>
          <table:table-cell office:value-type="string">
            <text:p>Davies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4.0</text:p>
          </table:table-cell>
          <table:table-cell office:value-type="float" office:value="1">
            <text:p>1</text:p>
          </table:table-cell>
          <table:table-cell office:value-type="string">
            <text:p>Quin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0.9</text:p>
          </table:table-cell>
          <table:table-cell office:value-type="string">
            <text:p>[['Assists', 1, 3], ['Minutes played', 51, 1]]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.0</text:p>
          </table:table-cell>
          <table:table-cell office:value-type="float" office:value="2499">
            <text:p>2499</text:p>
          </table:table-cell>
          <table:table-cell office:value-type="float" office:value="4">
            <text:p>4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Steph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2</text:p>
          </table:table-cell>
          <table:table-cell office:value-type="float" office:value="20462">
            <text:p>2046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9</text:p>
          </table:table-cell>
          <table:table-cell office:value-type="float" office:value="18">
            <text:p>1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499">
            <text:p>2499</text:p>
          </table:table-cell>
          <table:table-cell office:value-type="string">
            <text:p>a</text:p>
          </table:table-cell>
          <table:table-cell office:value-type="string">
            <text:p>Quinn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88">
            <text:p>88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rady</text:p>
          </table:table-cell>
          <table:table-cell table:number-columns-repeated="2" office:value-type="float" office:value="0">
            <text:p>0</text:p>
          </table:table-cell>
          <table:table-cell office:value-type="float" office:value="1210">
            <text:p>12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Robbi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4</text:p>
          </table:table-cell>
          <table:table-cell office:value-type="float" office:value="90517">
            <text:p>90517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office:value-type="string">
            <text:p>Brady</text:p>
          </table:table-cell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float" office:value="88">
            <text:p>88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eyl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Davi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1</text:p>
          </table:table-cell>
          <table:table-cell office:value-type="float" office:value="53371">
            <text:p>53371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a</text:p>
          </table:table-cell>
          <table:table-cell office:value-type="string">
            <text:p>Meyler</text:p>
          </table:table-cell>
          <table:table-cell office:value-type="float" office:value="7">
            <text:p>7</text:p>
          </table:table-cell>
          <table:table-cell office:value-type="float" office:value="166">
            <text:p>166</text:p>
          </table:table-cell>
          <table:table-cell office:value-type="float" office:value="88">
            <text:p>88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Elmohamad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6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1209">
            <text:p>1209</text:p>
          </table:table-cell>
          <table:table-cell office:value-type="float" office:value="3">
            <text:p>3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Ahme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.5</text:p>
          </table:table-cell>
          <table:table-cell office:value-type="float" office:value="37339">
            <text:p>37339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5</text:p>
          </table:table-cell>
          <table:table-cell office:value-type="string">
            <text:p>0.6</text:p>
          </table:table-cell>
          <table:table-cell office:value-type="float" office:value="16">
            <text:p>16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string">
            <text:p>a</text:p>
          </table:table-cell>
          <table:table-cell office:value-type="string">
            <text:p>Elmohamady</text:p>
          </table:table-cell>
          <table:table-cell office:value-type="float" office:value="7">
            <text:p>7</text:p>
          </table:table-cell>
          <table:table-cell office:value-type="float" office:value="167">
            <text:p>167</text:p>
          </table:table-cell>
          <table:table-cell office:value-type="float" office:value="88">
            <text:p>88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oyd</text:p>
          </table:table-cell>
          <table:table-cell table:number-columns-repeated="2" office:value-type="float" office:value="0">
            <text:p>0</text:p>
          </table:table-cell>
          <table:table-cell office:value-type="float" office:value="3398">
            <text:p>33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Georg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.9</text:p>
          </table:table-cell>
          <table:table-cell office:value-type="float" office:value="28244">
            <text:p>2824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string">
            <text:p>a</text:p>
          </table:table-cell>
          <table:table-cell office:value-type="string">
            <text:p>Boyd</text:p>
          </table:table-cell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  <table:table-cell office:value-type="float" office:value="88">
            <text:p>88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Huddleston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37">
            <text:p>253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1874">
            <text:p>1874</text:p>
          </table:table-cell>
          <table:table-cell office:value-type="float" office:value="3">
            <text:p>3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Tom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2.8</text:p>
          </table:table-cell>
          <table:table-cell office:value-type="float" office:value="15109">
            <text:p>15109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2.8</text:p>
          </table:table-cell>
          <table:table-cell office:value-type="string">
            <text:p>0.5</text:p>
          </table:table-cell>
          <table:table-cell office:value-type="float" office:value="17">
            <text:p>1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string">
            <text:p>a</text:p>
          </table:table-cell>
          <table:table-cell office:value-type="string">
            <text:p>Huddlestone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88">
            <text:p>88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Livermo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544">
            <text:p>544</text:p>
          </table:table-cell>
          <table:table-cell office:value-type="float" office:value="3">
            <text:p>3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Jak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.3</text:p>
          </table:table-cell>
          <table:table-cell office:value-type="float" office:value="49944">
            <text:p>49944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5</text:p>
          </table:table-cell>
          <table:table-cell office:value-type="float" office:value="13">
            <text:p>1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string">
            <text:p>a</text:p>
          </table:table-cell>
          <table:table-cell office:value-type="string">
            <text:p>Livermore</text:p>
          </table:table-cell>
          <table:table-cell office:value-type="float" office:value="7">
            <text:p>7</text:p>
          </table:table-cell>
          <table:table-cell office:value-type="float" office:value="170">
            <text:p>170</text:p>
          </table:table-cell>
          <table:table-cell office:value-type="float" office:value="88">
            <text:p>88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luko</text:p>
          </table:table-cell>
          <table:table-cell table:number-columns-repeated="2" office:value-type="float" office:value="0">
            <text:p>0</text:p>
          </table:table-cell>
          <table:table-cell office:value-type="float" office:value="399">
            <text:p>3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Son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1</text:p>
          </table:table-cell>
          <table:table-cell office:value-type="float" office:value="27503">
            <text:p>27503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a</text:p>
          </table:table-cell>
          <table:table-cell office:value-type="string">
            <text:p>Aluko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float" office:value="88">
            <text:p>88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Inc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string">
            <text:p>[['Clean sheets', 1, 1], ['Minutes played', 81, 2]]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3333">
            <text:p>3333</text:p>
          </table:table-cell>
          <table:table-cell office:value-type="float" office:value="3">
            <text:p>3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.9</text:p>
          </table:table-cell>
          <table:table-cell office:value-type="float" office:value="86176">
            <text:p>86176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1.9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string">
            <text:p>a</text:p>
          </table:table-cell>
          <table:table-cell office:value-type="string">
            <text:p>Ince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nodgra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66">
            <text:p>1106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39, 1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Robert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2.0</text:p>
          </table:table-cell>
          <table:table-cell office:value-type="float" office:value="18987">
            <text:p>18987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d</text:p>
          </table:table-cell>
          <table:table-cell office:value-type="string">
            <text:p>Snodgrass</text:p>
          </table:table-cell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 office:value-type="float" office:value="88">
            <text:p>88</text:p>
          </table:table-cell>
          <table:table-cell office:value-type="string">
            <text:p>1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066">
            <text:p>1106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Jelav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38">
            <text:p>333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0</text:p>
          </table:table-cell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Nikica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2.0</text:p>
          </table:table-cell>
          <table:table-cell office:value-type="float" office:value="62419">
            <text:p>62419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 office:value-type="string">
            <text:p>a</text:p>
          </table:table-cell>
          <table:table-cell office:value-type="string">
            <text:p>Jelavic</text:p>
          </table:table-cell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float" office:value="88">
            <text:p>88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38">
            <text:p>33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roschwitz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Nick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0</text:p>
          </table:table-cell>
          <table:table-cell office:value-type="float" office:value="78778">
            <text:p>7877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Proschwitz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float" office:value="88">
            <text:p>88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76">
            <text:p>927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7, 1]]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282">
            <text:p>3282</text:p>
          </table:table-cell>
          <table:table-cell office:value-type="float" office:value="1">
            <text:p>1</text:p>
          </table:table-cell>
          <table:table-cell office:value-type="string">
            <text:p>Southampton</text:p>
          </table:table-cell>
          <table:table-cell office:value-type="float" office:value="1">
            <text:p>1</text:p>
          </table:table-cell>
          <table:table-cell office:value-type="string">
            <text:p>Shan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4.9</text:p>
          </table:table-cell>
          <table:table-cell office:value-type="float" office:value="20452">
            <text:p>20452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4.9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282">
            <text:p>3282</text:p>
          </table:table-cell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float" office:value="20">
            <text:p>20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276">
            <text:p>927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agbo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Yannick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0</text:p>
          </table:table-cell>
          <table:table-cell office:value-type="float" office:value="51627">
            <text:p>5162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Sagbo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float" office:value="88">
            <text:p>88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chmeich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70">
            <text:p>327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Kaspe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6.0</text:p>
          </table:table-cell>
          <table:table-cell office:value-type="float" office:value="17745">
            <text:p>17745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6.0</text:p>
          </table:table-cell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429">
            <text:p>1429</text:p>
          </table:table-cell>
          <table:table-cell office:value-type="string">
            <text:p>a</text:p>
          </table:table-cell>
          <table:table-cell office:value-type="string">
            <text:p>Schmeichel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13">
            <text:p>13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70">
            <text:p>327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amer</text:p>
          </table:table-cell>
          <table:table-cell table:number-columns-repeated="2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83">
            <text:p>983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Be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1.5</text:p>
          </table:table-cell>
          <table:table-cell office:value-type="float" office:value="38038">
            <text:p>3803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string">
            <text:p>a</text:p>
          </table:table-cell>
          <table:table-cell office:value-type="string">
            <text:p>Hamer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org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We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7</text:p>
          </table:table-cell>
          <table:table-cell office:value-type="float" office:value="15033">
            <text:p>1503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string">
            <text:p>a</text:p>
          </table:table-cell>
          <table:table-cell office:value-type="string">
            <text:p>Morgan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asilewski</text:p>
          </table:table-cell>
          <table:table-cell table:number-columns-repeated="2" office:value-type="float" office:value="0">
            <text:p>0</text:p>
          </table:table-cell>
          <table:table-cell office:value-type="float" office:value="2471">
            <text:p>24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Marci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1.2</text:p>
          </table:table-cell>
          <table:table-cell office:value-type="float" office:value="37388">
            <text:p>3738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string">
            <text:p>a</text:p>
          </table:table-cell>
          <table:table-cell office:value-type="string">
            <text:p>Wasilewski</text:p>
          </table:table-cell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71">
            <text:p>247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oore</text:p>
          </table:table-cell>
          <table:table-cell table:number-columns-repeated="2"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Liam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1.7</text:p>
          </table:table-cell>
          <table:table-cell office:value-type="float" office:value="86857">
            <text:p>8685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7</text:p>
          </table:table-cell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string">
            <text:p>a</text:p>
          </table:table-cell>
          <table:table-cell office:value-type="string">
            <text:p>Moore</text:p>
          </table:table-cell>
          <table:table-cell office:value-type="float" office:value="8">
            <text:p>8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e La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Ritchi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float" office:value="46695">
            <text:p>4669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a</text:p>
          </table:table-cell>
          <table:table-cell office:value-type="string">
            <text:p>de Laet</text:p>
          </table:table-cell>
          <table:table-cell office:value-type="float" office:value="8">
            <text:p>8</text:p>
          </table:table-cell>
          <table:table-cell office:value-type="float" office:value="183">
            <text:p>183</text:p>
          </table:table-cell>
          <table:table-cell office:value-type="float" office:value="13">
            <text:p>13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chlup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7, 1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Jeffre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office:value-type="float" office:value="86417">
            <text:p>86417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a</text:p>
          </table:table-cell>
          <table:table-cell office:value-type="string">
            <text:p>Schlupp</text:p>
          </table:table-cell>
          <table:table-cell office:value-type="float" office:value="8">
            <text:p>8</text:p>
          </table:table-cell>
          <table:table-cell office:value-type="float" office:value="184">
            <text:p>184</text:p>
          </table:table-cell>
          <table:table-cell office:value-type="float" office:value="13">
            <text:p>13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Konchesk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3</text:p>
          </table:table-cell>
          <table:table-cell office:value-type="float" office:value="1413">
            <text:p>141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float" office:value="18">
            <text:p>1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string">
            <text:p>a</text:p>
          </table:table-cell>
          <table:table-cell office:value-type="string">
            <text:p>Konchesky</text:p>
          </table:table-cell>
          <table:table-cell office:value-type="float" office:value="8">
            <text:p>8</text:p>
          </table:table-cell>
          <table:table-cell office:value-type="float" office:value="185">
            <text:p>185</text:p>
          </table:table-cell>
          <table:table-cell office:value-type="float" office:value="13">
            <text:p>13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Upson</text:p>
          </table:table-cell>
          <table:table-cell table:number-columns-repeated="2" office:value-type="float" office:value="0">
            <text:p>0</text:p>
          </table:table-cell>
          <table:table-cell office:value-type="float" office:value="2030">
            <text:p>20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Matthew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9</text:p>
          </table:table-cell>
          <table:table-cell office:value-type="float" office:value="1640">
            <text:p>164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i</text:p>
          </table:table-cell>
          <table:table-cell office:value-type="string">
            <text:p>Upson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float" office:value="13">
            <text:p>13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rinkwa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38, 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Leicester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float" office:value="61603">
            <text:p>61603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i</text:p>
          </table:table-cell>
          <table:table-cell office:value-type="string">
            <text:p>Drinkwater</text:p>
          </table:table-cell>
          <table:table-cell office:value-type="float" office:value="8">
            <text:p>8</text:p>
          </table:table-cell>
          <table:table-cell office:value-type="float" office:value="187">
            <text:p>187</text:p>
          </table:table-cell>
          <table:table-cell office:value-type="float" office:value="13">
            <text:p>13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Hamm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52, 1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Leicester</text:p>
          </table:table-cell>
          <table:table-cell office:value-type="float" office:value="1">
            <text:p>1</text:p>
          </table:table-cell>
          <table:table-cell office:value-type="string">
            <text:p>De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office:value-type="float" office:value="11848">
            <text:p>1184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a</text:p>
          </table:table-cell>
          <table:table-cell office:value-type="string">
            <text:p>Hammond</text:p>
          </table:table-cell>
          <table:table-cell office:value-type="float" office:value="8">
            <text:p>8</text:p>
          </table:table-cell>
          <table:table-cell office:value-type="float" office:value="188">
            <text:p>188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ames</text:p>
          </table:table-cell>
          <table:table-cell table:number-columns-repeated="2" office:value-type="float" office:value="0">
            <text:p>0</text:p>
          </table:table-cell>
          <table:table-cell office:value-type="float" office:value="1106">
            <text:p>11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Matthew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3</text:p>
          </table:table-cell>
          <table:table-cell office:value-type="float" office:value="61604">
            <text:p>6160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</text:p>
          </table:table-cell>
          <table:table-cell office:value-type="string">
            <text:p>James</text:p>
          </table:table-cell>
          <table:table-cell office:value-type="float" office:value="8">
            <text:p>8</text:p>
          </table:table-cell>
          <table:table-cell office:value-type="float" office:value="189">
            <text:p>189</text:p>
          </table:table-cell>
          <table:table-cell office:value-type="float" office:value="13">
            <text:p>13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Mahre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Riya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3</text:p>
          </table:table-cell>
          <table:table-cell office:value-type="float" office:value="103025">
            <text:p>103025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float" office:value="18">
            <text:p>1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a</text:p>
          </table:table-cell>
          <table:table-cell office:value-type="string">
            <text:p>Mahrez</text:p>
          </table:table-cell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  <table:table-cell office:value-type="float" office:value="13">
            <text:p>13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Knockaer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3, 2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Anthony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float" office:value="83543">
            <text:p>8354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a</text:p>
          </table:table-cell>
          <table:table-cell office:value-type="string">
            <text:p>Knockaert</text:p>
          </table:table-cell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  <table:table-cell office:value-type="float" office:value="13">
            <text:p>13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7.0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string">
            <text:p>1.6</text:p>
          </table:table-cell>
          <table:table-cell office:value-type="string">
            <text:p>[['Bonus', 2, 2], ['Assists', 1, 3], ['Minutes played', 90, 2]]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.0</text:p>
          </table:table-cell>
          <table:table-cell office:value-type="float" office:value="15409">
            <text:p>15409</text:p>
          </table:table-cell>
          <table:table-cell office:value-type="float" office:value="7">
            <text:p>7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Andy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1.1</text:p>
          </table:table-cell>
          <table:table-cell office:value-type="float" office:value="13152">
            <text:p>1315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1.6</text:p>
          </table:table-cell>
          <table:table-cell office:value-type="float" office:value="27">
            <text:p>2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5409">
            <text:p>15409</text:p>
          </table:table-cell>
          <table:table-cell office:value-type="string">
            <text:p>a</text:p>
          </table:table-cell>
          <table:table-cell office:value-type="string">
            <text:p>King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aylor-Fletcher</text:p>
          </table:table-cell>
          <table:table-cell table:number-columns-repeated="2" office:value-type="float" office:value="0">
            <text:p>0</text:p>
          </table:table-cell>
          <table:table-cell office:value-type="float" office:value="766">
            <text:p>7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Gar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4</text:p>
          </table:table-cell>
          <table:table-cell office:value-type="float" office:value="19273">
            <text:p>1927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a</text:p>
          </table:table-cell>
          <table:table-cell office:value-type="string">
            <text:p>Taylor-Fletcher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lbrighton</text:p>
          </table:table-cell>
          <table:table-cell table:number-columns-repeated="2" office:value-type="float" office:value="0">
            <text:p>0</text:p>
          </table:table-cell>
          <table:table-cell office:value-type="float" office:value="3875">
            <text:p>38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Marc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2.4</text:p>
          </table:table-cell>
          <table:table-cell office:value-type="float" office:value="51938">
            <text:p>51938</text:p>
          </table:table-cell>
          <table:table-cell office:value-type="string">
            <text:p>0.5</text:p>
          </table:table-cell>
          <table:table-cell office:value-type="float" office:value="0">
            <text:p>0</text:p>
          </table:table-cell>
          <table:table-cell office:value-type="string">
            <text:p>2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string">
            <text:p>d</text:p>
          </table:table-cell>
          <table:table-cell office:value-type="string">
            <text:p>Albrighton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float" office:value="13">
            <text:p>13</text:p>
          </table:table-cell>
          <table:table-cell office:value-type="string">
            <text:p>0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Nugen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20">
            <text:p>38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1.6</text:p>
          </table:table-cell>
          <table:table-cell office:value-type="float" office:value="12744">
            <text:p>12744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1.6</text:p>
          </table:table-cell>
          <table:table-cell office:value-type="string">
            <text:p>0.4</text:p>
          </table:table-cell>
          <table:table-cell office:value-type="float" office:value="4">
            <text:p>4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string">
            <text:p>a</text:p>
          </table:table-cell>
          <table:table-cell office:value-type="string">
            <text:p>Nugent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20">
            <text:p>382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ardy</text:p>
          </table:table-cell>
          <table:table-cell table:number-columns-repeated="2" office:value-type="float" office:value="0">
            <text:p>0</text:p>
          </table:table-cell>
          <table:table-cell office:value-type="float" office:value="616">
            <text:p>6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Jami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float" office:value="101668">
            <text:p>101668</text:p>
          </table:table-cell>
          <table:table-cell office:value-type="string">
            <text:p>0.3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</text:p>
          </table:table-cell>
          <table:table-cell office:value-type="string">
            <text:p>Vardy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0">
            <text:p>0</text:p>
          </table:table-cell>
          <table:table-cell office:value-type="string">
            <text:p>Woo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1.1</text:p>
          </table:table-cell>
          <table:table-cell office:value-type="string">
            <text:p>[['Minutes played', 13, 1], ['Goals scored', 1, 4]]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</text:p>
          </table:table-cell>
          <table:table-cell office:value-type="float" office:value="12804">
            <text:p>12804</text:p>
          </table:table-cell>
          <table:table-cell office:value-type="float" office:value="5">
            <text:p>5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Chri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1.1</text:p>
          </table:table-cell>
          <table:table-cell office:value-type="float" office:value="60689">
            <text:p>6068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.1</text:p>
          </table:table-cell>
          <table:table-cell office:value-type="float" office:value="24">
            <text:p>24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2804">
            <text:p>12804</text:p>
          </table:table-cell>
          <table:table-cell office:value-type="string">
            <text:p>a</text:p>
          </table:table-cell>
          <table:table-cell office:value-type="string">
            <text:p>Wood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rmby</text:p>
          </table:table-cell>
          <table:table-cell table:number-columns-repeated="2" office:value-type="float" office:value="0">
            <text:p>0</text:p>
          </table:table-cell>
          <table:table-cell office:value-type="float" office:value="452">
            <text:p>4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Jack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float" office:value="112134">
            <text:p>11213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string">
            <text:p>a</text:p>
          </table:table-cell>
          <table:table-cell office:value-type="string">
            <text:p>Barmby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eina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Jos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0</text:p>
          </table:table-cell>
          <table:table-cell office:value-type="float" office:value="8432">
            <text:p>843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Reina</text:p>
          </table:table-cell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Mignole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77">
            <text:p>397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string">
            <text:p>[['Saves', 5, 1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0</text:p>
          </table:table-cell>
          <table:table-cell office:value-type="float" office:value="3693">
            <text:p>3693</text:p>
          </table:table-cell>
          <table:table-cell office:value-type="float" office:value="3">
            <text:p>3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.4</text:p>
          </table:table-cell>
          <table:table-cell office:value-type="float" office:value="66797">
            <text:p>66797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6.4</text:p>
          </table:table-cell>
          <table:table-cell office:value-type="string">
            <text:p>0.5</text:p>
          </table:table-cell>
          <table:table-cell office:value-type="float" office:value="16">
            <text:p>16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3693">
            <text:p>3693</text:p>
          </table:table-cell>
          <table:table-cell office:value-type="string">
            <text:p>a</text:p>
          </table:table-cell>
          <table:table-cell office:value-type="string">
            <text:p>Mignolet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string">
            <text:p>3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77">
            <text:p>39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Kelly</text:p>
          </table:table-cell>
          <table:table-cell table:number-columns-repeated="2"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06">
            <text:p>906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2">
            <text:p>2</text:p>
          </table:table-cell>
          <table:table-cell office:value-type="string">
            <text:p>Marti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float" office:value="58786">
            <text:p>5878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906">
            <text:p>906</text:p>
          </table:table-cell>
          <table:table-cell office:value-type="string">
            <text:p>a</text:p>
          </table:table-cell>
          <table:table-cell office:value-type="string">
            <text:p>Kelly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31">
            <text:p>3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370">
            <text:p>1370</text:p>
          </table:table-cell>
          <table:table-cell office:value-type="float" office:value="2">
            <text:p>2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Gle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2.3</text:p>
          </table:table-cell>
          <table:table-cell office:value-type="float" office:value="9047">
            <text:p>9047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2.3</text:p>
          </table:table-cell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string">
            <text:p>a</text:p>
          </table:table-cell>
          <table:table-cell office:value-type="string">
            <text:p>Johnson</text:p>
          </table:table-cell>
          <table:table-cell office:value-type="float" office:value="9">
            <text:p>9</text:p>
          </table:table-cell>
          <table:table-cell office:value-type="float" office:value="202">
            <text:p>202</text:p>
          </table:table-cell>
          <table:table-cell office:value-type="float" office:value="14">
            <text:p>14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4.0</text:p>
          </table:table-cell>
          <table:table-cell office:value-type="float" office:value="0">
            <text:p>0</text:p>
          </table:table-cell>
          <table:table-cell office:value-type="string">
            <text:p>Skrte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358">
            <text:p>1035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0.7</text:p>
          </table:table-cell>
          <table:table-cell office:value-type="string">
            <text:p>[['Bonus', 2, 2], ['Minutes played', 90, 2]]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.0</text:p>
          </table:table-cell>
          <table:table-cell office:value-type="float" office:value="4660">
            <text:p>4660</text:p>
          </table:table-cell>
          <table:table-cell office:value-type="float" office:value="4">
            <text:p>4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Martin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12.4</text:p>
          </table:table-cell>
          <table:table-cell office:value-type="float" office:value="26793">
            <text:p>26793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12.4</text:p>
          </table:table-cell>
          <table:table-cell office:value-type="string">
            <text:p>0.7</text:p>
          </table:table-cell>
          <table:table-cell office:value-type="float" office:value="25">
            <text:p>2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660">
            <text:p>4660</text:p>
          </table:table-cell>
          <table:table-cell office:value-type="string">
            <text:p>a</text:p>
          </table:table-cell>
          <table:table-cell office:value-type="string">
            <text:p>Skrtel</text:p>
          </table:table-cell>
          <table:table-cell office:value-type="float" office:value="9">
            <text:p>9</text:p>
          </table:table-cell>
          <table:table-cell office:value-type="float" office:value="203">
            <text:p>203</text:p>
          </table:table-cell>
          <table:table-cell office:value-type="float" office:value="14">
            <text:p>14</text:p>
          </table:table-cell>
          <table:table-cell office:value-type="string">
            <text:p>3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358">
            <text:p>1035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gger</text:p>
          </table:table-cell>
          <table:table-cell table:number-columns-repeated="2" office:value-type="float" office:value="0">
            <text:p>0</text:p>
          </table:table-cell>
          <table:table-cell office:value-type="float" office:value="1648">
            <text:p>16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Danie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4</text:p>
          </table:table-cell>
          <table:table-cell office:value-type="float" office:value="21094">
            <text:p>2109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i</text:p>
          </table:table-cell>
          <table:table-cell office:value-type="string">
            <text:p>Agger</text:p>
          </table:table-cell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Enrique Sanchez Diaz</text:p>
          </table:table-cell>
          <table:table-cell table:number-columns-repeated="2" office:value-type="float" office:value="0">
            <text:p>0</text:p>
          </table:table-cell>
          <table:table-cell office:value-type="float" office:value="2727">
            <text:p>27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José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7</text:p>
          </table:table-cell>
          <table:table-cell office:value-type="float" office:value="26725">
            <text:p>26725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string">
            <text:p>a</text:p>
          </table:table-cell>
          <table:table-cell office:value-type="string">
            <text:p>José Enrique</text:p>
          </table:table-cell>
          <table:table-cell office:value-type="float" office:value="9">
            <text:p>9</text:p>
          </table:table-cell>
          <table:table-cell office:value-type="float" office:value="205">
            <text:p>205</text:p>
          </table:table-cell>
          <table:table-cell office:value-type="float" office:value="14">
            <text:p>14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oates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Sebasti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1</text:p>
          </table:table-cell>
          <table:table-cell office:value-type="float" office:value="78108">
            <text:p>78108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a</text:p>
          </table:table-cell>
          <table:table-cell office:value-type="string">
            <text:p>Coates</text:p>
          </table:table-cell>
          <table:table-cell office:value-type="float" office:value="9">
            <text:p>9</text:p>
          </table:table-cell>
          <table:table-cell office:value-type="float" office:value="206">
            <text:p>206</text:p>
          </table:table-cell>
          <table:table-cell office:value-type="float" office:value="14">
            <text:p>14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Wisd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51">
            <text:p>405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8612">
            <text:p>8612</text:p>
          </table:table-cell>
          <table:table-cell office:value-type="float" office:value="1">
            <text:p>1</text:p>
          </table:table-cell>
          <table:table-cell office:value-type="string">
            <text:p>West Brom</text:p>
          </table:table-cell>
          <table:table-cell office:value-type="float" office:value="2">
            <text:p>2</text:p>
          </table:table-cell>
          <table:table-cell office:value-type="string">
            <text:p>Andre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7.6</text:p>
          </table:table-cell>
          <table:table-cell office:value-type="float" office:value="89088">
            <text:p>8908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7.6</text:p>
          </table:table-cell>
          <table:table-cell office:value-type="string">
            <text:p>0.2</text:p>
          </table:table-cell>
          <table:table-cell office:value-type="float" office:value="14">
            <text:p>1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612">
            <text:p>8612</text:p>
          </table:table-cell>
          <table:table-cell office:value-type="string">
            <text:p>a</text:p>
          </table:table-cell>
          <table:table-cell office:value-type="string">
            <text:p>Wisdom</text:p>
          </table:table-cell>
          <table:table-cell office:value-type="float" office:value="19">
            <text:p>19</text:p>
          </table:table-cell>
          <table:table-cell office:value-type="float" office:value="207">
            <text:p>207</text:p>
          </table:table-cell>
          <table:table-cell office:value-type="float" office:value="35">
            <text:p>35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oady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Conor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0</text:p>
          </table:table-cell>
          <table:table-cell office:value-type="float" office:value="94147">
            <text:p>9414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Coady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ouré</text:p>
          </table:table-cell>
          <table:table-cell table:number-columns-repeated="2" office:value-type="float" office:value="0">
            <text:p>0</text:p>
          </table:table-cell>
          <table:table-cell office:value-type="float" office:value="1378">
            <text:p>13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Kolo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7</text:p>
          </table:table-cell>
          <table:table-cell office:value-type="float" office:value="12450">
            <text:p>12450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a</text:p>
          </table:table-cell>
          <table:table-cell office:value-type="string">
            <text:p>Touré</text:p>
          </table:table-cell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  <table:table-cell office:value-type="float" office:value="14">
            <text:p>14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lanagan</text:p>
          </table:table-cell>
          <table:table-cell table:number-columns-repeated="2" office:value-type="float" office:value="0">
            <text:p>0</text:p>
          </table:table-cell>
          <table:table-cell office:value-type="float" office:value="3300">
            <text:p>33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Jo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7</text:p>
          </table:table-cell>
          <table:table-cell office:value-type="float" office:value="91979">
            <text:p>9197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</text:p>
          </table:table-cell>
          <table:table-cell office:value-type="string">
            <text:p>Flanagan</text:p>
          </table:table-cell>
          <table:table-cell office:value-type="float" office:value="9">
            <text:p>9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akho</text:p>
          </table:table-cell>
          <table:table-cell table:number-columns-repeated="2" office:value-type="float" office:value="0">
            <text:p>0</text:p>
          </table:table-cell>
          <table:table-cell office:value-type="float" office:value="3142">
            <text:p>31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Mamadou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1.0</text:p>
          </table:table-cell>
          <table:table-cell office:value-type="float" office:value="40784">
            <text:p>40784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a</text:p>
          </table:table-cell>
          <table:table-cell office:value-type="string">
            <text:p>Sakho</text:p>
          </table:table-cell>
          <table:table-cell office:value-type="float" office:value="9">
            <text:p>9</text:p>
          </table:table-cell>
          <table:table-cell office:value-type="float" office:value="211">
            <text:p>211</text:p>
          </table:table-cell>
          <table:table-cell office:value-type="float" office:value="14">
            <text:p>14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42">
            <text:p>31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Ilori</text:p>
          </table:table-cell>
          <table:table-cell table:number-columns-repeated="2" office:value-type="float" office:value="0">
            <text:p>0</text:p>
          </table:table-cell>
          <table:table-cell office:value-type="float" office:value="620">
            <text:p>6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Tiago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3</text:p>
          </table:table-cell>
          <table:table-cell office:value-type="float" office:value="102548">
            <text:p>10254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string">
            <text:p>u</text:p>
          </table:table-cell>
          <table:table-cell office:value-type="string">
            <text:p>Ilori</text:p>
          </table:table-cell>
          <table:table-cell office:value-type="float" office:value="9">
            <text:p>9</text:p>
          </table:table-cell>
          <table:table-cell office:value-type="float" office:value="212">
            <text:p>212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mith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Brad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0</text:p>
          </table:table-cell>
          <table:table-cell office:value-type="float" office:value="120447">
            <text:p>12044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Smith</text:p>
          </table:table-cell>
          <table:table-cell office:value-type="float" office:value="9">
            <text:p>9</text:p>
          </table:table-cell>
          <table:table-cell office:value-type="float" office:value="213">
            <text:p>213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Gerrar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859">
            <text:p>1785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974">
            <text:p>974</text:p>
          </table:table-cell>
          <table:table-cell office:value-type="float" office:value="2">
            <text:p>2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.8</text:p>
          </table:table-cell>
          <table:table-cell office:value-type="float" office:value="1814">
            <text:p>1814</text:p>
          </table:table-cell>
          <table:table-cell office:value-type="string">
            <text:p>3.3</text:p>
          </table:table-cell>
          <table:table-cell office:value-type="float" office:value="0">
            <text:p>0</text:p>
          </table:table-cell>
          <table:table-cell office:value-type="string">
            <text:p>6.8</text:p>
          </table:table-cell>
          <table:table-cell office:value-type="string">
            <text:p>0.2</text:p>
          </table:table-cell>
          <table:table-cell office:value-type="float" office:value="16">
            <text:p>16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string">
            <text:p>a</text:p>
          </table:table-cell>
          <table:table-cell office:value-type="string">
            <text:p>Gerrard</text:p>
          </table:table-cell>
          <table:table-cell office:value-type="float" office:value="9">
            <text:p>9</text:p>
          </table:table-cell>
          <table:table-cell office:value-type="float" office:value="214">
            <text:p>214</text:p>
          </table:table-cell>
          <table:table-cell office:value-type="float" office:value="14">
            <text:p>14</text:p>
          </table:table-cell>
          <table:table-cell office:value-type="string">
            <text:p>3.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859">
            <text:p>1785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Luca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2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Leiva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1.3</text:p>
          </table:table-cell>
          <table:table-cell office:value-type="float" office:value="43191">
            <text:p>4319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4</text:p>
          </table:table-cell>
          <table:table-cell office:value-type="float" office:value="15">
            <text:p>1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string">
            <text:p>a</text:p>
          </table:table-cell>
          <table:table-cell office:value-type="string">
            <text:p>Lucas</text:p>
          </table:table-cell>
          <table:table-cell office:value-type="float" office:value="9">
            <text:p>9</text:p>
          </table:table-cell>
          <table:table-cell office:value-type="float" office:value="215">
            <text:p>215</text:p>
          </table:table-cell>
          <table:table-cell office:value-type="float" office:value="14">
            <text:p>1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1">
            <text:p>1</text:p>
          </table:table-cell>
          <table:table-cell office:value-type="string">
            <text:p>Henders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524">
            <text:p>1652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  <table:table-cell office:value-type="string">
            <text:p>[['Assists', 1, 3], ['Minutes played', 90, 2]]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.0</text:p>
          </table:table-cell>
          <table:table-cell office:value-type="float" office:value="22925">
            <text:p>22925</text:p>
          </table:table-cell>
          <table:table-cell office:value-type="float" office:value="5">
            <text:p>5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16.7</text:p>
          </table:table-cell>
          <table:table-cell office:value-type="float" office:value="56979">
            <text:p>56979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6.7</text:p>
          </table:table-cell>
          <table:table-cell office:value-type="string">
            <text:p>0.8</text:p>
          </table:table-cell>
          <table:table-cell office:value-type="float" office:value="22">
            <text:p>2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2925">
            <text:p>22925</text:p>
          </table:table-cell>
          <table:table-cell office:value-type="string">
            <text:p>a</text:p>
          </table:table-cell>
          <table:table-cell office:value-type="string">
            <text:p>Henderson</text:p>
          </table:table-cell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office:value-type="float" office:value="14">
            <text:p>14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524">
            <text:p>1652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3.0</text:p>
          </table:table-cell>
          <table:table-cell office:value-type="float" office:value="1">
            <text:p>1</text:p>
          </table:table-cell>
          <table:table-cell office:value-type="string">
            <text:p>Sterling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292">
            <text:p>529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string">
            <text:p>1.5</text:p>
          </table:table-cell>
          <table:table-cell office:value-type="string">
            <text:p>[['Bonus', 3, 3], ['Assists', 1, 3], ['Minutes played', 90, 2], ['Goals scored', 1, 5]]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0</text:p>
          </table:table-cell>
          <table:table-cell office:value-type="float" office:value="86226">
            <text:p>86226</text:p>
          </table:table-cell>
          <table:table-cell office:value-type="float" office:value="13">
            <text:p>13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Raheem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34.6</text:p>
          </table:table-cell>
          <table:table-cell office:value-type="float" office:value="103955">
            <text:p>103955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34.6</text:p>
          </table:table-cell>
          <table:table-cell office:value-type="string">
            <text:p>1.5</text:p>
          </table:table-cell>
          <table:table-cell office:value-type="float" office:value="43">
            <text:p>43</text:p>
          </table:table-cell>
          <table:table-cell office:value-type="string">
            <text:p>Midfielder</text:p>
          </table:table-cell>
          <table:table-cell office:value-type="float" office:value="1">
            <text:p>1</text:p>
          </table:table-cell>
          <table:table-cell office:value-type="float" office:value="86226">
            <text:p>86226</text:p>
          </table:table-cell>
          <table:table-cell office:value-type="string">
            <text:p>a</text:p>
          </table:table-cell>
          <table:table-cell office:value-type="string">
            <text:p>Sterling</text:p>
          </table:table-cell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office:value-type="float" office:value="14">
            <text:p>14</text:p>
          </table:table-cell>
          <table:table-cell office:value-type="string">
            <text:p>3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292">
            <text:p>529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All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8, 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Jo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2</text:p>
          </table:table-cell>
          <table:table-cell office:value-type="float" office:value="40555">
            <text:p>40555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string">
            <text:p>a</text:p>
          </table:table-cell>
          <table:table-cell office:value-type="string">
            <text:p>Allen</text:p>
          </table:table-cell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float" office:value="14">
            <text:p>14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outinh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746">
            <text:p>2574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75, 2]]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927">
            <text:p>2927</text:p>
          </table:table-cell>
          <table:table-cell office:value-type="float" office:value="2">
            <text:p>2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Phillippe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9.8</text:p>
          </table:table-cell>
          <table:table-cell office:value-type="float" office:value="84583">
            <text:p>84583</text:p>
          </table:table-cell>
          <table:table-cell office:value-type="string">
            <text:p>2.9</text:p>
          </table:table-cell>
          <table:table-cell office:value-type="float" office:value="0">
            <text:p>0</text:p>
          </table:table-cell>
          <table:table-cell office:value-type="string">
            <text:p>9.8</text:p>
          </table:table-cell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927">
            <text:p>2927</text:p>
          </table:table-cell>
          <table:table-cell office:value-type="string">
            <text:p>a</text:p>
          </table:table-cell>
          <table:table-cell office:value-type="string">
            <text:p>Coutinho</text:p>
          </table:table-cell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14">
            <text:p>14</text:p>
          </table:table-cell>
          <table:table-cell office:value-type="string">
            <text:p>2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746">
            <text:p>2574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Ibe</text:p>
          </table:table-cell>
          <table:table-cell table:number-columns-repeated="2" office:value-type="float" office:value="0">
            <text:p>0</text:p>
          </table:table-cell>
          <table:table-cell office:value-type="float" office:value="516">
            <text:p>5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Jordo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2</text:p>
          </table:table-cell>
          <table:table-cell office:value-type="float" office:value="103912">
            <text:p>10391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string">
            <text:p>a</text:p>
          </table:table-cell>
          <table:table-cell office:value-type="string">
            <text:p>Ibe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office:value-type="float" office:value="14">
            <text:p>1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ernandez Saez</text:p>
          </table:table-cell>
          <table:table-cell table:number-columns-repeated="2" office:value-type="float" office:value="0">
            <text:p>0</text:p>
          </table:table-cell>
          <table:table-cell office:value-type="float" office:value="211">
            <text:p>2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Jesu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1</text:p>
          </table:table-cell>
          <table:table-cell office:value-type="float" office:value="103953">
            <text:p>103953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</text:p>
          </table:table-cell>
          <table:table-cell office:value-type="string">
            <text:p>Suso</text:p>
          </table:table-cell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office:value-type="float" office:value="14">
            <text:p>14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ossiter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Jord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0</text:p>
          </table:table-cell>
          <table:table-cell office:value-type="float" office:value="141281">
            <text:p>14128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</text:p>
          </table:table-cell>
          <table:table-cell office:value-type="string">
            <text:p>Rossiter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14">
            <text:p>1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ilaça Teixeira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João Carlo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0</text:p>
          </table:table-cell>
          <table:table-cell office:value-type="float" office:value="109363">
            <text:p>10936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a</text:p>
          </table:table-cell>
          <table:table-cell office:value-type="string">
            <text:p>Teixeira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float" office:value="14">
            <text:p>1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ssaidi</text:p>
          </table:table-cell>
          <table:table-cell table:number-columns-repeated="2" office:value-type="float" office:value="0">
            <text:p>0</text:p>
          </table:table-cell>
          <table:table-cell office:value-type="float" office:value="277">
            <text:p>2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Oussama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1</text:p>
          </table:table-cell>
          <table:table-cell office:value-type="float" office:value="77305">
            <text:p>77305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string">
            <text:p>Assaidi</text:p>
          </table:table-cell>
          <table:table-cell office:value-type="float" office:value="9">
            <text:p>9</text:p>
          </table:table-cell>
          <table:table-cell office:value-type="float" office:value="224">
            <text:p>224</text:p>
          </table:table-cell>
          <table:table-cell office:value-type="float" office:value="14">
            <text:p>14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n</text:p>
          </table:table-cell>
          <table:table-cell table:number-columns-repeated="2"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Emr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6</text:p>
          </table:table-cell>
          <table:table-cell office:value-type="float" office:value="112338">
            <text:p>112338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14">
            <text:p>14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allana</text:p>
          </table:table-cell>
          <table:table-cell table:number-columns-repeated="2" office:value-type="float" office:value="0">
            <text:p>0</text:p>
          </table:table-cell>
          <table:table-cell office:value-type="float" office:value="3379">
            <text:p>33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Adam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7</text:p>
          </table:table-cell>
          <table:table-cell office:value-type="float" office:value="39155">
            <text:p>3915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i</text:p>
          </table:table-cell>
          <table:table-cell office:value-type="string">
            <text:p>Lallana</text:p>
          </table:table-cell>
          <table:table-cell office:value-type="float" office:value="9">
            <text:p>9</text:p>
          </table:table-cell>
          <table:table-cell office:value-type="float" office:value="226">
            <text:p>226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Sturridg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023">
            <text:p>1402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0.5</text:p>
          </table:table-cell>
          <table:table-cell office:value-type="string">
            <text:p>[['Minutes played', 90, 2], ['Goals scored', 1, 4]]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0</text:p>
          </table:table-cell>
          <table:table-cell office:value-type="float" office:value="13472">
            <text:p>13472</text:p>
          </table:table-cell>
          <table:table-cell office:value-type="float" office:value="6">
            <text:p>6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30.8</text:p>
          </table:table-cell>
          <table:table-cell office:value-type="float" office:value="40755">
            <text:p>40755</text:p>
          </table:table-cell>
          <table:table-cell office:value-type="string">
            <text:p>3.7</text:p>
          </table:table-cell>
          <table:table-cell office:value-type="float" office:value="0">
            <text:p>0</text:p>
          </table:table-cell>
          <table:table-cell office:value-type="string">
            <text:p>30.8</text:p>
          </table:table-cell>
          <table:table-cell office:value-type="string">
            <text:p>0.5</text:p>
          </table:table-cell>
          <table:table-cell office:value-type="float" office:value="24">
            <text:p>24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3472">
            <text:p>13472</text:p>
          </table:table-cell>
          <table:table-cell office:value-type="string">
            <text:p>a</text:p>
          </table:table-cell>
          <table:table-cell office:value-type="string">
            <text:p>Sturridge</text:p>
          </table:table-cell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  <table:table-cell office:value-type="float" office:value="14">
            <text:p>14</text:p>
          </table:table-cell>
          <table:table-cell office:value-type="string">
            <text:p>3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23">
            <text:p>140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spa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Iago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0</text:p>
          </table:table-cell>
          <table:table-cell office:value-type="float" office:value="40270">
            <text:p>40270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Aspas</text:p>
          </table:table-cell>
          <table:table-cell office:value-type="float" office:value="9">
            <text:p>9</text:p>
          </table:table-cell>
          <table:table-cell office:value-type="float" office:value="228">
            <text:p>228</text:p>
          </table:table-cell>
          <table:table-cell office:value-type="float" office:value="14">
            <text:p>14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Lamber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948">
            <text:p>229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15, 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943">
            <text:p>943</text:p>
          </table:table-cell>
          <table:table-cell office:value-type="float" office:value="1">
            <text:p>1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Rickie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7.2</text:p>
          </table:table-cell>
          <table:table-cell office:value-type="float" office:value="11037">
            <text:p>11037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7.2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943">
            <text:p>943</text:p>
          </table:table-cell>
          <table:table-cell office:value-type="string">
            <text:p>a</text:p>
          </table:table-cell>
          <table:table-cell office:value-type="string">
            <text:p>Lambert</text:p>
          </table:table-cell>
          <table:table-cell office:value-type="float" office:value="9">
            <text:p>9</text:p>
          </table:table-cell>
          <table:table-cell office:value-type="float" office:value="229">
            <text:p>229</text:p>
          </table:table-cell>
          <table:table-cell office:value-type="float" office:value="14">
            <text:p>14</text:p>
          </table:table-cell>
          <table:table-cell office:value-type="string">
            <text:p>2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948">
            <text:p>2294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orini</text:p>
          </table:table-cell>
          <table:table-cell table:number-columns-repeated="2" office:value-type="float" office:value="0">
            <text:p>0</text:p>
          </table:table-cell>
          <table:table-cell office:value-type="float" office:value="2245">
            <text:p>22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Fabio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5</text:p>
          </table:table-cell>
          <table:table-cell office:value-type="float" office:value="77454">
            <text:p>77454</text:p>
          </table:table-cell>
          <table:table-cell office:value-type="string">
            <text:p>2.1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string">
            <text:p>a</text:p>
          </table:table-cell>
          <table:table-cell office:value-type="string">
            <text:p>Borini</text:p>
          </table:table-cell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office:value-type="float" office:value="14">
            <text:p>14</text:p>
          </table:table-cell>
          <table:table-cell office:value-type="string">
            <text:p>2.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Har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982">
            <text:p>298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string">
            <text:p>[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.0</text:p>
          </table:table-cell>
          <table:table-cell office:value-type="float" office:value="7886">
            <text:p>7886</text:p>
          </table:table-cell>
          <table:table-cell office:value-type="float" office:value="6">
            <text:p>6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Jo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5.9</text:p>
          </table:table-cell>
          <table:table-cell office:value-type="float" office:value="15749">
            <text:p>15749</text:p>
          </table:table-cell>
          <table:table-cell office:value-type="string">
            <text:p>4.0</text:p>
          </table:table-cell>
          <table:table-cell office:value-type="float" office:value="0">
            <text:p>0</text:p>
          </table:table-cell>
          <table:table-cell office:value-type="string">
            <text:p>5.9</text:p>
          </table:table-cell>
          <table:table-cell office:value-type="string">
            <text:p>1.0</text:p>
          </table:table-cell>
          <table:table-cell office:value-type="float" office:value="19">
            <text:p>19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7886">
            <text:p>7886</text:p>
          </table:table-cell>
          <table:table-cell office:value-type="string">
            <text:p>a</text:p>
          </table:table-cell>
          <table:table-cell office:value-type="string">
            <text:p>Hart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 office:value-type="float" office:value="43">
            <text:p>43</text:p>
          </table:table-cell>
          <table:table-cell office:value-type="string">
            <text:p>4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82">
            <text:p>29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ballero</text:p>
          </table:table-cell>
          <table:table-cell table:number-columns-repeated="2" office:value-type="float" office:value="0">
            <text:p>0</text:p>
          </table:table-cell>
          <table:table-cell office:value-type="float" office:value="389">
            <text:p>3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Willy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float" office:value="20310">
            <text:p>20310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a</text:p>
          </table:table-cell>
          <table:table-cell office:value-type="string">
            <text:p>Caballero</text:p>
          </table:table-cell>
          <table:table-cell office:value-type="float" office:value="10">
            <text:p>10</text:p>
          </table:table-cell>
          <table:table-cell office:value-type="float" office:value="232">
            <text:p>232</text:p>
          </table:table-cell>
          <table:table-cell office:value-type="float" office:value="43">
            <text:p>43</text:p>
          </table:table-cell>
          <table:table-cell office:value-type="string">
            <text:p>3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0">
            <text:p>0</text:p>
          </table:table-cell>
          <table:table-cell office:value-type="string">
            <text:p>Kolarov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  <table:table-cell office:value-type="string">
            <text:p>[['Yellow cards', 1, -1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.0</text:p>
          </table:table-cell>
          <table:table-cell office:value-type="float" office:value="6736">
            <text:p>6736</text:p>
          </table:table-cell>
          <table:table-cell office:value-type="float" office:value="5">
            <text:p>5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Aleksanda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8.3</text:p>
          </table:table-cell>
          <table:table-cell office:value-type="float" office:value="42593">
            <text:p>42593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8.3</text:p>
          </table:table-cell>
          <table:table-cell office:value-type="string">
            <text:p>0.8</text:p>
          </table:table-cell>
          <table:table-cell office:value-type="float" office:value="23">
            <text:p>23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736">
            <text:p>6736</text:p>
          </table:table-cell>
          <table:table-cell office:value-type="string">
            <text:p>a</text:p>
          </table:table-cell>
          <table:table-cell office:value-type="string">
            <text:p>Kolarov</text:p>
          </table:table-cell>
          <table:table-cell office:value-type="float" office:value="10">
            <text:p>10</text:p>
          </table:table-cell>
          <table:table-cell office:value-type="float" office:value="233">
            <text:p>233</text:p>
          </table:table-cell>
          <table:table-cell office:value-type="float" office:value="43">
            <text:p>43</text:p>
          </table:table-cell>
          <table:table-cell office:value-type="string">
            <text:p>3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80">
            <text:p>508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ichards</text:p>
          </table:table-cell>
          <table:table-cell table:number-columns-repeated="2" office:value-type="float" office:value="0">
            <text:p>0</text:p>
          </table:table-cell>
          <table:table-cell office:value-type="float" office:value="556">
            <text:p>5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Micah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float" office:value="20492">
            <text:p>20492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string">
            <text:p>a</text:p>
          </table:table-cell>
          <table:table-cell office:value-type="string">
            <text:p>Richards</text:p>
          </table:table-cell>
          <table:table-cell office:value-type="float" office:value="10">
            <text:p>10</text:p>
          </table:table-cell>
          <table:table-cell office:value-type="float" office:value="234">
            <text:p>234</text:p>
          </table:table-cell>
          <table:table-cell office:value-type="float" office:value="43">
            <text:p>43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Zabaleta</text:p>
          </table:table-cell>
          <table:table-cell table:number-columns-repeated="2" office:value-type="float" office:value="0">
            <text:p>0</text:p>
          </table:table-cell>
          <table:table-cell office:value-type="float" office:value="14145">
            <text:p>141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Pablo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.6</text:p>
          </table:table-cell>
          <table:table-cell office:value-type="float" office:value="20658">
            <text:p>20658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6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string">
            <text:p>d</text:p>
          </table:table-cell>
          <table:table-cell office:value-type="string">
            <text:p>Zabaleta</text:p>
          </table:table-cell>
          <table:table-cell office:value-type="float" office:value="10">
            <text:p>10</text:p>
          </table:table-cell>
          <table:table-cell office:value-type="float" office:value="235">
            <text:p>235</text:p>
          </table:table-cell>
          <table:table-cell office:value-type="float" office:value="43">
            <text:p>43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145">
            <text:p>141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0">
            <text:p>0</text:p>
          </table:table-cell>
          <table:table-cell office:value-type="string">
            <text:p>Kompan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363">
            <text:p>536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  <table:table-cell office:value-type="string">
            <text:p>[['Yellow cards', 1, -1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.0</text:p>
          </table:table-cell>
          <table:table-cell office:value-type="float" office:value="13521">
            <text:p>13521</text:p>
          </table:table-cell>
          <table:table-cell office:value-type="float" office:value="5">
            <text:p>5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Vincent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1.8</text:p>
          </table:table-cell>
          <table:table-cell office:value-type="float" office:value="17476">
            <text:p>17476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11.8</text:p>
          </table:table-cell>
          <table:table-cell office:value-type="string">
            <text:p>0.8</text:p>
          </table:table-cell>
          <table:table-cell office:value-type="float" office:value="25">
            <text:p>2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3521">
            <text:p>13521</text:p>
          </table:table-cell>
          <table:table-cell office:value-type="string">
            <text:p>a</text:p>
          </table:table-cell>
          <table:table-cell office:value-type="string">
            <text:p>Kompany</text:p>
          </table:table-cell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43">
            <text:p>43</text:p>
          </table:table-cell>
          <table:table-cell office:value-type="string">
            <text:p>3.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363">
            <text:p>536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9.0</text:p>
          </table:table-cell>
          <table:table-cell office:value-type="float" office:value="0">
            <text:p>0</text:p>
          </table:table-cell>
          <table:table-cell office:value-type="string">
            <text:p>Clichy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string">
            <text:p>1.6</text:p>
          </table:table-cell>
          <table:table-cell office:value-type="string">
            <text:p>[['Bonus', 3, 3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.0</text:p>
          </table:table-cell>
          <table:table-cell office:value-type="float" office:value="25966">
            <text:p>25966</text:p>
          </table:table-cell>
          <table:table-cell office:value-type="float" office:value="9">
            <text:p>9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Gael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3.8</text:p>
          </table:table-cell>
          <table:table-cell office:value-type="float" office:value="17336">
            <text:p>17336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3.8</text:p>
          </table:table-cell>
          <table:table-cell office:value-type="string">
            <text:p>1.6</text:p>
          </table:table-cell>
          <table:table-cell office:value-type="float" office:value="35">
            <text:p>3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5966">
            <text:p>25966</text:p>
          </table:table-cell>
          <table:table-cell office:value-type="string">
            <text:p>a</text:p>
          </table:table-cell>
          <table:table-cell office:value-type="string">
            <text:p>Clichy</text:p>
          </table:table-cell>
          <table:table-cell office:value-type="float" office:value="10">
            <text:p>10</text:p>
          </table:table-cell>
          <table:table-cell office:value-type="float" office:value="237">
            <text:p>237</text:p>
          </table:table-cell>
          <table:table-cell office:value-type="float" office:value="43">
            <text:p>43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ekik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Kari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0</text:p>
          </table:table-cell>
          <table:table-cell office:value-type="float" office:value="103040">
            <text:p>10304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Rekik</text:p>
          </table:table-cell>
          <table:table-cell office:value-type="float" office:value="10">
            <text:p>10</text:p>
          </table:table-cell>
          <table:table-cell office:value-type="float" office:value="238">
            <text:p>238</text:p>
          </table:table-cell>
          <table:table-cell office:value-type="float" office:value="43">
            <text:p>43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Nastasic</text:p>
          </table:table-cell>
          <table:table-cell table:number-columns-repeated="2" office:value-type="float" office:value="0">
            <text:p>0</text:p>
          </table:table-cell>
          <table:table-cell office:value-type="float" office:value="2338">
            <text:p>23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Matija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6</text:p>
          </table:table-cell>
          <table:table-cell office:value-type="float" office:value="84702">
            <text:p>84702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string">
            <text:p>a</text:p>
          </table:table-cell>
          <table:table-cell office:value-type="string">
            <text:p>Nastasic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float" office:value="43">
            <text:p>43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oyata</text:p>
          </table:table-cell>
          <table:table-cell table:number-columns-repeated="2" office:value-type="float" office:value="0">
            <text:p>0</text:p>
          </table:table-cell>
          <table:table-cell office:value-type="float" office:value="227">
            <text:p>2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Dedryck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1</text:p>
          </table:table-cell>
          <table:table-cell office:value-type="float" office:value="80235">
            <text:p>8023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a</text:p>
          </table:table-cell>
          <table:table-cell office:value-type="string">
            <text:p>Boyata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float" office:value="43">
            <text:p>43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0">
            <text:p>0</text:p>
          </table:table-cell>
          <table:table-cell office:value-type="string">
            <text:p>Demicheli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  <table:table-cell office:value-type="string">
            <text:p>[['Yellow cards', 1, -1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.0</text:p>
          </table:table-cell>
          <table:table-cell office:value-type="float" office:value="1586">
            <text:p>1586</text:p>
          </table:table-cell>
          <table:table-cell office:value-type="float" office:value="5">
            <text:p>5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Martín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.3</text:p>
          </table:table-cell>
          <table:table-cell office:value-type="float" office:value="15312">
            <text:p>15312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8</text:p>
          </table:table-cell>
          <table:table-cell office:value-type="float" office:value="25">
            <text:p>2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86">
            <text:p>1586</text:p>
          </table:table-cell>
          <table:table-cell office:value-type="string">
            <text:p>a</text:p>
          </table:table-cell>
          <table:table-cell office:value-type="string">
            <text:p>Demichelis</text:p>
          </table:table-cell>
          <table:table-cell office:value-type="float" office:value="10">
            <text:p>10</text:p>
          </table:table-cell>
          <table:table-cell office:value-type="float" office:value="241">
            <text:p>241</text:p>
          </table:table-cell>
          <table:table-cell office:value-type="float" office:value="43">
            <text:p>43</text:p>
          </table:table-cell>
          <table:table-cell office:value-type="string">
            <text:p>3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agna</text:p>
          </table:table-cell>
          <table:table-cell table:number-columns-repeated="2" office:value-type="float" office:value="0">
            <text:p>0</text:p>
          </table:table-cell>
          <table:table-cell office:value-type="float" office:value="10752">
            <text:p>107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Bacary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3.3</text:p>
          </table:table-cell>
          <table:table-cell office:value-type="float" office:value="37748">
            <text:p>37748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3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string">
            <text:p>d</text:p>
          </table:table-cell>
          <table:table-cell office:value-type="string">
            <text:p>Sagna</text:p>
          </table:table-cell>
          <table:table-cell office:value-type="float" office:value="10">
            <text:p>10</text:p>
          </table:table-cell>
          <table:table-cell office:value-type="float" office:value="242">
            <text:p>242</text:p>
          </table:table-cell>
          <table:table-cell office:value-type="float" office:value="43">
            <text:p>43</text:p>
          </table:table-cell>
          <table:table-cell office:value-type="string">
            <text:p>2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52">
            <text:p>1075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Rodwe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7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677">
            <text:p>1677</text:p>
          </table:table-cell>
          <table:table-cell office:value-type="float" office:value="2">
            <text:p>2</text:p>
          </table:table-cell>
          <table:table-cell office:value-type="string">
            <text:p>Sunderland</text:p>
          </table:table-cell>
          <table:table-cell office:value-type="float" office:value="1">
            <text:p>1</text:p>
          </table:table-cell>
          <table:table-cell office:value-type="string">
            <text:p>Jack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2.8</text:p>
          </table:table-cell>
          <table:table-cell office:value-type="float" office:value="49384">
            <text:p>49384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2.8</text:p>
          </table:table-cell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77">
            <text:p>1677</text:p>
          </table:table-cell>
          <table:table-cell office:value-type="string">
            <text:p>a</text:p>
          </table:table-cell>
          <table:table-cell office:value-type="string">
            <text:p>Rodwell</text:p>
          </table:table-cell>
          <table:table-cell office:value-type="float" office:value="17">
            <text:p>17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Nasr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078">
            <text:p>12078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string">
            <text:p>0.4</text:p>
          </table:table-cell>
          <table:table-cell office:value-type="string">
            <text:p>[['Clean sheets', 1, 1], ['Minutes played', 77, 2]]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2503">
            <text:p>2503</text:p>
          </table:table-cell>
          <table:table-cell office:value-type="float" office:value="3">
            <text:p>3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Samir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6.3</text:p>
          </table:table-cell>
          <table:table-cell office:value-type="float" office:value="28554">
            <text:p>28554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6.3</text:p>
          </table:table-cell>
          <table:table-cell office:value-type="string">
            <text:p>0.4</text:p>
          </table:table-cell>
          <table:table-cell office:value-type="float" office:value="17">
            <text:p>1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503">
            <text:p>2503</text:p>
          </table:table-cell>
          <table:table-cell office:value-type="string">
            <text:p>a</text:p>
          </table:table-cell>
          <table:table-cell office:value-type="string">
            <text:p>Nasri</text:p>
          </table:table-cell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 office:value-type="float" office:value="43">
            <text:p>43</text:p>
          </table:table-cell>
          <table:table-cell office:value-type="string">
            <text:p>3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078">
            <text:p>1207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9.0</text:p>
          </table:table-cell>
          <table:table-cell office:value-type="float" office:value="0">
            <text:p>0</text:p>
          </table:table-cell>
          <table:table-cell office:value-type="string">
            <text:p>Silva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861">
            <text:p>586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string">
            <text:p>1.0</text:p>
          </table:table-cell>
          <table:table-cell office:value-type="string">
            <text:p>[['Yellow cards', 1, -1], ['Bonus', 2, 2], ['Clean sheets', 1, 1], ['Minutes played', 90, 2], ['Goals scored', 1, 5]]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9.0</text:p>
          </table:table-cell>
          <table:table-cell office:value-type="float" office:value="28456">
            <text:p>28456</text:p>
          </table:table-cell>
          <table:table-cell office:value-type="float" office:value="9">
            <text:p>9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David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0.9</text:p>
          </table:table-cell>
          <table:table-cell office:value-type="float" office:value="20664">
            <text:p>20664</text:p>
          </table:table-cell>
          <table:table-cell office:value-type="string">
            <text:p>3.3</text:p>
          </table:table-cell>
          <table:table-cell office:value-type="float" office:value="0">
            <text:p>0</text:p>
          </table:table-cell>
          <table:table-cell office:value-type="string">
            <text:p>10.9</text:p>
          </table:table-cell>
          <table:table-cell office:value-type="string">
            <text:p>1.0</text:p>
          </table:table-cell>
          <table:table-cell office:value-type="float" office:value="32">
            <text:p>3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8456">
            <text:p>28456</text:p>
          </table:table-cell>
          <table:table-cell office:value-type="string">
            <text:p>a</text:p>
          </table:table-cell>
          <table:table-cell office:value-type="string">
            <text:p>Silva</text:p>
          </table:table-cell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office:value-type="float" office:value="43">
            <text:p>43</text:p>
          </table:table-cell>
          <table:table-cell office:value-type="string">
            <text:p>3.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861">
            <text:p>586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Touré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679">
            <text:p>2667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3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2855">
            <text:p>2855</text:p>
          </table:table-cell>
          <table:table-cell office:value-type="float" office:value="3">
            <text:p>3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Gnegneri Yaya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9.5</text:p>
          </table:table-cell>
          <table:table-cell office:value-type="float" office:value="14664">
            <text:p>14664</text:p>
          </table:table-cell>
          <table:table-cell office:value-type="string">
            <text:p>4.0</text:p>
          </table:table-cell>
          <table:table-cell office:value-type="float" office:value="0">
            <text:p>0</text:p>
          </table:table-cell>
          <table:table-cell office:value-type="string">
            <text:p>19.5</text:p>
          </table:table-cell>
          <table:table-cell office:value-type="string">
            <text:p>0.3</text:p>
          </table:table-cell>
          <table:table-cell office:value-type="float" office:value="14">
            <text:p>1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855">
            <text:p>2855</text:p>
          </table:table-cell>
          <table:table-cell office:value-type="string">
            <text:p>a</text:p>
          </table:table-cell>
          <table:table-cell office:value-type="string">
            <text:p>Yaya Touré</text:p>
          </table:table-cell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office:value-type="float" office:value="43">
            <text:p>43</text:p>
          </table:table-cell>
          <table:table-cell office:value-type="string">
            <text:p>4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679">
            <text:p>2667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iln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3, 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James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5</text:p>
          </table:table-cell>
          <table:table-cell office:value-type="float" office:value="15157">
            <text:p>15157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string">
            <text:p>a</text:p>
          </table:table-cell>
          <table:table-cell office:value-type="string">
            <text:p>Milner</text:p>
          </table:table-cell>
          <table:table-cell office:value-type="float" office:value="10">
            <text:p>10</text:p>
          </table:table-cell>
          <table:table-cell office:value-type="float" office:value="247">
            <text:p>247</text:p>
          </table:table-cell>
          <table:table-cell office:value-type="float" office:value="43">
            <text:p>43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arcía Fernández</text:p>
          </table:table-cell>
          <table:table-cell table:number-columns-repeated="2" office:value-type="float" office:value="0">
            <text:p>0</text:p>
          </table:table-cell>
          <table:table-cell office:value-type="float" office:value="2363">
            <text:p>23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Francisco Javie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3</text:p>
          </table:table-cell>
          <table:table-cell office:value-type="float" office:value="19534">
            <text:p>1953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</text:p>
          </table:table-cell>
          <table:table-cell office:value-type="string">
            <text:p>Javi García</text:p>
          </table:table-cell>
          <table:table-cell office:value-type="float" office:value="10">
            <text:p>10</text:p>
          </table:table-cell>
          <table:table-cell office:value-type="float" office:value="248">
            <text:p>248</text:p>
          </table:table-cell>
          <table:table-cell office:value-type="float" office:value="43">
            <text:p>43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Navas</text:p>
          </table:table-cell>
          <table:table-cell table:number-columns-repeated="2" office:value-type="float" office:value="0">
            <text:p>0</text:p>
          </table:table-cell>
          <table:table-cell office:value-type="float" office:value="7887">
            <text:p>78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Jesús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.7</text:p>
          </table:table-cell>
          <table:table-cell office:value-type="float" office:value="17740">
            <text:p>17740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1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164">
            <text:p>1164</text:p>
          </table:table-cell>
          <table:table-cell office:value-type="string">
            <text:p>a</text:p>
          </table:table-cell>
          <table:table-cell office:value-type="string">
            <text:p>Navas</text:p>
          </table:table-cell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office:value-type="float" office:value="43">
            <text:p>43</text:p>
          </table:table-cell>
          <table:table-cell office:value-type="string">
            <text:p>2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887">
            <text:p>788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Luiz Ros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18, 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178">
            <text:p>2178</text:p>
          </table:table-cell>
          <table:table-cell office:value-type="float" office:value="1">
            <text:p>1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Fernando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.3</text:p>
          </table:table-cell>
          <table:table-cell office:value-type="float" office:value="27789">
            <text:p>27789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1</text:p>
          </table:table-cell>
          <table:table-cell office:value-type="float" office:value="4">
            <text:p>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178">
            <text:p>2178</text:p>
          </table:table-cell>
          <table:table-cell office:value-type="string">
            <text:p>a</text:p>
          </table:table-cell>
          <table:table-cell office:value-type="string">
            <text:p>Fernandinho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float" office:value="43">
            <text:p>43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76">
            <text:p>287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inclair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Scott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0</text:p>
          </table:table-cell>
          <table:table-cell office:value-type="float" office:value="19688">
            <text:p>19688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a</text:p>
          </table:table-cell>
          <table:table-cell office:value-type="string">
            <text:p>Sinclair</text:p>
          </table:table-cell>
          <table:table-cell office:value-type="float" office:value="10">
            <text:p>10</text:p>
          </table:table-cell>
          <table:table-cell office:value-type="float" office:value="251">
            <text:p>251</text:p>
          </table:table-cell>
          <table:table-cell office:value-type="float" office:value="43">
            <text:p>43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Reg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Yellow cards', 1, -1], 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3794">
            <text:p>3794</text:p>
          </table:table-cell>
          <table:table-cell office:value-type="float" office:value="2">
            <text:p>2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Fernando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.0</text:p>
          </table:table-cell>
          <table:table-cell office:value-type="float" office:value="52538">
            <text:p>52538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0.4</text:p>
          </table:table-cell>
          <table:table-cell office:value-type="float" office:value="16">
            <text:p>16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794">
            <text:p>3794</text:p>
          </table:table-cell>
          <table:table-cell office:value-type="string">
            <text:p>a</text:p>
          </table:table-cell>
          <table:table-cell office:value-type="string">
            <text:p>Fernando</text:p>
          </table:table-cell>
          <table:table-cell office:value-type="float" office:value="10">
            <text:p>10</text:p>
          </table:table-cell>
          <table:table-cell office:value-type="float" office:value="252">
            <text:p>252</text:p>
          </table:table-cell>
          <table:table-cell office:value-type="float" office:value="43">
            <text:p>43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1">
            <text:p>1</text:p>
          </table:table-cell>
          <table:table-cell office:value-type="string">
            <text:p>Dzek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595">
            <text:p>10595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[['Assists', 1, 3], ['Minutes played', 82, 2]]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.0</text:p>
          </table:table-cell>
          <table:table-cell office:value-type="float" office:value="20854">
            <text:p>20854</text:p>
          </table:table-cell>
          <table:table-cell office:value-type="float" office:value="5">
            <text:p>5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Edin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3.4</text:p>
          </table:table-cell>
          <table:table-cell office:value-type="float" office:value="42544">
            <text:p>42544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13.4</text:p>
          </table:table-cell>
          <table:table-cell office:value-type="string">
            <text:p>0.6</text:p>
          </table:table-cell>
          <table:table-cell office:value-type="float" office:value="16">
            <text:p>16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0854">
            <text:p>20854</text:p>
          </table:table-cell>
          <table:table-cell office:value-type="string">
            <text:p>a</text:p>
          </table:table-cell>
          <table:table-cell office:value-type="string">
            <text:p>Dzeko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float" office:value="43">
            <text:p>43</text:p>
          </table:table-cell>
          <table:table-cell office:value-type="string">
            <text:p>2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595">
            <text:p>1059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Agüero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816">
            <text:p>38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.5</text:p>
          </table:table-cell>
          <table:table-cell office:value-type="string">
            <text:p>[['Bonus', 1, 1], ['Minutes played', 8, 1], ['Goals scored', 1, 4]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0</text:p>
          </table:table-cell>
          <table:table-cell office:value-type="float" office:value="11657">
            <text:p>11657</text:p>
          </table:table-cell>
          <table:table-cell office:value-type="float" office:value="6">
            <text:p>6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Sergio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4.7</text:p>
          </table:table-cell>
          <table:table-cell office:value-type="float" office:value="37572">
            <text:p>37572</text:p>
          </table:table-cell>
          <table:table-cell office:value-type="string">
            <text:p>2.9</text:p>
          </table:table-cell>
          <table:table-cell office:value-type="float" office:value="0">
            <text:p>0</text:p>
          </table:table-cell>
          <table:table-cell office:value-type="string">
            <text:p>4.7</text:p>
          </table:table-cell>
          <table:table-cell office:value-type="string">
            <text:p>0.5</text:p>
          </table:table-cell>
          <table:table-cell office:value-type="float" office:value="26">
            <text:p>26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1657">
            <text:p>11657</text:p>
          </table:table-cell>
          <table:table-cell office:value-type="string">
            <text:p>a</text:p>
          </table:table-cell>
          <table:table-cell office:value-type="string">
            <text:p>Agüero</text:p>
          </table:table-cell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  <table:table-cell office:value-type="float" office:value="43">
            <text:p>43</text:p>
          </table:table-cell>
          <table:table-cell office:value-type="string">
            <text:p>3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16">
            <text:p>38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Negredo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Álvaro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1</text:p>
          </table:table-cell>
          <table:table-cell office:value-type="float" office:value="42892">
            <text:p>4289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i</text:p>
          </table:table-cell>
          <table:table-cell office:value-type="string">
            <text:p>Negredo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43">
            <text:p>43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Jovet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726">
            <text:p>1372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72, 2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3412">
            <text:p>3412</text:p>
          </table:table-cell>
          <table:table-cell office:value-type="float" office:value="2">
            <text:p>2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Stevan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5.5</text:p>
          </table:table-cell>
          <table:table-cell office:value-type="float" office:value="50442">
            <text:p>50442</text:p>
          </table:table-cell>
          <table:table-cell office:value-type="string">
            <text:p>2.6</text:p>
          </table:table-cell>
          <table:table-cell office:value-type="float" office:value="0">
            <text:p>0</text:p>
          </table:table-cell>
          <table:table-cell office:value-type="string">
            <text:p>5.5</text:p>
          </table:table-cell>
          <table:table-cell office:value-type="string">
            <text:p>0.2</text:p>
          </table:table-cell>
          <table:table-cell office:value-type="float" office:value="14">
            <text:p>14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412">
            <text:p>3412</text:p>
          </table:table-cell>
          <table:table-cell office:value-type="string">
            <text:p>a</text:p>
          </table:table-cell>
          <table:table-cell office:value-type="string">
            <text:p>Jovetic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43">
            <text:p>43</text:p>
          </table:table-cell>
          <table:table-cell office:value-type="string">
            <text:p>2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726">
            <text:p>1372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e G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79">
            <text:p>1947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732">
            <text:p>2732</text:p>
          </table:table-cell>
          <table:table-cell office:value-type="float" office:value="1">
            <text:p>1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18.4</text:p>
          </table:table-cell>
          <table:table-cell office:value-type="float" office:value="51940">
            <text:p>51940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18.4</text:p>
          </table:table-cell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732">
            <text:p>2732</text:p>
          </table:table-cell>
          <table:table-cell office:value-type="string">
            <text:p>a</text:p>
          </table:table-cell>
          <table:table-cell office:value-type="string">
            <text:p>De Gea</text:p>
          </table:table-cell>
          <table:table-cell office:value-type="float" office:value="11">
            <text:p>11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3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79">
            <text:p>1947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indegaard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Ander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1</text:p>
          </table:table-cell>
          <table:table-cell office:value-type="float" office:value="39725">
            <text:p>39725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office:value-type="string">
            <text:p>Lindegaard</text:p>
          </table:table-cell>
          <table:table-cell office:value-type="float" office:value="11">
            <text:p>11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mall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16">
            <text:p>301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792">
            <text:p>792</text:p>
          </table:table-cell>
          <table:table-cell office:value-type="float" office:value="1">
            <text:p>1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Chris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.0</text:p>
          </table:table-cell>
          <table:table-cell office:value-type="float" office:value="55909">
            <text:p>55909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0.2</text:p>
          </table:table-cell>
          <table:table-cell office:value-type="float" office:value="17">
            <text:p>1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string">
            <text:p>a</text:p>
          </table:table-cell>
          <table:table-cell office:value-type="string">
            <text:p>Smalling</text:p>
          </table:table-cell>
          <table:table-cell office:value-type="float" office:value="11">
            <text:p>11</text:p>
          </table:table-cell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16">
            <text:p>30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4.0</text:p>
          </table:table-cell>
          <table:table-cell office:value-type="float" office:value="1">
            <text:p>1</text:p>
          </table:table-cell>
          <table:table-cell office:value-type="string">
            <text:p>Jone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19">
            <text:p>661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0.7</text:p>
          </table:table-cell>
          <table:table-cell office:value-type="string">
            <text:p>[['Assists', 1, 3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.0</text:p>
          </table:table-cell>
          <table:table-cell office:value-type="float" office:value="8718">
            <text:p>8718</text:p>
          </table:table-cell>
          <table:table-cell office:value-type="float" office:value="4">
            <text:p>4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Phi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8.0</text:p>
          </table:table-cell>
          <table:table-cell office:value-type="float" office:value="76359">
            <text:p>76359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8.0</text:p>
          </table:table-cell>
          <table:table-cell office:value-type="string">
            <text:p>0.7</text:p>
          </table:table-cell>
          <table:table-cell office:value-type="float" office:value="28">
            <text:p>2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718">
            <text:p>8718</text:p>
          </table:table-cell>
          <table:table-cell office:value-type="string">
            <text:p>a</text:p>
          </table:table-cell>
          <table:table-cell office:value-type="string">
            <text:p>Jones</text:p>
          </table:table-cell>
          <table:table-cell office:value-type="float" office:value="11">
            <text:p>11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619">
            <text:p>661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a Silva</text:p>
          </table:table-cell>
          <table:table-cell table:number-columns-repeated="2" office:value-type="float" office:value="0">
            <text:p>0</text:p>
          </table:table-cell>
          <table:table-cell office:value-type="float" office:value="3836">
            <text:p>38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Rafae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9</text:p>
          </table:table-cell>
          <table:table-cell office:value-type="float" office:value="54772">
            <text:p>54772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0.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string">
            <text:p>a</text:p>
          </table:table-cell>
          <table:table-cell office:value-type="string">
            <text:p>Rafael</text:p>
          </table:table-cell>
          <table:table-cell office:value-type="float" office:value="11">
            <text:p>11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36">
            <text:p>383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Evra</text:p>
          </table:table-cell>
          <table:table-cell table:number-columns-repeated="2" office:value-type="float" office:value="0">
            <text:p>0</text:p>
          </table:table-cell>
          <table:table-cell office:value-type="float" office:value="516">
            <text:p>5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Patric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1</text:p>
          </table:table-cell>
          <table:table-cell office:value-type="float" office:value="14075">
            <text:p>1407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</text:p>
          </table:table-cell>
          <table:table-cell office:value-type="string">
            <text:p>Evra</text:p>
          </table:table-cell>
          <table:table-cell office:value-type="float" office:value="11">
            <text:p>11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Evans</text:p>
          </table:table-cell>
          <table:table-cell table:number-columns-repeated="2" office:value-type="float" office:value="0">
            <text:p>0</text:p>
          </table:table-cell>
          <table:table-cell office:value-type="float" office:value="1700">
            <text:p>17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Jonny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5</text:p>
          </table:table-cell>
          <table:table-cell office:value-type="float" office:value="37642">
            <text:p>3764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Evans</text:p>
          </table:table-cell>
          <table:table-cell office:value-type="float" office:value="11">
            <text:p>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arela</text:p>
          </table:table-cell>
          <table:table-cell table:number-columns-repeated="2" office:value-type="float" office:value="0">
            <text:p>0</text:p>
          </table:table-cell>
          <table:table-cell office:value-type="float" office:value="438">
            <text:p>4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Guillerm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1</text:p>
          </table:table-cell>
          <table:table-cell office:value-type="float" office:value="152015">
            <text:p>15201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a</text:p>
          </table:table-cell>
          <table:table-cell office:value-type="string">
            <text:p>Varela</text:p>
          </table:table-cell>
          <table:table-cell office:value-type="float" office:value="11">
            <text:p>11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Keane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Michae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1</text:p>
          </table:table-cell>
          <table:table-cell office:value-type="float" office:value="106611">
            <text:p>106611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office:value-type="string">
            <text:p>Keane</text:p>
          </table:table-cell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haw</text:p>
          </table:table-cell>
          <table:table-cell table:number-columns-repeated="2" office:value-type="float" office:value="0">
            <text:p>0</text:p>
          </table:table-cell>
          <table:table-cell office:value-type="float" office:value="43201">
            <text:p>432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Luk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.3</text:p>
          </table:table-cell>
          <table:table-cell office:value-type="float" office:value="106760">
            <text:p>10676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6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string">
            <text:p>i</text:p>
          </table:table-cell>
          <table:table-cell office:value-type="string">
            <text:p>Shaw</text:p>
          </table:table-cell>
          <table:table-cell office:value-type="float" office:value="11">
            <text:p>11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201">
            <text:p>4320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Ma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648">
            <text:p>6164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270">
            <text:p>3270</text:p>
          </table:table-cell>
          <table:table-cell office:value-type="float" office:value="2">
            <text:p>2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Juan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1.0</text:p>
          </table:table-cell>
          <table:table-cell office:value-type="float" office:value="43670">
            <text:p>43670</text:p>
          </table:table-cell>
          <table:table-cell office:value-type="string">
            <text:p>3.3</text:p>
          </table:table-cell>
          <table:table-cell office:value-type="float" office:value="0">
            <text:p>0</text:p>
          </table:table-cell>
          <table:table-cell office:value-type="string">
            <text:p>21.0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270">
            <text:p>3270</text:p>
          </table:table-cell>
          <table:table-cell office:value-type="string">
            <text:p>a</text:p>
          </table:table-cell>
          <table:table-cell office:value-type="string">
            <text:p>Mata</text:p>
          </table:table-cell>
          <table:table-cell office:value-type="float" office:value="11">
            <text:p>1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3.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1648">
            <text:p>6164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Fellai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4, 1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Man Utd</text:p>
          </table:table-cell>
          <table:table-cell office:value-type="float" office:value="1">
            <text:p>1</text:p>
          </table:table-cell>
          <table:table-cell office:value-type="string">
            <text:p>Marouane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5</text:p>
          </table:table-cell>
          <table:table-cell office:value-type="float" office:value="41184">
            <text:p>41184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string">
            <text:p>a</text:p>
          </table:table-cell>
          <table:table-cell office:value-type="string">
            <text:p>Fellaini</text:p>
          </table:table-cell>
          <table:table-cell office:value-type="float" office:value="11">
            <text:p>1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alencia</text:p>
          </table:table-cell>
          <table:table-cell table:number-columns-repeated="2" office:value-type="float" office:value="0">
            <text:p>0</text:p>
          </table:table-cell>
          <table:table-cell office:value-type="float" office:value="1819">
            <text:p>18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Antonio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4</text:p>
          </table:table-cell>
          <table:table-cell office:value-type="float" office:value="20695">
            <text:p>2069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i</text:p>
          </table:table-cell>
          <table:table-cell office:value-type="string">
            <text:p>Valencia</text:p>
          </table:table-cell>
          <table:table-cell office:value-type="float" office:value="11">
            <text:p>1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Na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57">
            <text:p>295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45, 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string">
            <text:p>Man Utd</text:p>
          </table:table-cell>
          <table:table-cell office:value-type="float" office:value="1">
            <text:p>1</text:p>
          </table:table-cell>
          <table:table-cell office:value-type="string">
            <text:p>Luis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1.5</text:p>
          </table:table-cell>
          <table:table-cell office:value-type="float" office:value="38530">
            <text:p>38530</text:p>
          </table:table-cell>
          <table:table-cell office:value-type="string">
            <text:p>2.5</text:p>
          </table:table-cell>
          <table:table-cell office:value-type="float" office:value="0">
            <text:p>0</text:p>
          </table:table-cell>
          <table:table-cell office:value-type="string">
            <text:p>1.5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string">
            <text:p>n</text:p>
          </table:table-cell>
          <table:table-cell office:value-type="string">
            <text:p>Nani</text:p>
          </table:table-cell>
          <table:table-cell office:value-type="float" office:value="11">
            <text:p>1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nderson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Oliveira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0</text:p>
          </table:table-cell>
          <table:table-cell office:value-type="float" office:value="27258">
            <text:p>27258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Anderson</text:p>
          </table:table-cell>
          <table:table-cell office:value-type="float" office:value="11">
            <text:p>1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rrick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Michae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0</text:p>
          </table:table-cell>
          <table:table-cell office:value-type="float" office:value="2404">
            <text:p>240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</text:p>
          </table:table-cell>
          <table:table-cell office:value-type="string">
            <text:p>Carrick</text:p>
          </table:table-cell>
          <table:table-cell office:value-type="float" office:value="11">
            <text:p>1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Fletch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601">
            <text:p>1601</text:p>
          </table:table-cell>
          <table:table-cell office:value-type="float" office:value="2">
            <text:p>2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Darre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1.1</text:p>
          </table:table-cell>
          <table:table-cell office:value-type="float" office:value="14295">
            <text:p>14295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0.4</text:p>
          </table:table-cell>
          <table:table-cell office:value-type="float" office:value="18">
            <text:p>1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a</text:p>
          </table:table-cell>
          <table:table-cell office:value-type="string">
            <text:p>Fletcher</text:p>
          </table:table-cell>
          <table:table-cell office:value-type="float" office:value="11">
            <text:p>1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leverley</text:p>
          </table:table-cell>
          <table:table-cell table:number-columns-repeated="2" office:value-type="float" office:value="0">
            <text:p>0</text:p>
          </table:table-cell>
          <table:table-cell office:value-type="float" office:value="536">
            <text:p>5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Tom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2</text:p>
          </table:table-cell>
          <table:table-cell office:value-type="float" office:value="43250">
            <text:p>43250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a</text:p>
          </table:table-cell>
          <table:table-cell office:value-type="string">
            <text:p>Cleverley</text:p>
          </table:table-cell>
          <table:table-cell office:value-type="float" office:value="11">
            <text:p>1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Yo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04">
            <text:p>2230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Ashley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6.8</text:p>
          </table:table-cell>
          <table:table-cell office:value-type="float" office:value="18892">
            <text:p>18892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6.8</text:p>
          </table:table-cell>
          <table:table-cell office:value-type="string">
            <text:p>0.2</text:p>
          </table:table-cell>
          <table:table-cell office:value-type="float" office:value="15">
            <text:p>1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523">
            <text:p>2523</text:p>
          </table:table-cell>
          <table:table-cell office:value-type="string">
            <text:p>a</text:p>
          </table:table-cell>
          <table:table-cell office:value-type="string">
            <text:p>Young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304">
            <text:p>2230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owell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Nick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0</text:p>
          </table:table-cell>
          <table:table-cell office:value-type="float" office:value="82205">
            <text:p>82205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Powell</text:p>
          </table:table-cell>
          <table:table-cell office:value-type="float" office:value="11">
            <text:p>11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Kagawa</text:p>
          </table:table-cell>
          <table:table-cell table:number-columns-repeated="2" office:value-type="float" office:value="0">
            <text:p>0</text:p>
          </table:table-cell>
          <table:table-cell office:value-type="float" office:value="1693">
            <text:p>16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Shinji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5</text:p>
          </table:table-cell>
          <table:table-cell office:value-type="float" office:value="83090">
            <text:p>83090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a</text:p>
          </table:table-cell>
          <table:table-cell office:value-type="string">
            <text:p>Kagawa</text:p>
          </table:table-cell>
          <table:table-cell office:value-type="float" office:value="11">
            <text:p>1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Ling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3, 1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Jess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3</text:p>
          </table:table-cell>
          <table:table-cell office:value-type="float" office:value="109322">
            <text:p>10932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string">
            <text:p>d</text:p>
          </table:table-cell>
          <table:table-cell office:value-type="string">
            <text:p>Lingard</text:p>
          </table:table-cell>
          <table:table-cell office:value-type="float" office:value="11">
            <text:p>11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0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Januzaj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55">
            <text:p>545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67, 2]]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5662">
            <text:p>5662</text:p>
          </table:table-cell>
          <table:table-cell office:value-type="float" office:value="2">
            <text:p>2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Adnan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3.1</text:p>
          </table:table-cell>
          <table:table-cell office:value-type="float" office:value="154976">
            <text:p>154976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3.1</text:p>
          </table:table-cell>
          <table:table-cell office:value-type="string">
            <text:p>0.3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662">
            <text:p>5662</text:p>
          </table:table-cell>
          <table:table-cell office:value-type="string">
            <text:p>a</text:p>
          </table:table-cell>
          <table:table-cell office:value-type="string">
            <text:p>Januzaj</text:p>
          </table:table-cell>
          <table:table-cell office:value-type="float" office:value="11">
            <text:p>11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455">
            <text:p>54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Zaha</text:p>
          </table:table-cell>
          <table:table-cell table:number-columns-repeated="2" office:value-type="float" office:value="0">
            <text:p>0</text:p>
          </table:table-cell>
          <table:table-cell office:value-type="float" office:value="422">
            <text:p>4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Wilfried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1</text:p>
          </table:table-cell>
          <table:table-cell office:value-type="float" office:value="82403">
            <text:p>82403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a</text:p>
          </table:table-cell>
          <table:table-cell office:value-type="string">
            <text:p>Zaha</text:p>
          </table:table-cell>
          <table:table-cell office:value-type="float" office:value="11">
            <text:p>11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Herre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106">
            <text:p>3010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66, 2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274">
            <text:p>3274</text:p>
          </table:table-cell>
          <table:table-cell office:value-type="float" office:value="2">
            <text:p>2</text:p>
          </table:table-cell>
          <table:table-cell office:value-type="string">
            <text:p>Man Utd</text:p>
          </table:table-cell>
          <table:table-cell office:value-type="float" office:value="1">
            <text:p>1</text:p>
          </table:table-cell>
          <table:table-cell office:value-type="string">
            <text:p>Ander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10.0</text:p>
          </table:table-cell>
          <table:table-cell office:value-type="float" office:value="59846">
            <text:p>59846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10.0</text:p>
          </table:table-cell>
          <table:table-cell office:value-type="string">
            <text:p>0.3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274">
            <text:p>3274</text:p>
          </table:table-cell>
          <table:table-cell office:value-type="string">
            <text:p>a</text:p>
          </table:table-cell>
          <table:table-cell office:value-type="string">
            <text:p>Herrera</text:p>
          </table:table-cell>
          <table:table-cell office:value-type="float" office:value="11">
            <text:p>11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2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106">
            <text:p>301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an Persie</text:p>
          </table:table-cell>
          <table:table-cell table:number-columns-repeated="2" office:value-type="float" office:value="0">
            <text:p>0</text:p>
          </table:table-cell>
          <table:table-cell office:value-type="float" office:value="8341">
            <text:p>83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Robin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.7</text:p>
          </table:table-cell>
          <table:table-cell office:value-type="float" office:value="12297">
            <text:p>1229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2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string">
            <text:p>i</text:p>
          </table:table-cell>
          <table:table-cell office:value-type="string">
            <text:p>van Persie</text:p>
          </table:table-cell>
          <table:table-cell office:value-type="float" office:value="11">
            <text:p>11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341">
            <text:p>834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Hernánde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">
            <text:p>310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45, 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681">
            <text:p>1681</text:p>
          </table:table-cell>
          <table:table-cell office:value-type="float" office:value="1">
            <text:p>1</text:p>
          </table:table-cell>
          <table:table-cell office:value-type="string">
            <text:p>Man Utd</text:p>
          </table:table-cell>
          <table:table-cell office:value-type="float" office:value="1">
            <text:p>1</text:p>
          </table:table-cell>
          <table:table-cell office:value-type="string">
            <text:p>Javie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1.0</text:p>
          </table:table-cell>
          <table:table-cell office:value-type="float" office:value="43020">
            <text:p>43020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string">
            <text:p>a</text:p>
          </table:table-cell>
          <table:table-cell office:value-type="string">
            <text:p>Hernández</text:p>
          </table:table-cell>
          <table:table-cell office:value-type="float" office:value="11">
            <text:p>11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01">
            <text:p>310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7.0</text:p>
          </table:table-cell>
          <table:table-cell office:value-type="float" office:value="0">
            <text:p>0</text:p>
          </table:table-cell>
          <table:table-cell office:value-type="string">
            <text:p>Roone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462">
            <text:p>1246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string">
            <text:p>0.7</text:p>
          </table:table-cell>
          <table:table-cell office:value-type="string">
            <text:p>[['Bonus', 1, 1], ['Minutes played', 90, 2], ['Goals scored', 1, 4]]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0</text:p>
          </table:table-cell>
          <table:table-cell office:value-type="float" office:value="24671">
            <text:p>24671</text:p>
          </table:table-cell>
          <table:table-cell office:value-type="float" office:value="7">
            <text:p>7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Wayne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48.2</text:p>
          </table:table-cell>
          <table:table-cell office:value-type="float" office:value="13017">
            <text:p>13017</text:p>
          </table:table-cell>
          <table:table-cell office:value-type="string">
            <text:p>3.4</text:p>
          </table:table-cell>
          <table:table-cell office:value-type="float" office:value="0">
            <text:p>0</text:p>
          </table:table-cell>
          <table:table-cell office:value-type="string">
            <text:p>48.2</text:p>
          </table:table-cell>
          <table:table-cell office:value-type="string">
            <text:p>0.7</text:p>
          </table:table-cell>
          <table:table-cell office:value-type="float" office:value="30">
            <text:p>3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4671">
            <text:p>24671</text:p>
          </table:table-cell>
          <table:table-cell office:value-type="string">
            <text:p>a</text:p>
          </table:table-cell>
          <table:table-cell office:value-type="string">
            <text:p>Rooney</text:p>
          </table:table-cell>
          <table:table-cell office:value-type="float" office:value="11">
            <text:p>11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3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462">
            <text:p>1246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elbeck</text:p>
          </table:table-cell>
          <table:table-cell table:number-columns-repeated="2" office:value-type="float" office:value="0">
            <text:p>0</text:p>
          </table:table-cell>
          <table:table-cell office:value-type="float" office:value="9809">
            <text:p>98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Danny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1.7</text:p>
          </table:table-cell>
          <table:table-cell office:value-type="float" office:value="50175">
            <text:p>5017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1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string">
            <text:p>i</text:p>
          </table:table-cell>
          <table:table-cell office:value-type="string">
            <text:p>Welbeck</text:p>
          </table:table-cell>
          <table:table-cell office:value-type="float" office:value="11">
            <text:p>11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09">
            <text:p>980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ilson</text:p>
          </table:table-cell>
          <table:table-cell table:number-columns-repeated="2" office:value-type="float" office:value="0">
            <text:p>0</text:p>
          </table:table-cell>
          <table:table-cell office:value-type="float" office:value="1229">
            <text:p>12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Jame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5</text:p>
          </table:table-cell>
          <table:table-cell office:value-type="float" office:value="112139">
            <text:p>11213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string">
            <text:p>a</text:p>
          </table:table-cell>
          <table:table-cell office:value-type="string">
            <text:p>Wilson</text:p>
          </table:table-cell>
          <table:table-cell office:value-type="float" office:value="11">
            <text:p>11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aw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To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1</text:p>
          </table:table-cell>
          <table:table-cell office:value-type="float" office:value="154968">
            <text:p>15496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string">
            <text:p>a</text:p>
          </table:table-cell>
          <table:table-cell office:value-type="string">
            <text:p>Lawrence</text:p>
          </table:table-cell>
          <table:table-cell office:value-type="float" office:value="11">
            <text:p>11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Kru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856">
            <text:p>785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Saves', 3, 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1914">
            <text:p>11914</text:p>
          </table:table-cell>
          <table:table-cell office:value-type="float" office:value="2">
            <text:p>2</text:p>
          </table:table-cell>
          <table:table-cell office:value-type="string">
            <text:p>Newcastle</text:p>
          </table:table-cell>
          <table:table-cell office:value-type="float" office:value="2">
            <text:p>2</text:p>
          </table:table-cell>
          <table:table-cell office:value-type="string">
            <text:p>Ti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0.6</text:p>
          </table:table-cell>
          <table:table-cell office:value-type="float" office:value="20480">
            <text:p>20480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20.6</text:p>
          </table:table-cell>
          <table:table-cell office:value-type="string">
            <text:p>0.4</text:p>
          </table:table-cell>
          <table:table-cell office:value-type="float" office:value="11">
            <text:p>11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1914">
            <text:p>11914</text:p>
          </table:table-cell>
          <table:table-cell office:value-type="string">
            <text:p>a</text:p>
          </table:table-cell>
          <table:table-cell office:value-type="string">
            <text:p>Krul</text:p>
          </table:table-cell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4">
            <text:p>4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56">
            <text:p>785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Elliot</text:p>
          </table:table-cell>
          <table:table-cell table:number-columns-repeated="2" office:value-type="float" office:value="0">
            <text:p>0</text:p>
          </table:table-cell>
          <table:table-cell office:value-type="float" office:value="1165">
            <text:p>11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Rob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3.1</text:p>
          </table:table-cell>
          <table:table-cell office:value-type="float" office:value="19838">
            <text:p>1983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3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string">
            <text:p>a</text:p>
          </table:table-cell>
          <table:table-cell office:value-type="string">
            <text:p>Elliot</text:p>
          </table:table-cell>
          <table:table-cell office:value-type="float" office:value="12">
            <text:p>12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Williams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Newcastle</text:p>
          </table:table-cell>
          <table:table-cell office:value-type="float" office:value="2">
            <text:p>2</text:p>
          </table:table-cell>
          <table:table-cell office:value-type="string">
            <text:p>Mik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8</text:p>
          </table:table-cell>
          <table:table-cell office:value-type="float" office:value="11378">
            <text:p>11378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float" office:value="17">
            <text:p>1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string">
            <text:p>a</text:p>
          </table:table-cell>
          <table:table-cell office:value-type="string">
            <text:p>Williamson</text:p>
          </table:table-cell>
          <table:table-cell office:value-type="float" office:value="12">
            <text:p>12</text:p>
          </table:table-cell>
          <table:table-cell office:value-type="float" office:value="290">
            <text:p>290</text:p>
          </table:table-cell>
          <table:table-cell office:value-type="float" office:value="4">
            <text:p>4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aylor</text:p>
          </table:table-cell>
          <table:table-cell table:number-columns-repeated="2" office:value-type="float" office:value="0">
            <text:p>0</text:p>
          </table:table-cell>
          <table:table-cell office:value-type="float" office:value="4543">
            <text:p>45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Steve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4.2</text:p>
          </table:table-cell>
          <table:table-cell office:value-type="float" office:value="17974">
            <text:p>1797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4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976">
            <text:p>976</text:p>
          </table:table-cell>
          <table:table-cell office:value-type="string">
            <text:p>a</text:p>
          </table:table-cell>
          <table:table-cell office:value-type="string">
            <text:p>Steven Taylor</text:p>
          </table:table-cell>
          <table:table-cell office:value-type="float" office:value="12">
            <text:p>12</text:p>
          </table:table-cell>
          <table:table-cell office:value-type="float" office:value="291">
            <text:p>291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43">
            <text:p>454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Colocci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27">
            <text:p>272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string">
            <text:p>Newcastle</text:p>
          </table:table-cell>
          <table:table-cell office:value-type="float" office:value="2">
            <text:p>2</text:p>
          </table:table-cell>
          <table:table-cell office:value-type="string">
            <text:p>Fabrici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3.8</text:p>
          </table:table-cell>
          <table:table-cell office:value-type="float" office:value="7933">
            <text:p>793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3.8</text:p>
          </table:table-cell>
          <table:table-cell office:value-type="string">
            <text:p>0.2</text:p>
          </table:table-cell>
          <table:table-cell office:value-type="float" office:value="19">
            <text:p>19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707">
            <text:p>2707</text:p>
          </table:table-cell>
          <table:table-cell office:value-type="string">
            <text:p>a</text:p>
          </table:table-cell>
          <table:table-cell office:value-type="string">
            <text:p>Coloccini</text:p>
          </table:table-cell>
          <table:table-cell office:value-type="float" office:value="12">
            <text:p>12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aylor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Ry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0</text:p>
          </table:table-cell>
          <table:table-cell office:value-type="float" office:value="14775">
            <text:p>1477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Ryan Taylor</text:p>
          </table:table-cell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anton</text:p>
          </table:table-cell>
          <table:table-cell table:number-columns-repeated="2" office:value-type="float" office:value="0">
            <text:p>0</text:p>
          </table:table-cell>
          <table:table-cell office:value-type="float" office:value="521">
            <text:p>5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David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float" office:value="55604">
            <text:p>5560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i</text:p>
          </table:table-cell>
          <table:table-cell office:value-type="string">
            <text:p>Santon</text:p>
          </table:table-cell>
          <table:table-cell office:value-type="float" office:value="12">
            <text:p>12</text:p>
          </table:table-cell>
          <table:table-cell office:value-type="float" office:value="294">
            <text:p>294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1">
            <text:p>1</text:p>
          </table:table-cell>
          <table:table-cell office:value-type="string">
            <text:p>Debuch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141">
            <text:p>1014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0.9</text:p>
          </table:table-cell>
          <table:table-cell office:value-type="string">
            <text:p>[['Assists', 1, 3], ['Minutes played', 90, 2]]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.0</text:p>
          </table:table-cell>
          <table:table-cell office:value-type="float" office:value="19313">
            <text:p>19313</text:p>
          </table:table-cell>
          <table:table-cell office:value-type="float" office:value="5">
            <text:p>5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Mathieu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5</text:p>
          </table:table-cell>
          <table:table-cell office:value-type="float" office:value="27334">
            <text:p>27334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24.5</text:p>
          </table:table-cell>
          <table:table-cell office:value-type="string">
            <text:p>0.9</text:p>
          </table:table-cell>
          <table:table-cell office:value-type="float" office:value="19">
            <text:p>19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9313">
            <text:p>19313</text:p>
          </table:table-cell>
          <table:table-cell office:value-type="string">
            <text:p>a</text:p>
          </table:table-cell>
          <table:table-cell office:value-type="string">
            <text:p>Debuchy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141">
            <text:p>1014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Yanga-Mbiwa</text:p>
          </table:table-cell>
          <table:table-cell table:number-columns-repeated="2" office:value-type="float" office:value="0">
            <text:p>0</text:p>
          </table:table-cell>
          <table:table-cell office:value-type="float" office:value="916">
            <text:p>9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Mapou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4</text:p>
          </table:table-cell>
          <table:table-cell office:value-type="float" office:value="44488">
            <text:p>44488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d</text:p>
          </table:table-cell>
          <table:table-cell office:value-type="string">
            <text:p>Yanga-Mbiwa</text:p>
          </table:table-cell>
          <table:table-cell office:value-type="float" office:value="12">
            <text:p>12</text:p>
          </table:table-cell>
          <table:table-cell office:value-type="float" office:value="296">
            <text:p>296</text:p>
          </table:table-cell>
          <table:table-cell office:value-type="float" office:value="4">
            <text:p>4</text:p>
          </table:table-cell>
          <table:table-cell office:value-type="string">
            <text:p>1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aidara</text:p>
          </table:table-cell>
          <table:table-cell table:number-columns-repeated="2" office:value-type="float" office:value="0">
            <text:p>0</text:p>
          </table:table-cell>
          <table:table-cell office:value-type="float" office:value="167">
            <text:p>1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Massadi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1</text:p>
          </table:table-cell>
          <table:table-cell office:value-type="float" office:value="92170">
            <text:p>92170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 office:value-type="string">
            <text:p>Haidara</text:p>
          </table:table-cell>
          <table:table-cell office:value-type="float" office:value="12">
            <text:p>12</text:p>
          </table:table-cell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ummet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06">
            <text:p>410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8089">
            <text:p>8089</text:p>
          </table:table-cell>
          <table:table-cell office:value-type="float" office:value="1">
            <text:p>1</text:p>
          </table:table-cell>
          <table:table-cell office:value-type="string">
            <text:p>Newcastle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6.1</text:p>
          </table:table-cell>
          <table:table-cell office:value-type="float" office:value="106618">
            <text:p>10661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6.1</text:p>
          </table:table-cell>
          <table:table-cell office:value-type="string">
            <text:p>0.2</text:p>
          </table:table-cell>
          <table:table-cell office:value-type="float" office:value="16">
            <text:p>1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089">
            <text:p>8089</text:p>
          </table:table-cell>
          <table:table-cell office:value-type="string">
            <text:p>a</text:p>
          </table:table-cell>
          <table:table-cell office:value-type="string">
            <text:p>Dummett</text:p>
          </table:table-cell>
          <table:table-cell office:value-type="float" office:value="12">
            <text:p>12</text:p>
          </table:table-cell>
          <table:table-cell office:value-type="float" office:value="298">
            <text:p>298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atka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Lubomir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float" office:value="156257">
            <text:p>15625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a</text:p>
          </table:table-cell>
          <table:table-cell office:value-type="string">
            <text:p>Satka</text:p>
          </table:table-cell>
          <table:table-cell office:value-type="float" office:value="12">
            <text:p>12</text:p>
          </table:table-cell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Obert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8, 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Newcastle</text:p>
          </table:table-cell>
          <table:table-cell office:value-type="float" office:value="1">
            <text:p>1</text:p>
          </table:table-cell>
          <table:table-cell office:value-type="string">
            <text:p>Gabrie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float" office:value="38429">
            <text:p>3842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2</text:p>
          </table:table-cell>
          <table:table-cell office:value-type="float" office:value="5">
            <text:p>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string">
            <text:p>a</text:p>
          </table:table-cell>
          <table:table-cell office:value-type="string">
            <text:p>Obertan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iote</text:p>
          </table:table-cell>
          <table:table-cell table:number-columns-repeated="2" office:value-type="float" office:value="0">
            <text:p>0</text:p>
          </table:table-cell>
          <table:table-cell office:value-type="float" office:value="7846">
            <text:p>78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Cheick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.7</text:p>
          </table:table-cell>
          <table:table-cell office:value-type="float" office:value="28301">
            <text:p>2830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2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i</text:p>
          </table:table-cell>
          <table:table-cell office:value-type="string">
            <text:p>Tiote</text:p>
          </table:table-cell>
          <table:table-cell office:value-type="float" office:value="12">
            <text:p>12</text:p>
          </table:table-cell>
          <table:table-cell office:value-type="float" office:value="301">
            <text:p>301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846">
            <text:p>784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en Arfa</text:p>
          </table:table-cell>
          <table:table-cell table:number-columns-repeated="2" office:value-type="float" office:value="0">
            <text:p>0</text:p>
          </table:table-cell>
          <table:table-cell office:value-type="float" office:value="3921">
            <text:p>39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Hatem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.1</text:p>
          </table:table-cell>
          <table:table-cell office:value-type="float" office:value="18753">
            <text:p>18753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45">
            <text:p>645</text:p>
          </table:table-cell>
          <table:table-cell office:value-type="string">
            <text:p>a</text:p>
          </table:table-cell>
          <table:table-cell office:value-type="string">
            <text:p>Ben Arfa</text:p>
          </table:table-cell>
          <table:table-cell office:value-type="float" office:value="12">
            <text:p>12</text:p>
          </table:table-cell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21">
            <text:p>392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erguson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Shan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1</text:p>
          </table:table-cell>
          <table:table-cell office:value-type="float" office:value="61944">
            <text:p>6194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a</text:p>
          </table:table-cell>
          <table:table-cell office:value-type="string">
            <text:p>Ferguson</text:p>
          </table:table-cell>
          <table:table-cell office:value-type="float" office:value="12">
            <text:p>12</text:p>
          </table:table-cell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beid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Mehdi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0</text:p>
          </table:table-cell>
          <table:table-cell office:value-type="float" office:value="98746">
            <text:p>9874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office:value-type="string">
            <text:p>Abeid</text:p>
          </table:table-cell>
          <table:table-cell office:value-type="float" office:value="12">
            <text:p>12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rveaux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Sylvai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0</text:p>
          </table:table-cell>
          <table:table-cell office:value-type="float" office:value="37939">
            <text:p>3793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Marveaux</text:p>
          </table:table-cell>
          <table:table-cell office:value-type="float" office:value="12">
            <text:p>12</text:p>
          </table:table-cell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igirimana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Gae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0</text:p>
          </table:table-cell>
          <table:table-cell office:value-type="float" office:value="87112">
            <text:p>8711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office:value-type="string">
            <text:p>Bigirimana</text:p>
          </table:table-cell>
          <table:table-cell office:value-type="float" office:value="12">
            <text:p>12</text:p>
          </table:table-cell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Ani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2, 2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string">
            <text:p>Newcastle</text:p>
          </table:table-cell>
          <table:table-cell office:value-type="float" office:value="1">
            <text:p>1</text:p>
          </table:table-cell>
          <table:table-cell office:value-type="string">
            <text:p>Vurno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1</text:p>
          </table:table-cell>
          <table:table-cell office:value-type="float" office:value="40799">
            <text:p>40799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string">
            <text:p>a</text:p>
          </table:table-cell>
          <table:table-cell office:value-type="string">
            <text:p>Anita</text:p>
          </table:table-cell>
          <table:table-cell office:value-type="float" office:value="12">
            <text:p>12</text:p>
          </table:table-cell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Sissok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909">
            <text:p>1909</text:p>
          </table:table-cell>
          <table:table-cell office:value-type="float" office:value="2">
            <text:p>2</text:p>
          </table:table-cell>
          <table:table-cell office:value-type="string">
            <text:p>Newcastle</text:p>
          </table:table-cell>
          <table:table-cell office:value-type="float" office:value="2">
            <text:p>2</text:p>
          </table:table-cell>
          <table:table-cell office:value-type="string">
            <text:p>Moussa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.6</text:p>
          </table:table-cell>
          <table:table-cell office:value-type="float" office:value="45268">
            <text:p>45268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2.6</text:p>
          </table:table-cell>
          <table:table-cell office:value-type="string">
            <text:p>0.3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a</text:p>
          </table:table-cell>
          <table:table-cell office:value-type="string">
            <text:p>Sissoko</text:p>
          </table:table-cell>
          <table:table-cell office:value-type="float" office:value="12">
            <text:p>12</text:p>
          </table:table-cell>
          <table:table-cell office:value-type="float" office:value="308">
            <text:p>308</text:p>
          </table:table-cell>
          <table:table-cell office:value-type="float" office:value="4">
            <text:p>4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olba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346">
            <text:p>1346</text:p>
          </table:table-cell>
          <table:table-cell office:value-type="float" office:value="2">
            <text:p>2</text:p>
          </table:table-cell>
          <table:table-cell office:value-type="string">
            <text:p>Newcastle</text:p>
          </table:table-cell>
          <table:table-cell office:value-type="float" office:value="2">
            <text:p>2</text:p>
          </table:table-cell>
          <table:table-cell office:value-type="string">
            <text:p>Jack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6</text:p>
          </table:table-cell>
          <table:table-cell office:value-type="float" office:value="58771">
            <text:p>58771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float" office:value="17">
            <text:p>1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346">
            <text:p>1346</text:p>
          </table:table-cell>
          <table:table-cell office:value-type="string">
            <text:p>a</text:p>
          </table:table-cell>
          <table:table-cell office:value-type="string">
            <text:p>Colback</text:p>
          </table:table-cell>
          <table:table-cell office:value-type="float" office:value="12">
            <text:p>12</text:p>
          </table:table-cell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utiérrez</text:p>
          </table:table-cell>
          <table:table-cell table:number-columns-repeated="2" office:value-type="float" office:value="0">
            <text:p>0</text:p>
          </table:table-cell>
          <table:table-cell office:value-type="float" office:value="638">
            <text:p>6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Joná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4</text:p>
          </table:table-cell>
          <table:table-cell office:value-type="float" office:value="21060">
            <text:p>2106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a</text:p>
          </table:table-cell>
          <table:table-cell office:value-type="string">
            <text:p>Gutiérrez</text:p>
          </table:table-cell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Gouffr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72">
            <text:p>197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73, 2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667">
            <text:p>667</text:p>
          </table:table-cell>
          <table:table-cell office:value-type="float" office:value="2">
            <text:p>2</text:p>
          </table:table-cell>
          <table:table-cell office:value-type="string">
            <text:p>Newcastle</text:p>
          </table:table-cell>
          <table:table-cell office:value-type="float" office:value="1">
            <text:p>1</text:p>
          </table:table-cell>
          <table:table-cell office:value-type="string">
            <text:p>Yoan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.2</text:p>
          </table:table-cell>
          <table:table-cell office:value-type="float" office:value="42727">
            <text:p>42727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3</text:p>
          </table:table-cell>
          <table:table-cell office:value-type="float" office:value="17">
            <text:p>1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string">
            <text:p>a</text:p>
          </table:table-cell>
          <table:table-cell office:value-type="string">
            <text:p>Gouffran</text:p>
          </table:table-cell>
          <table:table-cell office:value-type="float" office:value="12">
            <text:p>12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meobi</text:p>
          </table:table-cell>
          <table:table-cell table:number-columns-repeated="2" office:value-type="float" office:value="0">
            <text:p>0</text:p>
          </table:table-cell>
          <table:table-cell office:value-type="float" office:value="372">
            <text:p>3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Samm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float" office:value="97612">
            <text:p>9761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string">
            <text:p>a</text:p>
          </table:table-cell>
          <table:table-cell office:value-type="string">
            <text:p>Ameobi</text:p>
          </table:table-cell>
          <table:table-cell office:value-type="float" office:value="12">
            <text:p>12</text:p>
          </table:table-cell>
          <table:table-cell office:value-type="float" office:value="312">
            <text:p>312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 Jong</text:p>
          </table:table-cell>
          <table:table-cell table:number-columns-repeated="2" office:value-type="float" office:value="0">
            <text:p>0</text:p>
          </table:table-cell>
          <table:table-cell office:value-type="float" office:value="2783">
            <text:p>27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Siem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.1</text:p>
          </table:table-cell>
          <table:table-cell office:value-type="float" office:value="48773">
            <text:p>4877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string">
            <text:p>d</text:p>
          </table:table-cell>
          <table:table-cell office:value-type="string">
            <text:p>de Jong</text:p>
          </table:table-cell>
          <table:table-cell office:value-type="float" office:value="12">
            <text:p>12</text:p>
          </table:table-cell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string">
            <text:p>1.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issé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Papiss Demba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0</text:p>
          </table:table-cell>
          <table:table-cell office:value-type="float" office:value="42758">
            <text:p>4275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i</text:p>
          </table:table-cell>
          <table:table-cell office:value-type="string">
            <text:p>Cissé</text:p>
          </table:table-cell>
          <table:table-cell office:value-type="float" office:value="12">
            <text:p>12</text:p>
          </table:table-cell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mpbell</text:p>
          </table:table-cell>
          <table:table-cell table:number-columns-repeated="2" office:value-type="float" office:value="0">
            <text:p>0</text:p>
          </table:table-cell>
          <table:table-cell office:value-type="float" office:value="747">
            <text:p>7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Ada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float" office:value="132931">
            <text:p>13293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n</text:p>
          </table:table-cell>
          <table:table-cell office:value-type="string">
            <text:p>Campbell</text:p>
          </table:table-cell>
          <table:table-cell office:value-type="float" office:value="12">
            <text:p>12</text:p>
          </table:table-cell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rmstrong</text:p>
          </table:table-cell>
          <table:table-cell table:number-columns-repeated="2" office:value-type="float" office:value="0">
            <text:p>0</text:p>
          </table:table-cell>
          <table:table-cell office:value-type="float" office:value="393">
            <text:p>3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Ada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float" office:value="155511">
            <text:p>15551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string">
            <text:p>a</text:p>
          </table:table-cell>
          <table:table-cell office:value-type="string">
            <text:p>Armstrong</text:p>
          </table:table-cell>
          <table:table-cell office:value-type="float" office:value="12">
            <text:p>12</text:p>
          </table:table-cell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Pére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8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717">
            <text:p>717</text:p>
          </table:table-cell>
          <table:table-cell office:value-type="float" office:value="1">
            <text:p>1</text:p>
          </table:table-cell>
          <table:table-cell office:value-type="string">
            <text:p>Newcastle</text:p>
          </table:table-cell>
          <table:table-cell office:value-type="float" office:value="1">
            <text:p>1</text:p>
          </table:table-cell>
          <table:table-cell office:value-type="string">
            <text:p>Ayoz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1</text:p>
          </table:table-cell>
          <table:table-cell office:value-type="float" office:value="168580">
            <text:p>16858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string">
            <text:p>a</text:p>
          </table:table-cell>
          <table:table-cell office:value-type="string">
            <text:p>Ayoze</text:p>
          </table:table-cell>
          <table:table-cell office:value-type="float" office:value="12">
            <text:p>12</text:p>
          </table:table-cell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7</text:p>
          </table:table-cell>
          <table:table-cell office:value-type="string">
            <text:p>[['Saves', 3, 1], ['Minutes played', 90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0</text:p>
          </table:table-cell>
          <table:table-cell office:value-type="float" office:value="2084">
            <text:p>2084</text:p>
          </table:table-cell>
          <table:table-cell office:value-type="float" office:value="3">
            <text:p>3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Rob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2.0</text:p>
          </table:table-cell>
          <table:table-cell office:value-type="float" office:value="1243">
            <text:p>1243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0.7</text:p>
          </table:table-cell>
          <table:table-cell office:value-type="float" office:value="12">
            <text:p>12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string">
            <text:p>a</text:p>
          </table:table-cell>
          <table:table-cell office:value-type="string">
            <text:p>Green</text:p>
          </table:table-cell>
          <table:table-cell office:value-type="float" office:value="13">
            <text:p>13</text:p>
          </table:table-cell>
          <table:table-cell office:value-type="float" office:value="318">
            <text:p>318</text:p>
          </table:table-cell>
          <table:table-cell office:value-type="float" office:value="52">
            <text:p>52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urphy</text:p>
          </table:table-cell>
          <table:table-cell table:number-columns-repeated="2" office:value-type="float" office:value="0">
            <text:p>0</text:p>
          </table:table-cell>
          <table:table-cell office:value-type="float" office:value="978">
            <text:p>9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Bria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2.1</text:p>
          </table:table-cell>
          <table:table-cell office:value-type="float" office:value="10589">
            <text:p>1058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2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string">
            <text:p>a</text:p>
          </table:table-cell>
          <table:table-cell office:value-type="string">
            <text:p>Murphy</text:p>
          </table:table-cell>
          <table:table-cell office:value-type="float" office:value="13">
            <text:p>13</text:p>
          </table:table-cell>
          <table:table-cell office:value-type="float" office:value="319">
            <text:p>319</text:p>
          </table:table-cell>
          <table:table-cell office:value-type="float" office:value="52">
            <text:p>52</text:p>
          </table:table-cell>
          <table:table-cell office:value-type="string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un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77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4</text:p>
          </table:table-cell>
          <table:table-cell office:value-type="float" office:value="1764">
            <text:p>1764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a</text:p>
          </table:table-cell>
          <table:table-cell office:value-type="string">
            <text:p>Dunne</text:p>
          </table:table-cell>
          <table:table-cell office:value-type="float" office:value="13">
            <text:p>13</text:p>
          </table:table-cell>
          <table:table-cell office:value-type="float" office:value="320">
            <text:p>320</text:p>
          </table:table-cell>
          <table:table-cell office:value-type="float" office:value="52">
            <text:p>52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ill</text:p>
          </table:table-cell>
          <table:table-cell table:number-columns-repeated="2" office:value-type="float" office:value="0">
            <text:p>0</text:p>
          </table:table-cell>
          <table:table-cell office:value-type="float" office:value="226">
            <text:p>2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Clint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1</text:p>
          </table:table-cell>
          <table:table-cell office:value-type="float" office:value="1216">
            <text:p>121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a</text:p>
          </table:table-cell>
          <table:table-cell office:value-type="string">
            <text:p>Hill</text:p>
          </table:table-cell>
          <table:table-cell office:value-type="float" office:value="13">
            <text:p>13</text:p>
          </table:table-cell>
          <table:table-cell office:value-type="float" office:value="321">
            <text:p>321</text:p>
          </table:table-cell>
          <table:table-cell office:value-type="float" office:value="52">
            <text:p>52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nuoha</text:p>
          </table:table-cell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Nedu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2</text:p>
          </table:table-cell>
          <table:table-cell office:value-type="float" office:value="19053">
            <text:p>1905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string">
            <text:p>Onuoha</text:p>
          </table:table-cell>
          <table:table-cell office:value-type="float" office:value="13">
            <text:p>13</text:p>
          </table:table-cell>
          <table:table-cell office:value-type="float" office:value="322">
            <text:p>322</text:p>
          </table:table-cell>
          <table:table-cell office:value-type="float" office:value="52">
            <text:p>52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uk-Young</text:p>
          </table:table-cell>
          <table:table-cell table:number-columns-repeated="2" office:value-type="float" office:value="0">
            <text:p>0</text:p>
          </table:table-cell>
          <table:table-cell office:value-type="float" office:value="651">
            <text:p>6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Yu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4</text:p>
          </table:table-cell>
          <table:table-cell office:value-type="float" office:value="77875">
            <text:p>7787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string">
            <text:p>a</text:p>
          </table:table-cell>
          <table:table-cell office:value-type="string">
            <text:p>Yun</text:p>
          </table:table-cell>
          <table:table-cell office:value-type="float" office:value="13">
            <text:p>13</text:p>
          </table:table-cell>
          <table:table-cell office:value-type="float" office:value="323">
            <text:p>323</text:p>
          </table:table-cell>
          <table:table-cell office:value-type="float" office:value="52">
            <text:p>52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Simps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7, 2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3</text:p>
          </table:table-cell>
          <table:table-cell office:value-type="float" office:value="40725">
            <text:p>4072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a</text:p>
          </table:table-cell>
          <table:table-cell office:value-type="string">
            <text:p>Simpson</text:p>
          </table:table-cell>
          <table:table-cell office:value-type="float" office:value="13">
            <text:p>13</text:p>
          </table:table-cell>
          <table:table-cell office:value-type="float" office:value="324">
            <text:p>324</text:p>
          </table:table-cell>
          <table:table-cell office:value-type="float" office:value="52">
            <text:p>52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Trao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802">
            <text:p>802</text:p>
          </table:table-cell>
          <table:table-cell office:value-type="float" office:value="2">
            <text:p>2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Armand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6</text:p>
          </table:table-cell>
          <table:table-cell office:value-type="float" office:value="20488">
            <text:p>2048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float" office:value="18">
            <text:p>1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string">
            <text:p>a</text:p>
          </table:table-cell>
          <table:table-cell office:value-type="string">
            <text:p>Traore</text:p>
          </table:table-cell>
          <table:table-cell office:value-type="float" office:value="13">
            <text:p>13</text:p>
          </table:table-cell>
          <table:table-cell office:value-type="float" office:value="325">
            <text:p>325</text:p>
          </table:table-cell>
          <table:table-cell office:value-type="float" office:value="52">
            <text:p>52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Faurl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8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Alejandr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3</text:p>
          </table:table-cell>
          <table:table-cell office:value-type="float" office:value="67731">
            <text:p>6773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a</text:p>
          </table:table-cell>
          <table:table-cell office:value-type="string">
            <text:p>Faurlin</text:p>
          </table:table-cell>
          <table:table-cell office:value-type="float" office:value="13">
            <text:p>13</text:p>
          </table:table-cell>
          <table:table-cell office:value-type="float" office:value="326">
            <text:p>326</text:p>
          </table:table-cell>
          <table:table-cell office:value-type="float" office:value="52">
            <text:p>52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enry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Kar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1</text:p>
          </table:table-cell>
          <table:table-cell office:value-type="float" office:value="10561">
            <text:p>1056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a</text:p>
          </table:table-cell>
          <table:table-cell office:value-type="string">
            <text:p>Henry</text:p>
          </table:table-cell>
          <table:table-cell office:value-type="float" office:value="13">
            <text:p>13</text:p>
          </table:table-cell>
          <table:table-cell office:value-type="float" office:value="327">
            <text:p>327</text:p>
          </table:table-cell>
          <table:table-cell office:value-type="float" office:value="52">
            <text:p>52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Bar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Joey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7</text:p>
          </table:table-cell>
          <table:table-cell office:value-type="float" office:value="15276">
            <text:p>15276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4</text:p>
          </table:table-cell>
          <table:table-cell office:value-type="float" office:value="18">
            <text:p>1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string">
            <text:p>a</text:p>
          </table:table-cell>
          <table:table-cell office:value-type="string">
            <text:p>Barton</text:p>
          </table:table-cell>
          <table:table-cell office:value-type="float" office:value="13">
            <text:p>13</text:p>
          </table:table-cell>
          <table:table-cell office:value-type="float" office:value="328">
            <text:p>328</text:p>
          </table:table-cell>
          <table:table-cell office:value-type="float" office:value="52">
            <text:p>52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enas</text:p>
          </table:table-cell>
          <table:table-cell table:number-columns-repeated="2"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Jermain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5</text:p>
          </table:table-cell>
          <table:table-cell office:value-type="float" office:value="10451">
            <text:p>1045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a</text:p>
          </table:table-cell>
          <table:table-cell office:value-type="string">
            <text:p>Jenas</text:p>
          </table:table-cell>
          <table:table-cell office:value-type="float" office:value="13">
            <text:p>13</text:p>
          </table:table-cell>
          <table:table-cell office:value-type="float" office:value="329">
            <text:p>329</text:p>
          </table:table-cell>
          <table:table-cell office:value-type="float" office:value="52">
            <text:p>52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'Neil</text:p>
          </table:table-cell>
          <table:table-cell table:number-columns-repeated="2" office:value-type="float" office:value="0">
            <text:p>0</text:p>
          </table:table-cell>
          <table:table-cell office:value-type="float" office:value="238">
            <text:p>2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Gar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1</text:p>
          </table:table-cell>
          <table:table-cell office:value-type="float" office:value="5716">
            <text:p>571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O'Neil</text:p>
          </table:table-cell>
          <table:table-cell office:value-type="float" office:value="13">
            <text:p>13</text:p>
          </table:table-cell>
          <table:table-cell office:value-type="float" office:value="330">
            <text:p>330</text:p>
          </table:table-cell>
          <table:table-cell office:value-type="float" office:value="52">
            <text:p>52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Hoilet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5">
            <text:p>206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2, 1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Davi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6</text:p>
          </table:table-cell>
          <table:table-cell office:value-type="float" office:value="49806">
            <text:p>49806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a</text:p>
          </table:table-cell>
          <table:table-cell office:value-type="string">
            <text:p>Hoilett</text:p>
          </table:table-cell>
          <table:table-cell office:value-type="float" office:value="13">
            <text:p>13</text:p>
          </table:table-cell>
          <table:table-cell office:value-type="float" office:value="331">
            <text:p>331</text:p>
          </table:table-cell>
          <table:table-cell office:value-type="float" office:value="52">
            <text:p>52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right-Phillips</text:p>
          </table:table-cell>
          <table:table-cell table:number-columns-repeated="2" office:value-type="float" office:value="0">
            <text:p>0</text:p>
          </table:table-cell>
          <table:table-cell office:value-type="float" office:value="1027">
            <text:p>1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Shau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3</text:p>
          </table:table-cell>
          <table:table-cell office:value-type="float" office:value="1212">
            <text:p>1212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a</text:p>
          </table:table-cell>
          <table:table-cell office:value-type="string">
            <text:p>Wright-Phillips</text:p>
          </table:table-cell>
          <table:table-cell office:value-type="float" office:value="13">
            <text:p>13</text:p>
          </table:table-cell>
          <table:table-cell office:value-type="float" office:value="332">
            <text:p>332</text:p>
          </table:table-cell>
          <table:table-cell office:value-type="float" office:value="52">
            <text:p>52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Phillip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3, 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Matt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1</text:p>
          </table:table-cell>
          <table:table-cell office:value-type="float" office:value="50229">
            <text:p>50229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a</text:p>
          </table:table-cell>
          <table:table-cell office:value-type="string">
            <text:p>Phillips</text:p>
          </table:table-cell>
          <table:table-cell office:value-type="float" office:value="13">
            <text:p>13</text:p>
          </table:table-cell>
          <table:table-cell office:value-type="float" office:value="333">
            <text:p>333</text:p>
          </table:table-cell>
          <table:table-cell office:value-type="float" office:value="52">
            <text:p>52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aarabt</text:p>
          </table:table-cell>
          <table:table-cell table:number-columns-repeated="2" office:value-type="float" office:value="0">
            <text:p>0</text:p>
          </table:table-cell>
          <table:table-cell office:value-type="float" office:value="1880">
            <text:p>18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Ade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3</text:p>
          </table:table-cell>
          <table:table-cell office:value-type="float" office:value="39765">
            <text:p>3976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i</text:p>
          </table:table-cell>
          <table:table-cell office:value-type="string">
            <text:p>Taarabt</text:p>
          </table:table-cell>
          <table:table-cell office:value-type="float" office:value="13">
            <text:p>13</text:p>
          </table:table-cell>
          <table:table-cell office:value-type="float" office:value="334">
            <text:p>334</text:p>
          </table:table-cell>
          <table:table-cell office:value-type="float" office:value="52">
            <text:p>52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Rem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817">
            <text:p>1181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5133">
            <text:p>5133</text:p>
          </table:table-cell>
          <table:table-cell office:value-type="float" office:value="2">
            <text:p>2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Loïc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6.2</text:p>
          </table:table-cell>
          <table:table-cell office:value-type="float" office:value="38419">
            <text:p>38419</text:p>
          </table:table-cell>
          <table:table-cell office:value-type="string">
            <text:p>1.8</text:p>
          </table:table-cell>
          <table:table-cell office:value-type="float" office:value="0">
            <text:p>0</text:p>
          </table:table-cell>
          <table:table-cell office:value-type="string">
            <text:p>6.2</text:p>
          </table:table-cell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5133">
            <text:p>5133</text:p>
          </table:table-cell>
          <table:table-cell office:value-type="string">
            <text:p>a</text:p>
          </table:table-cell>
          <table:table-cell office:value-type="string">
            <text:p>Remy</text:p>
          </table:table-cell>
          <table:table-cell office:value-type="float" office:value="13">
            <text:p>13</text:p>
          </table:table-cell>
          <table:table-cell office:value-type="float" office:value="335">
            <text:p>335</text:p>
          </table:table-cell>
          <table:table-cell office:value-type="float" office:value="52">
            <text:p>52</text:p>
          </table:table-cell>
          <table:table-cell office:value-type="string">
            <text:p>2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817">
            <text:p>1181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Zamo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05">
            <text:p>770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3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006">
            <text:p>3006</text:p>
          </table:table-cell>
          <table:table-cell office:value-type="float" office:value="1">
            <text:p>1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Bobb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4.6</text:p>
          </table:table-cell>
          <table:table-cell office:value-type="float" office:value="4570">
            <text:p>457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4.6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006">
            <text:p>3006</text:p>
          </table:table-cell>
          <table:table-cell office:value-type="string">
            <text:p>a</text:p>
          </table:table-cell>
          <table:table-cell office:value-type="string">
            <text:p>Zamora</text:p>
          </table:table-cell>
          <table:table-cell office:value-type="float" office:value="13">
            <text:p>13</text:p>
          </table:table-cell>
          <table:table-cell office:value-type="float" office:value="336">
            <text:p>336</text:p>
          </table:table-cell>
          <table:table-cell office:value-type="float" office:value="52">
            <text:p>52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705">
            <text:p>770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ust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Penalties missed', 1, -2], ['Minutes played', 90, 2]]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1.3</text:p>
          </table:table-cell>
          <table:table-cell office:value-type="float" office:value="78356">
            <text:p>78356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0</text:p>
          </table:table-cell>
          <table:table-cell office:value-type="float" office:value="-3">
            <text:p>-3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string">
            <text:p>a</text:p>
          </table:table-cell>
          <table:table-cell office:value-type="string">
            <text:p>Austin</text:p>
          </table:table-cell>
          <table:table-cell office:value-type="float" office:value="13">
            <text:p>13</text:p>
          </table:table-cell>
          <table:table-cell office:value-type="float" office:value="337">
            <text:p>337</text:p>
          </table:table-cell>
          <table:table-cell office:value-type="float" office:value="52">
            <text:p>52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azzaniga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Paul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1</text:p>
          </table:table-cell>
          <table:table-cell office:value-type="float" office:value="102884">
            <text:p>102884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</text:p>
          </table:table-cell>
          <table:table-cell office:value-type="string">
            <text:p>Gazzaniga</text:p>
          </table:table-cell>
          <table:table-cell office:value-type="float" office:value="14">
            <text:p>14</text:p>
          </table:table-cell>
          <table:table-cell office:value-type="float" office:value="338">
            <text:p>338</text:p>
          </table:table-cell>
          <table:table-cell office:value-type="float" office:value="20">
            <text:p>20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oruc</text:p>
          </table:table-cell>
          <table:table-cell table:number-columns-repeated="2" office:value-type="float" office:value="0">
            <text:p>0</text:p>
          </table:table-cell>
          <table:table-cell office:value-type="float" office:value="1784">
            <text:p>1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Artur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7</text:p>
          </table:table-cell>
          <table:table-cell office:value-type="float" office:value="18726">
            <text:p>18726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a</text:p>
          </table:table-cell>
          <table:table-cell office:value-type="string">
            <text:p>Boruc</text:p>
          </table:table-cell>
          <table:table-cell office:value-type="float" office:value="14">
            <text:p>14</text:p>
          </table:table-cell>
          <table:table-cell office:value-type="float" office:value="339">
            <text:p>339</text:p>
          </table:table-cell>
          <table:table-cell office:value-type="float" office:value="20">
            <text:p>20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ooiveld</text:p>
          </table:table-cell>
          <table:table-cell table:number-columns-repeated="2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Jos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7</text:p>
          </table:table-cell>
          <table:table-cell office:value-type="float" office:value="15976">
            <text:p>1597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string">
            <text:p>a</text:p>
          </table:table-cell>
          <table:table-cell office:value-type="string">
            <text:p>Hooiveld</text:p>
          </table:table-cell>
          <table:table-cell office:value-type="float" office:value="14">
            <text:p>14</text:p>
          </table:table-cell>
          <table:table-cell office:value-type="float" office:value="340">
            <text:p>340</text:p>
          </table:table-cell>
          <table:table-cell office:value-type="float" office:value="20">
            <text:p>2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Fo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53">
            <text:p>1315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672">
            <text:p>1672</text:p>
          </table:table-cell>
          <table:table-cell office:value-type="float" office:value="1">
            <text:p>1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Jos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9.2</text:p>
          </table:table-cell>
          <table:table-cell office:value-type="float" office:value="38580">
            <text:p>38580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9.2</text:p>
          </table:table-cell>
          <table:table-cell office:value-type="string">
            <text:p>0.2</text:p>
          </table:table-cell>
          <table:table-cell office:value-type="float" office:value="13">
            <text:p>13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672">
            <text:p>1672</text:p>
          </table:table-cell>
          <table:table-cell office:value-type="string">
            <text:p>a</text:p>
          </table:table-cell>
          <table:table-cell office:value-type="string">
            <text:p>Fonte</text:p>
          </table:table-cell>
          <table:table-cell office:value-type="float" office:value="14">
            <text:p>14</text:p>
          </table:table-cell>
          <table:table-cell office:value-type="float" office:value="341">
            <text:p>341</text:p>
          </table:table-cell>
          <table:table-cell office:value-type="float" office:value="20">
            <text:p>20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153">
            <text:p>1315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9.0</text:p>
          </table:table-cell>
          <table:table-cell office:value-type="float" office:value="0">
            <text:p>0</text:p>
          </table:table-cell>
          <table:table-cell office:value-type="string">
            <text:p>Clyn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35">
            <text:p>213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string">
            <text:p>1.8</text:p>
          </table:table-cell>
          <table:table-cell office:value-type="string">
            <text:p>[['Bonus', 2, 2], ['Minutes played', 90, 2], ['Goals scored', 1, 6], ['Goals conceded', 2, -1]]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0</text:p>
          </table:table-cell>
          <table:table-cell office:value-type="float" office:value="36419">
            <text:p>36419</text:p>
          </table:table-cell>
          <table:table-cell office:value-type="float" office:value="9">
            <text:p>9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Nathaniel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3.8</text:p>
          </table:table-cell>
          <table:table-cell office:value-type="float" office:value="57328">
            <text:p>57328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3.8</text:p>
          </table:table-cell>
          <table:table-cell office:value-type="string">
            <text:p>1.8</text:p>
          </table:table-cell>
          <table:table-cell office:value-type="float" office:value="25">
            <text:p>25</text:p>
          </table:table-cell>
          <table:table-cell office:value-type="string">
            <text:p>Defender</text:p>
          </table:table-cell>
          <table:table-cell office:value-type="float" office:value="1">
            <text:p>1</text:p>
          </table:table-cell>
          <table:table-cell office:value-type="float" office:value="36419">
            <text:p>36419</text:p>
          </table:table-cell>
          <table:table-cell office:value-type="string">
            <text:p>a</text:p>
          </table:table-cell>
          <table:table-cell office:value-type="string">
            <text:p>Clyne</text:p>
          </table:table-cell>
          <table:table-cell office:value-type="float" office:value="14">
            <text:p>14</text:p>
          </table:table-cell>
          <table:table-cell office:value-type="float" office:value="342">
            <text:p>342</text:p>
          </table:table-cell>
          <table:table-cell office:value-type="float" office:value="20">
            <text:p>20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Yoshi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Maya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3</text:p>
          </table:table-cell>
          <table:table-cell office:value-type="float" office:value="80447">
            <text:p>80447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float" office:value="15">
            <text:p>1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string">
            <text:p>a</text:p>
          </table:table-cell>
          <table:table-cell office:value-type="string">
            <text:p>Yoshida</text:p>
          </table:table-cell>
          <table:table-cell office:value-type="float" office:value="14">
            <text:p>14</text:p>
          </table:table-cell>
          <table:table-cell office:value-type="float" office:value="343">
            <text:p>343</text:p>
          </table:table-cell>
          <table:table-cell office:value-type="float" office:value="20">
            <text:p>2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Lovr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945">
            <text:p>269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8062">
            <text:p>8062</text:p>
          </table:table-cell>
          <table:table-cell office:value-type="float" office:value="2">
            <text:p>2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Deja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34.4</text:p>
          </table:table-cell>
          <table:table-cell office:value-type="float" office:value="38454">
            <text:p>38454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34.4</text:p>
          </table:table-cell>
          <table:table-cell office:value-type="string">
            <text:p>0.4</text:p>
          </table:table-cell>
          <table:table-cell office:value-type="float" office:value="22">
            <text:p>22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062">
            <text:p>8062</text:p>
          </table:table-cell>
          <table:table-cell office:value-type="string">
            <text:p>a</text:p>
          </table:table-cell>
          <table:table-cell office:value-type="string">
            <text:p>Lovren</text:p>
          </table:table-cell>
          <table:table-cell office:value-type="float" office:value="9">
            <text:p>9</text:p>
          </table:table-cell>
          <table:table-cell office:value-type="float" office:value="344">
            <text:p>344</text:p>
          </table:table-cell>
          <table:table-cell office:value-type="float" office:value="14">
            <text:p>14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945">
            <text:p>269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Chamb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66">
            <text:p>946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7114">
            <text:p>7114</text:p>
          </table:table-cell>
          <table:table-cell office:value-type="float" office:value="1">
            <text:p>1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string">
            <text:p>Calu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.6</text:p>
          </table:table-cell>
          <table:table-cell office:value-type="float" office:value="101184">
            <text:p>101184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8.6</text:p>
          </table:table-cell>
          <table:table-cell office:value-type="string">
            <text:p>0.2</text:p>
          </table:table-cell>
          <table:table-cell office:value-type="float" office:value="18">
            <text:p>1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114">
            <text:p>7114</text:p>
          </table:table-cell>
          <table:table-cell office:value-type="string">
            <text:p>a</text:p>
          </table:table-cell>
          <table:table-cell office:value-type="string">
            <text:p>Chambers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466">
            <text:p>946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tephens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Jack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2</text:p>
          </table:table-cell>
          <table:table-cell office:value-type="float" office:value="88900">
            <text:p>8890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office:value-type="string">
            <text:p>Stephens</text:p>
          </table:table-cell>
          <table:table-cell office:value-type="float" office:value="14">
            <text:p>14</text:p>
          </table:table-cell>
          <table:table-cell office:value-type="float" office:value="346">
            <text:p>346</text:p>
          </table:table-cell>
          <table:table-cell office:value-type="float" office:value="20">
            <text:p>2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argett</text:p>
          </table:table-cell>
          <table:table-cell table:number-columns-repeated="2" office:value-type="float" office:value="0">
            <text:p>0</text:p>
          </table:table-cell>
          <table:table-cell office:value-type="float" office:value="582">
            <text:p>5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Matt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4</text:p>
          </table:table-cell>
          <table:table-cell office:value-type="float" office:value="169359">
            <text:p>16935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a</text:p>
          </table:table-cell>
          <table:table-cell office:value-type="string">
            <text:p>Targett</text:p>
          </table:table-cell>
          <table:table-cell office:value-type="float" office:value="14">
            <text:p>14</text:p>
          </table:table-cell>
          <table:table-cell office:value-type="float" office:value="347">
            <text:p>347</text:p>
          </table:table-cell>
          <table:table-cell office:value-type="float" office:value="20">
            <text:p>2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ork</text:p>
          </table:table-cell>
          <table:table-cell table:number-columns-repeated="2" office:value-type="float" office:value="0">
            <text:p>0</text:p>
          </table:table-cell>
          <table:table-cell office:value-type="float" office:value="1541">
            <text:p>15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Jack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9</text:p>
          </table:table-cell>
          <table:table-cell office:value-type="float" office:value="40145">
            <text:p>4014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string">
            <text:p>a</text:p>
          </table:table-cell>
          <table:table-cell office:value-type="string">
            <text:p>Cork</text:p>
          </table:table-cell>
          <table:table-cell office:value-type="float" office:value="14">
            <text:p>14</text:p>
          </table:table-cell>
          <table:table-cell office:value-type="float" office:value="348">
            <text:p>348</text:p>
          </table:table-cell>
          <table:table-cell office:value-type="float" office:value="20">
            <text:p>2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chneiderl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488">
            <text:p>3488</text:p>
          </table:table-cell>
          <table:table-cell office:value-type="float" office:value="1">
            <text:p>1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Morga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2.2</text:p>
          </table:table-cell>
          <table:table-cell office:value-type="float" office:value="42774">
            <text:p>42774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2.2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488">
            <text:p>3488</text:p>
          </table:table-cell>
          <table:table-cell office:value-type="string">
            <text:p>a</text:p>
          </table:table-cell>
          <table:table-cell office:value-type="string">
            <text:p>Schneiderlin</text:p>
          </table:table-cell>
          <table:table-cell office:value-type="float" office:value="14">
            <text:p>14</text:p>
          </table:table-cell>
          <table:table-cell office:value-type="float" office:value="349">
            <text:p>349</text:p>
          </table:table-cell>
          <table:table-cell office:value-type="float" office:value="20">
            <text:p>2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av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28">
            <text:p>832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81, 2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Steve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5.1</text:p>
          </table:table-cell>
          <table:table-cell office:value-type="float" office:value="17339">
            <text:p>17339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5.1</text:p>
          </table:table-cell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string">
            <text:p>a</text:p>
          </table:table-cell>
          <table:table-cell office:value-type="string">
            <text:p>Davis</text:p>
          </table:table-cell>
          <table:table-cell office:value-type="float" office:value="14">
            <text:p>14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328">
            <text:p>832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Ward-Prows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0829">
            <text:p>10829</text:p>
          </table:table-cell>
          <table:table-cell office:value-type="float" office:value="2">
            <text:p>2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Jame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.9</text:p>
          </table:table-cell>
          <table:table-cell office:value-type="float" office:value="101178">
            <text:p>101178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9</text:p>
          </table:table-cell>
          <table:table-cell office:value-type="string">
            <text:p>0.4</text:p>
          </table:table-cell>
          <table:table-cell office:value-type="float" office:value="15">
            <text:p>1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0829">
            <text:p>10829</text:p>
          </table:table-cell>
          <table:table-cell office:value-type="string">
            <text:p>a</text:p>
          </table:table-cell>
          <table:table-cell office:value-type="string">
            <text:p>Ward-Prowse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20">
            <text:p>2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amírez</text:p>
          </table:table-cell>
          <table:table-cell table:number-columns-repeated="2" office:value-type="float" office:value="0">
            <text:p>0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Gastó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3</text:p>
          </table:table-cell>
          <table:table-cell office:value-type="float" office:value="78091">
            <text:p>78091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string">
            <text:p>a</text:p>
          </table:table-cell>
          <table:table-cell office:value-type="string">
            <text:p>Ramírez</text:p>
          </table:table-cell>
          <table:table-cell office:value-type="float" office:value="14">
            <text:p>14</text:p>
          </table:table-cell>
          <table:table-cell office:value-type="float" office:value="352">
            <text:p>352</text:p>
          </table:table-cell>
          <table:table-cell office:value-type="float" office:value="20">
            <text:p>2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Wanya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47">
            <text:p>274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5309">
            <text:p>5309</text:p>
          </table:table-cell>
          <table:table-cell office:value-type="float" office:value="2">
            <text:p>2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Victo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2.7</text:p>
          </table:table-cell>
          <table:table-cell office:value-type="float" office:value="54756">
            <text:p>5475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2.7</text:p>
          </table:table-cell>
          <table:table-cell office:value-type="string">
            <text:p>0.4</text:p>
          </table:table-cell>
          <table:table-cell office:value-type="float" office:value="18">
            <text:p>1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309">
            <text:p>5309</text:p>
          </table:table-cell>
          <table:table-cell office:value-type="string">
            <text:p>a</text:p>
          </table:table-cell>
          <table:table-cell office:value-type="string">
            <text:p>Wanyama</text:p>
          </table:table-cell>
          <table:table-cell office:value-type="float" office:value="14">
            <text:p>14</text:p>
          </table:table-cell>
          <table:table-cell office:value-type="float" office:value="353">
            <text:p>353</text:p>
          </table:table-cell>
          <table:table-cell office:value-type="float" office:value="20">
            <text:p>2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Isgrov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Lloyd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2</text:p>
          </table:table-cell>
          <table:table-cell office:value-type="float" office:value="101179">
            <text:p>10117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string">
            <text:p>a</text:p>
          </table:table-cell>
          <table:table-cell office:value-type="string">
            <text:p>Isgrove</text:p>
          </table:table-cell>
          <table:table-cell office:value-type="float" office:value="14">
            <text:p>14</text:p>
          </table:table-cell>
          <table:table-cell office:value-type="float" office:value="354">
            <text:p>354</text:p>
          </table:table-cell>
          <table:table-cell office:value-type="float" office:value="20">
            <text:p>2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eed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Harriso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1</text:p>
          </table:table-cell>
          <table:table-cell office:value-type="float" office:value="153366">
            <text:p>15336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a</text:p>
          </table:table-cell>
          <table:table-cell office:value-type="string">
            <text:p>Reed</text:p>
          </table:table-cell>
          <table:table-cell office:value-type="float" office:value="14">
            <text:p>14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1">
            <text:p>1</text:p>
          </table:table-cell>
          <table:table-cell office:value-type="string">
            <text:p>Tad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[['Assists', 1, 3], ['Minutes played', 73, 2]]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.0</text:p>
          </table:table-cell>
          <table:table-cell office:value-type="float" office:value="13389">
            <text:p>13389</text:p>
          </table:table-cell>
          <table:table-cell office:value-type="float" office:value="5">
            <text:p>5</text:p>
          </table:table-cell>
          <table:table-cell office:value-type="string">
            <text:p>Southampton</text:p>
          </table:table-cell>
          <table:table-cell office:value-type="float" office:value="1">
            <text:p>1</text:p>
          </table:table-cell>
          <table:table-cell office:value-type="string">
            <text:p>Dusan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2.2</text:p>
          </table:table-cell>
          <table:table-cell office:value-type="float" office:value="62399">
            <text:p>62399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2.2</text:p>
          </table:table-cell>
          <table:table-cell office:value-type="string">
            <text:p>0.7</text:p>
          </table:table-cell>
          <table:table-cell office:value-type="float" office:value="13">
            <text:p>1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3389">
            <text:p>13389</text:p>
          </table:table-cell>
          <table:table-cell office:value-type="string">
            <text:p>a</text:p>
          </table:table-cell>
          <table:table-cell office:value-type="string">
            <text:p>Tadic</text:p>
          </table:table-cell>
          <table:table-cell office:value-type="float" office:value="14">
            <text:p>14</text:p>
          </table:table-cell>
          <table:table-cell office:value-type="float" office:value="356">
            <text:p>356</text:p>
          </table:table-cell>
          <table:table-cell office:value-type="float" office:value="20">
            <text:p>20</text:p>
          </table:table-cell>
          <table:table-cell office:value-type="string">
            <text:p>2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harp</text:p>
          </table:table-cell>
          <table:table-cell table:number-columns-repeated="2" office:value-type="float" office:value="0">
            <text:p>0</text:p>
          </table:table-cell>
          <table:table-cell office:value-type="float" office:value="363">
            <text:p>3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Bill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1</text:p>
          </table:table-cell>
          <table:table-cell office:value-type="float" office:value="18867">
            <text:p>1886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</text:p>
          </table:table-cell>
          <table:table-cell office:value-type="string">
            <text:p>Sharp</text:p>
          </table:table-cell>
          <table:table-cell office:value-type="float" office:value="14">
            <text:p>14</text:p>
          </table:table-cell>
          <table:table-cell office:value-type="float" office:value="357">
            <text:p>357</text:p>
          </table:table-cell>
          <table:table-cell office:value-type="float" office:value="20">
            <text:p>2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odriguez</text:p>
          </table:table-cell>
          <table:table-cell table:number-columns-repeated="2" office:value-type="float" office:value="0">
            <text:p>0</text:p>
          </table:table-cell>
          <table:table-cell office:value-type="float" office:value="875">
            <text:p>8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Jay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2</text:p>
          </table:table-cell>
          <table:table-cell office:value-type="float" office:value="44683">
            <text:p>4468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i</text:p>
          </table:table-cell>
          <table:table-cell office:value-type="string">
            <text:p>Rodriguez</text:p>
          </table:table-cell>
          <table:table-cell office:value-type="float" office:value="14">
            <text:p>14</text:p>
          </table:table-cell>
          <table:table-cell office:value-type="float" office:value="358">
            <text:p>358</text:p>
          </table:table-cell>
          <table:table-cell office:value-type="float" office:value="20">
            <text:p>2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yuk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Emmanue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1</text:p>
          </table:table-cell>
          <table:table-cell office:value-type="float" office:value="49596">
            <text:p>49596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a</text:p>
          </table:table-cell>
          <table:table-cell office:value-type="string">
            <text:p>Mayuka</text:p>
          </table:table-cell>
          <table:table-cell office:value-type="float" office:value="14">
            <text:p>14</text:p>
          </table:table-cell>
          <table:table-cell office:value-type="float" office:value="359">
            <text:p>359</text:p>
          </table:table-cell>
          <table:table-cell office:value-type="float" office:value="20">
            <text:p>20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svaldo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Pablo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37979">
            <text:p>37979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</text:p>
          </table:table-cell>
          <table:table-cell office:value-type="string">
            <text:p>Osvaldo</text:p>
          </table:table-cell>
          <table:table-cell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allagher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Sam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1</text:p>
          </table:table-cell>
          <table:table-cell office:value-type="float" office:value="153371">
            <text:p>153371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a</text:p>
          </table:table-cell>
          <table:table-cell office:value-type="string">
            <text:p>Gallagher</text:p>
          </table:table-cell>
          <table:table-cell office:value-type="float" office:value="14">
            <text:p>14</text:p>
          </table:table-cell>
          <table:table-cell office:value-type="float" office:value="361">
            <text:p>361</text:p>
          </table:table-cell>
          <table:table-cell office:value-type="float" office:value="20">
            <text:p>20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Pellè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47">
            <text:p>364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629">
            <text:p>3629</text:p>
          </table:table-cell>
          <table:table-cell office:value-type="float" office:value="2">
            <text:p>2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Graziano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2.3</text:p>
          </table:table-cell>
          <table:table-cell office:value-type="float" office:value="17784">
            <text:p>17784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2.3</text:p>
          </table:table-cell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629">
            <text:p>3629</text:p>
          </table:table-cell>
          <table:table-cell office:value-type="string">
            <text:p>a</text:p>
          </table:table-cell>
          <table:table-cell office:value-type="string">
            <text:p>Pellè</text:p>
          </table:table-cell>
          <table:table-cell office:value-type="float" office:value="14">
            <text:p>14</text:p>
          </table:table-cell>
          <table:table-cell office:value-type="float" office:value="362">
            <text:p>362</text:p>
          </table:table-cell>
          <table:table-cell office:value-type="float" office:value="20">
            <text:p>20</text:p>
          </table:table-cell>
          <table:table-cell office:value-type="string">
            <text:p>2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riedel</text:p>
          </table:table-cell>
          <table:table-cell table:number-columns-repeated="2" office:value-type="float" office:value="0">
            <text:p>0</text:p>
          </table:table-cell>
          <table:table-cell office:value-type="float" office:value="198">
            <text:p>1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Bra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2</text:p>
          </table:table-cell>
          <table:table-cell office:value-type="float" office:value="1803">
            <text:p>1803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office:value-type="string">
            <text:p>Friedel</text:p>
          </table:table-cell>
          <table:table-cell office:value-type="float" office:value="15">
            <text:p>15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7.0</text:p>
          </table:table-cell>
          <table:table-cell office:value-type="float" office:value="0">
            <text:p>0</text:p>
          </table:table-cell>
          <table:table-cell office:value-type="string">
            <text:p>Llori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string">
            <text:p>1.3</text:p>
          </table:table-cell>
          <table:table-cell office:value-type="string">
            <text:p>[['Clean sheets', 1, 4], ['Saves', 4, 1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.0</text:p>
          </table:table-cell>
          <table:table-cell office:value-type="float" office:value="25397">
            <text:p>25397</text:p>
          </table:table-cell>
          <table:table-cell office:value-type="float" office:value="7">
            <text:p>7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Hugo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7.7</text:p>
          </table:table-cell>
          <table:table-cell office:value-type="float" office:value="37915">
            <text:p>37915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7.7</text:p>
          </table:table-cell>
          <table:table-cell office:value-type="string">
            <text:p>1.3</text:p>
          </table:table-cell>
          <table:table-cell office:value-type="float" office:value="24">
            <text:p>24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5397">
            <text:p>25397</text:p>
          </table:table-cell>
          <table:table-cell office:value-type="string">
            <text:p>a</text:p>
          </table:table-cell>
          <table:table-cell office:value-type="string">
            <text:p>Lloris</text:p>
          </table:table-cell>
          <table:table-cell office:value-type="float" office:value="15">
            <text:p>15</text:p>
          </table:table-cell>
          <table:table-cell office:value-type="float" office:value="364">
            <text:p>364</text:p>
          </table:table-cell>
          <table:table-cell office:value-type="float" office:value="6">
            <text:p>6</text:p>
          </table:table-cell>
          <table:table-cell office:value-type="string">
            <text:p>3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awson</text:p>
          </table:table-cell>
          <table:table-cell table:number-columns-repeated="2" office:value-type="float" office:value="0">
            <text:p>0</text:p>
          </table:table-cell>
          <table:table-cell office:value-type="float" office:value="18226">
            <text:p>182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Michae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4.7</text:p>
          </table:table-cell>
          <table:table-cell office:value-type="float" office:value="12679">
            <text:p>12679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4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string">
            <text:p>a</text:p>
          </table:table-cell>
          <table:table-cell office:value-type="string">
            <text:p>Dawson</text:p>
          </table:table-cell>
          <table:table-cell office:value-type="float" office:value="15">
            <text:p>15</text:p>
          </table:table-cell>
          <table:table-cell office:value-type="float" office:value="365">
            <text:p>365</text:p>
          </table:table-cell>
          <table:table-cell office:value-type="float" office:value="6">
            <text:p>6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226">
            <text:p>1822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Ros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1.2</text:p>
          </table:table-cell>
          <table:table-cell office:value-type="string">
            <text:p>[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.0</text:p>
          </table:table-cell>
          <table:table-cell office:value-type="float" office:value="5473">
            <text:p>5473</text:p>
          </table:table-cell>
          <table:table-cell office:value-type="float" office:value="6">
            <text:p>6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Danny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.3</text:p>
          </table:table-cell>
          <table:table-cell office:value-type="float" office:value="38290">
            <text:p>38290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1.2</text:p>
          </table:table-cell>
          <table:table-cell office:value-type="float" office:value="18">
            <text:p>1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473">
            <text:p>5473</text:p>
          </table:table-cell>
          <table:table-cell office:value-type="string">
            <text:p>a</text:p>
          </table:table-cell>
          <table:table-cell office:value-type="string">
            <text:p>Rose</text:p>
          </table:table-cell>
          <table:table-cell office:value-type="float" office:value="15">
            <text:p>15</text:p>
          </table:table-cell>
          <table:table-cell office:value-type="float" office:value="366">
            <text:p>366</text:p>
          </table:table-cell>
          <table:table-cell office:value-type="float" office:value="6">
            <text:p>6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ssou-Ekotto</text:p>
          </table:table-cell>
          <table:table-cell table:number-columns-repeated="2" office:value-type="float" office:value="0">
            <text:p>0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Benoit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5</text:p>
          </table:table-cell>
          <table:table-cell office:value-type="float" office:value="28146">
            <text:p>2814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string">
            <text:p>a</text:p>
          </table:table-cell>
          <table:table-cell office:value-type="string">
            <text:p>Assou-Ekotto</text:p>
          </table:table-cell>
          <table:table-cell office:value-type="float" office:value="15">
            <text:p>15</text:p>
          </table:table-cell>
          <table:table-cell office:value-type="float" office:value="367">
            <text:p>367</text:p>
          </table:table-cell>
          <table:table-cell office:value-type="float" office:value="6">
            <text:p>6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7.0</text:p>
          </table:table-cell>
          <table:table-cell office:value-type="float" office:value="0">
            <text:p>0</text:p>
          </table:table-cell>
          <table:table-cell office:value-type="string">
            <text:p>Kabou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string">
            <text:p>1.4</text:p>
          </table:table-cell>
          <table:table-cell office:value-type="string">
            <text:p>[['Bonus', 1, 1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.0</text:p>
          </table:table-cell>
          <table:table-cell office:value-type="float" office:value="12650">
            <text:p>12650</text:p>
          </table:table-cell>
          <table:table-cell office:value-type="float" office:value="7">
            <text:p>7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Younes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.3</text:p>
          </table:table-cell>
          <table:table-cell office:value-type="float" office:value="37742">
            <text:p>37742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1.4</text:p>
          </table:table-cell>
          <table:table-cell office:value-type="float" office:value="25">
            <text:p>2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2650">
            <text:p>12650</text:p>
          </table:table-cell>
          <table:table-cell office:value-type="string">
            <text:p>a</text:p>
          </table:table-cell>
          <table:table-cell office:value-type="string">
            <text:p>Kaboul</text:p>
          </table:table-cell>
          <table:table-cell office:value-type="float" office:value="15">
            <text:p>15</text:p>
          </table:table-cell>
          <table:table-cell office:value-type="float" office:value="368">
            <text:p>368</text:p>
          </table:table-cell>
          <table:table-cell office:value-type="float" office:value="6">
            <text:p>6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alker</text:p>
          </table:table-cell>
          <table:table-cell table:number-columns-repeated="2" office:value-type="float" office:value="0">
            <text:p>0</text:p>
          </table:table-cell>
          <table:table-cell office:value-type="float" office:value="3590">
            <text:p>35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Kyl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.2</text:p>
          </table:table-cell>
          <table:table-cell office:value-type="float" office:value="58621">
            <text:p>58621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Walker</text:p>
          </table:table-cell>
          <table:table-cell office:value-type="float" office:value="15">
            <text:p>15</text:p>
          </table:table-cell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string">
            <text:p>1.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90">
            <text:p>359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-2.0</text:p>
          </table:table-cell>
          <table:table-cell office:value-type="float" office:value="0">
            <text:p>0</text:p>
          </table:table-cell>
          <table:table-cell office:value-type="string">
            <text:p>Naughton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2511">
            <text:p>251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-2">
            <text:p>-2</text:p>
          </table:table-cell>
          <table:table-cell office:value-type="string">
            <text:p>-0.4</text:p>
          </table:table-cell>
          <table:table-cell office:value-type="string">
            <text:p>[['Minutes played', 28, 1], ['Red cards', 1, -3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2.0</text:p>
          </table:table-cell>
          <table:table-cell office:value-type="float" office:value="57">
            <text:p>57</text:p>
          </table:table-cell>
          <table:table-cell office:value-type="float" office:value="-2">
            <text:p>-2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Kyle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0.4</text:p>
          </table:table-cell>
          <table:table-cell office:value-type="float" office:value="49539">
            <text:p>49539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-0.4</text:p>
          </table:table-cell>
          <table:table-cell office:value-type="float" office:value="-7">
            <text:p>-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Naughton</text:p>
          </table:table-cell>
          <table:table-cell office:value-type="float" office:value="15">
            <text:p>15</text:p>
          </table:table-cell>
          <table:table-cell office:value-type="float" office:value="370">
            <text:p>370</text:p>
          </table:table-cell>
          <table:table-cell office:value-type="float" office:value="6">
            <text:p>6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ertonghen</text:p>
          </table:table-cell>
          <table:table-cell table:number-columns-repeated="2" office:value-type="float" office:value="0">
            <text:p>0</text:p>
          </table:table-cell>
          <table:table-cell office:value-type="float" office:value="4999">
            <text:p>4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Jan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2.3</text:p>
          </table:table-cell>
          <table:table-cell office:value-type="float" office:value="39194">
            <text:p>39194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2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string">
            <text:p>d</text:p>
          </table:table-cell>
          <table:table-cell office:value-type="string">
            <text:p>Vertonghen</text:p>
          </table:table-cell>
          <table:table-cell office:value-type="float" office:value="15">
            <text:p>15</text:p>
          </table:table-cell>
          <table:table-cell office:value-type="float" office:value="371">
            <text:p>371</text:p>
          </table:table-cell>
          <table:table-cell office:value-type="float" office:value="6">
            <text:p>6</text:p>
          </table:table-cell>
          <table:table-cell office:value-type="string">
            <text:p>2.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99">
            <text:p>499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hiriches</text:p>
          </table:table-cell>
          <table:table-cell table:number-columns-repeated="2" office:value-type="float" office:value="0">
            <text:p>0</text:p>
          </table:table-cell>
          <table:table-cell office:value-type="float" office:value="825">
            <text:p>8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Vla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2</text:p>
          </table:table-cell>
          <table:table-cell office:value-type="float" office:value="62305">
            <text:p>62305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a</text:p>
          </table:table-cell>
          <table:table-cell office:value-type="string">
            <text:p>Chiriches</text:p>
          </table:table-cell>
          <table:table-cell office:value-type="float" office:value="15">
            <text:p>15</text:p>
          </table:table-cell>
          <table:table-cell office:value-type="float" office:value="372">
            <text:p>372</text:p>
          </table:table-cell>
          <table:table-cell office:value-type="float" office:value="6">
            <text:p>6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ryers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Ezekie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0</text:p>
          </table:table-cell>
          <table:table-cell office:value-type="float" office:value="106603">
            <text:p>10660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Fryers</text:p>
          </table:table-cell>
          <table:table-cell office:value-type="float" office:value="15">
            <text:p>15</text:p>
          </table:table-cell>
          <table:table-cell office:value-type="float" office:value="373">
            <text:p>373</text:p>
          </table:table-cell>
          <table:table-cell office:value-type="float" office:value="6">
            <text:p>6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eljkovic</text:p>
          </table:table-cell>
          <table:table-cell table:number-columns-repeated="2" office:value-type="float" office:value="0">
            <text:p>0</text:p>
          </table:table-cell>
          <table:table-cell office:value-type="float" office:value="460">
            <text:p>4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Milos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3</text:p>
          </table:table-cell>
          <table:table-cell office:value-type="float" office:value="153265">
            <text:p>15326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string">
            <text:p>a</text:p>
          </table:table-cell>
          <table:table-cell office:value-type="string">
            <text:p>Veljkovic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redericks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Rya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3</text:p>
          </table:table-cell>
          <table:table-cell office:value-type="float" office:value="81012">
            <text:p>8101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a</text:p>
          </table:table-cell>
          <table:table-cell office:value-type="string">
            <text:p>Fredericks</text:p>
          </table:table-cell>
          <table:table-cell office:value-type="float" office:value="15">
            <text:p>15</text:p>
          </table:table-cell>
          <table:table-cell office:value-type="float" office:value="375">
            <text:p>375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mbélé</text:p>
          </table:table-cell>
          <table:table-cell table:number-columns-repeated="2" office:value-type="float" office:value="0">
            <text:p>0</text:p>
          </table:table-cell>
          <table:table-cell office:value-type="float" office:value="1796">
            <text:p>17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Mousa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5</text:p>
          </table:table-cell>
          <table:table-cell office:value-type="float" office:value="39104">
            <text:p>39104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d</text:p>
          </table:table-cell>
          <table:table-cell office:value-type="string">
            <text:p>Dembélé</text:p>
          </table:table-cell>
          <table:table-cell office:value-type="float" office:value="15">
            <text:p>15</text:p>
          </table:table-cell>
          <table:table-cell office:value-type="float" office:value="376">
            <text:p>376</text:p>
          </table:table-cell>
          <table:table-cell office:value-type="float" office:value="6">
            <text:p>6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andro</text:p>
          </table:table-cell>
          <table:table-cell table:number-columns-repeated="2" office:value-type="float" office:value="0">
            <text:p>0</text:p>
          </table:table-cell>
          <table:table-cell office:value-type="float" office:value="553">
            <text:p>5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Ranier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2</text:p>
          </table:table-cell>
          <table:table-cell office:value-type="float" office:value="52876">
            <text:p>52876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a</text:p>
          </table:table-cell>
          <table:table-cell office:value-type="string">
            <text:p>Sandro</text:p>
          </table:table-cell>
          <table:table-cell office:value-type="float" office:value="15">
            <text:p>15</text:p>
          </table:table-cell>
          <table:table-cell office:value-type="float" office:value="377">
            <text:p>377</text:p>
          </table:table-cell>
          <table:table-cell office:value-type="float" office:value="6">
            <text:p>6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Lenn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string">
            <text:p>[['Clean sheets', 1, 1], ['Minutes played', 60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2678">
            <text:p>2678</text:p>
          </table:table-cell>
          <table:table-cell office:value-type="float" office:value="3">
            <text:p>3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Aaron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.2</text:p>
          </table:table-cell>
          <table:table-cell office:value-type="float" office:value="17349">
            <text:p>17349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678">
            <text:p>2678</text:p>
          </table:table-cell>
          <table:table-cell office:value-type="string">
            <text:p>a</text:p>
          </table:table-cell>
          <table:table-cell office:value-type="string">
            <text:p>Lennon</text:p>
          </table:table-cell>
          <table:table-cell office:value-type="float" office:value="15">
            <text:p>15</text:p>
          </table:table-cell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alque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Iag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0</text:p>
          </table:table-cell>
          <table:table-cell office:value-type="float" office:value="51960">
            <text:p>5196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Falque</text:p>
          </table:table-cell>
          <table:table-cell office:value-type="float" office:value="15">
            <text:p>15</text:p>
          </table:table-cell>
          <table:table-cell office:value-type="float" office:value="379">
            <text:p>379</text:p>
          </table:table-cell>
          <table:table-cell office:value-type="float" office:value="6">
            <text:p>6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rroll</text:p>
          </table:table-cell>
          <table:table-cell table:number-columns-repeated="2" office:value-type="float" office:value="0">
            <text:p>0</text:p>
          </table:table-cell>
          <table:table-cell office:value-type="float" office:value="334">
            <text:p>3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To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2</text:p>
          </table:table-cell>
          <table:table-cell office:value-type="float" office:value="93464">
            <text:p>9346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string">
            <text:p>Carroll</text:p>
          </table:table-cell>
          <table:table-cell office:value-type="float" office:value="15">
            <text:p>15</text:p>
          </table:table-cell>
          <table:table-cell office:value-type="float" office:value="380">
            <text:p>38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3.0</text:p>
          </table:table-cell>
          <table:table-cell office:value-type="float" office:value="1">
            <text:p>1</text:p>
          </table:table-cell>
          <table:table-cell office:value-type="string">
            <text:p>Sigurdsson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645">
            <text:p>464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string">
            <text:p>2.1</text:p>
          </table:table-cell>
          <table:table-cell office:value-type="string">
            <text:p>[['Bonus', 3, 3], ['Assists', 1, 3], ['Minutes played', 90, 2], ['Goals scored', 1, 5]]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0</text:p>
          </table:table-cell>
          <table:table-cell office:value-type="float" office:value="211619">
            <text:p>211619</text:p>
          </table:table-cell>
          <table:table-cell office:value-type="float" office:value="13">
            <text:p>13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Gylfi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15.1</text:p>
          </table:table-cell>
          <table:table-cell office:value-type="float" office:value="55422">
            <text:p>55422</text:p>
          </table:table-cell>
          <table:table-cell office:value-type="string">
            <text:p>2.2</text:p>
          </table:table-cell>
          <table:table-cell office:value-type="float" office:value="1">
            <text:p>1</text:p>
          </table:table-cell>
          <table:table-cell office:value-type="string">
            <text:p>15.1</text:p>
          </table:table-cell>
          <table:table-cell office:value-type="string">
            <text:p>2.1</text:p>
          </table:table-cell>
          <table:table-cell office:value-type="float" office:value="38">
            <text:p>38</text:p>
          </table:table-cell>
          <table:table-cell office:value-type="string">
            <text:p>Midfielder</text:p>
          </table:table-cell>
          <table:table-cell office:value-type="float" office:value="1">
            <text:p>1</text:p>
          </table:table-cell>
          <table:table-cell office:value-type="float" office:value="211619">
            <text:p>211619</text:p>
          </table:table-cell>
          <table:table-cell office:value-type="string">
            <text:p>a</text:p>
          </table:table-cell>
          <table:table-cell office:value-type="string">
            <text:p>Sigurdsson</text:p>
          </table:table-cell>
          <table:table-cell office:value-type="float" office:value="18">
            <text:p>18</text:p>
          </table:table-cell>
          <table:table-cell office:value-type="float" office:value="381">
            <text:p>381</text:p>
          </table:table-cell>
          <table:table-cell office:value-type="float" office:value="80">
            <text:p>80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4645">
            <text:p>46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ezerra Maciel Júnior</text:p>
          </table:table-cell>
          <table:table-cell table:number-columns-repeated="2" office:value-type="float" office:value="0">
            <text:p>0</text:p>
          </table:table-cell>
          <table:table-cell office:value-type="float" office:value="8235">
            <text:p>82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José Paulo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2.3</text:p>
          </table:table-cell>
          <table:table-cell office:value-type="float" office:value="100534">
            <text:p>100534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2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d</text:p>
          </table:table-cell>
          <table:table-cell office:value-type="string">
            <text:p>Paulinho</text:p>
          </table:table-cell>
          <table:table-cell office:value-type="float" office:value="15">
            <text:p>15</text:p>
          </table:table-cell>
          <table:table-cell office:value-type="float" office:value="382">
            <text:p>382</text:p>
          </table:table-cell>
          <table:table-cell office:value-type="float" office:value="6">
            <text:p>6</text:p>
          </table:table-cell>
          <table:table-cell office:value-type="string">
            <text:p>1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235">
            <text:p>823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Townse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30, 1]]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308">
            <text:p>1308</text:p>
          </table:table-cell>
          <table:table-cell office:value-type="float" office:value="1">
            <text:p>1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Andros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9</text:p>
          </table:table-cell>
          <table:table-cell office:value-type="float" office:value="60252">
            <text:p>60252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0.9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308">
            <text:p>1308</text:p>
          </table:table-cell>
          <table:table-cell office:value-type="string">
            <text:p>a</text:p>
          </table:table-cell>
          <table:table-cell office:value-type="string">
            <text:p>Townsend</text:p>
          </table:table-cell>
          <table:table-cell office:value-type="float" office:value="15">
            <text:p>15</text:p>
          </table:table-cell>
          <table:table-cell office:value-type="float" office:value="383">
            <text:p>383</text:p>
          </table:table-cell>
          <table:table-cell office:value-type="float" office:value="6">
            <text:p>6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hadli</text:p>
          </table:table-cell>
          <table:table-cell table:number-columns-repeated="2" office:value-type="float" office:value="0">
            <text:p>0</text:p>
          </table:table-cell>
          <table:table-cell office:value-type="float" office:value="345">
            <text:p>3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Nace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1</text:p>
          </table:table-cell>
          <table:table-cell office:value-type="float" office:value="54908">
            <text:p>54908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Chadli</text:p>
          </table:table-cell>
          <table:table-cell office:value-type="float" office:value="15">
            <text:p>15</text:p>
          </table:table-cell>
          <table:table-cell office:value-type="float" office:value="384">
            <text:p>384</text:p>
          </table:table-cell>
          <table:table-cell office:value-type="float" office:value="6">
            <text:p>6</text:p>
          </table:table-cell>
          <table:table-cell office:value-type="string">
            <text:p>1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Capou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6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Etienn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1</text:p>
          </table:table-cell>
          <table:table-cell office:value-type="float" office:value="38439">
            <text:p>38439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6</text:p>
          </table:table-cell>
          <table:table-cell office:value-type="float" office:value="16">
            <text:p>16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string">
            <text:p>a</text:p>
          </table:table-cell>
          <table:table-cell office:value-type="string">
            <text:p>Capoue</text:p>
          </table:table-cell>
          <table:table-cell office:value-type="float" office:value="15">
            <text:p>15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Lamel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885">
            <text:p>688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0.4</text:p>
          </table:table-cell>
          <table:table-cell office:value-type="string">
            <text:p>[['Clean sheets', 1, 1], ['Minutes played', 60, 2]]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1407">
            <text:p>1407</text:p>
          </table:table-cell>
          <table:table-cell office:value-type="float" office:value="3">
            <text:p>3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Erik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2.8</text:p>
          </table:table-cell>
          <table:table-cell office:value-type="float" office:value="62974">
            <text:p>62974</text:p>
          </table:table-cell>
          <table:table-cell office:value-type="string">
            <text:p>2.9</text:p>
          </table:table-cell>
          <table:table-cell office:value-type="float" office:value="0">
            <text:p>0</text:p>
          </table:table-cell>
          <table:table-cell office:value-type="string">
            <text:p>2.8</text:p>
          </table:table-cell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407">
            <text:p>1407</text:p>
          </table:table-cell>
          <table:table-cell office:value-type="string">
            <text:p>a</text:p>
          </table:table-cell>
          <table:table-cell office:value-type="string">
            <text:p>Lamela</text:p>
          </table:table-cell>
          <table:table-cell office:value-type="float" office:value="15">
            <text:p>15</text:p>
          </table:table-cell>
          <table:table-cell office:value-type="float" office:value="386">
            <text:p>386</text:p>
          </table:table-cell>
          <table:table-cell office:value-type="float" office:value="6">
            <text:p>6</text:p>
          </table:table-cell>
          <table:table-cell office:value-type="string">
            <text:p>2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885">
            <text:p>688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Eriks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350">
            <text:p>1935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4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6793">
            <text:p>6793</text:p>
          </table:table-cell>
          <table:table-cell office:value-type="float" office:value="3">
            <text:p>3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Christian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3.3</text:p>
          </table:table-cell>
          <table:table-cell office:value-type="float" office:value="80607">
            <text:p>80607</text:p>
          </table:table-cell>
          <table:table-cell office:value-type="string">
            <text:p>2.9</text:p>
          </table:table-cell>
          <table:table-cell office:value-type="float" office:value="0">
            <text:p>0</text:p>
          </table:table-cell>
          <table:table-cell office:value-type="string">
            <text:p>13.3</text:p>
          </table:table-cell>
          <table:table-cell office:value-type="string">
            <text:p>0.4</text:p>
          </table:table-cell>
          <table:table-cell office:value-type="float" office:value="11">
            <text:p>1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793">
            <text:p>6793</text:p>
          </table:table-cell>
          <table:table-cell office:value-type="string">
            <text:p>a</text:p>
          </table:table-cell>
          <table:table-cell office:value-type="string">
            <text:p>Eriksen</text:p>
          </table:table-cell>
          <table:table-cell office:value-type="float" office:value="15">
            <text:p>15</text:p>
          </table:table-cell>
          <table:table-cell office:value-type="float" office:value="387">
            <text:p>387</text:p>
          </table:table-cell>
          <table:table-cell office:value-type="float" office:value="6">
            <text:p>6</text:p>
          </table:table-cell>
          <table:table-cell office:value-type="string">
            <text:p>2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350">
            <text:p>1935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Bentaleb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7</text:p>
          </table:table-cell>
          <table:table-cell office:value-type="string">
            <text:p>[['Clean sheets', 1, 1], ['Minutes played', 90, 2]]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.0</text:p>
          </table:table-cell>
          <table:table-cell office:value-type="float" office:value="7422">
            <text:p>7422</text:p>
          </table:table-cell>
          <table:table-cell office:value-type="float" office:value="3">
            <text:p>3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Nabi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.2</text:p>
          </table:table-cell>
          <table:table-cell office:value-type="float" office:value="126407">
            <text:p>12640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7</text:p>
          </table:table-cell>
          <table:table-cell office:value-type="float" office:value="15">
            <text:p>1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422">
            <text:p>7422</text:p>
          </table:table-cell>
          <table:table-cell office:value-type="string">
            <text:p>a</text:p>
          </table:table-cell>
          <table:table-cell office:value-type="string">
            <text:p>Bentaleb</text:p>
          </table:table-cell>
          <table:table-cell office:value-type="float" office:value="15">
            <text:p>15</text:p>
          </table:table-cell>
          <table:table-cell office:value-type="float" office:value="388">
            <text:p>388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inks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Harr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1</text:p>
          </table:table-cell>
          <table:table-cell office:value-type="float" office:value="157668">
            <text:p>15766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a</text:p>
          </table:table-cell>
          <table:table-cell office:value-type="string">
            <text:p>Winks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ritchar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Alex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0</text:p>
          </table:table-cell>
          <table:table-cell office:value-type="float" office:value="106450">
            <text:p>10645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Pritchard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Holtb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77">
            <text:p>137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30, 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Lewis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4</text:p>
          </table:table-cell>
          <table:table-cell office:value-type="float" office:value="49318">
            <text:p>49318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string">
            <text:p>a</text:p>
          </table:table-cell>
          <table:table-cell office:value-type="string">
            <text:p>Holtby</text:p>
          </table:table-cell>
          <table:table-cell office:value-type="float" office:value="15">
            <text:p>15</text:p>
          </table:table-cell>
          <table:table-cell office:value-type="float" office:value="391">
            <text:p>391</text:p>
          </table:table-cell>
          <table:table-cell office:value-type="float" office:value="6">
            <text:p>6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Adebay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82, 2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4077">
            <text:p>4077</text:p>
          </table:table-cell>
          <table:table-cell office:value-type="float" office:value="2">
            <text:p>2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Emmanuel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3.2</text:p>
          </table:table-cell>
          <table:table-cell office:value-type="float" office:value="17500">
            <text:p>17500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3.2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string">
            <text:p>a</text:p>
          </table:table-cell>
          <table:table-cell office:value-type="string">
            <text:p>Adebayor</text:p>
          </table:table-cell>
          <table:table-cell office:value-type="float" office:value="15">
            <text:p>15</text:p>
          </table:table-cell>
          <table:table-cell office:value-type="float" office:value="392">
            <text:p>392</text:p>
          </table:table-cell>
          <table:table-cell office:value-type="float" office:value="6">
            <text:p>6</text:p>
          </table:table-cell>
          <table:table-cell office:value-type="string">
            <text:p>2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4.0</text:p>
          </table:table-cell>
          <table:table-cell office:value-type="float" office:value="1">
            <text:p>1</text:p>
          </table:table-cell>
          <table:table-cell office:value-type="string">
            <text:p>Kan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0.8</text:p>
          </table:table-cell>
          <table:table-cell office:value-type="string">
            <text:p>[['Assists', 1, 3], ['Minutes played', 8, 1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.0</text:p>
          </table:table-cell>
          <table:table-cell office:value-type="float" office:value="2854">
            <text:p>2854</text:p>
          </table:table-cell>
          <table:table-cell office:value-type="float" office:value="4">
            <text:p>4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Harry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8</text:p>
          </table:table-cell>
          <table:table-cell office:value-type="float" office:value="78830">
            <text:p>7883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8</text:p>
          </table:table-cell>
          <table:table-cell office:value-type="float" office:value="16">
            <text:p>16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854">
            <text:p>2854</text:p>
          </table:table-cell>
          <table:table-cell office:value-type="string">
            <text:p>a</text:p>
          </table:table-cell>
          <table:table-cell office:value-type="string">
            <text:p>Kane</text:p>
          </table:table-cell>
          <table:table-cell office:value-type="float" office:value="15">
            <text:p>15</text:p>
          </table:table-cell>
          <table:table-cell office:value-type="float" office:value="393">
            <text:p>393</text:p>
          </table:table-cell>
          <table:table-cell office:value-type="float" office:value="6">
            <text:p>6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oldado</text:p>
          </table:table-cell>
          <table:table-cell table:number-columns-repeated="2" office:value-type="float" office:value="0">
            <text:p>0</text:p>
          </table:table-cell>
          <table:table-cell office:value-type="float" office:value="8042">
            <text:p>80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Roberto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2.2</text:p>
          </table:table-cell>
          <table:table-cell office:value-type="float" office:value="17926">
            <text:p>17926</text:p>
          </table:table-cell>
          <table:table-cell office:value-type="string">
            <text:p>2.6</text:p>
          </table:table-cell>
          <table:table-cell office:value-type="float" office:value="0">
            <text:p>0</text:p>
          </table:table-cell>
          <table:table-cell office:value-type="string">
            <text:p>2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string">
            <text:p>a</text:p>
          </table:table-cell>
          <table:table-cell office:value-type="string">
            <text:p>Soldado</text:p>
          </table:table-cell>
          <table:table-cell office:value-type="float" office:value="15">
            <text:p>15</text:p>
          </table:table-cell>
          <table:table-cell office:value-type="float" office:value="394">
            <text:p>394</text:p>
          </table:table-cell>
          <table:table-cell office:value-type="float" office:value="6">
            <text:p>6</text:p>
          </table:table-cell>
          <table:table-cell office:value-type="string">
            <text:p>2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042">
            <text:p>80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Begov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503">
            <text:p>750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423">
            <text:p>2423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Asmir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0.1</text:p>
          </table:table-cell>
          <table:table-cell office:value-type="float" office:value="40349">
            <text:p>40349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10.1</text:p>
          </table:table-cell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string">
            <text:p>a</text:p>
          </table:table-cell>
          <table:table-cell office:value-type="string">
            <text:p>Begovic</text:p>
          </table:table-cell>
          <table:table-cell office:value-type="float" office:value="16">
            <text:p>16</text:p>
          </table:table-cell>
          <table:table-cell office:value-type="float" office:value="395">
            <text:p>395</text:p>
          </table:table-cell>
          <table:table-cell office:value-type="float" office:value="110">
            <text:p>110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03">
            <text:p>750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ørensen</text:p>
          </table:table-cell>
          <table:table-cell table:number-columns-repeated="2" office:value-type="float" office:value="0">
            <text:p>0</text:p>
          </table:table-cell>
          <table:table-cell office:value-type="float" office:value="278">
            <text:p>2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4</text:p>
          </table:table-cell>
          <table:table-cell office:value-type="float" office:value="1945">
            <text:p>1945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office:value-type="string">
            <text:p>Sørensen</text:p>
          </table:table-cell>
          <table:table-cell office:value-type="float" office:value="16">
            <text:p>16</text:p>
          </table:table-cell>
          <table:table-cell office:value-type="float" office:value="396">
            <text:p>396</text:p>
          </table:table-cell>
          <table:table-cell office:value-type="float" office:value="110">
            <text:p>110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ilkinson</text:p>
          </table:table-cell>
          <table:table-cell table:number-columns-repeated="2" office:value-type="float" office:value="0">
            <text:p>0</text:p>
          </table:table-cell>
          <table:table-cell office:value-type="float" office:value="697">
            <text:p>6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Andy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6</text:p>
          </table:table-cell>
          <table:table-cell office:value-type="float" office:value="19714">
            <text:p>1971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string">
            <text:p>a</text:p>
          </table:table-cell>
          <table:table-cell office:value-type="string">
            <text:p>Wilkinson</text:p>
          </table:table-cell>
          <table:table-cell office:value-type="float" office:value="16">
            <text:p>16</text:p>
          </table:table-cell>
          <table:table-cell office:value-type="float" office:value="397">
            <text:p>397</text:p>
          </table:table-cell>
          <table:table-cell office:value-type="float" office:value="110">
            <text:p>11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Shawcros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22">
            <text:p>552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990">
            <text:p>990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Rya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6.5</text:p>
          </table:table-cell>
          <table:table-cell office:value-type="float" office:value="37869">
            <text:p>37869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6.5</text:p>
          </table:table-cell>
          <table:table-cell office:value-type="string">
            <text:p>0.4</text:p>
          </table:table-cell>
          <table:table-cell office:value-type="float" office:value="21">
            <text:p>2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string">
            <text:p>a</text:p>
          </table:table-cell>
          <table:table-cell office:value-type="string">
            <text:p>Shawcross</text:p>
          </table:table-cell>
          <table:table-cell office:value-type="float" office:value="16">
            <text:p>16</text:p>
          </table:table-cell>
          <table:table-cell office:value-type="float" office:value="398">
            <text:p>398</text:p>
          </table:table-cell>
          <table:table-cell office:value-type="float" office:value="110">
            <text:p>110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22">
            <text:p>552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uth</text:p>
          </table:table-cell>
          <table:table-cell table:number-columns-repeated="2" office:value-type="float" office:value="0">
            <text:p>0</text:p>
          </table:table-cell>
          <table:table-cell office:value-type="float" office:value="1578">
            <text:p>15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Robert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7</text:p>
          </table:table-cell>
          <table:table-cell office:value-type="float" office:value="12413">
            <text:p>12413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a</text:p>
          </table:table-cell>
          <table:table-cell office:value-type="string">
            <text:p>Huth</text:p>
          </table:table-cell>
          <table:table-cell office:value-type="float" office:value="16">
            <text:p>16</text:p>
          </table:table-cell>
          <table:table-cell office:value-type="float" office:value="399">
            <text:p>399</text:p>
          </table:table-cell>
          <table:table-cell office:value-type="float" office:value="110">
            <text:p>110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Wils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002">
            <text:p>1002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Marc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5</text:p>
          </table:table-cell>
          <table:table-cell office:value-type="float" office:value="32318">
            <text:p>32318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4</text:p>
          </table:table-cell>
          <table:table-cell office:value-type="float" office:value="15">
            <text:p>15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002">
            <text:p>1002</text:p>
          </table:table-cell>
          <table:table-cell office:value-type="string">
            <text:p>a</text:p>
          </table:table-cell>
          <table:table-cell office:value-type="string">
            <text:p>Wilson</text:p>
          </table:table-cell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10">
            <text:p>11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meron</text:p>
          </table:table-cell>
          <table:table-cell table:number-columns-repeated="2" office:value-type="float" office:value="0">
            <text:p>0</text:p>
          </table:table-cell>
          <table:table-cell office:value-type="float" office:value="42988">
            <text:p>42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Geoff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3.8</text:p>
          </table:table-cell>
          <table:table-cell office:value-type="float" office:value="50089">
            <text:p>50089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13.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string">
            <text:p>a</text:p>
          </table:table-cell>
          <table:table-cell office:value-type="string">
            <text:p>Cameron</text:p>
          </table:table-cell>
          <table:table-cell office:value-type="float" office:value="16">
            <text:p>16</text:p>
          </table:table-cell>
          <table:table-cell office:value-type="float" office:value="401">
            <text:p>401</text:p>
          </table:table-cell>
          <table:table-cell office:value-type="float" office:value="110">
            <text:p>11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988">
            <text:p>4298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4.0</text:p>
          </table:table-cell>
          <table:table-cell office:value-type="float" office:value="0">
            <text:p>0</text:p>
          </table:table-cell>
          <table:table-cell office:value-type="string">
            <text:p>Pieter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0.8</text:p>
          </table:table-cell>
          <table:table-cell office:value-type="string">
            <text:p>[['Bonus', 2, 2], ['Minutes played', 90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.0</text:p>
          </table:table-cell>
          <table:table-cell office:value-type="float" office:value="686">
            <text:p>686</text:p>
          </table:table-cell>
          <table:table-cell office:value-type="float" office:value="4">
            <text:p>4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Erik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9</text:p>
          </table:table-cell>
          <table:table-cell office:value-type="float" office:value="39487">
            <text:p>39487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9</text:p>
          </table:table-cell>
          <table:table-cell office:value-type="string">
            <text:p>0.8</text:p>
          </table:table-cell>
          <table:table-cell office:value-type="float" office:value="23">
            <text:p>23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string">
            <text:p>a</text:p>
          </table:table-cell>
          <table:table-cell office:value-type="string">
            <text:p>Pieters</text:p>
          </table:table-cell>
          <table:table-cell office:value-type="float" office:value="16">
            <text:p>16</text:p>
          </table:table-cell>
          <table:table-cell office:value-type="float" office:value="402">
            <text:p>402</text:p>
          </table:table-cell>
          <table:table-cell office:value-type="float" office:value="110">
            <text:p>110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uniesa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Marc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1</text:p>
          </table:table-cell>
          <table:table-cell office:value-type="float" office:value="61595">
            <text:p>6159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Muniesa</text:p>
          </table:table-cell>
          <table:table-cell office:value-type="float" office:value="16">
            <text:p>16</text:p>
          </table:table-cell>
          <table:table-cell office:value-type="float" office:value="403">
            <text:p>403</text:p>
          </table:table-cell>
          <table:table-cell office:value-type="float" office:value="110">
            <text:p>11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Bardsle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Phi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7</text:p>
          </table:table-cell>
          <table:table-cell office:value-type="float" office:value="17997">
            <text:p>17997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string">
            <text:p>a</text:p>
          </table:table-cell>
          <table:table-cell office:value-type="string">
            <text:p>Bardsley</text:p>
          </table:table-cell>
          <table:table-cell office:value-type="float" office:value="16">
            <text:p>16</text:p>
          </table:table-cell>
          <table:table-cell office:value-type="float" office:value="404">
            <text:p>404</text:p>
          </table:table-cell>
          <table:table-cell office:value-type="float" office:value="110">
            <text:p>110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eixeira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Dionat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0</text:p>
          </table:table-cell>
          <table:table-cell office:value-type="float" office:value="155706">
            <text:p>15570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ionatan</text:p>
          </table:table-cell>
          <table:table-cell office:value-type="float" office:value="16">
            <text:p>16</text:p>
          </table:table-cell>
          <table:table-cell office:value-type="float" office:value="405">
            <text:p>405</text:p>
          </table:table-cell>
          <table:table-cell office:value-type="float" office:value="110">
            <text:p>11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hotton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Rya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5</text:p>
          </table:table-cell>
          <table:table-cell office:value-type="float" office:value="45158">
            <text:p>4515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string">
            <text:p>a</text:p>
          </table:table-cell>
          <table:table-cell office:value-type="string">
            <text:p>Shotton</text:p>
          </table:table-cell>
          <table:table-cell office:value-type="float" office:value="16">
            <text:p>16</text:p>
          </table:table-cell>
          <table:table-cell office:value-type="float" office:value="406">
            <text:p>406</text:p>
          </table:table-cell>
          <table:table-cell office:value-type="float" office:value="110">
            <text:p>11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Ire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4</text:p>
          </table:table-cell>
          <table:table-cell office:value-type="float" office:value="20481">
            <text:p>20481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4</text:p>
          </table:table-cell>
          <table:table-cell office:value-type="float" office:value="9">
            <text:p>9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string">
            <text:p>a</text:p>
          </table:table-cell>
          <table:table-cell office:value-type="string">
            <text:p>Ireland</text:p>
          </table:table-cell>
          <table:table-cell office:value-type="float" office:value="16">
            <text:p>16</text:p>
          </table:table-cell>
          <table:table-cell office:value-type="float" office:value="407">
            <text:p>407</text:p>
          </table:table-cell>
          <table:table-cell office:value-type="float" office:value="110">
            <text:p>11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Ad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14">
            <text:p>37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Charli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.4</text:p>
          </table:table-cell>
          <table:table-cell office:value-type="float" office:value="20208">
            <text:p>20208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4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string">
            <text:p>a</text:p>
          </table:table-cell>
          <table:table-cell office:value-type="string">
            <text:p>Adam</text:p>
          </table:table-cell>
          <table:table-cell office:value-type="float" office:value="16">
            <text:p>16</text:p>
          </table:table-cell>
          <table:table-cell office:value-type="float" office:value="408">
            <text:p>408</text:p>
          </table:table-cell>
          <table:table-cell office:value-type="float" office:value="110">
            <text:p>110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14">
            <text:p>371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Whel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81, 2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Glen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1</text:p>
          </table:table-cell>
          <table:table-cell office:value-type="float" office:value="12150">
            <text:p>12150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4</text:p>
          </table:table-cell>
          <table:table-cell office:value-type="float" office:value="16">
            <text:p>16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a</text:p>
          </table:table-cell>
          <table:table-cell office:value-type="string">
            <text:p>Whelan</text:p>
          </table:table-cell>
          <table:table-cell office:value-type="float" office:value="16">
            <text:p>16</text:p>
          </table:table-cell>
          <table:table-cell office:value-type="float" office:value="409">
            <text:p>409</text:p>
          </table:table-cell>
          <table:table-cell office:value-type="float" office:value="110">
            <text:p>11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alacios</text:p>
          </table:table-cell>
          <table:table-cell table:number-columns-repeated="2" office:value-type="float" office:value="0">
            <text:p>0</text:p>
          </table:table-cell>
          <table:table-cell office:value-type="float" office:value="410">
            <text:p>4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Wilso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3</text:p>
          </table:table-cell>
          <table:table-cell office:value-type="float" office:value="34296">
            <text:p>3429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a</text:p>
          </table:table-cell>
          <table:table-cell office:value-type="string">
            <text:p>Palacios</text:p>
          </table:table-cell>
          <table:table-cell office:value-type="float" office:value="16">
            <text:p>16</text:p>
          </table:table-cell>
          <table:table-cell office:value-type="float" office:value="410">
            <text:p>410</text:p>
          </table:table-cell>
          <table:table-cell office:value-type="float" office:value="110">
            <text:p>11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alters</text:p>
          </table:table-cell>
          <table:table-cell table:number-columns-repeated="2" office:value-type="float" office:value="0">
            <text:p>0</text:p>
          </table:table-cell>
          <table:table-cell office:value-type="float" office:value="957">
            <text:p>9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Jonatha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4</text:p>
          </table:table-cell>
          <table:table-cell office:value-type="float" office:value="12813">
            <text:p>12813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a</text:p>
          </table:table-cell>
          <table:table-cell office:value-type="string">
            <text:p>Walters</text:p>
          </table:table-cell>
          <table:table-cell office:value-type="float" office:value="16">
            <text:p>16</text:p>
          </table:table-cell>
          <table:table-cell office:value-type="float" office:value="411">
            <text:p>411</text:p>
          </table:table-cell>
          <table:table-cell office:value-type="float" office:value="110">
            <text:p>11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N'Zonz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3</text:p>
          </table:table-cell>
          <table:table-cell office:value-type="float" office:value="49323">
            <text:p>49323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float" office:value="18">
            <text:p>1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string">
            <text:p>a</text:p>
          </table:table-cell>
          <table:table-cell office:value-type="string">
            <text:p>N'Zonzi</text:p>
          </table:table-cell>
          <table:table-cell office:value-type="float" office:value="16">
            <text:p>16</text:p>
          </table:table-cell>
          <table:table-cell office:value-type="float" office:value="412">
            <text:p>412</text:p>
          </table:table-cell>
          <table:table-cell office:value-type="float" office:value="110">
            <text:p>11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hea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Brek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1</text:p>
          </table:table-cell>
          <table:table-cell office:value-type="float" office:value="50067">
            <text:p>5006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a</text:p>
          </table:table-cell>
          <table:table-cell office:value-type="string">
            <text:p>Shea</text:p>
          </table:table-cell>
          <table:table-cell office:value-type="float" office:value="16">
            <text:p>16</text:p>
          </table:table-cell>
          <table:table-cell office:value-type="float" office:value="413">
            <text:p>413</text:p>
          </table:table-cell>
          <table:table-cell office:value-type="float" office:value="110">
            <text:p>11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Ness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Jami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0</text:p>
          </table:table-cell>
          <table:table-cell office:value-type="float" office:value="59305">
            <text:p>5930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string">
            <text:p>Ness</text:p>
          </table:table-cell>
          <table:table-cell office:value-type="float" office:value="16">
            <text:p>16</text:p>
          </table:table-cell>
          <table:table-cell office:value-type="float" office:value="414">
            <text:p>414</text:p>
          </table:table-cell>
          <table:table-cell office:value-type="float" office:value="110">
            <text:p>11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ard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Charli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1</text:p>
          </table:table-cell>
          <table:table-cell office:value-type="float" office:value="154528">
            <text:p>15452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office:value-type="string">
            <text:p>Ward</text:p>
          </table:table-cell>
          <table:table-cell office:value-type="float" office:value="16">
            <text:p>16</text:p>
          </table:table-cell>
          <table:table-cell office:value-type="float" office:value="415">
            <text:p>415</text:p>
          </table:table-cell>
          <table:table-cell office:value-type="float" office:value="110">
            <text:p>11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idwell</text:p>
          </table:table-cell>
          <table:table-cell table:number-columns-repeated="2" office:value-type="float" office:value="0">
            <text:p>0</text:p>
          </table:table-cell>
          <table:table-cell office:value-type="float" office:value="16029">
            <text:p>160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Stev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5.2</text:p>
          </table:table-cell>
          <table:table-cell office:value-type="float" office:value="11735">
            <text:p>11735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5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string">
            <text:p>a</text:p>
          </table:table-cell>
          <table:table-cell office:value-type="string">
            <text:p>Sidwell</text:p>
          </table:table-cell>
          <table:table-cell office:value-type="float" office:value="16">
            <text:p>16</text:p>
          </table:table-cell>
          <table:table-cell office:value-type="float" office:value="416">
            <text:p>416</text:p>
          </table:table-cell>
          <table:table-cell office:value-type="float" office:value="110">
            <text:p>11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029">
            <text:p>160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Arnautov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351">
            <text:p>635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87">
            <text:p>787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Marko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2.3</text:p>
          </table:table-cell>
          <table:table-cell office:value-type="float" office:value="41464">
            <text:p>41464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2.3</text:p>
          </table:table-cell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string">
            <text:p>a</text:p>
          </table:table-cell>
          <table:table-cell office:value-type="string">
            <text:p>Arnautovic</text:p>
          </table:table-cell>
          <table:table-cell office:value-type="float" office:value="16">
            <text:p>16</text:p>
          </table:table-cell>
          <table:table-cell office:value-type="float" office:value="417">
            <text:p>417</text:p>
          </table:table-cell>
          <table:table-cell office:value-type="float" office:value="110">
            <text:p>110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51">
            <text:p>63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demwingie</text:p>
          </table:table-cell>
          <table:table-cell table:number-columns-repeated="2" office:value-type="float" office:value="0">
            <text:p>0</text:p>
          </table:table-cell>
          <table:table-cell office:value-type="float" office:value="4731">
            <text:p>47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Peter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.2</text:p>
          </table:table-cell>
          <table:table-cell office:value-type="float" office:value="26900">
            <text:p>26900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string">
            <text:p>a</text:p>
          </table:table-cell>
          <table:table-cell office:value-type="string">
            <text:p>Odemwingie</text:p>
          </table:table-cell>
          <table:table-cell office:value-type="float" office:value="16">
            <text:p>16</text:p>
          </table:table-cell>
          <table:table-cell office:value-type="float" office:value="418">
            <text:p>418</text:p>
          </table:table-cell>
          <table:table-cell office:value-type="float" office:value="110">
            <text:p>110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731">
            <text:p>473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Crou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32">
            <text:p>983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0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Pete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3.2</text:p>
          </table:table-cell>
          <table:table-cell office:value-type="float" office:value="3773">
            <text:p>3773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3.2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string">
            <text:p>a</text:p>
          </table:table-cell>
          <table:table-cell office:value-type="string">
            <text:p>Crouch</text:p>
          </table:table-cell>
          <table:table-cell office:value-type="float" office:value="16">
            <text:p>16</text:p>
          </table:table-cell>
          <table:table-cell office:value-type="float" office:value="419">
            <text:p>419</text:p>
          </table:table-cell>
          <table:table-cell office:value-type="float" office:value="110">
            <text:p>110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32">
            <text:p>98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erome</text:p>
          </table:table-cell>
          <table:table-cell table:number-columns-repeated="2" office:value-type="float" office:value="0">
            <text:p>0</text:p>
          </table:table-cell>
          <table:table-cell office:value-type="float" office:value="580">
            <text:p>5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Stoke</text:p>
          </table:table-cell>
          <table:table-cell office:value-type="float" office:value="0">
            <text:p>0</text:p>
          </table:table-cell>
          <table:table-cell office:value-type="string">
            <text:p>Camero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2</text:p>
          </table:table-cell>
          <table:table-cell office:value-type="float" office:value="18804">
            <text:p>18804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a</text:p>
          </table:table-cell>
          <table:table-cell office:value-type="string">
            <text:p>Jerome</text:p>
          </table:table-cell>
          <table:table-cell office:value-type="float" office:value="16">
            <text:p>16</text:p>
          </table:table-cell>
          <table:table-cell office:value-type="float" office:value="420">
            <text:p>420</text:p>
          </table:table-cell>
          <table:table-cell office:value-type="float" office:value="110">
            <text:p>110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Diou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70, 2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498">
            <text:p>498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Mame Biram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5</text:p>
          </table:table-cell>
          <table:table-cell office:value-type="float" office:value="61858">
            <text:p>61858</text:p>
          </table:table-cell>
          <table:table-cell office:value-type="string">
            <text:p>2.1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string">
            <text:p>a</text:p>
          </table:table-cell>
          <table:table-cell office:value-type="string">
            <text:p>Diouf</text:p>
          </table:table-cell>
          <table:table-cell office:value-type="float" office:value="16">
            <text:p>16</text:p>
          </table:table-cell>
          <table:table-cell office:value-type="float" office:value="421">
            <text:p>421</text:p>
          </table:table-cell>
          <table:table-cell office:value-type="float" office:value="110">
            <text:p>110</text:p>
          </table:table-cell>
          <table:table-cell office:value-type="string">
            <text:p>2.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Mannon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05">
            <text:p>670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Saves', 3, 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2817">
            <text:p>2817</text:p>
          </table:table-cell>
          <table:table-cell office:value-type="float" office:value="2">
            <text:p>2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Vit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10.1</text:p>
          </table:table-cell>
          <table:table-cell office:value-type="float" office:value="20487">
            <text:p>20487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10.1</text:p>
          </table:table-cell>
          <table:table-cell office:value-type="string">
            <text:p>0.4</text:p>
          </table:table-cell>
          <table:table-cell office:value-type="float" office:value="11">
            <text:p>11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817">
            <text:p>2817</text:p>
          </table:table-cell>
          <table:table-cell office:value-type="string">
            <text:p>a</text:p>
          </table:table-cell>
          <table:table-cell office:value-type="string">
            <text:p>Mannone</text:p>
          </table:table-cell>
          <table:table-cell office:value-type="float" office:value="17">
            <text:p>17</text:p>
          </table:table-cell>
          <table:table-cell office:value-type="float" office:value="422">
            <text:p>422</text:p>
          </table:table-cell>
          <table:table-cell office:value-type="float" office:value="56">
            <text:p>56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05">
            <text:p>670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antilimon</text:p>
          </table:table-cell>
          <table:table-cell table:number-columns-repeated="2" office:value-type="float" office:value="0">
            <text:p>0</text:p>
          </table:table-cell>
          <table:table-cell office:value-type="float" office:value="2082">
            <text:p>20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Coste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1.3</text:p>
          </table:table-cell>
          <table:table-cell office:value-type="float" office:value="56827">
            <text:p>56827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a</text:p>
          </table:table-cell>
          <table:table-cell office:value-type="string">
            <text:p>Pantilimon</text:p>
          </table:table-cell>
          <table:table-cell office:value-type="float" office:value="17">
            <text:p>17</text:p>
          </table:table-cell>
          <table:table-cell office:value-type="float" office:value="423">
            <text:p>423</text:p>
          </table:table-cell>
          <table:table-cell office:value-type="float" office:value="56">
            <text:p>56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O'Sh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68">
            <text:p>976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9.0</text:p>
          </table:table-cell>
          <table:table-cell office:value-type="float" office:value="3736">
            <text:p>373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9.0</text:p>
          </table:table-cell>
          <table:table-cell office:value-type="string">
            <text:p>0.2</text:p>
          </table:table-cell>
          <table:table-cell office:value-type="float" office:value="11">
            <text:p>1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string">
            <text:p>a</text:p>
          </table:table-cell>
          <table:table-cell office:value-type="string">
            <text:p>O'Shea</text:p>
          </table:table-cell>
          <table:table-cell office:value-type="float" office:value="17">
            <text:p>17</text:p>
          </table:table-cell>
          <table:table-cell office:value-type="float" office:value="424">
            <text:p>424</text:p>
          </table:table-cell>
          <table:table-cell office:value-type="float" office:value="56">
            <text:p>56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768">
            <text:p>976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r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80, 2], ['Goals conceded', 2, -1]]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We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6</text:p>
          </table:table-cell>
          <table:table-cell office:value-type="float" office:value="1841">
            <text:p>1841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float" office:value="14">
            <text:p>1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string">
            <text:p>a</text:p>
          </table:table-cell>
          <table:table-cell office:value-type="string">
            <text:p>Brown</text:p>
          </table:table-cell>
          <table:table-cell office:value-type="float" office:value="17">
            <text:p>17</text:p>
          </table:table-cell>
          <table:table-cell office:value-type="float" office:value="425">
            <text:p>425</text:p>
          </table:table-cell>
          <table:table-cell office:value-type="float" office:value="56">
            <text:p>56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iakité</text:p>
          </table:table-cell>
          <table:table-cell table:number-columns-repeated="2" office:value-type="float" office:value="0">
            <text:p>0</text:p>
          </table:table-cell>
          <table:table-cell office:value-type="float" office:value="1489">
            <text:p>14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Modibo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1.2</text:p>
          </table:table-cell>
          <table:table-cell office:value-type="float" office:value="39453">
            <text:p>3945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string">
            <text:p>a</text:p>
          </table:table-cell>
          <table:table-cell office:value-type="string">
            <text:p>Diakité</text:p>
          </table:table-cell>
          <table:table-cell office:value-type="float" office:value="17">
            <text:p>17</text:p>
          </table:table-cell>
          <table:table-cell office:value-type="float" office:value="426">
            <text:p>426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oberge</text:p>
          </table:table-cell>
          <table:table-cell table:number-columns-repeated="2"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Valenti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4</text:p>
          </table:table-cell>
          <table:table-cell office:value-type="float" office:value="52828">
            <text:p>5282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string">
            <text:p>a</text:p>
          </table:table-cell>
          <table:table-cell office:value-type="string">
            <text:p>Roberge</text:p>
          </table:table-cell>
          <table:table-cell office:value-type="float" office:value="17">
            <text:p>17</text:p>
          </table:table-cell>
          <table:table-cell office:value-type="float" office:value="427">
            <text:p>427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ones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Bill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1</text:p>
          </table:table-cell>
          <table:table-cell office:value-type="float" office:value="11467">
            <text:p>1146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Jones</text:p>
          </table:table-cell>
          <table:table-cell office:value-type="float" office:value="17">
            <text:p>17</text:p>
          </table:table-cell>
          <table:table-cell office:value-type="float" office:value="428">
            <text:p>428</text:p>
          </table:table-cell>
          <table:table-cell office:value-type="float" office:value="56">
            <text:p>56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656">
            <text:p>1965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72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141">
            <text:p>1141</text:p>
          </table:table-cell>
          <table:table-cell office:value-type="float" office:value="2">
            <text:p>2</text:p>
          </table:table-cell>
          <table:table-cell office:value-type="string">
            <text:p>Sunderland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7.7</text:p>
          </table:table-cell>
          <table:table-cell office:value-type="float" office:value="19959">
            <text:p>19959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7.7</text:p>
          </table:table-cell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string">
            <text:p>a</text:p>
          </table:table-cell>
          <table:table-cell office:value-type="string">
            <text:p>Johnson</text:p>
          </table:table-cell>
          <table:table-cell office:value-type="float" office:value="17">
            <text:p>17</text:p>
          </table:table-cell>
          <table:table-cell office:value-type="float" office:value="429">
            <text:p>429</text:p>
          </table:table-cell>
          <table:table-cell office:value-type="float" office:value="56">
            <text:p>56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656">
            <text:p>1965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8.0</text:p>
          </table:table-cell>
          <table:table-cell office:value-type="float" office:value="0">
            <text:p>0</text:p>
          </table:table-cell>
          <table:table-cell office:value-type="string">
            <text:p>Cattermol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string">
            <text:p>1.8</text:p>
          </table:table-cell>
          <table:table-cell office:value-type="string">
            <text:p>[['Bonus', 1, 1], ['Minutes played', 90, 2], ['Goals scored', 1, 5]]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0</text:p>
          </table:table-cell>
          <table:table-cell office:value-type="float" office:value="34603">
            <text:p>34603</text:p>
          </table:table-cell>
          <table:table-cell office:value-type="float" office:value="8">
            <text:p>8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Le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2.6</text:p>
          </table:table-cell>
          <table:table-cell office:value-type="float" office:value="28448">
            <text:p>2844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2.6</text:p>
          </table:table-cell>
          <table:table-cell office:value-type="string">
            <text:p>1.8</text:p>
          </table:table-cell>
          <table:table-cell office:value-type="float" office:value="25">
            <text:p>2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4603">
            <text:p>34603</text:p>
          </table:table-cell>
          <table:table-cell office:value-type="string">
            <text:p>a</text:p>
          </table:table-cell>
          <table:table-cell office:value-type="string">
            <text:p>Cattermole</text:p>
          </table:table-cell>
          <table:table-cell office:value-type="float" office:value="17">
            <text:p>17</text:p>
          </table:table-cell>
          <table:table-cell office:value-type="float" office:value="430">
            <text:p>430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9.0</text:p>
          </table:table-cell>
          <table:table-cell office:value-type="float" office:value="0">
            <text:p>0</text:p>
          </table:table-cell>
          <table:table-cell office:value-type="string">
            <text:p>Larsso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string">
            <text:p>1.6</text:p>
          </table:table-cell>
          <table:table-cell office:value-type="string">
            <text:p>[['Bonus', 2, 2], ['Minutes played', 90, 2], ['Goals scored', 1, 5]]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0</text:p>
          </table:table-cell>
          <table:table-cell office:value-type="float" office:value="23787">
            <text:p>23787</text:p>
          </table:table-cell>
          <table:table-cell office:value-type="float" office:value="9">
            <text:p>9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Sebastian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1.8</text:p>
          </table:table-cell>
          <table:table-cell office:value-type="float" office:value="19057">
            <text:p>19057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1.8</text:p>
          </table:table-cell>
          <table:table-cell office:value-type="string">
            <text:p>1.6</text:p>
          </table:table-cell>
          <table:table-cell office:value-type="float" office:value="39">
            <text:p>39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3787">
            <text:p>23787</text:p>
          </table:table-cell>
          <table:table-cell office:value-type="string">
            <text:p>a</text:p>
          </table:table-cell>
          <table:table-cell office:value-type="string">
            <text:p>Larsson</text:p>
          </table:table-cell>
          <table:table-cell office:value-type="float" office:value="17">
            <text:p>17</text:p>
          </table:table-cell>
          <table:table-cell office:value-type="float" office:value="431">
            <text:p>431</text:p>
          </table:table-cell>
          <table:table-cell office:value-type="float" office:value="56">
            <text:p>56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75">
            <text:p>217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N'Diaye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Alfred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1</text:p>
          </table:table-cell>
          <table:table-cell office:value-type="float" office:value="49688">
            <text:p>4968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a</text:p>
          </table:table-cell>
          <table:table-cell office:value-type="string">
            <text:p>N'Diaye</text:p>
          </table:table-cell>
          <table:table-cell office:value-type="float" office:value="17">
            <text:p>17</text:p>
          </table:table-cell>
          <table:table-cell office:value-type="float" office:value="432">
            <text:p>432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dilson Cabral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Tavares Varela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0</text:p>
          </table:table-cell>
          <table:table-cell office:value-type="float" office:value="43570">
            <text:p>4357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abral</text:p>
          </table:table-cell>
          <table:table-cell office:value-type="float" office:value="17">
            <text:p>17</text:p>
          </table:table-cell>
          <table:table-cell office:value-type="float" office:value="433">
            <text:p>433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iaccherini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Emanuel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0</text:p>
          </table:table-cell>
          <table:table-cell office:value-type="float" office:value="55641">
            <text:p>5564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</text:p>
          </table:table-cell>
          <table:table-cell office:value-type="string">
            <text:p>Giaccherini</text:p>
          </table:table-cell>
          <table:table-cell office:value-type="float" office:value="17">
            <text:p>17</text:p>
          </table:table-cell>
          <table:table-cell office:value-type="float" office:value="434">
            <text:p>434</text:p>
          </table:table-cell>
          <table:table-cell office:value-type="float" office:value="56">
            <text:p>56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</text:p>
          </table:table-cell>
          <table:table-cell table:number-columns-repeated="2" office:value-type="float" office:value="0">
            <text:p>0</text:p>
          </table:table-cell>
          <table:table-cell office:value-type="float" office:value="198">
            <text:p>1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El-Hadji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0</text:p>
          </table:table-cell>
          <table:table-cell office:value-type="float" office:value="112467">
            <text:p>11246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Ba</text:p>
          </table:table-cell>
          <table:table-cell office:value-type="float" office:value="17">
            <text:p>17</text:p>
          </table:table-cell>
          <table:table-cell office:value-type="float" office:value="435">
            <text:p>435</text:p>
          </table:table-cell>
          <table:table-cell office:value-type="float" office:value="56">
            <text:p>56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vrias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Charalampo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0</text:p>
          </table:table-cell>
          <table:table-cell office:value-type="float" office:value="88601">
            <text:p>8860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Mavrias</text:p>
          </table:table-cell>
          <table:table-cell office:value-type="float" office:value="17">
            <text:p>17</text:p>
          </table:table-cell>
          <table:table-cell office:value-type="float" office:value="436">
            <text:p>436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ridcutt</text:p>
          </table:table-cell>
          <table:table-cell table:number-columns-repeated="2" office:value-type="float" office:value="0">
            <text:p>0</text:p>
          </table:table-cell>
          <table:table-cell office:value-type="float" office:value="241">
            <text:p>2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Lia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2</text:p>
          </table:table-cell>
          <table:table-cell office:value-type="float" office:value="49836">
            <text:p>4983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office:value-type="string">
            <text:p>Bridcutt</text:p>
          </table:table-cell>
          <table:table-cell office:value-type="float" office:value="17">
            <text:p>17</text:p>
          </table:table-cell>
          <table:table-cell office:value-type="float" office:value="437">
            <text:p>437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gnew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Lia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1</text:p>
          </table:table-cell>
          <table:table-cell office:value-type="float" office:value="114311">
            <text:p>11431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Agnew</text:p>
          </table:table-cell>
          <table:table-cell office:value-type="float" office:value="17">
            <text:p>17</text:p>
          </table:table-cell>
          <table:table-cell office:value-type="float" office:value="438">
            <text:p>438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Góme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3, 1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Sunderland</text:p>
          </table:table-cell>
          <table:table-cell office:value-type="float" office:value="1">
            <text:p>1</text:p>
          </table:table-cell>
          <table:table-cell office:value-type="string">
            <text:p>Jordi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3</text:p>
          </table:table-cell>
          <table:table-cell office:value-type="float" office:value="50023">
            <text:p>50023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a</text:p>
          </table:table-cell>
          <table:table-cell office:value-type="string">
            <text:p>Jordi Gómez</text:p>
          </table:table-cell>
          <table:table-cell office:value-type="float" office:value="17">
            <text:p>17</text:p>
          </table:table-cell>
          <table:table-cell office:value-type="float" office:value="439">
            <text:p>439</text:p>
          </table:table-cell>
          <table:table-cell office:value-type="float" office:value="56">
            <text:p>56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Wickha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251">
            <text:p>1251</text:p>
          </table:table-cell>
          <table:table-cell office:value-type="float" office:value="2">
            <text:p>2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Connor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2.0</text:p>
          </table:table-cell>
          <table:table-cell office:value-type="float" office:value="59125">
            <text:p>59125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string">
            <text:p>a</text:p>
          </table:table-cell>
          <table:table-cell office:value-type="string">
            <text:p>Wickham</text:p>
          </table:table-cell>
          <table:table-cell office:value-type="float" office:value="17">
            <text:p>17</text:p>
          </table:table-cell>
          <table:table-cell office:value-type="float" office:value="440">
            <text:p>440</text:p>
          </table:table-cell>
          <table:table-cell office:value-type="float" office:value="56">
            <text:p>56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25">
            <text:p>362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Fletch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40">
            <text:p>740</text:p>
          </table:table-cell>
          <table:table-cell office:value-type="float" office:value="2">
            <text:p>2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Steve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8</text:p>
          </table:table-cell>
          <table:table-cell office:value-type="float" office:value="18953">
            <text:p>18953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string">
            <text:p>a</text:p>
          </table:table-cell>
          <table:table-cell office:value-type="string">
            <text:p>Fletcher</text:p>
          </table:table-cell>
          <table:table-cell office:value-type="float" office:value="17">
            <text:p>17</text:p>
          </table:table-cell>
          <table:table-cell office:value-type="float" office:value="441">
            <text:p>441</text:p>
          </table:table-cell>
          <table:table-cell office:value-type="float" office:value="56">
            <text:p>56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ndron</text:p>
          </table:table-cell>
          <table:table-cell table:number-columns-repeated="2"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Mikae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1</text:p>
          </table:table-cell>
          <table:table-cell office:value-type="float" office:value="114312">
            <text:p>11431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a</text:p>
          </table:table-cell>
          <table:table-cell office:value-type="string">
            <text:p>Mandron</text:p>
          </table:table-cell>
          <table:table-cell office:value-type="float" office:value="17">
            <text:p>17</text:p>
          </table:table-cell>
          <table:table-cell office:value-type="float" office:value="442">
            <text:p>442</text:p>
          </table:table-cell>
          <table:table-cell office:value-type="float" office:value="56">
            <text:p>56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oberg-Karlsson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David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0</text:p>
          </table:table-cell>
          <table:table-cell office:value-type="float" office:value="106300">
            <text:p>10630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M. Karlsson</text:p>
          </table:table-cell>
          <table:table-cell office:value-type="float" office:value="17">
            <text:p>17</text:p>
          </table:table-cell>
          <table:table-cell office:value-type="float" office:value="443">
            <text:p>443</text:p>
          </table:table-cell>
          <table:table-cell office:value-type="float" office:value="56">
            <text:p>56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Altido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0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Jozy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4</text:p>
          </table:table-cell>
          <table:table-cell office:value-type="float" office:value="41574">
            <text:p>41574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string">
            <text:p>a</text:p>
          </table:table-cell>
          <table:table-cell office:value-type="string">
            <text:p>Altidore</text:p>
          </table:table-cell>
          <table:table-cell office:value-type="float" office:value="17">
            <text:p>17</text:p>
          </table:table-cell>
          <table:table-cell office:value-type="float" office:value="444">
            <text:p>444</text:p>
          </table:table-cell>
          <table:table-cell office:value-type="float" office:value="56">
            <text:p>56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cocco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Ignacio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0</text:p>
          </table:table-cell>
          <table:table-cell office:value-type="float" office:value="52856">
            <text:p>52856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Scocco</text:p>
          </table:table-cell>
          <table:table-cell office:value-type="float" office:value="17">
            <text:p>17</text:p>
          </table:table-cell>
          <table:table-cell office:value-type="float" office:value="445">
            <text:p>445</text:p>
          </table:table-cell>
          <table:table-cell office:value-type="float" office:value="56">
            <text:p>56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raham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Danny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1</text:p>
          </table:table-cell>
          <table:table-cell office:value-type="float" office:value="15398">
            <text:p>15398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a</text:p>
          </table:table-cell>
          <table:table-cell office:value-type="string">
            <text:p>Graham</text:p>
          </table:table-cell>
          <table:table-cell office:value-type="float" office:value="17">
            <text:p>17</text:p>
          </table:table-cell>
          <table:table-cell office:value-type="float" office:value="446">
            <text:p>446</text:p>
          </table:table-cell>
          <table:table-cell office:value-type="float" office:value="56">
            <text:p>56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orm</text:p>
          </table:table-cell>
          <table:table-cell table:number-columns-repeated="2"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Miche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6</text:p>
          </table:table-cell>
          <table:table-cell office:value-type="float" office:value="39215">
            <text:p>39215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a</text:p>
          </table:table-cell>
          <table:table-cell office:value-type="string">
            <text:p>Vorm</text:p>
          </table:table-cell>
          <table:table-cell office:value-type="float" office:value="15">
            <text:p>15</text:p>
          </table:table-cell>
          <table:table-cell office:value-type="float" office:value="447">
            <text:p>447</text:p>
          </table:table-cell>
          <table:table-cell office:value-type="float" office:value="6">
            <text:p>6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Fabiansk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6</text:p>
          </table:table-cell>
          <table:table-cell office:value-type="string">
            <text:p>[['Saves', 4, 1], ['Minutes played', 90, 2]]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0</text:p>
          </table:table-cell>
          <table:table-cell office:value-type="float" office:value="5537">
            <text:p>5537</text:p>
          </table:table-cell>
          <table:table-cell office:value-type="float" office:value="3">
            <text:p>3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Lukasz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1.5</text:p>
          </table:table-cell>
          <table:table-cell office:value-type="float" office:value="37096">
            <text:p>37096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1.5</text:p>
          </table:table-cell>
          <table:table-cell office:value-type="string">
            <text:p>0.6</text:p>
          </table:table-cell>
          <table:table-cell office:value-type="float" office:value="15">
            <text:p>15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5537">
            <text:p>5537</text:p>
          </table:table-cell>
          <table:table-cell office:value-type="string">
            <text:p>a</text:p>
          </table:table-cell>
          <table:table-cell office:value-type="string">
            <text:p>Fabianski</text:p>
          </table:table-cell>
          <table:table-cell office:value-type="float" office:value="18">
            <text:p>18</text:p>
          </table:table-cell>
          <table:table-cell office:value-type="float" office:value="448">
            <text:p>448</text:p>
          </table:table-cell>
          <table:table-cell office:value-type="float" office:value="80">
            <text:p>80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William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5127">
            <text:p>5127</text:p>
          </table:table-cell>
          <table:table-cell office:value-type="float" office:value="2">
            <text:p>2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Ashley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.9</text:p>
          </table:table-cell>
          <table:table-cell office:value-type="float" office:value="19159">
            <text:p>19159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2.9</text:p>
          </table:table-cell>
          <table:table-cell office:value-type="string">
            <text:p>0.4</text:p>
          </table:table-cell>
          <table:table-cell office:value-type="float" office:value="20">
            <text:p>2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office:value-type="string">
            <text:p>a</text:p>
          </table:table-cell>
          <table:table-cell office:value-type="string">
            <text:p>Williams</text:p>
          </table:table-cell>
          <table:table-cell office:value-type="float" office:value="18">
            <text:p>18</text:p>
          </table:table-cell>
          <table:table-cell office:value-type="float" office:value="449">
            <text:p>449</text:p>
          </table:table-cell>
          <table:table-cell office:value-type="float" office:value="80">
            <text:p>80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aylor</text:p>
          </table:table-cell>
          <table:table-cell table:number-columns-repeated="2"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52, 1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Neil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6</text:p>
          </table:table-cell>
          <table:table-cell office:value-type="float" office:value="47390">
            <text:p>47390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string">
            <text:p>a</text:p>
          </table:table-cell>
          <table:table-cell office:value-type="string">
            <text:p>Taylor</text:p>
          </table:table-cell>
          <table:table-cell office:value-type="float" office:value="18">
            <text:p>18</text:p>
          </table:table-cell>
          <table:table-cell office:value-type="float" office:value="450">
            <text:p>450</text:p>
          </table:table-cell>
          <table:table-cell office:value-type="float" office:value="80">
            <text:p>8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ate</text:p>
          </table:table-cell>
          <table:table-cell table:number-columns-repeated="2"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Ala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2</text:p>
          </table:table-cell>
          <table:table-cell office:value-type="float" office:value="11883">
            <text:p>1188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i</text:p>
          </table:table-cell>
          <table:table-cell office:value-type="string">
            <text:p>Tate</text:p>
          </table:table-cell>
          <table:table-cell office:value-type="float" office:value="18">
            <text:p>18</text:p>
          </table:table-cell>
          <table:table-cell office:value-type="float" office:value="451">
            <text:p>451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Range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541">
            <text:p>1541</text:p>
          </table:table-cell>
          <table:table-cell office:value-type="float" office:value="2">
            <text:p>2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Ange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5</text:p>
          </table:table-cell>
          <table:table-cell office:value-type="float" office:value="42996">
            <text:p>42996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4</text:p>
          </table:table-cell>
          <table:table-cell office:value-type="float" office:value="16">
            <text:p>1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string">
            <text:p>a</text:p>
          </table:table-cell>
          <table:table-cell office:value-type="string">
            <text:p>Rangel</text:p>
          </table:table-cell>
          <table:table-cell office:value-type="float" office:value="18">
            <text:p>18</text:p>
          </table:table-cell>
          <table:table-cell office:value-type="float" office:value="452">
            <text:p>452</text:p>
          </table:table-cell>
          <table:table-cell office:value-type="float" office:value="80">
            <text:p>80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1</text:p>
          </table:table-cell>
          <table:table-cell office:value-type="float" office:value="53138">
            <text:p>5313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Chico</text:p>
          </table:table-cell>
          <table:table-cell office:value-type="float" office:value="18">
            <text:p>18</text:p>
          </table:table-cell>
          <table:table-cell office:value-type="float" office:value="453">
            <text:p>453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rtley</text:p>
          </table:table-cell>
          <table:table-cell table:number-columns-repeated="2" office:value-type="float" office:value="0">
            <text:p>0</text:p>
          </table:table-cell>
          <table:table-cell office:value-type="float" office:value="1150">
            <text:p>11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Kyle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6</text:p>
          </table:table-cell>
          <table:table-cell office:value-type="float" office:value="59940">
            <text:p>5994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string">
            <text:p>a</text:p>
          </table:table-cell>
          <table:table-cell office:value-type="string">
            <text:p>Bartley</text:p>
          </table:table-cell>
          <table:table-cell office:value-type="float" office:value="18">
            <text:p>18</text:p>
          </table:table-cell>
          <table:table-cell office:value-type="float" office:value="454">
            <text:p>454</text:p>
          </table:table-cell>
          <table:table-cell office:value-type="float" office:value="80">
            <text:p>8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avies</text:p>
          </table:table-cell>
          <table:table-cell table:number-columns-repeated="2" office:value-type="float" office:value="0">
            <text:p>0</text:p>
          </table:table-cell>
          <table:table-cell office:value-type="float" office:value="15941">
            <text:p>159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Be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4.1</text:p>
          </table:table-cell>
          <table:table-cell office:value-type="float" office:value="115556">
            <text:p>115556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4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string">
            <text:p>a</text:p>
          </table:table-cell>
          <table:table-cell office:value-type="string">
            <text:p>Davies</text:p>
          </table:table-cell>
          <table:table-cell office:value-type="float" office:value="15">
            <text:p>15</text:p>
          </table:table-cell>
          <table:table-cell office:value-type="float" office:value="455">
            <text:p>455</text:p>
          </table:table-cell>
          <table:table-cell office:value-type="float" office:value="6">
            <text:p>6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941">
            <text:p>1594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Tiendall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38, 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Dwight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1</text:p>
          </table:table-cell>
          <table:table-cell office:value-type="float" office:value="39221">
            <text:p>39221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a</text:p>
          </table:table-cell>
          <table:table-cell office:value-type="string">
            <text:p>Tiendalli</text:p>
          </table:table-cell>
          <table:table-cell office:value-type="float" office:value="18">
            <text:p>18</text:p>
          </table:table-cell>
          <table:table-cell office:value-type="float" office:value="456">
            <text:p>456</text:p>
          </table:table-cell>
          <table:table-cell office:value-type="float" office:value="80">
            <text:p>8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Ama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196">
            <text:p>3196</text:p>
          </table:table-cell>
          <table:table-cell office:value-type="float" office:value="2">
            <text:p>2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Jordi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2</text:p>
          </table:table-cell>
          <table:table-cell office:value-type="float" office:value="80789">
            <text:p>80789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float" office:value="14">
            <text:p>1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196">
            <text:p>3196</text:p>
          </table:table-cell>
          <table:table-cell office:value-type="string">
            <text:p>a</text:p>
          </table:table-cell>
          <table:table-cell office:value-type="string">
            <text:p>Amat</text:p>
          </table:table-cell>
          <table:table-cell office:value-type="float" office:value="18">
            <text:p>18</text:p>
          </table:table-cell>
          <table:table-cell office:value-type="float" office:value="457">
            <text:p>457</text:p>
          </table:table-cell>
          <table:table-cell office:value-type="float" office:value="80">
            <text:p>8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ichards</text:p>
          </table:table-cell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Jazz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4</text:p>
          </table:table-cell>
          <table:table-cell office:value-type="float" office:value="73459">
            <text:p>7345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string">
            <text:p>a</text:p>
          </table:table-cell>
          <table:table-cell office:value-type="string">
            <text:p>Richards</text:p>
          </table:table-cell>
          <table:table-cell office:value-type="float" office:value="18">
            <text:p>18</text:p>
          </table:table-cell>
          <table:table-cell office:value-type="float" office:value="458">
            <text:p>458</text:p>
          </table:table-cell>
          <table:table-cell office:value-type="float" office:value="80">
            <text:p>8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Kingsley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Steph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0</text:p>
          </table:table-cell>
          <table:table-cell office:value-type="float" office:value="96306">
            <text:p>9630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</text:p>
          </table:table-cell>
          <table:table-cell office:value-type="string">
            <text:p>Kingsley</text:p>
          </table:table-cell>
          <table:table-cell office:value-type="float" office:value="18">
            <text:p>18</text:p>
          </table:table-cell>
          <table:table-cell office:value-type="float" office:value="459">
            <text:p>459</text:p>
          </table:table-cell>
          <table:table-cell office:value-type="float" office:value="80">
            <text:p>8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1">
            <text:p>1</text:p>
          </table:table-cell>
          <table:table-cell office:value-type="string">
            <text:p>Routledg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0.9</text:p>
          </table:table-cell>
          <table:table-cell office:value-type="string">
            <text:p>[['Assists', 1, 3], ['Minutes played', 90, 2]]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.0</text:p>
          </table:table-cell>
          <table:table-cell office:value-type="float" office:value="5435">
            <text:p>5435</text:p>
          </table:table-cell>
          <table:table-cell office:value-type="float" office:value="5">
            <text:p>5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Wayne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7</text:p>
          </table:table-cell>
          <table:table-cell office:value-type="float" office:value="11829">
            <text:p>11829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9</text:p>
          </table:table-cell>
          <table:table-cell office:value-type="float" office:value="13">
            <text:p>1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435">
            <text:p>5435</text:p>
          </table:table-cell>
          <table:table-cell office:value-type="string">
            <text:p>a</text:p>
          </table:table-cell>
          <table:table-cell office:value-type="string">
            <text:p>Routledge</text:p>
          </table:table-cell>
          <table:table-cell office:value-type="float" office:value="18">
            <text:p>18</text:p>
          </table:table-cell>
          <table:table-cell office:value-type="float" office:value="460">
            <text:p>460</text:p>
          </table:table-cell>
          <table:table-cell office:value-type="float" office:value="80">
            <text:p>8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y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66, 2]]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Natha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5</text:p>
          </table:table-cell>
          <table:table-cell office:value-type="float" office:value="21083">
            <text:p>21083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string">
            <text:p>a</text:p>
          </table:table-cell>
          <table:table-cell office:value-type="string">
            <text:p>Dyer</text:p>
          </table:table-cell>
          <table:table-cell office:value-type="float" office:value="18">
            <text:p>18</text:p>
          </table:table-cell>
          <table:table-cell office:value-type="float" office:value="461">
            <text:p>461</text:p>
          </table:table-cell>
          <table:table-cell office:value-type="float" office:value="80">
            <text:p>8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ritton</text:p>
          </table:table-cell>
          <table:table-cell table:number-columns-repeated="2"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Leo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1</text:p>
          </table:table-cell>
          <table:table-cell office:value-type="float" office:value="15114">
            <text:p>1511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</text:p>
          </table:table-cell>
          <table:table-cell office:value-type="string">
            <text:p>Britton</text:p>
          </table:table-cell>
          <table:table-cell office:value-type="float" office:value="18">
            <text:p>18</text:p>
          </table:table-cell>
          <table:table-cell office:value-type="float" office:value="462">
            <text:p>462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ernández</text:p>
          </table:table-cell>
          <table:table-cell table:number-columns-repeated="2"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Pablo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1</text:p>
          </table:table-cell>
          <table:table-cell office:value-type="float" office:value="28690">
            <text:p>2869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Hernández</text:p>
          </table:table-cell>
          <table:table-cell office:value-type="float" office:value="18">
            <text:p>18</text:p>
          </table:table-cell>
          <table:table-cell office:value-type="float" office:value="463">
            <text:p>463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ozuelo Melero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Alejandr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0</text:p>
          </table:table-cell>
          <table:table-cell office:value-type="float" office:value="89238">
            <text:p>8923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Álex Pozuelo</text:p>
          </table:table-cell>
          <table:table-cell office:value-type="float" office:value="18">
            <text:p>18</text:p>
          </table:table-cell>
          <table:table-cell office:value-type="float" office:value="464">
            <text:p>464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helv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227">
            <text:p>1422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Jonjo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8.8</text:p>
          </table:table-cell>
          <table:table-cell office:value-type="float" office:value="50232">
            <text:p>50232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8.8</text:p>
          </table:table-cell>
          <table:table-cell office:value-type="string">
            <text:p>0.2</text:p>
          </table:table-cell>
          <table:table-cell office:value-type="float" office:value="11">
            <text:p>1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853">
            <text:p>2853</text:p>
          </table:table-cell>
          <table:table-cell office:value-type="string">
            <text:p>a</text:p>
          </table:table-cell>
          <table:table-cell office:value-type="string">
            <text:p>Shelvey</text:p>
          </table:table-cell>
          <table:table-cell office:value-type="float" office:value="18">
            <text:p>18</text:p>
          </table:table-cell>
          <table:table-cell office:value-type="float" office:value="465">
            <text:p>465</text:p>
          </table:table-cell>
          <table:table-cell office:value-type="float" office:value="80">
            <text:p>8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227">
            <text:p>142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chu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Miguel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0</text:p>
          </table:table-cell>
          <table:table-cell office:value-type="float" office:value="54322">
            <text:p>5432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Michu</text:p>
          </table:table-cell>
          <table:table-cell office:value-type="float" office:value="18">
            <text:p>18</text:p>
          </table:table-cell>
          <table:table-cell office:value-type="float" office:value="466">
            <text:p>466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ñas Ruiz Herrera</text:p>
          </table:table-cell>
          <table:table-cell table:number-columns-repeated="2" office:value-type="float" office:value="0">
            <text:p>0</text:p>
          </table:table-cell>
          <table:table-cell office:value-type="float" office:value="386">
            <text:p>3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José Albert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2</text:p>
          </table:table-cell>
          <table:table-cell office:value-type="float" office:value="86989">
            <text:p>8698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string">
            <text:p>José Cañas</text:p>
          </table:table-cell>
          <table:table-cell office:value-type="float" office:value="18">
            <text:p>18</text:p>
          </table:table-cell>
          <table:table-cell office:value-type="float" office:value="467">
            <text:p>467</text:p>
          </table:table-cell>
          <table:table-cell office:value-type="float" office:value="80">
            <text:p>8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ucas</text:p>
          </table:table-cell>
          <table:table-cell table:number-columns-repeated="2" office:value-type="float" office:value="0">
            <text:p>0</text:p>
          </table:table-cell>
          <table:table-cell office:value-type="float" office:value="293">
            <text:p>2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Le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2</text:p>
          </table:table-cell>
          <table:table-cell office:value-type="float" office:value="82055">
            <text:p>8205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office:value-type="string">
            <text:p>Lucas</text:p>
          </table:table-cell>
          <table:table-cell office:value-type="float" office:value="18">
            <text:p>18</text:p>
          </table:table-cell>
          <table:table-cell office:value-type="float" office:value="468">
            <text:p>468</text:p>
          </table:table-cell>
          <table:table-cell office:value-type="float" office:value="80">
            <text:p>8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ulton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Ja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0</text:p>
          </table:table-cell>
          <table:table-cell office:value-type="float" office:value="96305">
            <text:p>9630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</text:p>
          </table:table-cell>
          <table:table-cell office:value-type="string">
            <text:p>Fulton</text:p>
          </table:table-cell>
          <table:table-cell office:value-type="float" office:value="18">
            <text:p>18</text:p>
          </table:table-cell>
          <table:table-cell office:value-type="float" office:value="469">
            <text:p>469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King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Ada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1</text:p>
          </table:table-cell>
          <table:table-cell office:value-type="float" office:value="148420">
            <text:p>14842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office:value-type="string">
            <text:p>King</text:p>
          </table:table-cell>
          <table:table-cell office:value-type="float" office:value="18">
            <text:p>18</text:p>
          </table:table-cell>
          <table:table-cell office:value-type="float" office:value="470">
            <text:p>470</text:p>
          </table:table-cell>
          <table:table-cell office:value-type="float" office:value="80">
            <text:p>8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8.0</text:p>
          </table:table-cell>
          <table:table-cell office:value-type="float" office:value="0">
            <text:p>0</text:p>
          </table:table-cell>
          <table:table-cell office:value-type="string">
            <text:p>Ki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string">
            <text:p>1.6</text:p>
          </table:table-cell>
          <table:table-cell office:value-type="string">
            <text:p>[['Yellow cards', 1, -1], ['Bonus', 2, 2], ['Minutes played', 90, 2], ['Goals scored', 1, 5]]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8.0</text:p>
          </table:table-cell>
          <table:table-cell office:value-type="float" office:value="28299">
            <text:p>28299</text:p>
          </table:table-cell>
          <table:table-cell office:value-type="float" office:value="8">
            <text:p>8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Sung-Yueng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1.8</text:p>
          </table:table-cell>
          <table:table-cell office:value-type="float" office:value="76542">
            <text:p>76542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8</text:p>
          </table:table-cell>
          <table:table-cell office:value-type="string">
            <text:p>1.6</text:p>
          </table:table-cell>
          <table:table-cell office:value-type="float" office:value="31">
            <text:p>3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8299">
            <text:p>28299</text:p>
          </table:table-cell>
          <table:table-cell office:value-type="string">
            <text:p>a</text:p>
          </table:table-cell>
          <table:table-cell office:value-type="string">
            <text:p>Ki Sung-Yueng</text:p>
          </table:table-cell>
          <table:table-cell office:value-type="float" office:value="18">
            <text:p>18</text:p>
          </table:table-cell>
          <table:table-cell office:value-type="float" office:value="471">
            <text:p>471</text:p>
          </table:table-cell>
          <table:table-cell office:value-type="float" office:value="80">
            <text:p>80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Bon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016">
            <text:p>1101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string">
            <text:p>0.2</text:p>
          </table:table-cell>
          <table:table-cell office:value-type="string">
            <text:p>[['Minutes played', 76, 2]]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0707">
            <text:p>10707</text:p>
          </table:table-cell>
          <table:table-cell office:value-type="float" office:value="2">
            <text:p>2</text:p>
          </table:table-cell>
          <table:table-cell office:value-type="string">
            <text:p>Swansea</text:p>
          </table:table-cell>
          <table:table-cell office:value-type="float" office:value="1">
            <text:p>1</text:p>
          </table:table-cell>
          <table:table-cell office:value-type="string">
            <text:p>Wilfried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8.1</text:p>
          </table:table-cell>
          <table:table-cell office:value-type="float" office:value="57001">
            <text:p>57001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8.1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0707">
            <text:p>10707</text:p>
          </table:table-cell>
          <table:table-cell office:value-type="string">
            <text:p>a</text:p>
          </table:table-cell>
          <table:table-cell office:value-type="string">
            <text:p>Bony</text:p>
          </table:table-cell>
          <table:table-cell office:value-type="float" office:value="18">
            <text:p>18</text:p>
          </table:table-cell>
          <table:table-cell office:value-type="float" office:value="472">
            <text:p>472</text:p>
          </table:table-cell>
          <table:table-cell office:value-type="float" office:value="80">
            <text:p>80</text:p>
          </table:table-cell>
          <table:table-cell office:value-type="string">
            <text:p>2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016">
            <text:p>110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onnelly</text:p>
          </table:table-cell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Ror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0</text:p>
          </table:table-cell>
          <table:table-cell office:value-type="float" office:value="89505">
            <text:p>8950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i</text:p>
          </table:table-cell>
          <table:table-cell office:value-type="string">
            <text:p>Donnelly</text:p>
          </table:table-cell>
          <table:table-cell office:value-type="float" office:value="18">
            <text:p>18</text:p>
          </table:table-cell>
          <table:table-cell office:value-type="float" office:value="473">
            <text:p>473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Gom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10">
            <text:p>25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14, 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306">
            <text:p>1306</text:p>
          </table:table-cell>
          <table:table-cell office:value-type="float" office:value="1">
            <text:p>1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Bafétimbi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9</text:p>
          </table:table-cell>
          <table:table-cell office:value-type="float" office:value="37998">
            <text:p>37998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0.9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string">
            <text:p>a</text:p>
          </table:table-cell>
          <table:table-cell office:value-type="string">
            <text:p>Gomis</text:p>
          </table:table-cell>
          <table:table-cell office:value-type="float" office:value="18">
            <text:p>18</text:p>
          </table:table-cell>
          <table:table-cell office:value-type="float" office:value="474">
            <text:p>474</text:p>
          </table:table-cell>
          <table:table-cell office:value-type="float" office:value="80">
            <text:p>80</text:p>
          </table:table-cell>
          <table:table-cell office:value-type="string">
            <text:p>2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Emnes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Marvi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0</text:p>
          </table:table-cell>
          <table:table-cell office:value-type="float" office:value="39270">
            <text:p>3927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  <table:table-cell office:value-type="string">
            <text:p>Emnes</text:p>
          </table:table-cell>
          <table:table-cell office:value-type="float" office:value="18">
            <text:p>18</text:p>
          </table:table-cell>
          <table:table-cell office:value-type="float" office:value="475">
            <text:p>475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yhill</text:p>
          </table:table-cell>
          <table:table-cell table:number-columns-repeated="2" office:value-type="float" office:value="0">
            <text:p>0</text:p>
          </table:table-cell>
          <table:table-cell office:value-type="float" office:value="7344">
            <text:p>73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597">
            <text:p>3597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Boaz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19.3</text:p>
          </table:table-cell>
          <table:table-cell office:value-type="float" office:value="12086">
            <text:p>12086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9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string">
            <text:p>a</text:p>
          </table:table-cell>
          <table:table-cell office:value-type="string">
            <text:p>Myhill</text:p>
          </table:table-cell>
          <table:table-cell office:value-type="float" office:value="19">
            <text:p>19</text:p>
          </table:table-cell>
          <table:table-cell office:value-type="float" office:value="476">
            <text:p>476</text:p>
          </table:table-cell>
          <table:table-cell office:value-type="float" office:value="35">
            <text:p>35</text:p>
          </table:table-cell>
          <table:table-cell office:value-type="string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44">
            <text:p>734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Fos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string">
            <text:p>West Brom</text:p>
          </table:table-cell>
          <table:table-cell office:value-type="float" office:value="2">
            <text:p>2</text:p>
          </table:table-cell>
          <table:table-cell office:value-type="string">
            <text:p>B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4.3</text:p>
          </table:table-cell>
          <table:table-cell office:value-type="float" office:value="9089">
            <text:p>9089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4.3</text:p>
          </table:table-cell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886">
            <text:p>886</text:p>
          </table:table-cell>
          <table:table-cell office:value-type="string">
            <text:p>a</text:p>
          </table:table-cell>
          <table:table-cell office:value-type="string">
            <text:p>Foster</text:p>
          </table:table-cell>
          <table:table-cell office:value-type="float" office:value="19">
            <text:p>19</text:p>
          </table:table-cell>
          <table:table-cell office:value-type="float" office:value="477">
            <text:p>477</text:p>
          </table:table-cell>
          <table:table-cell office:value-type="float" office:value="35">
            <text:p>35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lsson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2">
            <text:p>2</text:p>
          </table:table-cell>
          <table:table-cell office:value-type="string">
            <text:p>Jona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4</text:p>
          </table:table-cell>
          <table:table-cell office:value-type="float" office:value="39253">
            <text:p>39253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12">
            <text:p>12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a</text:p>
          </table:table-cell>
          <table:table-cell office:value-type="string">
            <text:p>Olsson</text:p>
          </table:table-cell>
          <table:table-cell office:value-type="float" office:value="19">
            <text:p>19</text:p>
          </table:table-cell>
          <table:table-cell office:value-type="float" office:value="478">
            <text:p>478</text:p>
          </table:table-cell>
          <table:table-cell office:value-type="float" office:value="35">
            <text:p>35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cAuley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Gareth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1</text:p>
          </table:table-cell>
          <table:table-cell office:value-type="float" office:value="19272">
            <text:p>19272</text:p>
          </table:table-cell>
          <table:table-cell office:value-type="string">
            <text:p>1.1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McAuley</text:p>
          </table:table-cell>
          <table:table-cell office:value-type="float" office:value="19">
            <text:p>19</text:p>
          </table:table-cell>
          <table:table-cell office:value-type="float" office:value="479">
            <text:p>479</text:p>
          </table:table-cell>
          <table:table-cell office:value-type="float" office:value="35">
            <text:p>35</text:p>
          </table:table-cell>
          <table:table-cell office:value-type="string">
            <text:p>1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awson</text:p>
          </table:table-cell>
          <table:table-cell table:number-columns-repeated="2"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2">
            <text:p>2</text:p>
          </table:table-cell>
          <table:table-cell office:value-type="string">
            <text:p>Craig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2</text:p>
          </table:table-cell>
          <table:table-cell office:value-type="float" office:value="60232">
            <text:p>60232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11">
            <text:p>1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a</text:p>
          </table:table-cell>
          <table:table-cell office:value-type="string">
            <text:p>Dawson</text:p>
          </table:table-cell>
          <table:table-cell office:value-type="float" office:value="19">
            <text:p>19</text:p>
          </table:table-cell>
          <table:table-cell office:value-type="float" office:value="480">
            <text:p>480</text:p>
          </table:table-cell>
          <table:table-cell office:value-type="float" office:value="35">
            <text:p>35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'Neil</text:p>
          </table:table-cell>
          <table:table-cell table:number-columns-repeated="2" office:value-type="float" office:value="0">
            <text:p>0</text:p>
          </table:table-cell>
          <table:table-cell office:value-type="float" office:value="342">
            <text:p>3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Liam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3</text:p>
          </table:table-cell>
          <table:table-cell office:value-type="float" office:value="153475">
            <text:p>15347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a</text:p>
          </table:table-cell>
          <table:table-cell office:value-type="string">
            <text:p>O'Neil</text:p>
          </table:table-cell>
          <table:table-cell office:value-type="float" office:value="19">
            <text:p>19</text:p>
          </table:table-cell>
          <table:table-cell office:value-type="float" office:value="481">
            <text:p>481</text:p>
          </table:table-cell>
          <table:table-cell office:value-type="float" office:value="35">
            <text:p>35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aniels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Donervo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2</text:p>
          </table:table-cell>
          <table:table-cell office:value-type="float" office:value="146339">
            <text:p>14633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a</text:p>
          </table:table-cell>
          <table:table-cell office:value-type="string">
            <text:p>Daniels</text:p>
          </table:table-cell>
          <table:table-cell office:value-type="float" office:value="19">
            <text:p>19</text:p>
          </table:table-cell>
          <table:table-cell office:value-type="float" office:value="482">
            <text:p>482</text:p>
          </table:table-cell>
          <table:table-cell office:value-type="float" office:value="35">
            <text:p>35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escott</text:p>
          </table:table-cell>
          <table:table-cell table:number-columns-repeated="2" office:value-type="float" office:value="0">
            <text:p>0</text:p>
          </table:table-cell>
          <table:table-cell office:value-type="float" office:value="1111">
            <text:p>11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Joleo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3</text:p>
          </table:table-cell>
          <table:table-cell office:value-type="float" office:value="7551">
            <text:p>755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</text:p>
          </table:table-cell>
          <table:table-cell office:value-type="string">
            <text:p>Lescott</text:p>
          </table:table-cell>
          <table:table-cell office:value-type="float" office:value="19">
            <text:p>19</text:p>
          </table:table-cell>
          <table:table-cell office:value-type="float" office:value="483">
            <text:p>483</text:p>
          </table:table-cell>
          <table:table-cell office:value-type="float" office:value="35">
            <text:p>35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ai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4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105">
            <text:p>1105</text:p>
          </table:table-cell>
          <table:table-cell office:value-type="float" office:value="1">
            <text:p>1</text:p>
          </table:table-cell>
          <table:table-cell office:value-type="string">
            <text:p>West Brom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8</text:p>
          </table:table-cell>
          <table:table-cell office:value-type="float" office:value="15968">
            <text:p>1596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105">
            <text:p>1105</text:p>
          </table:table-cell>
          <table:table-cell office:value-type="string">
            <text:p>a</text:p>
          </table:table-cell>
          <table:table-cell office:value-type="string">
            <text:p>Baird</text:p>
          </table:table-cell>
          <table:table-cell office:value-type="float" office:value="19">
            <text:p>19</text:p>
          </table:table-cell>
          <table:table-cell office:value-type="float" office:value="484">
            <text:p>484</text:p>
          </table:table-cell>
          <table:table-cell office:value-type="float" office:value="35">
            <text:p>35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Pocognol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West Brom</text:p>
          </table:table-cell>
          <table:table-cell office:value-type="float" office:value="2">
            <text:p>2</text:p>
          </table:table-cell>
          <table:table-cell office:value-type="string">
            <text:p>Sébasti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1</text:p>
          </table:table-cell>
          <table:table-cell office:value-type="float" office:value="42583">
            <text:p>4258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a</text:p>
          </table:table-cell>
          <table:table-cell office:value-type="string">
            <text:p>Pocognoli</text:p>
          </table:table-cell>
          <table:table-cell office:value-type="float" office:value="19">
            <text:p>19</text:p>
          </table:table-cell>
          <table:table-cell office:value-type="float" office:value="485">
            <text:p>485</text:p>
          </table:table-cell>
          <table:table-cell office:value-type="float" office:value="35">
            <text:p>35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Sesseg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7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string">
            <text:p>West Brom</text:p>
          </table:table-cell>
          <table:table-cell office:value-type="float" office:value="1">
            <text:p>1</text:p>
          </table:table-cell>
          <table:table-cell office:value-type="string">
            <text:p>Stephan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6</text:p>
          </table:table-cell>
          <table:table-cell office:value-type="float" office:value="34392">
            <text:p>34392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string">
            <text:p>a</text:p>
          </table:table-cell>
          <table:table-cell office:value-type="string">
            <text:p>Sessegnon</text:p>
          </table:table-cell>
          <table:table-cell office:value-type="float" office:value="19">
            <text:p>19</text:p>
          </table:table-cell>
          <table:table-cell office:value-type="float" office:value="486">
            <text:p>486</text:p>
          </table:table-cell>
          <table:table-cell office:value-type="float" office:value="35">
            <text:p>35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horn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Georg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0</text:p>
          </table:table-cell>
          <table:table-cell office:value-type="float" office:value="79843">
            <text:p>7984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Thorne</text:p>
          </table:table-cell>
          <table:table-cell office:value-type="float" office:value="19">
            <text:p>19</text:p>
          </table:table-cell>
          <table:table-cell office:value-type="float" office:value="487">
            <text:p>487</text:p>
          </table:table-cell>
          <table:table-cell office:value-type="float" office:value="35">
            <text:p>35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orra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83, 2]]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West Brom</text:p>
          </table:table-cell>
          <table:table-cell office:value-type="float" office:value="1">
            <text:p>1</text:p>
          </table:table-cell>
          <table:table-cell office:value-type="string">
            <text:p>Graham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1</text:p>
          </table:table-cell>
          <table:table-cell office:value-type="float" office:value="20141">
            <text:p>20141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a</text:p>
          </table:table-cell>
          <table:table-cell office:value-type="string">
            <text:p>Dorrans</text:p>
          </table:table-cell>
          <table:table-cell office:value-type="float" office:value="19">
            <text:p>19</text:p>
          </table:table-cell>
          <table:table-cell office:value-type="float" office:value="488">
            <text:p>488</text:p>
          </table:table-cell>
          <table:table-cell office:value-type="float" office:value="35">
            <text:p>35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1">
            <text:p>1</text:p>
          </table:table-cell>
          <table:table-cell office:value-type="string">
            <text:p>Gardn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string">
            <text:p>1.1</text:p>
          </table:table-cell>
          <table:table-cell office:value-type="string">
            <text:p>[['Bonus', 1, 1], ['Assists', 1, 3], ['Minutes played', 83, 2]]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.0</text:p>
          </table:table-cell>
          <table:table-cell office:value-type="float" office:value="1285">
            <text:p>1285</text:p>
          </table:table-cell>
          <table:table-cell office:value-type="float" office:value="6">
            <text:p>6</text:p>
          </table:table-cell>
          <table:table-cell office:value-type="string">
            <text:p>West Brom</text:p>
          </table:table-cell>
          <table:table-cell office:value-type="float" office:value="1">
            <text:p>1</text:p>
          </table:table-cell>
          <table:table-cell office:value-type="string">
            <text:p>Craig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2</text:p>
          </table:table-cell>
          <table:table-cell office:value-type="float" office:value="28468">
            <text:p>28468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1.1</text:p>
          </table:table-cell>
          <table:table-cell office:value-type="float" office:value="25">
            <text:p>25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285">
            <text:p>1285</text:p>
          </table:table-cell>
          <table:table-cell office:value-type="string">
            <text:p>a</text:p>
          </table:table-cell>
          <table:table-cell office:value-type="string">
            <text:p>Gardner</text:p>
          </table:table-cell>
          <table:table-cell office:value-type="float" office:value="19">
            <text:p>19</text:p>
          </table:table-cell>
          <table:table-cell office:value-type="float" office:value="489">
            <text:p>489</text:p>
          </table:table-cell>
          <table:table-cell office:value-type="float" office:value="35">
            <text:p>35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orrison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James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0</text:p>
          </table:table-cell>
          <table:table-cell office:value-type="float" office:value="18008">
            <text:p>1800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  <table:table-cell office:value-type="string">
            <text:p>Morrison</text:p>
          </table:table-cell>
          <table:table-cell office:value-type="float" office:value="19">
            <text:p>19</text:p>
          </table:table-cell>
          <table:table-cell office:value-type="float" office:value="490">
            <text:p>490</text:p>
          </table:table-cell>
          <table:table-cell office:value-type="float" office:value="35">
            <text:p>35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Mulumb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string">
            <text:p>West Brom</text:p>
          </table:table-cell>
          <table:table-cell office:value-type="float" office:value="2">
            <text:p>2</text:p>
          </table:table-cell>
          <table:table-cell office:value-type="string">
            <text:p>Youssouf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4</text:p>
          </table:table-cell>
          <table:table-cell office:value-type="float" office:value="39895">
            <text:p>39895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4</text:p>
          </table:table-cell>
          <table:table-cell office:value-type="float" office:value="11">
            <text:p>1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a</text:p>
          </table:table-cell>
          <table:table-cell office:value-type="string">
            <text:p>Mulumbu</text:p>
          </table:table-cell>
          <table:table-cell office:value-type="float" office:value="19">
            <text:p>19</text:p>
          </table:table-cell>
          <table:table-cell office:value-type="float" office:value="491">
            <text:p>491</text:p>
          </table:table-cell>
          <table:table-cell office:value-type="float" office:value="35">
            <text:p>35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Brun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76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string">
            <text:p>West Brom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2</text:p>
          </table:table-cell>
          <table:table-cell office:value-type="float" office:value="19151">
            <text:p>19151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float" office:value="4">
            <text:p>4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a</text:p>
          </table:table-cell>
          <table:table-cell office:value-type="string">
            <text:p>Brunt</text:p>
          </table:table-cell>
          <table:table-cell office:value-type="float" office:value="19">
            <text:p>19</text:p>
          </table:table-cell>
          <table:table-cell office:value-type="float" office:value="492">
            <text:p>492</text:p>
          </table:table-cell>
          <table:table-cell office:value-type="float" office:value="35">
            <text:p>35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Yaco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7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West Brom</text:p>
          </table:table-cell>
          <table:table-cell office:value-type="float" office:value="1">
            <text:p>1</text:p>
          </table:table-cell>
          <table:table-cell office:value-type="string">
            <text:p>Claudi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5</text:p>
          </table:table-cell>
          <table:table-cell office:value-type="float" office:value="55829">
            <text:p>5582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string">
            <text:p>a</text:p>
          </table:table-cell>
          <table:table-cell office:value-type="string">
            <text:p>Yacob</text:p>
          </table:table-cell>
          <table:table-cell office:value-type="float" office:value="19">
            <text:p>19</text:p>
          </table:table-cell>
          <table:table-cell office:value-type="float" office:value="493">
            <text:p>493</text:p>
          </table:table-cell>
          <table:table-cell office:value-type="float" office:value="35">
            <text:p>35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Roofe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Kema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1</text:p>
          </table:table-cell>
          <table:table-cell office:value-type="float" office:value="98760">
            <text:p>9876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a</text:p>
          </table:table-cell>
          <table:table-cell office:value-type="string">
            <text:p>Roofe</text:p>
          </table:table-cell>
          <table:table-cell office:value-type="float" office:value="19">
            <text:p>19</text:p>
          </table:table-cell>
          <table:table-cell office:value-type="float" office:value="494">
            <text:p>494</text:p>
          </table:table-cell>
          <table:table-cell office:value-type="float" office:value="35">
            <text:p>35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1">
            <text:p>1</text:p>
          </table:table-cell>
          <table:table-cell office:value-type="string">
            <text:p>Anicheb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1.0</text:p>
          </table:table-cell>
          <table:table-cell office:value-type="string">
            <text:p>[['Assists', 1, 3], ['Minutes played', 90, 2]]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.0</text:p>
          </table:table-cell>
          <table:table-cell office:value-type="float" office:value="2162">
            <text:p>2162</text:p>
          </table:table-cell>
          <table:table-cell office:value-type="float" office:value="5">
            <text:p>5</text:p>
          </table:table-cell>
          <table:table-cell office:value-type="string">
            <text:p>West Brom</text:p>
          </table:table-cell>
          <table:table-cell office:value-type="float" office:value="2">
            <text:p>2</text:p>
          </table:table-cell>
          <table:table-cell office:value-type="string">
            <text:p>Victor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7</text:p>
          </table:table-cell>
          <table:table-cell office:value-type="float" office:value="28593">
            <text:p>28593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162">
            <text:p>2162</text:p>
          </table:table-cell>
          <table:table-cell office:value-type="string">
            <text:p>a</text:p>
          </table:table-cell>
          <table:table-cell office:value-type="string">
            <text:p>Anichebe</text:p>
          </table:table-cell>
          <table:table-cell office:value-type="float" office:value="19">
            <text:p>19</text:p>
          </table:table-cell>
          <table:table-cell office:value-type="float" office:value="495">
            <text:p>495</text:p>
          </table:table-cell>
          <table:table-cell office:value-type="float" office:value="35">
            <text:p>35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3.0</text:p>
          </table:table-cell>
          <table:table-cell office:value-type="float" office:value="0">
            <text:p>0</text:p>
          </table:table-cell>
          <table:table-cell office:value-type="string">
            <text:p>Berahino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526">
            <text:p>352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string">
            <text:p>2.4</text:p>
          </table:table-cell>
          <table:table-cell office:value-type="string">
            <text:p>[['Bonus', 3, 3], ['Minutes played', 90, 2], ['Goals scored', 2, 8]]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0</text:p>
          </table:table-cell>
          <table:table-cell office:value-type="float" office:value="75531">
            <text:p>75531</text:p>
          </table:table-cell>
          <table:table-cell office:value-type="float" office:value="13">
            <text:p>13</text:p>
          </table:table-cell>
          <table:table-cell office:value-type="string">
            <text:p>West Brom</text:p>
          </table:table-cell>
          <table:table-cell office:value-type="float" office:value="2">
            <text:p>2</text:p>
          </table:table-cell>
          <table:table-cell office:value-type="string">
            <text:p>Saido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4.1</text:p>
          </table:table-cell>
          <table:table-cell office:value-type="float" office:value="91972">
            <text:p>91972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4.1</text:p>
          </table:table-cell>
          <table:table-cell office:value-type="string">
            <text:p>2.4</text:p>
          </table:table-cell>
          <table:table-cell office:value-type="float" office:value="46">
            <text:p>46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float" office:value="75531">
            <text:p>75531</text:p>
          </table:table-cell>
          <table:table-cell office:value-type="string">
            <text:p>a</text:p>
          </table:table-cell>
          <table:table-cell office:value-type="string">
            <text:p>Berahino</text:p>
          </table:table-cell>
          <table:table-cell office:value-type="float" office:value="19">
            <text:p>19</text:p>
          </table:table-cell>
          <table:table-cell office:value-type="float" office:value="496">
            <text:p>496</text:p>
          </table:table-cell>
          <table:table-cell office:value-type="float" office:value="35">
            <text:p>35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26">
            <text:p>352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ääskeläinen</text:p>
          </table:table-cell>
          <table:table-cell table:number-columns-repeated="2" office:value-type="float" office:value="0">
            <text:p>0</text:p>
          </table:table-cell>
          <table:table-cell office:value-type="float" office:value="1727">
            <text:p>17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Jussi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.3</text:p>
          </table:table-cell>
          <table:table-cell office:value-type="float" office:value="1344">
            <text:p>1344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string">
            <text:p>Jääskeläinen</text:p>
          </table:table-cell>
          <table:table-cell office:value-type="float" office:value="20">
            <text:p>20</text:p>
          </table:table-cell>
          <table:table-cell office:value-type="float" office:value="497">
            <text:p>497</text:p>
          </table:table-cell>
          <table:table-cell office:value-type="float" office:value="21">
            <text:p>21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27">
            <text:p>17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San Miguel del Castill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6</text:p>
          </table:table-cell>
          <table:table-cell office:value-type="string">
            <text:p>[['Saves', 4, 1], ['Minutes played', 90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0</text:p>
          </table:table-cell>
          <table:table-cell office:value-type="float" office:value="648">
            <text:p>648</text:p>
          </table:table-cell>
          <table:table-cell office:value-type="float" office:value="3">
            <text:p>3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Adriá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6</text:p>
          </table:table-cell>
          <table:table-cell office:value-type="float" office:value="60706">
            <text:p>60706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6</text:p>
          </table:table-cell>
          <table:table-cell office:value-type="float" office:value="14">
            <text:p>14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string">
            <text:p>a</text:p>
          </table:table-cell>
          <table:table-cell office:value-type="string">
            <text:p>Adrián</text:p>
          </table:table-cell>
          <table:table-cell office:value-type="float" office:value="20">
            <text:p>20</text:p>
          </table:table-cell>
          <table:table-cell office:value-type="float" office:value="498">
            <text:p>498</text:p>
          </table:table-cell>
          <table:table-cell office:value-type="float" office:value="21">
            <text:p>21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-1.0</text:p>
          </table:table-cell>
          <table:table-cell office:value-type="float" office:value="0">
            <text:p>0</text:p>
          </table:table-cell>
          <table:table-cell office:value-type="string">
            <text:p>Collins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329">
            <text:p>332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-1">
            <text:p>-1</text:p>
          </table:table-cell>
          <table:table-cell office:value-type="string">
            <text:p>-0.2</text:p>
          </table:table-cell>
          <table:table-cell office:value-type="string">
            <text:p>[['Minutes played', 62, 2], ['Red cards', 1, -3]]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1.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James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.7</text:p>
          </table:table-cell>
          <table:table-cell office:value-type="float" office:value="8380">
            <text:p>8380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-0.2</text:p>
          </table:table-cell>
          <table:table-cell office:value-type="float" office:value="7">
            <text:p>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s</text:p>
          </table:table-cell>
          <table:table-cell office:value-type="string">
            <text:p>Collins</text:p>
          </table:table-cell>
          <table:table-cell office:value-type="float" office:value="20">
            <text:p>20</text:p>
          </table:table-cell>
          <table:table-cell office:value-type="float" office:value="499">
            <text:p>499</text:p>
          </table:table-cell>
          <table:table-cell office:value-type="float" office:value="21">
            <text:p>21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8.0</text:p>
          </table:table-cell>
          <table:table-cell office:value-type="float" office:value="0">
            <text:p>0</text:p>
          </table:table-cell>
          <table:table-cell office:value-type="string">
            <text:p>O'Brie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1.8</text:p>
          </table:table-cell>
          <table:table-cell office:value-type="string">
            <text:p>[['Bonus', 2, 2], ['Clean sheets', 1, 4], ['Minutes played', 61, 2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.0</text:p>
          </table:table-cell>
          <table:table-cell office:value-type="float" office:value="8396">
            <text:p>8396</text:p>
          </table:table-cell>
          <table:table-cell office:value-type="float" office:value="8">
            <text:p>8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Joey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7</text:p>
          </table:table-cell>
          <table:table-cell office:value-type="float" office:value="19575">
            <text:p>19575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1.8</text:p>
          </table:table-cell>
          <table:table-cell office:value-type="float" office:value="34">
            <text:p>3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396">
            <text:p>8396</text:p>
          </table:table-cell>
          <table:table-cell office:value-type="string">
            <text:p>a</text:p>
          </table:table-cell>
          <table:table-cell office:value-type="string">
            <text:p>O'Brien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Rei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Winsto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8</text:p>
          </table:table-cell>
          <table:table-cell office:value-type="float" office:value="48717">
            <text:p>48717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float" office:value="21">
            <text:p>2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string">
            <text:p>a</text:p>
          </table:table-cell>
          <table:table-cell office:value-type="string">
            <text:p>Reid</text:p>
          </table:table-cell>
          <table:table-cell office:value-type="float" office:value="20">
            <text:p>20</text:p>
          </table:table-cell>
          <table:table-cell office:value-type="float" office:value="501">
            <text:p>501</text:p>
          </table:table-cell>
          <table:table-cell office:value-type="float" office:value="21">
            <text:p>21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em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9, 1]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Guy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5</text:p>
          </table:table-cell>
          <table:table-cell office:value-type="float" office:value="10356">
            <text:p>10356</text:p>
          </table:table-cell>
          <table:table-cell office:value-type="string">
            <text:p>1.1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</text:p>
          </table:table-cell>
          <table:table-cell office:value-type="string">
            <text:p>Demel</text:p>
          </table:table-cell>
          <table:table-cell office:value-type="float" office:value="20">
            <text:p>20</text:p>
          </table:table-cell>
          <table:table-cell office:value-type="float" office:value="502">
            <text:p>502</text:p>
          </table:table-cell>
          <table:table-cell office:value-type="float" office:value="21">
            <text:p>21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otts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Daniel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3</text:p>
          </table:table-cell>
          <table:table-cell office:value-type="float" office:value="108411">
            <text:p>10841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a</text:p>
          </table:table-cell>
          <table:table-cell office:value-type="string">
            <text:p>Potts</text:p>
          </table:table-cell>
          <table:table-cell office:value-type="float" office:value="20">
            <text:p>20</text:p>
          </table:table-cell>
          <table:table-cell office:value-type="float" office:value="503">
            <text:p>503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omkins</text:p>
          </table:table-cell>
          <table:table-cell table:number-columns-repeated="2" office:value-type="float" office:value="0">
            <text:p>0</text:p>
          </table:table-cell>
          <table:table-cell office:value-type="float" office:value="607">
            <text:p>6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Jame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2</text:p>
          </table:table-cell>
          <table:table-cell office:value-type="float" office:value="49413">
            <text:p>49413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Tomkins</text:p>
          </table:table-cell>
          <table:table-cell office:value-type="float" office:value="20">
            <text:p>20</text:p>
          </table:table-cell>
          <table:table-cell office:value-type="float" office:value="504">
            <text:p>504</text:p>
          </table:table-cell>
          <table:table-cell office:value-type="float" office:value="21">
            <text:p>2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ha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627">
            <text:p>6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Leo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6</text:p>
          </table:table-cell>
          <table:table-cell office:value-type="float" office:value="137951">
            <text:p>137951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a</text:p>
          </table:table-cell>
          <table:table-cell office:value-type="string">
            <text:p>Chambers</text:p>
          </table:table-cell>
          <table:table-cell office:value-type="float" office:value="20">
            <text:p>20</text:p>
          </table:table-cell>
          <table:table-cell office:value-type="float" office:value="505">
            <text:p>505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resswe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Aaro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4</text:p>
          </table:table-cell>
          <table:table-cell office:value-type="float" office:value="55459">
            <text:p>55459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4</text:p>
          </table:table-cell>
          <table:table-cell office:value-type="float" office:value="19">
            <text:p>19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string">
            <text:p>a</text:p>
          </table:table-cell>
          <table:table-cell office:value-type="string">
            <text:p>Cresswell</text:p>
          </table:table-cell>
          <table:table-cell office:value-type="float" office:value="20">
            <text:p>20</text:p>
          </table:table-cell>
          <table:table-cell office:value-type="float" office:value="506">
            <text:p>506</text:p>
          </table:table-cell>
          <table:table-cell office:value-type="float" office:value="21">
            <text:p>21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Downi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638">
            <text:p>638</text:p>
          </table:table-cell>
          <table:table-cell office:value-type="float" office:value="2">
            <text:p>2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4</text:p>
          </table:table-cell>
          <table:table-cell office:value-type="float" office:value="12002">
            <text:p>12002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4</text:p>
          </table:table-cell>
          <table:table-cell office:value-type="float" office:value="13">
            <text:p>1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string">
            <text:p>a</text:p>
          </table:table-cell>
          <table:table-cell office:value-type="string">
            <text:p>Downing</text:p>
          </table:table-cell>
          <table:table-cell office:value-type="float" office:value="20">
            <text:p>20</text:p>
          </table:table-cell>
          <table:table-cell office:value-type="float" office:value="507">
            <text:p>507</text:p>
          </table:table-cell>
          <table:table-cell office:value-type="float" office:value="21">
            <text:p>2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No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32">
            <text:p>583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Penalties missed', 1, -2], ['Minutes played', 90, 2]]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3.9</text:p>
          </table:table-cell>
          <table:table-cell office:value-type="float" office:value="18073">
            <text:p>18073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3.9</text:p>
          </table:table-cell>
          <table:table-cell office:value-type="string">
            <text:p>0.0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string">
            <text:p>a</text:p>
          </table:table-cell>
          <table:table-cell office:value-type="string">
            <text:p>Noble</text:p>
          </table:table-cell>
          <table:table-cell office:value-type="float" office:value="20">
            <text:p>20</text:p>
          </table:table-cell>
          <table:table-cell office:value-type="float" office:value="508">
            <text:p>508</text:p>
          </table:table-cell>
          <table:table-cell office:value-type="float" office:value="21">
            <text:p>2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832">
            <text:p>583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orrison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Rave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0</text:p>
          </table:table-cell>
          <table:table-cell office:value-type="float" office:value="90518">
            <text:p>90518</text:p>
          </table:table-cell>
          <table:table-cell office:value-type="string">
            <text:p>0.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Morrison</text:p>
          </table:table-cell>
          <table:table-cell office:value-type="float" office:value="20">
            <text:p>20</text:p>
          </table:table-cell>
          <table:table-cell office:value-type="float" office:value="509">
            <text:p>509</text:p>
          </table:table-cell>
          <table:table-cell office:value-type="float" office:value="21">
            <text:p>21</text:p>
          </table:table-cell>
          <table:table-cell office:value-type="string">
            <text:p>0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Nol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716">
            <text:p>871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902">
            <text:p>1902</text:p>
          </table:table-cell>
          <table:table-cell office:value-type="float" office:value="2">
            <text:p>2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Kevin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5.3</text:p>
          </table:table-cell>
          <table:table-cell office:value-type="float" office:value="5306">
            <text:p>5306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5.3</text:p>
          </table:table-cell>
          <table:table-cell office:value-type="string">
            <text:p>0.3</text:p>
          </table:table-cell>
          <table:table-cell office:value-type="float" office:value="13">
            <text:p>1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a</text:p>
          </table:table-cell>
          <table:table-cell office:value-type="string">
            <text:p>Nolan</text:p>
          </table:table-cell>
          <table:table-cell office:value-type="float" office:value="20">
            <text:p>20</text:p>
          </table:table-cell>
          <table:table-cell office:value-type="float" office:value="510">
            <text:p>510</text:p>
          </table:table-cell>
          <table:table-cell office:value-type="float" office:value="21">
            <text:p>21</text:p>
          </table:table-cell>
          <table:table-cell office:value-type="string">
            <text:p>2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16">
            <text:p>87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iamé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3, 1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Mohamed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3</text:p>
          </table:table-cell>
          <table:table-cell office:value-type="float" office:value="28147">
            <text:p>28147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a</text:p>
          </table:table-cell>
          <table:table-cell office:value-type="string">
            <text:p>Diamé</text:p>
          </table:table-cell>
          <table:table-cell office:value-type="float" office:value="20">
            <text:p>20</text:p>
          </table:table-cell>
          <table:table-cell office:value-type="float" office:value="511">
            <text:p>511</text:p>
          </table:table-cell>
          <table:table-cell office:value-type="float" office:value="21">
            <text:p>21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iarra</text:p>
          </table:table-cell>
          <table:table-cell table:number-columns-repeated="2" office:value-type="float" office:value="0">
            <text:p>0</text:p>
          </table:table-cell>
          <table:table-cell office:value-type="float" office:value="291">
            <text:p>2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Alou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2</text:p>
          </table:table-cell>
          <table:table-cell office:value-type="float" office:value="8742">
            <text:p>8742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a</text:p>
          </table:table-cell>
          <table:table-cell office:value-type="string">
            <text:p>Alou Diarra</text:p>
          </table:table-cell>
          <table:table-cell office:value-type="float" office:value="20">
            <text:p>20</text:p>
          </table:table-cell>
          <table:table-cell office:value-type="float" office:value="512">
            <text:p>512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arvis</text:p>
          </table:table-cell>
          <table:table-cell table:number-columns-repeated="2" office:value-type="float" office:value="0">
            <text:p>0</text:p>
          </table:table-cell>
          <table:table-cell office:value-type="float" office:value="418">
            <text:p>4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Matthew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1</text:p>
          </table:table-cell>
          <table:table-cell office:value-type="float" office:value="18818">
            <text:p>1881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i</text:p>
          </table:table-cell>
          <table:table-cell office:value-type="string">
            <text:p>Jarvis</text:p>
          </table:table-cell>
          <table:table-cell office:value-type="float" office:value="20">
            <text:p>20</text:p>
          </table:table-cell>
          <table:table-cell office:value-type="float" office:value="513">
            <text:p>513</text:p>
          </table:table-cell>
          <table:table-cell office:value-type="float" office:value="21">
            <text:p>21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Kouya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Cheikhou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2</text:p>
          </table:table-cell>
          <table:table-cell office:value-type="float" office:value="55037">
            <text:p>55037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string">
            <text:p>a</text:p>
          </table:table-cell>
          <table:table-cell office:value-type="string">
            <text:p>Kouyate</text:p>
          </table:table-cell>
          <table:table-cell office:value-type="float" office:value="20">
            <text:p>20</text:p>
          </table:table-cell>
          <table:table-cell office:value-type="float" office:value="514">
            <text:p>514</text:p>
          </table:table-cell>
          <table:table-cell office:value-type="float" office:value="21">
            <text:p>2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Poyet</text:p>
          </table:table-cell>
          <table:table-cell table:number-columns-repeated="2" office:value-type="float" office:value="0">
            <text:p>0</text:p>
          </table:table-cell>
          <table:table-cell office:value-type="float" office:value="1454">
            <text:p>14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Dieg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.1</text:p>
          </table:table-cell>
          <table:table-cell office:value-type="float" office:value="103527">
            <text:p>103527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string">
            <text:p>a</text:p>
          </table:table-cell>
          <table:table-cell office:value-type="string">
            <text:p>Poyet</text:p>
          </table:table-cell>
          <table:table-cell office:value-type="float" office:value="20">
            <text:p>20</text:p>
          </table:table-cell>
          <table:table-cell office:value-type="float" office:value="515">
            <text:p>515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arroll</text:p>
          </table:table-cell>
          <table:table-cell table:number-columns-repeated="2"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Andy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0</text:p>
          </table:table-cell>
          <table:table-cell office:value-type="float" office:value="40142">
            <text:p>4014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i</text:p>
          </table:table-cell>
          <table:table-cell office:value-type="string">
            <text:p>Carroll</text:p>
          </table:table-cell>
          <table:table-cell office:value-type="float" office:value="20">
            <text:p>20</text:p>
          </table:table-cell>
          <table:table-cell office:value-type="float" office:value="516">
            <text:p>516</text:p>
          </table:table-cell>
          <table:table-cell office:value-type="float" office:value="21">
            <text:p>21</text:p>
          </table:table-cell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Vaz T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48">
            <text:p>544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7, 2]]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4415">
            <text:p>4415</text:p>
          </table:table-cell>
          <table:table-cell office:value-type="float" office:value="2">
            <text:p>2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Ricard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3.5</text:p>
          </table:table-cell>
          <table:table-cell office:value-type="float" office:value="17353">
            <text:p>17353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3.5</text:p>
          </table:table-cell>
          <table:table-cell office:value-type="string">
            <text:p>0.4</text:p>
          </table:table-cell>
          <table:table-cell office:value-type="float" office:value="-1">
            <text:p>-1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415">
            <text:p>4415</text:p>
          </table:table-cell>
          <table:table-cell office:value-type="string">
            <text:p>a</text:p>
          </table:table-cell>
          <table:table-cell office:value-type="string">
            <text:p>Vaz Te</text:p>
          </table:table-cell>
          <table:table-cell office:value-type="float" office:value="20">
            <text:p>20</text:p>
          </table:table-cell>
          <table:table-cell office:value-type="float" office:value="517">
            <text:p>517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iga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Modibo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0</text:p>
          </table:table-cell>
          <table:table-cell office:value-type="float" office:value="42954">
            <text:p>42954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a</text:p>
          </table:table-cell>
          <table:table-cell office:value-type="string">
            <text:p>Maiga</text:p>
          </table:table-cell>
          <table:table-cell office:value-type="float" office:value="20">
            <text:p>20</text:p>
          </table:table-cell>
          <table:table-cell office:value-type="float" office:value="518">
            <text:p>518</text:p>
          </table:table-cell>
          <table:table-cell office:value-type="float" office:value="21">
            <text:p>21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  <table:table-cell office:value-type="float" office:value="327">
            <text:p>3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Elliot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2</text:p>
          </table:table-cell>
          <table:table-cell office:value-type="float" office:value="149485">
            <text:p>14948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string">
            <text:p>a</text:p>
          </table:table-cell>
          <table:table-cell office:value-type="string">
            <text:p>Lee</text:p>
          </table:table-cell>
          <table:table-cell office:value-type="float" office:value="20">
            <text:p>20</text:p>
          </table:table-cell>
          <table:table-cell office:value-type="float" office:value="519">
            <text:p>519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o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80, 2]]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Carlto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8</text:p>
          </table:table-cell>
          <table:table-cell office:value-type="float" office:value="12799">
            <text:p>12799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float" office:value="-1">
            <text:p>-1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string">
            <text:p>a</text:p>
          </table:table-cell>
          <table:table-cell office:value-type="string">
            <text:p>Cole</text:p>
          </table:table-cell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21">
            <text:p>21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Zárate</text:p>
          </table:table-cell>
          <table:table-cell table:number-columns-repeated="2" office:value-type="float" office:value="0">
            <text:p>0</text:p>
          </table:table-cell>
          <table:table-cell office:value-type="float" office:value="3551">
            <text:p>35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Mauro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8</text:p>
          </table:table-cell>
          <table:table-cell office:value-type="float" office:value="49696">
            <text:p>49696</text:p>
          </table:table-cell>
          <table:table-cell office:value-type="string">
            <text:p>2.1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string">
            <text:p>a</text:p>
          </table:table-cell>
          <table:table-cell office:value-type="string">
            <text:p>Zárate</text:p>
          </table:table-cell>
          <table:table-cell office:value-type="float" office:value="20">
            <text:p>20</text:p>
          </table:table-cell>
          <table:table-cell office:value-type="float" office:value="521">
            <text:p>521</text:p>
          </table:table-cell>
          <table:table-cell office:value-type="float" office:value="21">
            <text:p>21</text:p>
          </table:table-cell>
          <table:table-cell office:value-type="string">
            <text:p>2.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51">
            <text:p>355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da Silva Cost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0.6</text:p>
          </table:table-cell>
          <table:table-cell office:value-type="string">
            <text:p>[['Yellow cards', 1, -1], ['Bonus', 1, 1], ['Minutes played', 90, 2], ['Goals scored', 1, 4]]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.0</text:p>
          </table:table-cell>
          <table:table-cell office:value-type="float" office:value="49150">
            <text:p>49150</text:p>
          </table:table-cell>
          <table:table-cell office:value-type="float" office:value="6">
            <text:p>6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string">
            <text:p>Diego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38.4</text:p>
          </table:table-cell>
          <table:table-cell office:value-type="float" office:value="18507">
            <text:p>18507</text:p>
          </table:table-cell>
          <table:table-cell office:value-type="string">
            <text:p>3.4</text:p>
          </table:table-cell>
          <table:table-cell office:value-type="float" office:value="0">
            <text:p>0</text:p>
          </table:table-cell>
          <table:table-cell office:value-type="string">
            <text:p>38.4</text:p>
          </table:table-cell>
          <table:table-cell office:value-type="string">
            <text:p>0.6</text:p>
          </table:table-cell>
          <table:table-cell office:value-type="float" office:value="30">
            <text:p>3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49150">
            <text:p>49150</text:p>
          </table:table-cell>
          <table:table-cell office:value-type="string">
            <text:p>a</text:p>
          </table:table-cell>
          <table:table-cell office:value-type="string">
            <text:p>Diego Costa</text:p>
          </table:table-cell>
          <table:table-cell office:value-type="float" office:value="4">
            <text:p>4</text:p>
          </table:table-cell>
          <table:table-cell office:value-type="float" office:value="522">
            <text:p>522</text:p>
          </table:table-cell>
          <table:table-cell office:value-type="float" office:value="8">
            <text:p>8</text:p>
          </table:table-cell>
          <table:table-cell office:value-type="string">
            <text:p>3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50">
            <text:p>405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Jutkiewic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69, 2]]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string">
            <text:p>Burnley</text:p>
          </table:table-cell>
          <table:table-cell office:value-type="float" office:value="3">
            <text:p>3</text:p>
          </table:table-cell>
          <table:table-cell office:value-type="string">
            <text:p>Lukas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6</text:p>
          </table:table-cell>
          <table:table-cell office:value-type="float" office:value="34654">
            <text:p>34654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float" office:value="-2">
            <text:p>-2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string">
            <text:p>a</text:p>
          </table:table-cell>
          <table:table-cell office:value-type="string">
            <text:p>Jutkiewicz</text:p>
          </table:table-cell>
          <table:table-cell office:value-type="float" office:value="3">
            <text:p>3</text:p>
          </table:table-cell>
          <table:table-cell office:value-type="float" office:value="523">
            <text:p>523</text:p>
          </table:table-cell>
          <table:table-cell office:value-type="float" office:value="90">
            <text:p>90</text:p>
          </table:table-cell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rkovic</text:p>
          </table:table-cell>
          <table:table-cell table:number-columns-repeated="2" office:value-type="float" office:value="0">
            <text:p>0</text:p>
          </table:table-cell>
          <table:table-cell office:value-type="float" office:value="1463">
            <text:p>14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Lazar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4</text:p>
          </table:table-cell>
          <table:table-cell office:value-type="float" office:value="99323">
            <text:p>9932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string">
            <text:p>a</text:p>
          </table:table-cell>
          <table:table-cell office:value-type="string">
            <text:p>Markovic</text:p>
          </table:table-cell>
          <table:table-cell office:value-type="float" office:value="9">
            <text:p>9</text:p>
          </table:table-cell>
          <table:table-cell office:value-type="float" office:value="524">
            <text:p>524</text:p>
          </table:table-cell>
          <table:table-cell office:value-type="float" office:value="14">
            <text:p>14</text:p>
          </table:table-cell>
          <table:table-cell office:value-type="string">
            <text:p>2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abell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291">
            <text:p>7291</text:p>
          </table:table-cell>
          <table:table-cell office:value-type="float" office:value="2">
            <text:p>2</text:p>
          </table:table-cell>
          <table:table-cell office:value-type="string">
            <text:p>Newcastle</text:p>
          </table:table-cell>
          <table:table-cell office:value-type="float" office:value="2">
            <text:p>2</text:p>
          </table:table-cell>
          <table:table-cell office:value-type="string">
            <text:p>Rémy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.4</text:p>
          </table:table-cell>
          <table:table-cell office:value-type="float" office:value="66957">
            <text:p>66957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office:value-type="string">
            <text:p>2.4</text:p>
          </table:table-cell>
          <table:table-cell office:value-type="string">
            <text:p>0.3</text:p>
          </table:table-cell>
          <table:table-cell office:value-type="float" office:value="12">
            <text:p>1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7291">
            <text:p>7291</text:p>
          </table:table-cell>
          <table:table-cell office:value-type="string">
            <text:p>a</text:p>
          </table:table-cell>
          <table:table-cell office:value-type="string">
            <text:p>Cabella</text:p>
          </table:table-cell>
          <table:table-cell office:value-type="float" office:value="12">
            <text:p>12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string">
            <text:p>2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Riviè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0.3</text:p>
          </table:table-cell>
          <table:table-cell office:value-type="string">
            <text:p>[['Minutes played', 82, 2]]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710">
            <text:p>3710</text:p>
          </table:table-cell>
          <table:table-cell office:value-type="float" office:value="2">
            <text:p>2</text:p>
          </table:table-cell>
          <table:table-cell office:value-type="string">
            <text:p>Newcastle</text:p>
          </table:table-cell>
          <table:table-cell office:value-type="float" office:value="1">
            <text:p>1</text:p>
          </table:table-cell>
          <table:table-cell office:value-type="string">
            <text:p>Emmanuel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.5</text:p>
          </table:table-cell>
          <table:table-cell office:value-type="float" office:value="51621">
            <text:p>51621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1.5</text:p>
          </table:table-cell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string">
            <text:p>a</text:p>
          </table:table-cell>
          <table:table-cell office:value-type="string">
            <text:p>Rivière</text:p>
          </table:table-cell>
          <table:table-cell office:value-type="float" office:value="12">
            <text:p>12</text:p>
          </table:table-cell>
          <table:table-cell office:value-type="float" office:value="526">
            <text:p>526</text:p>
          </table:table-cell>
          <table:table-cell office:value-type="float" office:value="4">
            <text:p>4</text:p>
          </table:table-cell>
          <table:table-cell office:value-type="string">
            <text:p>2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anmaat</text:p>
          </table:table-cell>
          <table:table-cell table:number-columns-repeated="2" office:value-type="float" office:value="0">
            <text:p>0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2">
            <text:p>2</text:p>
          </table:table-cell>
          <table:table-cell office:value-type="string">
            <text:p>Daryl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.5</text:p>
          </table:table-cell>
          <table:table-cell office:value-type="float" office:value="52940">
            <text:p>52940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2.5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string">
            <text:p>a</text:p>
          </table:table-cell>
          <table:table-cell office:value-type="string">
            <text:p>Janmaat</text:p>
          </table:table-cell>
          <table:table-cell office:value-type="float" office:value="12">
            <text:p>12</text:p>
          </table:table-cell>
          <table:table-cell office:value-type="float" office:value="527">
            <text:p>527</text:p>
          </table:table-cell>
          <table:table-cell office:value-type="float" office:value="4">
            <text:p>4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 office:value-type="float" office:value="31586">
            <text:p>315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660">
            <text:p>4660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Filipe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0.2</text:p>
          </table:table-cell>
          <table:table-cell office:value-type="float" office:value="18595">
            <text:p>18595</text:p>
          </table:table-cell>
          <table:table-cell office:value-type="string">
            <text:p>3.1</text:p>
          </table:table-cell>
          <table:table-cell office:value-type="float" office:value="0">
            <text:p>0</text:p>
          </table:table-cell>
          <table:table-cell office:value-type="string">
            <text:p>1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660">
            <text:p>4660</text:p>
          </table:table-cell>
          <table:table-cell office:value-type="string">
            <text:p>a</text:p>
          </table:table-cell>
          <table:table-cell office:value-type="string">
            <text:p>Filipe Luis</text:p>
          </table:table-cell>
          <table:table-cell office:value-type="float" office:value="4">
            <text:p>4</text:p>
          </table:table-cell>
          <table:table-cell office:value-type="float" office:value="528">
            <text:p>528</text:p>
          </table:table-cell>
          <table:table-cell office:value-type="float" office:value="8">
            <text:p>8</text:p>
          </table:table-cell>
          <table:table-cell office:value-type="string">
            <text:p>3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586">
            <text:p>3158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string">
            <text:p>Ferdin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71">
            <text:p>637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0.7</text:p>
          </table:table-cell>
          <table:table-cell office:value-type="string">
            <text:p>[['Bonus', 1, 1], ['Minutes played', 90, 2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.0</text:p>
          </table:table-cell>
          <table:table-cell office:value-type="float" office:value="4535">
            <text:p>4535</text:p>
          </table:table-cell>
          <table:table-cell office:value-type="float" office:value="3">
            <text:p>3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Rio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7.2</text:p>
          </table:table-cell>
          <table:table-cell office:value-type="float" office:value="2034">
            <text:p>2034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7.2</text:p>
          </table:table-cell>
          <table:table-cell office:value-type="string">
            <text:p>0.7</text:p>
          </table:table-cell>
          <table:table-cell office:value-type="float" office:value="27">
            <text:p>2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office:value-type="string">
            <text:p>a</text:p>
          </table:table-cell>
          <table:table-cell office:value-type="string">
            <text:p>Ferdinand</text:p>
          </table:table-cell>
          <table:table-cell office:value-type="float" office:value="13">
            <text:p>13</text:p>
          </table:table-cell>
          <table:table-cell office:value-type="float" office:value="529">
            <text:p>529</text:p>
          </table:table-cell>
          <table:table-cell office:value-type="float" office:value="52">
            <text:p>52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371">
            <text:p>637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Valenc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[['Minutes played', 10, 1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string">
            <text:p>West Ham</text:p>
          </table:table-cell>
          <table:table-cell office:value-type="float" office:value="1">
            <text:p>1</text:p>
          </table:table-cell>
          <table:table-cell office:value-type="string">
            <text:p>Enner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4</text:p>
          </table:table-cell>
          <table:table-cell office:value-type="float" office:value="148179">
            <text:p>148179</text:p>
          </table:table-cell>
          <table:table-cell office:value-type="string">
            <text:p>0.6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1</text:p>
          </table:table-cell>
          <table:table-cell office:value-type="float" office:value="2">
            <text:p>2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string">
            <text:p>a</text:p>
          </table:table-cell>
          <table:table-cell office:value-type="string">
            <text:p>Valencia</text:p>
          </table:table-cell>
          <table:table-cell office:value-type="float" office:value="20">
            <text:p>20</text:p>
          </table:table-cell>
          <table:table-cell office:value-type="float" office:value="530">
            <text:p>530</text:p>
          </table:table-cell>
          <table:table-cell office:value-type="float" office:value="21">
            <text:p>21</text:p>
          </table:table-cell>
          <table:table-cell office:value-type="string">
            <text:p>2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Ideye</text:p>
          </table:table-cell>
          <table:table-cell table:number-columns-repeated="2" office:value-type="float" office:value="0">
            <text:p>0</text:p>
          </table:table-cell>
          <table:table-cell office:value-type="float" office:value="279">
            <text:p>2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Brown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1</text:p>
          </table:table-cell>
          <table:table-cell office:value-type="float" office:value="49958">
            <text:p>4995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a</text:p>
          </table:table-cell>
          <table:table-cell office:value-type="string">
            <text:p>Ideye</text:p>
          </table:table-cell>
          <table:table-cell office:value-type="float" office:value="19">
            <text:p>19</text:p>
          </table:table-cell>
          <table:table-cell office:value-type="float" office:value="531">
            <text:p>531</text:p>
          </table:table-cell>
          <table:table-cell office:value-type="float" office:value="35">
            <text:p>35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Ullo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string">
            <text:p>1.1</text:p>
          </table:table-cell>
          <table:table-cell office:value-type="string">
            <text:p>[['Minutes played', 77, 2], ['Goals scored', 1, 4]]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0</text:p>
          </table:table-cell>
          <table:table-cell office:value-type="float" office:value="5755">
            <text:p>5755</text:p>
          </table:table-cell>
          <table:table-cell office:value-type="float" office:value="6">
            <text:p>6</text:p>
          </table:table-cell>
          <table:table-cell office:value-type="string">
            <text:p>Leicester</text:p>
          </table:table-cell>
          <table:table-cell office:value-type="float" office:value="2">
            <text:p>2</text:p>
          </table:table-cell>
          <table:table-cell office:value-type="string">
            <text:p>Leonardo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7</text:p>
          </table:table-cell>
          <table:table-cell office:value-type="float" office:value="54316">
            <text:p>54316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1.1</text:p>
          </table:table-cell>
          <table:table-cell office:value-type="float" office:value="24">
            <text:p>24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5755">
            <text:p>5755</text:p>
          </table:table-cell>
          <table:table-cell office:value-type="string">
            <text:p>a</text:p>
          </table:table-cell>
          <table:table-cell office:value-type="string">
            <text:p>Ulloa</text:p>
          </table:table-cell>
          <table:table-cell office:value-type="float" office:value="8">
            <text:p>8</text:p>
          </table:table-cell>
          <table:table-cell office:value-type="float" office:value="532">
            <text:p>532</text:p>
          </table:table-cell>
          <table:table-cell office:value-type="float" office:value="13">
            <text:p>13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Krk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566">
            <text:p>2256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7919">
            <text:p>7919</text:p>
          </table:table-cell>
          <table:table-cell office:value-type="float" office:value="2">
            <text:p>2</text:p>
          </table:table-cell>
          <table:table-cell office:value-type="string">
            <text:p>Stoke</text:p>
          </table:table-cell>
          <table:table-cell office:value-type="float" office:value="1">
            <text:p>1</text:p>
          </table:table-cell>
          <table:table-cell office:value-type="string">
            <text:p>Boja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7.1</text:p>
          </table:table-cell>
          <table:table-cell office:value-type="float" office:value="40276">
            <text:p>40276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17.1</text:p>
          </table:table-cell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7919">
            <text:p>7919</text:p>
          </table:table-cell>
          <table:table-cell office:value-type="string">
            <text:p>a</text:p>
          </table:table-cell>
          <table:table-cell office:value-type="string">
            <text:p>Bojan</text:p>
          </table:table-cell>
          <table:table-cell office:value-type="float" office:value="16">
            <text:p>16</text:p>
          </table:table-cell>
          <table:table-cell office:value-type="float" office:value="533">
            <text:p>533</text:p>
          </table:table-cell>
          <table:table-cell office:value-type="float" office:value="110">
            <text:p>110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566">
            <text:p>2256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aulk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230">
            <text:p>212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902">
            <text:p>1902</text:p>
          </table:table-cell>
          <table:table-cell office:value-type="float" office:value="2">
            <text:p>2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14.9</text:p>
          </table:table-cell>
          <table:table-cell office:value-type="float" office:value="68815">
            <text:p>68815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4.9</text:p>
          </table:table-cell>
          <table:table-cell office:value-type="string">
            <text:p>0.4</text:p>
          </table:table-cell>
          <table:table-cell office:value-type="float" office:value="13">
            <text:p>13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a</text:p>
          </table:table-cell>
          <table:table-cell office:value-type="string">
            <text:p>Caulker</text:p>
          </table:table-cell>
          <table:table-cell office:value-type="float" office:value="13">
            <text:p>13</text:p>
          </table:table-cell>
          <table:table-cell office:value-type="float" office:value="534">
            <text:p>534</text:p>
          </table:table-cell>
          <table:table-cell office:value-type="float" office:value="52">
            <text:p>52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230">
            <text:p>2123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remmel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Gerhard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2</text:p>
          </table:table-cell>
          <table:table-cell office:value-type="float" office:value="5288">
            <text:p>5288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a</text:p>
          </table:table-cell>
          <table:table-cell office:value-type="string">
            <text:p>Tremmel</text:p>
          </table:table-cell>
          <table:table-cell office:value-type="float" office:value="18">
            <text:p>18</text:p>
          </table:table-cell>
          <table:table-cell office:value-type="float" office:value="535">
            <text:p>535</text:p>
          </table:table-cell>
          <table:table-cell office:value-type="float" office:value="80">
            <text:p>80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Campbe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154">
            <text:p>715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84, 2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1695">
            <text:p>1695</text:p>
          </table:table-cell>
          <table:table-cell office:value-type="float" office:value="2">
            <text:p>2</text:p>
          </table:table-cell>
          <table:table-cell office:value-type="string">
            <text:p>Crystal Palace</text:p>
          </table:table-cell>
          <table:table-cell office:value-type="float" office:value="1">
            <text:p>1</text:p>
          </table:table-cell>
          <table:table-cell office:value-type="string">
            <text:p>Fraizer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3.5</text:p>
          </table:table-cell>
          <table:table-cell office:value-type="float" office:value="28541">
            <text:p>28541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3.5</text:p>
          </table:table-cell>
          <table:table-cell office:value-type="string">
            <text:p>0.4</text:p>
          </table:table-cell>
          <table:table-cell office:value-type="float" office:value="-1">
            <text:p>-1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string">
            <text:p>a</text:p>
          </table:table-cell>
          <table:table-cell office:value-type="string">
            <text:p>Campbell</text:p>
          </table:table-cell>
          <table:table-cell office:value-type="float" office:value="5">
            <text:p>5</text:p>
          </table:table-cell>
          <table:table-cell office:value-type="float" office:value="536">
            <text:p>536</text:p>
          </table:table-cell>
          <table:table-cell office:value-type="float" office:value="31">
            <text:p>31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54">
            <text:p>715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onte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24, 1]]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Jefferson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3</text:p>
          </table:table-cell>
          <table:table-cell office:value-type="float" office:value="49195">
            <text:p>49195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string">
            <text:p>a</text:p>
          </table:table-cell>
          <table:table-cell office:value-type="string">
            <text:p>Montero</text:p>
          </table:table-cell>
          <table:table-cell office:value-type="float" office:value="18">
            <text:p>18</text:p>
          </table:table-cell>
          <table:table-cell office:value-type="float" office:value="537">
            <text:p>537</text:p>
          </table:table-cell>
          <table:table-cell office:value-type="float" office:value="80">
            <text:p>80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akayogo</text:p>
          </table:table-cell>
          <table:table-cell table:number-columns-repeated="2" office:value-type="float" office:value="0">
            <text:p>0</text:p>
          </table:table-cell>
          <table:table-cell office:value-type="float" office:value="466">
            <text:p>4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Zoumana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float" office:value="39259">
            <text:p>3925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string">
            <text:p>a</text:p>
          </table:table-cell>
          <table:table-cell office:value-type="string">
            <text:p>Bakayogo</text:p>
          </table:table-cell>
          <table:table-cell office:value-type="float" office:value="8">
            <text:p>8</text:p>
          </table:table-cell>
          <table:table-cell office:value-type="float" office:value="538">
            <text:p>538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5.0</text:p>
          </table:table-cell>
          <table:table-cell office:value-type="float" office:value="0">
            <text:p>0</text:p>
          </table:table-cell>
          <table:table-cell office:value-type="string">
            <text:p>Hutt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1.2</text:p>
          </table:table-cell>
          <table:table-cell office:value-type="string">
            <text:p>[['Yellow cards', 1, -1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.0</text:p>
          </table:table-cell>
          <table:table-cell office:value-type="float" office:value="43090">
            <text:p>43090</text:p>
          </table:table-cell>
          <table:table-cell office:value-type="float" office:value="5">
            <text:p>5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Ala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.1</text:p>
          </table:table-cell>
          <table:table-cell office:value-type="float" office:value="15405">
            <text:p>1540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4.1</text:p>
          </table:table-cell>
          <table:table-cell office:value-type="string">
            <text:p>1.2</text:p>
          </table:table-cell>
          <table:table-cell office:value-type="float" office:value="16">
            <text:p>1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3090">
            <text:p>43090</text:p>
          </table:table-cell>
          <table:table-cell office:value-type="string">
            <text:p>a</text:p>
          </table:table-cell>
          <table:table-cell office:value-type="string">
            <text:p>Hutton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Zouma</text:p>
          </table:table-cell>
          <table:table-cell table:number-columns-repeated="2" office:value-type="float" office:value="0">
            <text:p>0</text:p>
          </table:table-cell>
          <table:table-cell office:value-type="float" office:value="696">
            <text:p>6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Kurt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2</text:p>
          </table:table-cell>
          <table:table-cell office:value-type="float" office:value="103192">
            <text:p>103192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a</text:p>
          </table:table-cell>
          <table:table-cell office:value-type="string">
            <text:p>Zouma</text:p>
          </table:table-cell>
          <table:table-cell office:value-type="float" office:value="4">
            <text:p>4</text:p>
          </table:table-cell>
          <table:table-cell office:value-type="float" office:value="540">
            <text:p>540</text:p>
          </table:table-cell>
          <table:table-cell office:value-type="float" office:value="8">
            <text:p>8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4.0</text:p>
          </table:table-cell>
          <table:table-cell office:value-type="float" office:value="1">
            <text:p>1</text:p>
          </table:table-cell>
          <table:table-cell office:value-type="string">
            <text:p>van Aanhol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0.9</text:p>
          </table:table-cell>
          <table:table-cell office:value-type="string">
            <text:p>[['Assists', 1, 3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.0</text:p>
          </table:table-cell>
          <table:table-cell office:value-type="float" office:value="3179">
            <text:p>3179</text:p>
          </table:table-cell>
          <table:table-cell office:value-type="float" office:value="4">
            <text:p>4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string">
            <text:p>Patrick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1.2</text:p>
          </table:table-cell>
          <table:table-cell office:value-type="float" office:value="74230">
            <text:p>74230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1.2</text:p>
          </table:table-cell>
          <table:table-cell office:value-type="string">
            <text:p>0.9</text:p>
          </table:table-cell>
          <table:table-cell office:value-type="float" office:value="22">
            <text:p>22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179">
            <text:p>3179</text:p>
          </table:table-cell>
          <table:table-cell office:value-type="string">
            <text:p>a</text:p>
          </table:table-cell>
          <table:table-cell office:value-type="string">
            <text:p>van Aanholt</text:p>
          </table:table-cell>
          <table:table-cell office:value-type="float" office:value="17">
            <text:p>17</text:p>
          </table:table-cell>
          <table:table-cell office:value-type="float" office:value="541">
            <text:p>541</text:p>
          </table:table-cell>
          <table:table-cell office:value-type="float" office:value="56">
            <text:p>56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Drogb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29">
            <text:p>54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7, 1]]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419">
            <text:p>1419</text:p>
          </table:table-cell>
          <table:table-cell office:value-type="float" office:value="1">
            <text:p>1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string">
            <text:p>Didier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.9</text:p>
          </table:table-cell>
          <table:table-cell office:value-type="float" office:value="12303">
            <text:p>12303</text:p>
          </table:table-cell>
          <table:table-cell office:value-type="string">
            <text:p>1.1</text:p>
          </table:table-cell>
          <table:table-cell office:value-type="float" office:value="0">
            <text:p>0</text:p>
          </table:table-cell>
          <table:table-cell office:value-type="string">
            <text:p>1.9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string">
            <text:p>a</text:p>
          </table:table-cell>
          <table:table-cell office:value-type="string">
            <text:p>Drogba</text:p>
          </table:table-cell>
          <table:table-cell office:value-type="float" office:value="4">
            <text:p>4</text:p>
          </table:table-cell>
          <table:table-cell office:value-type="float" office:value="542">
            <text:p>542</text:p>
          </table:table-cell>
          <table:table-cell office:value-type="float" office:value="8">
            <text:p>8</text:p>
          </table:table-cell>
          <table:table-cell office:value-type="string">
            <text:p>2.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429">
            <text:p>54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Ospina</text:p>
          </table:table-cell>
          <table:table-cell table:number-columns-repeated="2" office:value-type="float" office:value="0">
            <text:p>0</text:p>
          </table:table-cell>
          <table:table-cell office:value-type="float" office:value="1226">
            <text:p>12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Davi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4</text:p>
          </table:table-cell>
          <table:table-cell office:value-type="float" office:value="48844">
            <text:p>4884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i</text:p>
          </table:table-cell>
          <table:table-cell office:value-type="string">
            <text:p>Ospina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esic</text:p>
          </table:table-cell>
          <table:table-cell table:number-columns-repeated="2" office:value-type="float" office:value="0">
            <text:p>0</text:p>
          </table:table-cell>
          <table:table-cell office:value-type="float" office:value="2822">
            <text:p>28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Muhame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.0</text:p>
          </table:table-cell>
          <table:table-cell office:value-type="float" office:value="87447">
            <text:p>87447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string">
            <text:p>a</text:p>
          </table:table-cell>
          <table:table-cell office:value-type="string">
            <text:p>Besic</text:p>
          </table:table-cell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11">
            <text:p>11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7.0</text:p>
          </table:table-cell>
          <table:table-cell office:value-type="float" office:value="0">
            <text:p>0</text:p>
          </table:table-cell>
          <table:table-cell office:value-type="string">
            <text:p>Robertso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string">
            <text:p>1.6</text:p>
          </table:table-cell>
          <table:table-cell office:value-type="string">
            <text:p>[['Bonus', 1, 1], 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.0</text:p>
          </table:table-cell>
          <table:table-cell office:value-type="float" office:value="3440">
            <text:p>3440</text:p>
          </table:table-cell>
          <table:table-cell office:value-type="float" office:value="7">
            <text:p>7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Andrew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4</text:p>
          </table:table-cell>
          <table:table-cell office:value-type="float" office:value="122798">
            <text:p>122798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office:value-type="string">
            <text:p>1.6</text:p>
          </table:table-cell>
          <table:table-cell office:value-type="float" office:value="27">
            <text:p>27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440">
            <text:p>3440</text:p>
          </table:table-cell>
          <table:table-cell office:value-type="string">
            <text:p>a</text:p>
          </table:table-cell>
          <table:table-cell office:value-type="string">
            <text:p>Robertson</text:p>
          </table:table-cell>
          <table:table-cell office:value-type="float" office:value="7">
            <text:p>7</text:p>
          </table:table-cell>
          <table:table-cell office:value-type="float" office:value="545">
            <text:p>545</text:p>
          </table:table-cell>
          <table:table-cell office:value-type="float" office:value="88">
            <text:p>88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guire</text:p>
          </table:table-cell>
          <table:table-cell table:number-columns-repeated="2" office:value-type="float" office:value="0">
            <text:p>0</text:p>
          </table:table-cell>
          <table:table-cell office:value-type="float" office:value="369">
            <text:p>3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Hull</text:p>
          </table:table-cell>
          <table:table-cell office:value-type="float" office:value="0">
            <text:p>0</text:p>
          </table:table-cell>
          <table:table-cell office:value-type="string">
            <text:p>Harr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.1</text:p>
          </table:table-cell>
          <table:table-cell office:value-type="float" office:value="95658">
            <text:p>95658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a</text:p>
          </table:table-cell>
          <table:table-cell office:value-type="string">
            <text:p>Maguire</text:p>
          </table:table-cell>
          <table:table-cell office:value-type="float" office:value="7">
            <text:p>7</text:p>
          </table:table-cell>
          <table:table-cell office:value-type="float" office:value="546">
            <text:p>546</text:p>
          </table:table-cell>
          <table:table-cell office:value-type="float" office:value="88">
            <text:p>88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7.0</text:p>
          </table:table-cell>
          <table:table-cell office:value-type="float" office:value="0">
            <text:p>0</text:p>
          </table:table-cell>
          <table:table-cell office:value-type="string">
            <text:p>Hangelan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string">
            <text:p>1.4</text:p>
          </table:table-cell>
          <table:table-cell office:value-type="string">
            <text:p>[['Minutes played', 90, 2], ['Goals scored', 1, 6], ['Goals conceded', 2, -1]]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0</text:p>
          </table:table-cell>
          <table:table-cell office:value-type="float" office:value="7635">
            <text:p>7635</text:p>
          </table:table-cell>
          <table:table-cell office:value-type="float" office:value="7">
            <text:p>7</text:p>
          </table:table-cell>
          <table:table-cell office:value-type="string">
            <text:p>Crystal Palace</text:p>
          </table:table-cell>
          <table:table-cell office:value-type="float" office:value="2">
            <text:p>2</text:p>
          </table:table-cell>
          <table:table-cell office:value-type="string">
            <text:p>Brede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1.3</text:p>
          </table:table-cell>
          <table:table-cell office:value-type="float" office:value="15284">
            <text:p>15284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1.3</text:p>
          </table:table-cell>
          <table:table-cell office:value-type="string">
            <text:p>1.4</text:p>
          </table:table-cell>
          <table:table-cell office:value-type="float" office:value="16">
            <text:p>16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7635">
            <text:p>7635</text:p>
          </table:table-cell>
          <table:table-cell office:value-type="string">
            <text:p>a</text:p>
          </table:table-cell>
          <table:table-cell office:value-type="string">
            <text:p>Hangeland</text:p>
          </table:table-cell>
          <table:table-cell office:value-type="float" office:value="5">
            <text:p>5</text:p>
          </table:table-cell>
          <table:table-cell office:value-type="float" office:value="547">
            <text:p>547</text:p>
          </table:table-cell>
          <table:table-cell office:value-type="float" office:value="31">
            <text:p>31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5.0</text:p>
          </table:table-cell>
          <table:table-cell office:value-type="float" office:value="0">
            <text:p>0</text:p>
          </table:table-cell>
          <table:table-cell office:value-type="string">
            <text:p>Dier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65">
            <text:p>286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string">
            <text:p>2.9</text:p>
          </table:table-cell>
          <table:table-cell office:value-type="string">
            <text:p>[['Bonus', 3, 3], ['Clean sheets', 1, 4], ['Minutes played', 90, 2], ['Goals scored', 1, 6]]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5.0</text:p>
          </table:table-cell>
          <table:table-cell office:value-type="float" office:value="87186">
            <text:p>87186</text:p>
          </table:table-cell>
          <table:table-cell office:value-type="float" office:value="15">
            <text:p>15</text:p>
          </table:table-cell>
          <table:table-cell office:value-type="string">
            <text:p>Spurs</text:p>
          </table:table-cell>
          <table:table-cell office:value-type="float" office:value="0">
            <text:p>0</text:p>
          </table:table-cell>
          <table:table-cell office:value-type="string">
            <text:p>Eric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4.5</text:p>
          </table:table-cell>
          <table:table-cell office:value-type="float" office:value="93264">
            <text:p>93264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string">
            <text:p>4.5</text:p>
          </table:table-cell>
          <table:table-cell office:value-type="string">
            <text:p>2.9</text:p>
          </table:table-cell>
          <table:table-cell office:value-type="float" office:value="42">
            <text:p>42</text:p>
          </table:table-cell>
          <table:table-cell office:value-type="string">
            <text:p>Defender</text:p>
          </table:table-cell>
          <table:table-cell office:value-type="float" office:value="1">
            <text:p>1</text:p>
          </table:table-cell>
          <table:table-cell office:value-type="float" office:value="87186">
            <text:p>87186</text:p>
          </table:table-cell>
          <table:table-cell office:value-type="string">
            <text:p>a</text:p>
          </table:table-cell>
          <table:table-cell office:value-type="string">
            <text:p>Dier</text:p>
          </table:table-cell>
          <table:table-cell office:value-type="float" office:value="15">
            <text:p>15</text:p>
          </table:table-cell>
          <table:table-cell office:value-type="float" office:value="548">
            <text:p>548</text:p>
          </table:table-cell>
          <table:table-cell office:value-type="float" office:value="6">
            <text:p>6</text:p>
          </table:table-cell>
          <table:table-cell office:value-type="string">
            <text:p>2.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erreyra</text:p>
          </table:table-cell>
          <table:table-cell table:number-columns-repeated="2" office:value-type="float" office:value="0">
            <text:p>0</text:p>
          </table:table-cell>
          <table:table-cell office:value-type="float" office:value="654">
            <text:p>6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Newcastle</text:p>
          </table:table-cell>
          <table:table-cell office:value-type="float" office:value="0">
            <text:p>0</text:p>
          </table:table-cell>
          <table:table-cell office:value-type="string">
            <text:p>Facundo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float" office:value="86527">
            <text:p>86527</text:p>
          </table:table-cell>
          <table:table-cell office:value-type="string">
            <text:p>1.9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string">
            <text:p>a</text:p>
          </table:table-cell>
          <table:table-cell office:value-type="string">
            <text:p>Ferreyra</text:p>
          </table:table-cell>
          <table:table-cell office:value-type="float" office:value="12">
            <text:p>12</text:p>
          </table:table-cell>
          <table:table-cell office:value-type="float" office:value="549">
            <text:p>549</text:p>
          </table:table-cell>
          <table:table-cell office:value-type="float" office:value="4">
            <text:p>4</text:p>
          </table:table-cell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Manquil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Yellow cards', 1, -1], ['Minutes played', 90, 2]]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string">
            <text:p>Javier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7</text:p>
          </table:table-cell>
          <table:table-cell office:value-type="float" office:value="109528">
            <text:p>109528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office:value-type="float" office:value="11">
            <text:p>1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string">
            <text:p>a</text:p>
          </table:table-cell>
          <table:table-cell office:value-type="string">
            <text:p>Manquillo</text:p>
          </table:table-cell>
          <table:table-cell office:value-type="float" office:value="9">
            <text:p>9</text:p>
          </table:table-cell>
          <table:table-cell office:value-type="float" office:value="550">
            <text:p>550</text:p>
          </table:table-cell>
          <table:table-cell office:value-type="float" office:value="14">
            <text:p>14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Lampard</text:p>
          </table:table-cell>
          <table:table-cell table:number-columns-repeated="2" office:value-type="float" office:value="0">
            <text:p>0</text:p>
          </table:table-cell>
          <table:table-cell office:value-type="float" office:value="2277">
            <text:p>22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Frank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7</text:p>
          </table:table-cell>
          <table:table-cell office:value-type="float" office:value="2051">
            <text:p>2051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string">
            <text:p>d</text:p>
          </table:table-cell>
          <table:table-cell office:value-type="string">
            <text:p>Lampard</text:p>
          </table:table-cell>
          <table:table-cell office:value-type="float" office:value="10">
            <text:p>10</text:p>
          </table:table-cell>
          <table:table-cell office:value-type="float" office:value="551">
            <text:p>551</text:p>
          </table:table-cell>
          <table:table-cell office:value-type="float" office:value="43">
            <text:p>43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Mut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923">
            <text:p>892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Minutes played', 90, 2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811">
            <text:p>811</text:p>
          </table:table-cell>
          <table:table-cell office:value-type="float" office:value="2">
            <text:p>2</text:p>
          </table:table-cell>
          <table:table-cell office:value-type="string">
            <text:p>QPR</text:p>
          </table:table-cell>
          <table:table-cell office:value-type="float" office:value="1">
            <text:p>1</text:p>
          </table:table-cell>
          <table:table-cell office:value-type="string">
            <text:p>Jordon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4.2</text:p>
          </table:table-cell>
          <table:table-cell office:value-type="float" office:value="49438">
            <text:p>49438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4.2</text:p>
          </table:table-cell>
          <table:table-cell office:value-type="string">
            <text:p>0.4</text:p>
          </table:table-cell>
          <table:table-cell office:value-type="float" office:value="3">
            <text:p>3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string">
            <text:p>a</text:p>
          </table:table-cell>
          <table:table-cell office:value-type="string">
            <text:p>Mutch</text:p>
          </table:table-cell>
          <table:table-cell office:value-type="float" office:value="13">
            <text:p>13</text:p>
          </table:table-cell>
          <table:table-cell office:value-type="float" office:value="552">
            <text:p>552</text:p>
          </table:table-cell>
          <table:table-cell office:value-type="float" office:value="52">
            <text:p>52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23">
            <text:p>892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avidson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Jaso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1</text:p>
          </table:table-cell>
          <table:table-cell office:value-type="float" office:value="80480">
            <text:p>80480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Davidson</text:p>
          </table:table-cell>
          <table:table-cell office:value-type="float" office:value="19">
            <text:p>19</text:p>
          </table:table-cell>
          <table:table-cell office:value-type="float" office:value="553">
            <text:p>553</text:p>
          </table:table-cell>
          <table:table-cell office:value-type="float" office:value="35">
            <text:p>35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amboa</text:p>
          </table:table-cell>
          <table:table-cell table:number-columns-repeated="2" office:value-type="float" office:value="0">
            <text:p>0</text:p>
          </table:table-cell>
          <table:table-cell office:value-type="float" office:value="390">
            <text:p>3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West Brom</text:p>
          </table:table-cell>
          <table:table-cell office:value-type="float" office:value="0">
            <text:p>0</text:p>
          </table:table-cell>
          <table:table-cell office:value-type="string">
            <text:p>Cristia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.2</text:p>
          </table:table-cell>
          <table:table-cell office:value-type="float" office:value="77760">
            <text:p>77760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a</text:p>
          </table:table-cell>
          <table:table-cell office:value-type="string">
            <text:p>Gamboa</text:p>
          </table:table-cell>
          <table:table-cell office:value-type="float" office:value="19">
            <text:p>19</text:p>
          </table:table-cell>
          <table:table-cell office:value-type="float" office:value="554">
            <text:p>554</text:p>
          </table:table-cell>
          <table:table-cell office:value-type="float" office:value="35">
            <text:p>35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ones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Bra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0</text:p>
          </table:table-cell>
          <table:table-cell office:value-type="float" office:value="9631">
            <text:p>9631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a</text:p>
          </table:table-cell>
          <table:table-cell office:value-type="string">
            <text:p>Jones</text:p>
          </table:table-cell>
          <table:table-cell office:value-type="float" office:value="9">
            <text:p>9</text:p>
          </table:table-cell>
          <table:table-cell office:value-type="float" office:value="555">
            <text:p>555</text:p>
          </table:table-cell>
          <table:table-cell office:value-type="float" office:value="14">
            <text:p>14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Taïder</text:p>
          </table:table-cell>
          <table:table-cell table:number-columns-repeated="2" office:value-type="float" office:value="0">
            <text:p>0</text:p>
          </table:table-cell>
          <table:table-cell office:value-type="float" office:value="385">
            <text:p>3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Saphir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1</text:p>
          </table:table-cell>
          <table:table-cell office:value-type="float" office:value="82752">
            <text:p>82752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string">
            <text:p>a</text:p>
          </table:table-cell>
          <table:table-cell office:value-type="string">
            <text:p>Taïder</text:p>
          </table:table-cell>
          <table:table-cell office:value-type="float" office:value="14">
            <text:p>14</text:p>
          </table:table-cell>
          <table:table-cell office:value-type="float" office:value="556">
            <text:p>556</text:p>
          </table:table-cell>
          <table:table-cell office:value-type="float" office:value="20">
            <text:p>20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Isla</text:p>
          </table:table-cell>
          <table:table-cell table:number-columns-repeated="2" office:value-type="float" office:value="0">
            <text:p>0</text:p>
          </table:table-cell>
          <table:table-cell office:value-type="float" office:value="2315">
            <text:p>23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QPR</text:p>
          </table:table-cell>
          <table:table-cell office:value-type="float" office:value="0">
            <text:p>0</text:p>
          </table:table-cell>
          <table:table-cell office:value-type="string">
            <text:p>Mauricio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.7</text:p>
          </table:table-cell>
          <table:table-cell office:value-type="float" office:value="48852">
            <text:p>48852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a</text:p>
          </table:table-cell>
          <table:table-cell office:value-type="string">
            <text:p>Isla</text:p>
          </table:table-cell>
          <table:table-cell office:value-type="float" office:value="13">
            <text:p>13</text:p>
          </table:table-cell>
          <table:table-cell office:value-type="float" office:value="557">
            <text:p>557</text:p>
          </table:table-cell>
          <table:table-cell office:value-type="float" office:value="52">
            <text:p>52</text:p>
          </table:table-cell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string">
            <text:p>Cissokho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1.3</text:p>
          </table:table-cell>
          <table:table-cell office:value-type="string">
            <text:p>[['Clean sheets', 1, 4], ['Minutes played', 90, 2]]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.0</text:p>
          </table:table-cell>
          <table:table-cell office:value-type="float" office:value="3742">
            <text:p>3742</text:p>
          </table:table-cell>
          <table:table-cell office:value-type="float" office:value="6">
            <text:p>6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Aly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7</text:p>
          </table:table-cell>
          <table:table-cell office:value-type="float" office:value="44354">
            <text:p>44354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office:value-type="string">
            <text:p>1.3</text:p>
          </table:table-cell>
          <table:table-cell office:value-type="float" office:value="21">
            <text:p>21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742">
            <text:p>3742</text:p>
          </table:table-cell>
          <table:table-cell office:value-type="string">
            <text:p>a</text:p>
          </table:table-cell>
          <table:table-cell office:value-type="string">
            <text:p>Cissokho</text:p>
          </table:table-cell>
          <table:table-cell office:value-type="float" office:value="2">
            <text:p>2</text:p>
          </table:table-cell>
          <table:table-cell office:value-type="float" office:value="558">
            <text:p>558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Zuculini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Bruno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0</text:p>
          </table:table-cell>
          <table:table-cell office:value-type="float" office:value="86814">
            <text:p>86814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n</text:p>
          </table:table-cell>
          <table:table-cell office:value-type="string">
            <text:p>Zuculini</text:p>
          </table:table-cell>
          <table:table-cell office:value-type="float" office:value="10">
            <text:p>10</text:p>
          </table:table-cell>
          <table:table-cell office:value-type="float" office:value="559">
            <text:p>559</text:p>
          </table:table-cell>
          <table:table-cell office:value-type="float" office:value="43">
            <text:p>43</text:p>
          </table:table-cell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Fors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4</text:p>
          </table:table-cell>
          <table:table-cell office:value-type="string">
            <text:p>[['Saves', 3, 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.0</text:p>
          </table:table-cell>
          <table:table-cell office:value-type="float" office:value="3107">
            <text:p>3107</text:p>
          </table:table-cell>
          <table:table-cell office:value-type="float" office:value="2">
            <text:p>2</text:p>
          </table:table-cell>
          <table:table-cell office:value-type="string">
            <text:p>Southampton</text:p>
          </table:table-cell>
          <table:table-cell office:value-type="float" office:value="2">
            <text:p>2</text:p>
          </table:table-cell>
          <table:table-cell office:value-type="string">
            <text:p>Fraser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.7</text:p>
          </table:table-cell>
          <table:table-cell office:value-type="float" office:value="40383">
            <text:p>40383</text:p>
          </table:table-cell>
          <table:table-cell office:value-type="string">
            <text:p>2.3</text:p>
          </table:table-cell>
          <table:table-cell office:value-type="float" office:value="0">
            <text:p>0</text:p>
          </table:table-cell>
          <table:table-cell office:value-type="string">
            <text:p>1.7</text:p>
          </table:table-cell>
          <table:table-cell office:value-type="string">
            <text:p>0.4</text:p>
          </table:table-cell>
          <table:table-cell office:value-type="float" office:value="11">
            <text:p>11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3107">
            <text:p>3107</text:p>
          </table:table-cell>
          <table:table-cell office:value-type="string">
            <text:p>a</text:p>
          </table:table-cell>
          <table:table-cell office:value-type="string">
            <text:p>Forster</text:p>
          </table:table-cell>
          <table:table-cell office:value-type="float" office:value="14">
            <text:p>14</text:p>
          </table:table-cell>
          <table:table-cell office:value-type="float" office:value="560">
            <text:p>560</text:p>
          </table:table-cell>
          <table:table-cell office:value-type="float" office:value="20">
            <text:p>20</text:p>
          </table:table-cell>
          <table:table-cell office:value-type="string">
            <text:p>2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Vergini</text:p>
          </table:table-cell>
          <table:table-cell table:number-columns-repeated="2" office:value-type="float" office:value="0">
            <text:p>0</text:p>
          </table:table-cell>
          <table:table-cell office:value-type="float" office:value="207">
            <text:p>2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string">
            <text:p>Santiago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1</text:p>
          </table:table-cell>
          <table:table-cell office:value-type="float" office:value="88372">
            <text:p>88372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Vergini</text:p>
          </table:table-cell>
          <table:table-cell office:value-type="float" office:value="17">
            <text:p>17</text:p>
          </table:table-cell>
          <table:table-cell office:value-type="float" office:value="561">
            <text:p>561</text:p>
          </table:table-cell>
          <table:table-cell office:value-type="float" office:value="56">
            <text:p>56</text:p>
          </table:table-cell>
          <table:table-cell office:value-type="string">
            <text:p>1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ngala</text:p>
          </table:table-cell>
          <table:table-cell table:number-columns-repeated="2" office:value-type="float" office:value="0">
            <text:p>0</text:p>
          </table:table-cell>
          <table:table-cell office:value-type="float" office:value="11390">
            <text:p>113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string">
            <text:p>Man City</text:p>
          </table:table-cell>
          <table:table-cell office:value-type="float" office:value="0">
            <text:p>0</text:p>
          </table:table-cell>
          <table:table-cell office:value-type="string">
            <text:p>Eliaquim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2.3</text:p>
          </table:table-cell>
          <table:table-cell office:value-type="float" office:value="57112">
            <text:p>5711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2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string">
            <text:p>i</text:p>
          </table:table-cell>
          <table:table-cell office:value-type="string">
            <text:p>Mangala</text:p>
          </table:table-cell>
          <table:table-cell office:value-type="float" office:value="10">
            <text:p>10</text:p>
          </table:table-cell>
          <table:table-cell office:value-type="float" office:value="562">
            <text:p>562</text:p>
          </table:table-cell>
          <table:table-cell office:value-type="float" office:value="43">
            <text:p>43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390">
            <text:p>1139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Aaro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7, 1]]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Newcastle</text:p>
          </table:table-cell>
          <table:table-cell office:value-type="float" office:value="1">
            <text:p>1</text:p>
          </table:table-cell>
          <table:table-cell office:value-type="string">
            <text:p>Rolando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1</text:p>
          </table:table-cell>
          <table:table-cell office:value-type="float" office:value="155513">
            <text:p>155513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a</text:p>
          </table:table-cell>
          <table:table-cell office:value-type="string">
            <text:p>Aarons</text:p>
          </table:table-cell>
          <table:table-cell office:value-type="float" office:value="12">
            <text:p>12</text:p>
          </table:table-cell>
          <table:table-cell office:value-type="float" office:value="563">
            <text:p>563</text:p>
          </table:table-cell>
          <table:table-cell office:value-type="float" office:value="4">
            <text:p>4</text:p>
          </table:table-cell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innom-Williams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Crystal Palace</text:p>
          </table:table-cell>
          <table:table-cell office:value-type="float" office:value="0">
            <text:p>0</text:p>
          </table:table-cell>
          <table:table-cell office:value-type="string">
            <text:p>Jerom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1</text:p>
          </table:table-cell>
          <table:table-cell office:value-type="float" office:value="138003">
            <text:p>13800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 office:value-type="string">
            <text:p>Williams</text:p>
          </table:table-cell>
          <table:table-cell office:value-type="float" office:value="5">
            <text:p>5</text:p>
          </table:table-cell>
          <table:table-cell office:value-type="float" office:value="564">
            <text:p>564</text:p>
          </table:table-cell>
          <table:table-cell office:value-type="float" office:value="31">
            <text:p>3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James</text:p>
          </table:table-cell>
          <table:table-cell table:number-columns-repeated="2"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Reece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3</text:p>
          </table:table-cell>
          <table:table-cell office:value-type="float" office:value="161076">
            <text:p>16107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a</text:p>
          </table:table-cell>
          <table:table-cell office:value-type="string">
            <text:p>James</text:p>
          </table:table-cell>
          <table:table-cell office:value-type="float" office:value="11">
            <text:p>11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lackett</text:p>
          </table:table-cell>
          <table:table-cell table:number-columns-repeated="2" office:value-type="float" office:value="0">
            <text:p>0</text:p>
          </table:table-cell>
          <table:table-cell office:value-type="float" office:value="2503">
            <text:p>250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Yellow cards', 1, -1], ['Minutes played', 90, 2], ['Goals conceded', 2, -1]]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2">
            <text:p>2</text:p>
          </table:table-cell>
          <table:table-cell office:value-type="string">
            <text:p>Tyler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9</text:p>
          </table:table-cell>
          <table:table-cell office:value-type="float" office:value="112133">
            <text:p>112133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office:value-type="string">
            <text:p>0.9</text:p>
          </table:table-cell>
          <table:table-cell office:value-type="string">
            <text:p>0.0</text:p>
          </table:table-cell>
          <table:table-cell office:value-type="float" office:value="13">
            <text:p>13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string">
            <text:p>a</text:p>
          </table:table-cell>
          <table:table-cell office:value-type="string">
            <text:p>Blackett</text:p>
          </table:table-cell>
          <table:table-cell office:value-type="float" office:value="11">
            <text:p>11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03">
            <text:p>250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tsu</text:p>
          </table:table-cell>
          <table:table-cell table:number-columns-repeated="2" office:value-type="float" office:value="0">
            <text:p>0</text:p>
          </table:table-cell>
          <table:table-cell office:value-type="float" office:value="485">
            <text:p>4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string">
            <text:p>Christian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2</text:p>
          </table:table-cell>
          <table:table-cell office:value-type="float" office:value="104953">
            <text:p>104953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string">
            <text:p>a</text:p>
          </table:table-cell>
          <table:table-cell office:value-type="string">
            <text:p>Atsu</text:p>
          </table:table-cell>
          <table:table-cell office:value-type="float" office:value="6">
            <text:p>6</text:p>
          </table:table-cell>
          <table:table-cell office:value-type="float" office:value="567">
            <text:p>567</text:p>
          </table:table-cell>
          <table:table-cell office:value-type="float" office:value="11">
            <text:p>11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Buckl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[['Minutes played', 18, 1]]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Sunderland</text:p>
          </table:table-cell>
          <table:table-cell office:value-type="float" office:value="1">
            <text:p>1</text:p>
          </table:table-cell>
          <table:table-cell office:value-type="string">
            <text:p>Will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0</text:p>
          </table:table-cell>
          <table:table-cell office:value-type="float" office:value="49853">
            <text:p>49853</text:p>
          </table:table-cell>
          <table:table-cell office:value-type="string">
            <text:p>2.0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a</text:p>
          </table:table-cell>
          <table:table-cell office:value-type="string">
            <text:p>Buckley</text:p>
          </table:table-cell>
          <table:table-cell office:value-type="float" office:value="17">
            <text:p>17</text:p>
          </table:table-cell>
          <table:table-cell office:value-type="float" office:value="568">
            <text:p>568</text:p>
          </table:table-cell>
          <table:table-cell office:value-type="float" office:value="56">
            <text:p>56</text:p>
          </table:table-cell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ardos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Florin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84395">
            <text:p>84395</text:p>
          </table:table-cell>
          <table:table-cell office:value-type="string">
            <text:p>2.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Gardos</text:p>
          </table:table-cell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 office:value-type="float" office:value="20">
            <text:p>20</text:p>
          </table:table-cell>
          <table:table-cell office:value-type="string">
            <text:p>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akho</text:p>
          </table:table-cell>
          <table:table-cell table:number-columns-repeated="2" office:value-type="float" office:value="0">
            <text:p>0</text:p>
          </table:table-cell>
          <table:table-cell office:value-type="float" office:value="282">
            <text:p>2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Diafra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1</text:p>
          </table:table-cell>
          <table:table-cell office:value-type="float" office:value="73889">
            <text:p>73889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string">
            <text:p>a</text:p>
          </table:table-cell>
          <table:table-cell office:value-type="string">
            <text:p>Sakho</text:p>
          </table:table-cell>
          <table:table-cell office:value-type="float" office:value="20">
            <text:p>20</text:p>
          </table:table-cell>
          <table:table-cell office:value-type="float" office:value="570">
            <text:p>570</text:p>
          </table:table-cell>
          <table:table-cell office:value-type="float" office:value="21">
            <text:p>21</text:p>
          </table:table-cell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Coquelin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Franci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56864">
            <text:p>5686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  <table:table-cell office:value-type="string">
            <text:p>Coquelin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artinez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string">
            <text:p>Damiá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0</text:p>
          </table:table-cell>
          <table:table-cell office:value-type="float" office:value="98980">
            <text:p>98980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a</text:p>
          </table:table-cell>
          <table:table-cell office:value-type="string">
            <text:p>Martinez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3">
            <text:p>3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Hopper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string">
            <text:p>Leicester</text:p>
          </table:table-cell>
          <table:table-cell office:value-type="float" office:value="0">
            <text:p>0</text:p>
          </table:table-cell>
          <table:table-cell office:value-type="string">
            <text:p>Tom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.0</text:p>
          </table:table-cell>
          <table:table-cell office:value-type="float" office:value="111455">
            <text:p>111455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Forward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string">
            <text:p>a</text:p>
          </table:table-cell>
          <table:table-cell office:value-type="string">
            <text:p>Hopper</text:p>
          </table:table-cell>
          <table:table-cell office:value-type="float" office:value="8">
            <text:p>8</text:p>
          </table:table-cell>
          <table:table-cell office:value-type="float" office:value="573">
            <text:p>573</text:p>
          </table:table-cell>
          <table:table-cell office:value-type="float" office:value="13">
            <text:p>13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Amos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Man Utd</text:p>
          </table:table-cell>
          <table:table-cell office:value-type="float" office:value="0">
            <text:p>0</text:p>
          </table:table-cell>
          <table:table-cell office:value-type="string">
            <text:p>B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.0</text:p>
          </table:table-cell>
          <table:table-cell office:value-type="float" office:value="51922">
            <text:p>51922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office:value-type="string">
            <text:p>Amos</text:p>
          </table:table-cell>
          <table:table-cell office:value-type="float" office:value="11">
            <text:p>11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heehan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string">
            <text:p>Swansea</text:p>
          </table:table-cell>
          <table:table-cell office:value-type="float" office:value="0">
            <text:p>0</text:p>
          </table:table-cell>
          <table:table-cell office:value-type="string">
            <text:p>Josh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.0</text:p>
          </table:table-cell>
          <table:table-cell office:value-type="float" office:value="184400">
            <text:p>184400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string">
            <text:p>a</text:p>
          </table:table-cell>
          <table:table-cell office:value-type="string">
            <text:p>Sheehan</text:p>
          </table:table-cell>
          <table:table-cell office:value-type="float" office:value="18">
            <text:p>18</text:p>
          </table:table-cell>
          <table:table-cell office:value-type="float" office:value="575">
            <text:p>575</text:p>
          </table:table-cell>
          <table:table-cell office:value-type="float" office:value="80">
            <text:p>80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Burke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string">
            <text:p>West Ham</text:p>
          </table:table-cell>
          <table:table-cell office:value-type="float" office:value="0">
            <text:p>0</text:p>
          </table:table-cell>
          <table:table-cell office:value-type="string">
            <text:p>Reece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1</text:p>
          </table:table-cell>
          <table:table-cell office:value-type="float" office:value="156658">
            <text:p>156658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string">
            <text:p>a</text:p>
          </table:table-cell>
          <table:table-cell office:value-type="string">
            <text:p>Burke</text:p>
          </table:table-cell>
          <table:table-cell office:value-type="float" office:value="20">
            <text:p>20</text:p>
          </table:table-cell>
          <table:table-cell office:value-type="float" office:value="576">
            <text:p>576</text:p>
          </table:table-cell>
          <table:table-cell office:value-type="float" office:value="21">
            <text:p>21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avis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Southampton</text:p>
          </table:table-cell>
          <table:table-cell office:value-type="float" office:value="0">
            <text:p>0</text:p>
          </table:table-cell>
          <table:table-cell office:value-type="string">
            <text:p>Kelvi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float" office:value="3673">
            <text:p>3673</text:p>
          </table:table-cell>
          <table:table-cell office:value-type="string">
            <text:p>1.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Goalkeeper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office:value-type="string">
            <text:p>Davis K</text:p>
          </table:table-cell>
          <table:table-cell office:value-type="float" office:value="14">
            <text:p>14</text:p>
          </table:table-cell>
          <table:table-cell office:value-type="float" office:value="577">
            <text:p>577</text:p>
          </table:table-cell>
          <table:table-cell office:value-type="float" office:value="20">
            <text:p>20</text:p>
          </table:table-cell>
          <table:table-cell office:value-type="string">
            <text:p>1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ummiga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['Minutes played', 0, 0]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Cameron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151099">
            <text:p>151099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string">
            <text:p>a</text:p>
          </table:table-cell>
          <table:table-cell office:value-type="string">
            <text:p>Dummigan</text:p>
          </table:table-cell>
          <table:table-cell office:value-type="float" office:value="3">
            <text:p>3</text:p>
          </table:table-cell>
          <table:table-cell office:value-type="float" office:value="578">
            <text:p>578</text:p>
          </table:table-cell>
          <table:table-cell office:value-type="float" office:value="90">
            <text:p>90</text:p>
          </table:table-cell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oreno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string">
            <text:p>Alberto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0</text:p>
          </table:table-cell>
          <table:table-cell office:value-type="float" office:value="100059">
            <text:p>100059</text:p>
          </table:table-cell>
          <table:table-cell office:value-type="string">
            <text:p>2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string">
            <text:p>a</text:p>
          </table:table-cell>
          <table:table-cell office:value-type="string">
            <text:p>Moreno</text:p>
          </table:table-cell>
          <table:table-cell office:value-type="float" office:value="9">
            <text:p>9</text:p>
          </table:table-cell>
          <table:table-cell office:value-type="float" office:value="579">
            <text:p>579</text:p>
          </table:table-cell>
          <table:table-cell office:value-type="float" office:value="14">
            <text:p>14</text:p>
          </table:table-cell>
          <table:table-cell office:value-type="string">
            <text:p>2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War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Burnley</text:p>
          </table:table-cell>
          <table:table-cell office:value-type="float" office:value="0">
            <text:p>0</text:p>
          </table:table-cell>
          <table:table-cell office:value-type="string">
            <text:p>Stephen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0</text:p>
          </table:table-cell>
          <table:table-cell office:value-type="float" office:value="40616">
            <text:p>40616</text:p>
          </table:table-cell>
          <table:table-cell office:value-type="string">
            <text:p>1.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Defend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90">
            <text:p>90</text:p>
          </table:table-cell>
          <table:table-cell office:value-type="string">
            <text:p>1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Sánchez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[]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Aston Villa</text:p>
          </table:table-cell>
          <table:table-cell office:value-type="float" office:value="0">
            <text:p>0</text:p>
          </table:table-cell>
          <table:table-cell office:value-type="string">
            <text:p>Carlos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0</text:p>
          </table:table-cell>
          <table:table-cell office:value-type="float" office:value="42824">
            <text:p>42824</text:p>
          </table:table-cell>
          <table:table-cell office:value-type="string">
            <text:p>1.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.0</text:p>
          </table:table-cell>
          <table:table-cell office:value-type="float" office:value="0">
            <text:p>0</text:p>
          </table:table-cell>
          <table:table-cell office:value-type="string">
            <text:p>Midfielder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string">
            <text:p>a</text:p>
          </table:table-cell>
          <table:table-cell office:value-type="string">
            <text:p>Sánchez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office:value-type="float" office:value="7">
            <text:p>7</text:p>
          </table:table-cell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2014-08-20</text:date>, <text:time>00:09:3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934" meta:object-count="0"/>
    <meta:generator>OpenOffice/4.1.0$Win32 OpenOffice.org_project/410m18$Build-9764</meta:generator>
  </office:meta>
</office:document-meta>
</file>